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1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7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943916400">
            <text:p>943916400</text:p>
          </table:table-cell>
          <table:table-cell office:value-type="float" office:value="1659.2">
            <text:p>1659,2</text:p>
          </table:table-cell>
          <table:table-cell table:number-columns-repeated="4"/>
          <table:table-cell office:value-type="string">
            <text:p>gaspar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322.1">
            <text:p>1322,1</text:p>
          </table:table-cell>
          <table:table-cell table:number-columns-repeated="4"/>
          <table:table-cell office:value-type="string">
            <text:p>Dantist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193.1">
            <text:p>1193,1</text:p>
          </table:table-cell>
          <table:table-cell table:formula="oooc:=SUM([.B1:.B5])/5" office:value-type="float" office:value="1379.64">
            <text:p>1379,64</text:p>
          </table:table-cell>
          <table:table-cell table:number-columns-repeated="3"/>
          <table:table-cell office:value-type="string">
            <text:p>garra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667.8">
            <text:p>1667,8</text:p>
          </table:table-cell>
          <table:table-cell table:formula="oooc:=SUM([.B2:.B6])/5" office:value-type="float" office:value="1288.08">
            <text:p>1288,08</text:p>
          </table:table-cell>
          <table:table-cell table:number-columns-repeated="3"/>
          <table:table-cell office:value-type="string">
            <text:p>Salevet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056">
            <text:p>1056</text:p>
          </table:table-cell>
          <table:table-cell table:formula="oooc:=SUM([.B3:.B7])/5" office:value-type="float" office:value="1338.1">
            <text:p>1338,1</text:p>
          </table:table-cell>
          <table:table-cell table:formula="oooc:=SUM([.B1:.B9])/9" office:value-type="float" office:value="1499.8">
            <text:p>1499,8</text:p>
          </table:table-cell>
          <table:table-cell table:number-columns-repeated="2"/>
          <table:table-cell office:value-type="string">
            <text:p>agenorltd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201.4">
            <text:p>1201,4</text:p>
          </table:table-cell>
          <table:table-cell table:formula="oooc:=SUM([.B4:.B8])/5" office:value-type="float" office:value="1474.08">
            <text:p>1474,08</text:p>
          </table:table-cell>
          <table:table-cell table:formula="oooc:=SUM([.B2:.B10])/9" office:value-type="float" office:value="1482.68888888889">
            <text:p>1482,69</text:p>
          </table:table-cell>
          <table:table-cell table:number-columns-repeated="2"/>
          <table:table-cell office:value-type="string">
            <text:p>debdeb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572.2">
            <text:p>1572,2</text:p>
          </table:table-cell>
          <table:table-cell table:formula="oooc:=SUM([.B5:.B9])/5" office:value-type="float" office:value="1531.2">
            <text:p>1531,2</text:p>
          </table:table-cell>
          <table:table-cell table:formula="oooc:=SUM([.B3:.B11])/9" office:value-type="float" office:value="1523.86666666667">
            <text:p>1523,87</text:p>
          </table:table-cell>
          <table:table-cell table:number-columns-repeated="2"/>
          <table:table-cell office:value-type="string">
            <text:p>CharlieDontSurf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873">
            <text:p>1873</text:p>
          </table:table-cell>
          <table:table-cell table:formula="oooc:=SUM([.B6:.B10])/5" office:value-type="float" office:value="1621.04">
            <text:p>1621,04</text:p>
          </table:table-cell>
          <table:table-cell table:formula="oooc:=SUM([.B4:.B12])/9" office:value-type="float" office:value="1491.77777777778">
            <text:p>1491,78</text:p>
          </table:table-cell>
          <table:table-cell table:number-columns-repeated="2"/>
          <table:table-cell office:value-type="string">
            <text:p>mKaterina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953.4">
            <text:p>1953,4</text:p>
          </table:table-cell>
          <table:table-cell table:formula="oooc:=SUM([.B7:.B11])/5" office:value-type="float" office:value="1719.3">
            <text:p>1719,3</text:p>
          </table:table-cell>
          <table:table-cell table:formula="oooc:=SUM([.B5:.B13])/9" office:value-type="float" office:value="1458.77777777778">
            <text:p>1458,78</text:p>
          </table:table-cell>
          <table:table-cell table:number-columns-repeated="2"/>
          <table:table-cell office:value-type="string">
            <text:p>yonay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505.2">
            <text:p>1505,2</text:p>
          </table:table-cell>
          <table:table-cell table:formula="oooc:=SUM([.B8:.B12])/5" office:value-type="float" office:value="1585.72">
            <text:p>1585,72</text:p>
          </table:table-cell>
          <table:table-cell table:formula="oooc:=SUM([.B6:.B14])/9" office:value-type="float" office:value="1532.56666666667">
            <text:p>1532,57</text:p>
          </table:table-cell>
          <table:table-cell table:number-columns-repeated="2"/>
          <table:table-cell office:value-type="string">
            <text:p>snapdragon</text:p>
          </table:table-cell>
        </table:table-row>
        <table:table-row table:style-name="ro1">
          <table:table-cell office:value-type="float" office:value="943916400">
            <text:p>943916400</text:p>
          </table:table-cell>
          <table:table-cell office:value-type="float" office:value="1692.7">
            <text:p>1692,7</text:p>
          </table:table-cell>
          <table:table-cell table:formula="oooc:=SUM([.B9:.B13])/5" office:value-type="float" office:value="1485.28">
            <text:p>1485,28</text:p>
          </table:table-cell>
          <table:table-cell table:formula="oooc:=SUM([.B7:.B15])/9" office:value-type="float" office:value="1598.48888888889">
            <text:p>1598,49</text:p>
          </table:table-cell>
          <table:table-cell table:formula="oooc:=SUM([.B1:.B21])/21" office:value-type="float" office:value="1471.9">
            <text:p>1471,9</text:p>
          </table:table-cell>
          <table:table-cell/>
          <table:table-cell office:value-type="string">
            <text:p>nicky</text:p>
          </table:table-cell>
        </table:table-row>
        <table:table-row table:style-name="ro1">
          <table:table-cell office:value-type="float" office:value="1201430940">
            <text:p>1201430940</text:p>
          </table:table-cell>
          <table:table-cell office:value-type="float" office:value="904.3">
            <text:p>904,3</text:p>
          </table:table-cell>
          <table:table-cell table:formula="oooc:=SUM([.B10:.B14])/5" office:value-type="float" office:value="1438.62">
            <text:p>1438,62</text:p>
          </table:table-cell>
          <table:table-cell table:formula="oooc:=SUM([.B8:.B16])/9" office:value-type="float" office:value="1538.68888888889">
            <text:p>1538,69</text:p>
          </table:table-cell>
          <table:table-cell table:formula="oooc:=SUM([.B2:.B22])/21" office:value-type="float" office:value="1448.49523809524">
            <text:p>1448,5</text:p>
          </table:table-cell>
          <table:table-cell/>
          <table:table-cell office:value-type="string">
            <text:p>You_vs_Raiven_1201434548108</text:p>
          </table:table-cell>
        </table:table-row>
        <table:table-row table:style-name="ro1">
          <table:table-cell office:value-type="float" office:value="1206272760">
            <text:p>1206272760</text:p>
          </table:table-cell>
          <table:table-cell office:value-type="float" office:value="1370.8">
            <text:p>1370,8</text:p>
          </table:table-cell>
          <table:table-cell table:formula="oooc:=SUM([.B11:.B15])/5" office:value-type="float" office:value="1496.52">
            <text:p>1496,52</text:p>
          </table:table-cell>
          <table:table-cell table:formula="oooc:=SUM([.B9:.B17])/9" office:value-type="float" office:value="1522.83333333333">
            <text:p>1522,83</text:p>
          </table:table-cell>
          <table:table-cell table:formula="oooc:=SUM([.B3:.B23])/21" office:value-type="float" office:value="1437.66666666667">
            <text:p>1437,67</text:p>
          </table:table-cell>
          <table:table-cell/>
          <table:table-cell office:value-type="string">
            <text:p>You_vs_cyclops_1206276381102</text:p>
          </table:table-cell>
        </table:table-row>
        <table:table-row table:style-name="ro1">
          <table:table-cell office:value-type="float" office:value="1208543340">
            <text:p>1208543340</text:p>
          </table:table-cell>
          <table:table-cell office:value-type="float" office:value="1720.1">
            <text:p>1720,1</text:p>
          </table:table-cell>
          <table:table-cell table:formula="oooc:=SUM([.B12:.B16])/5" office:value-type="float" office:value="1364.78">
            <text:p>1364,78</text:p>
          </table:table-cell>
          <table:table-cell table:formula="oooc:=SUM([.B10:.B18])/9" office:value-type="float" office:value="1479.64444444444">
            <text:p>1479,64</text:p>
          </table:table-cell>
          <table:table-cell table:formula="oooc:=SUM([.B4:.B24])/21" office:value-type="float" office:value="1470.09523809524">
            <text:p>1470,1</text:p>
          </table:table-cell>
          <table:table-cell/>
          <table:table-cell office:value-type="string">
            <text:p>You_vs_Spacetiger_1208546940882</text:p>
          </table:table-cell>
        </table:table-row>
        <table:table-row table:style-name="ro1">
          <table:table-cell office:value-type="float" office:value="1208544300">
            <text:p>1208544300</text:p>
          </table:table-cell>
          <table:table-cell office:value-type="float" office:value="1794.7">
            <text:p>1794,7</text:p>
          </table:table-cell>
          <table:table-cell table:formula="oooc:=SUM([.B13:.B17])/5" office:value-type="float" office:value="1529.98">
            <text:p>1529,98</text:p>
          </table:table-cell>
          <table:table-cell table:formula="oooc:=SUM([.B11:.B19])/9" office:value-type="float" office:value="1462.96666666667">
            <text:p>1462,97</text:p>
          </table:table-cell>
          <table:table-cell table:formula="oooc:=SUM([.B5:.B25])/21" office:value-type="float" office:value="1425.34761904762">
            <text:p>1425,35</text:p>
          </table:table-cell>
          <table:table-cell/>
          <table:table-cell office:value-type="string">
            <text:p>You_vs_the_one_1208547951454</text:p>
          </table:table-cell>
        </table:table-row>
        <table:table-row table:style-name="ro1">
          <table:table-cell office:value-type="float" office:value="1208549340">
            <text:p>1208549340</text:p>
          </table:table-cell>
          <table:table-cell office:value-type="float" office:value="1034">
            <text:p>1034</text:p>
          </table:table-cell>
          <table:table-cell table:formula="oooc:=SUM([.B14:.B18])/5" office:value-type="float" office:value="1568.76">
            <text:p>1568,76</text:p>
          </table:table-cell>
          <table:table-cell table:formula="oooc:=SUM([.B12:.B20])/9" office:value-type="float" office:value="1435.96666666667">
            <text:p>1435,97</text:p>
          </table:table-cell>
          <table:table-cell table:formula="oooc:=SUM([.B6:.B26])/21" office:value-type="float" office:value="1440.27142857143">
            <text:p>1440,27</text:p>
          </table:table-cell>
          <table:table-cell/>
          <table:table-cell office:value-type="string">
            <text:p>You_vs_Joseph_1208552951333</text:p>
          </table:table-cell>
        </table:table-row>
        <table:table-row table:style-name="ro1">
          <table:table-cell office:value-type="float" office:value="1208550720">
            <text:p>1208550720</text:p>
          </table:table-cell>
          <table:table-cell office:value-type="float" office:value="1730.3">
            <text:p>1730,3</text:p>
          </table:table-cell>
          <table:table-cell table:formula="oooc:=SUM([.B15:.B19])/5" office:value-type="float" office:value="1495.76">
            <text:p>1495,76</text:p>
          </table:table-cell>
          <table:table-cell table:formula="oooc:=SUM([.B13:.B21])/9" office:value-type="float" office:value="1478.83333333333">
            <text:p>1478,83</text:p>
          </table:table-cell>
          <table:table-cell table:formula="oooc:=SUM([.B7:.B27])/21" office:value-type="float" office:value="1410.78571428571">
            <text:p>1410,79</text:p>
          </table:table-cell>
          <table:table-cell/>
          <table:table-cell office:value-type="string">
            <text:p>You_vs_Apano_1208554320764</text:p>
          </table:table-cell>
        </table:table-row>
        <table:table-row table:style-name="ro1">
          <table:table-cell office:value-type="float" office:value="1210285260">
            <text:p>1210285260</text:p>
          </table:table-cell>
          <table:table-cell office:value-type="float" office:value="1564.7">
            <text:p>1564,7</text:p>
          </table:table-cell>
          <table:table-cell table:formula="oooc:=SUM([.B16:.B20])/5" office:value-type="float" office:value="1426.76">
            <text:p>1426,76</text:p>
          </table:table-cell>
          <table:table-cell table:formula="oooc:=SUM([.B14:.B22])/9" office:value-type="float" office:value="1456.26666666667">
            <text:p>1456,27</text:p>
          </table:table-cell>
          <table:table-cell table:formula="oooc:=SUM([.B8:.B28])/21" office:value-type="float" office:value="1405.10952380952">
            <text:p>1405,11</text:p>
          </table:table-cell>
          <table:table-cell/>
          <table:table-cell office:value-type="string">
            <text:p>You_vs_Bine_1210288884266</text:p>
          </table:table-cell>
        </table:table-row>
        <table:table-row table:style-name="ro1">
          <table:table-cell office:value-type="float" office:value="1210799040">
            <text:p>1210799040</text:p>
          </table:table-cell>
          <table:table-cell office:value-type="float" office:value="1355.1">
            <text:p>1355,1</text:p>
          </table:table-cell>
          <table:table-cell table:formula="oooc:=SUM([.B17:.B21])/5" office:value-type="float" office:value="1477.98">
            <text:p>1477,98</text:p>
          </table:table-cell>
          <table:table-cell table:formula="oooc:=SUM([.B15:.B23])/9" office:value-type="float" office:value="1386.77777777778">
            <text:p>1386,78</text:p>
          </table:table-cell>
          <table:table-cell table:formula="oooc:=SUM([.B9:.B29])/21" office:value-type="float" office:value="1372.06666666667">
            <text:p>1372,07</text:p>
          </table:table-cell>
          <table:table-cell/>
          <table:table-cell office:value-type="string">
            <text:p>You_vs_Bine_1210802666509</text:p>
          </table:table-cell>
        </table:table-row>
        <table:table-row table:style-name="ro1">
          <table:table-cell office:value-type="float" office:value="1211216280">
            <text:p>1211216280</text:p>
          </table:table-cell>
          <table:table-cell office:value-type="float" office:value="1449.7">
            <text:p>1449,7</text:p>
          </table:table-cell>
          <table:table-cell table:formula="oooc:=SUM([.B18:.B22])/5" office:value-type="float" office:value="1365.46">
            <text:p>1365,46</text:p>
          </table:table-cell>
          <table:table-cell table:formula="oooc:=SUM([.B16:.B24])/9" office:value-type="float" office:value="1395.6">
            <text:p>1395,6</text:p>
          </table:table-cell>
          <table:table-cell table:formula="oooc:=SUM([.B10:.B30])/21" office:value-type="float" office:value="1350.12857142857">
            <text:p>1350,13</text:p>
          </table:table-cell>
          <table:table-cell/>
          <table:table-cell office:value-type="string">
            <text:p>You_vs_Eston_1211219926327</text:p>
          </table:table-cell>
        </table:table-row>
        <table:table-row table:style-name="ro1">
          <table:table-cell office:value-type="float" office:value="1211915580">
            <text:p>1211915580</text:p>
          </table:table-cell>
          <table:table-cell office:value-type="float" office:value="1290.1">
            <text:p>1290,1</text:p>
          </table:table-cell>
          <table:table-cell table:formula="oooc:=SUM([.B19:.B23])/5" office:value-type="float" office:value="1271.46">
            <text:p>1271,46</text:p>
          </table:table-cell>
          <table:table-cell table:formula="oooc:=SUM([.B17:.B25])/9" office:value-type="float" office:value="1361.61111111111">
            <text:p>1361,61</text:p>
          </table:table-cell>
          <table:table-cell table:formula="oooc:=SUM([.B11:.B31])/21" office:value-type="float" office:value="1338.93333333333">
            <text:p>1338,93</text:p>
          </table:table-cell>
          <table:table-cell/>
          <table:table-cell office:value-type="string">
            <text:p>You_vs_Jutta_1211919220614</text:p>
          </table:table-cell>
        </table:table-row>
        <table:table-row table:style-name="ro1">
          <table:table-cell office:value-type="float" office:value="1211919000">
            <text:p>1211919000</text:p>
          </table:table-cell>
          <table:table-cell office:value-type="float" office:value="1167.7">
            <text:p>1167,7</text:p>
          </table:table-cell>
          <table:table-cell table:formula="oooc:=SUM([.B20:.B24])/5" office:value-type="float" office:value="1375.26">
            <text:p>1375,26</text:p>
          </table:table-cell>
          <table:table-cell table:formula="oooc:=SUM([.B18:.B26])/9" office:value-type="float" office:value="1321.51111111111">
            <text:p>1321,51</text:p>
          </table:table-cell>
          <table:table-cell table:formula="oooc:=SUM([.B12:.B32])/21" office:value-type="float" office:value="1295.9619047619">
            <text:p>1295,96</text:p>
          </table:table-cell>
          <table:table-cell/>
          <table:table-cell office:value-type="string">
            <text:p>You_vs_Bine_1211922657441</text:p>
          </table:table-cell>
        </table:table-row>
        <table:table-row table:style-name="ro1">
          <table:table-cell office:value-type="float" office:value="1212517680">
            <text:p>1212517680</text:p>
          </table:table-cell>
          <table:table-cell office:value-type="float" office:value="1094.7">
            <text:p>1094,7</text:p>
          </table:table-cell>
          <table:table-cell table:formula="oooc:=SUM([.B21:.B25])/5" office:value-type="float" office:value="1230.94">
            <text:p>1230,94</text:p>
          </table:table-cell>
          <table:table-cell table:formula="oooc:=SUM([.B19:.B27])/9" office:value-type="float" office:value="1212.34444444444">
            <text:p>1212,34</text:p>
          </table:table-cell>
          <table:table-cell table:formula="oooc:=SUM([.B13:.B33])/21" office:value-type="float" office:value="1279.4">
            <text:p>1279,4</text:p>
          </table:table-cell>
          <table:table-cell/>
          <table:table-cell office:value-type="string">
            <text:p>You_vs_tday_1212521294831</text:p>
          </table:table-cell>
        </table:table-row>
        <table:table-row table:style-name="ro1">
          <table:table-cell office:value-type="float" office:value="1212582240">
            <text:p>1212582240</text:p>
          </table:table-cell>
          <table:table-cell office:value-type="float" office:value="1874.1">
            <text:p>1874,1</text:p>
          </table:table-cell>
          <table:table-cell table:formula="oooc:=SUM([.B22:.B26])/5" office:value-type="float" office:value="1246.8">
            <text:p>1246,8</text:p>
          </table:table-cell>
          <table:table-cell table:formula="oooc:=SUM([.B20:.B28])/9" office:value-type="float" office:value="1223.22222222222">
            <text:p>1223,22</text:p>
          </table:table-cell>
          <table:table-cell table:formula="oooc:=SUM([.B14:.B34])/21" office:value-type="float" office:value="1212.02380952381">
            <text:p>1212,02</text:p>
          </table:table-cell>
          <table:table-cell/>
          <table:table-cell office:value-type="string">
            <text:p>You_vs_alinutza_1212585895845</text:p>
          </table:table-cell>
        </table:table-row>
        <table:table-row table:style-name="ro1">
          <table:table-cell office:value-type="float" office:value="1212582840">
            <text:p>1212582840</text:p>
          </table:table-cell>
          <table:table-cell office:value-type="float" office:value="728.1">
            <text:p>728,1</text:p>
          </table:table-cell>
          <table:table-cell table:formula="oooc:=SUM([.B23:.B27])/5" office:value-type="float" office:value="1129.7">
            <text:p>1129,7</text:p>
          </table:table-cell>
          <table:table-cell table:formula="oooc:=SUM([.B21:.B29])/9" office:value-type="float" office:value="1193.15555555556">
            <text:p>1193,16</text:p>
          </table:table-cell>
          <table:table-cell table:formula="oooc:=SUM([.B15:.B35])/21" office:value-type="float" office:value="1208.04285714286">
            <text:p>1208,04</text:p>
          </table:table-cell>
          <table:table-cell/>
          <table:table-cell office:value-type="string">
            <text:p>You_vs_PeterPan_1212586476930</text:p>
          </table:table-cell>
        </table:table-row>
        <table:table-row table:style-name="ro1">
          <table:table-cell office:value-type="float" office:value="1212584400">
            <text:p>1212584400</text:p>
          </table:table-cell>
          <table:table-cell office:value-type="float" office:value="1369.4">
            <text:p>1369,4</text:p>
          </table:table-cell>
          <table:table-cell table:formula="oooc:=SUM([.B24:.B28])/5" office:value-type="float" office:value="1201.36">
            <text:p>1201,36</text:p>
          </table:table-cell>
          <table:table-cell table:formula="oooc:=SUM([.B22:.B30])/9" office:value-type="float" office:value="1215.66666666667">
            <text:p>1215,67</text:p>
          </table:table-cell>
          <table:table-cell table:formula="oooc:=SUM([.B16:.B36])/21" office:value-type="float" office:value="1133.67619047619">
            <text:p>1133,68</text:p>
          </table:table-cell>
          <table:table-cell table:formula="oooc:=SUM([.B1:.B51])/51" office:value-type="float" office:value="1243.65490196078">
            <text:p>1243,65</text:p>
          </table:table-cell>
          <table:table-cell office:value-type="string">
            <text:p>You_vs_adz_1212588020618</text:p>
          </table:table-cell>
        </table:table-row>
        <table:table-row table:style-name="ro1">
          <table:table-cell office:value-type="float" office:value="1212593340">
            <text:p>1212593340</text:p>
          </table:table-cell>
          <table:table-cell office:value-type="float" office:value="582.2">
            <text:p>582,2</text:p>
          </table:table-cell>
          <table:table-cell table:formula="oooc:=SUM([.B25:.B29])/5" office:value-type="float" office:value="1062.36">
            <text:p>1062,36</text:p>
          </table:table-cell>
          <table:table-cell table:formula="oooc:=SUM([.B23:.B31])/9" office:value-type="float" office:value="1227.04444444444">
            <text:p>1227,04</text:p>
          </table:table-cell>
          <table:table-cell table:formula="oooc:=SUM([.B17:.B37])/21" office:value-type="float" office:value="1158.29523809524">
            <text:p>1158,3</text:p>
          </table:table-cell>
          <table:table-cell table:formula="oooc:=SUM([.B2:.B52])/51" office:value-type="float" office:value="1242.02745098039">
            <text:p>1242,03</text:p>
          </table:table-cell>
          <table:table-cell office:value-type="string">
            <text:p>You_vs_eski_1212596998824</text:p>
          </table:table-cell>
        </table:table-row>
        <table:table-row table:style-name="ro1">
          <table:table-cell office:value-type="float" office:value="1212604500">
            <text:p>1212604500</text:p>
          </table:table-cell>
          <table:table-cell office:value-type="float" office:value="1453">
            <text:p>1453</text:p>
          </table:table-cell>
          <table:table-cell table:formula="oooc:=SUM([.B26:.B30])/5" office:value-type="float" office:value="1215.28">
            <text:p>1215,28</text:p>
          </table:table-cell>
          <table:table-cell table:formula="oooc:=SUM([.B24:.B32])/9" office:value-type="float" office:value="1193.22222222222">
            <text:p>1193,22</text:p>
          </table:table-cell>
          <table:table-cell table:formula="oooc:=SUM([.B18:.B38])/21" office:value-type="float" office:value="1140.04285714286">
            <text:p>1140,04</text:p>
          </table:table-cell>
          <table:table-cell table:formula="oooc:=SUM([.B3:.B53])/51" office:value-type="float" office:value="1234.56470588235">
            <text:p>1234,56</text:p>
          </table:table-cell>
          <table:table-cell office:value-type="string">
            <text:p>You_vs_Attack_1212608110651</text:p>
          </table:table-cell>
        </table:table-row>
        <table:table-row table:style-name="ro1">
          <table:table-cell office:value-type="float" office:value="1212607320">
            <text:p>1212607320</text:p>
          </table:table-cell>
          <table:table-cell office:value-type="float" office:value="1179.1">
            <text:p>1179,1</text:p>
          </table:table-cell>
          <table:table-cell table:formula="oooc:=SUM([.B27:.B31])/5" office:value-type="float" office:value="1195.42">
            <text:p>1195,42</text:p>
          </table:table-cell>
          <table:table-cell table:formula="oooc:=SUM([.B25:.B33])/9" office:value-type="float" office:value="1046.82222222222">
            <text:p>1046,82</text:p>
          </table:table-cell>
          <table:table-cell table:formula="oooc:=SUM([.B19:.B39])/21" office:value-type="float" office:value="1098.74285714286">
            <text:p>1098,74</text:p>
          </table:table-cell>
          <table:table-cell table:formula="oooc:=SUM([.B4:.B54])/51" office:value-type="float" office:value="1241.8137254902">
            <text:p>1241,81</text:p>
          </table:table-cell>
          <table:table-cell office:value-type="string">
            <text:p>You_vs_thornbird_1212610927277</text:p>
          </table:table-cell>
        </table:table-row>
        <table:table-row table:style-name="ro1">
          <table:table-cell office:value-type="float" office:value="1212608880">
            <text:p>1212608880</text:p>
          </table:table-cell>
          <table:table-cell office:value-type="float" office:value="1492.7">
            <text:p>1492,7</text:p>
          </table:table-cell>
          <table:table-cell table:formula="oooc:=SUM([.B28:.B32])/5" office:value-type="float" office:value="1237.04">
            <text:p>1237,04</text:p>
          </table:table-cell>
          <table:table-cell table:formula="oooc:=SUM([.B26:.B34])/9" office:value-type="float" office:value="961.022222222222">
            <text:p>961,02</text:p>
          </table:table-cell>
          <table:table-cell table:formula="oooc:=SUM([.B20:.B40])/21" office:value-type="float" office:value="1069.46666666667">
            <text:p>1069,47</text:p>
          </table:table-cell>
          <table:table-cell table:formula="oooc:=SUM([.B5:.B55])/51" office:value-type="float" office:value="1234.25882352941">
            <text:p>1234,26</text:p>
          </table:table-cell>
          <table:table-cell office:value-type="string">
            <text:p>You_vs_tday_1212612534565</text:p>
          </table:table-cell>
        </table:table-row>
        <table:table-row table:style-name="ro1">
          <table:table-cell office:value-type="float" office:value="1212646680">
            <text:p>1212646680</text:p>
          </table:table-cell>
          <table:table-cell office:value-type="float" office:value="1270.1">
            <text:p>1270,1</text:p>
          </table:table-cell>
          <table:table-cell table:formula="oooc:=SUM([.B29:.B33])/5" office:value-type="float" office:value="1057.74">
            <text:p>1057,74</text:p>
          </table:table-cell>
          <table:table-cell table:formula="oooc:=SUM([.B27:.B35])/9" office:value-type="float" office:value="990.7">
            <text:p>990,7</text:p>
          </table:table-cell>
          <table:table-cell table:formula="oooc:=SUM([.B21:.B41])/21" office:value-type="float" office:value="1081.73333333333">
            <text:p>1081,73</text:p>
          </table:table-cell>
          <table:table-cell table:formula="oooc:=SUM([.B6:.B56])/51" office:value-type="float" office:value="1236.86666666667">
            <text:p>1236,87</text:p>
          </table:table-cell>
          <table:table-cell office:value-type="string">
            <text:p>You_vs_vinnitu_1212650288617</text:p>
          </table:table-cell>
        </table:table-row>
        <table:table-row table:style-name="ro1">
          <table:table-cell office:value-type="float" office:value="1212784800">
            <text:p>1212784800</text:p>
          </table:table-cell>
          <table:table-cell office:value-type="float" office:value="790.3">
            <text:p>790,3</text:p>
          </table:table-cell>
          <table:table-cell table:formula="oooc:=SUM([.B30:.B34])/5" office:value-type="float" office:value="813.1">
            <text:p>813,1</text:p>
          </table:table-cell>
          <table:table-cell table:formula="oooc:=SUM([.B28:.B36])/9" office:value-type="float" office:value="951.9">
            <text:p>951,9</text:p>
          </table:table-cell>
          <table:table-cell table:formula="oooc:=SUM([.B22:.B42])/21" office:value-type="float" office:value="1097.84285714286">
            <text:p>1097,84</text:p>
          </table:table-cell>
          <table:table-cell table:formula="oooc:=SUM([.B7:.B57])/51" office:value-type="float" office:value="1242.62549019608">
            <text:p>1242,63</text:p>
          </table:table-cell>
          <table:table-cell office:value-type="string">
            <text:p>You_vs_dosug_1212788403112</text:p>
          </table:table-cell>
        </table:table-row>
        <table:table-row table:style-name="ro1">
          <table:table-cell office:value-type="float" office:value="1212785160">
            <text:p>1212785160</text:p>
          </table:table-cell>
          <table:table-cell office:value-type="float" office:value="556.5">
            <text:p>556,5</text:p>
          </table:table-cell>
          <table:table-cell table:formula="oooc:=SUM([.B31:.B35])/5" office:value-type="float" office:value="841.86">
            <text:p>841,86</text:p>
          </table:table-cell>
          <table:table-cell table:formula="oooc:=SUM([.B29:.B37])/9" office:value-type="float" office:value="962.788888888889">
            <text:p>962,79</text:p>
          </table:table-cell>
          <table:table-cell table:formula="oooc:=SUM([.B23:.B43])/21" office:value-type="float" office:value="1079.91428571429">
            <text:p>1079,91</text:p>
          </table:table-cell>
          <table:table-cell table:formula="oooc:=SUM([.B8:.B58])/51" office:value-type="float" office:value="1241.23725490196">
            <text:p>1241,24</text:p>
          </table:table-cell>
          <table:table-cell office:value-type="string">
            <text:p>You_vs_serra_1212788794112</text:p>
          </table:table-cell>
        </table:table-row>
        <table:table-row table:style-name="ro1">
          <table:table-cell office:value-type="float" office:value="1212788040">
            <text:p>1212788040</text:p>
          </table:table-cell>
          <table:table-cell office:value-type="float" office:value="-44.1">
            <text:p>-44,1</text:p>
          </table:table-cell>
          <table:table-cell table:formula="oooc:=SUM([.B32:.B36])/5" office:value-type="float" office:value="634.44">
            <text:p>634,44</text:p>
          </table:table-cell>
          <table:table-cell table:formula="oooc:=SUM([.B30:.B38])/9" office:value-type="float" office:value="981.444444444444">
            <text:p>981,44</text:p>
          </table:table-cell>
          <table:table-cell table:formula="oooc:=SUM([.B24:.B44])/21" office:value-type="float" office:value="1097.39047619048">
            <text:p>1097,39</text:p>
          </table:table-cell>
          <table:table-cell table:formula="oooc:=SUM([.B9:.B59])/51" office:value-type="float" office:value="1227.5">
            <text:p>1227,5</text:p>
          </table:table-cell>
          <table:table-cell office:value-type="string">
            <text:p>You_vs_ArgyleSox_1212791663679</text:p>
          </table:table-cell>
        </table:table-row>
        <table:table-row table:style-name="ro1">
          <table:table-cell office:value-type="float" office:value="1212788820">
            <text:p>1212788820</text:p>
          </table:table-cell>
          <table:table-cell office:value-type="float" office:value="1636.5">
            <text:p>1636,5</text:p>
          </table:table-cell>
          <table:table-cell table:formula="oooc:=SUM([.B33:.B37])/5" office:value-type="float" office:value="786.58">
            <text:p>786,58</text:p>
          </table:table-cell>
          <table:table-cell table:formula="oooc:=SUM([.B31:.B39])/9" office:value-type="float" office:value="893.077777777778">
            <text:p>893,08</text:p>
          </table:table-cell>
          <table:table-cell table:formula="oooc:=SUM([.B25:.B45])/21" office:value-type="float" office:value="1063.45714285714">
            <text:p>1063,46</text:p>
          </table:table-cell>
          <table:table-cell table:formula="oooc:=SUM([.B10:.B60])/51" office:value-type="float" office:value="1204.74509803922">
            <text:p>1204,75</text:p>
          </table:table-cell>
          <table:table-cell office:value-type="string">
            <text:p>You_vs_hammerhips_1212792446434</text:p>
          </table:table-cell>
        </table:table-row>
        <table:table-row table:style-name="ro1">
          <table:table-cell office:value-type="float" office:value="1212823500">
            <text:p>1212823500</text:p>
          </table:table-cell>
          <table:table-cell office:value-type="float" office:value="233">
            <text:p>233</text:p>
          </table:table-cell>
          <table:table-cell table:formula="oooc:=SUM([.B34:.B38])/5" office:value-type="float" office:value="944.68">
            <text:p>944,68</text:p>
          </table:table-cell>
          <table:table-cell table:formula="oooc:=SUM([.B32:.B40])/9" office:value-type="float" office:value="834.211111111111">
            <text:p>834,21</text:p>
          </table:table-cell>
          <table:table-cell table:formula="oooc:=SUM([.B26:.B46])/21" office:value-type="float" office:value="1109.1619047619">
            <text:p>1109,16</text:p>
          </table:table-cell>
          <table:table-cell table:formula="oooc:=SUM([.B11:.B61])/51" office:value-type="float" office:value="1199.99019607843">
            <text:p>1199,99</text:p>
          </table:table-cell>
          <table:table-cell office:value-type="string">
            <text:p>You_vs_joker_1212827150399</text:p>
          </table:table-cell>
        </table:table-row>
        <table:table-row table:style-name="ro1">
          <table:table-cell office:value-type="float" office:value="1212824160">
            <text:p>1212824160</text:p>
          </table:table-cell>
          <table:table-cell office:value-type="float" office:value="1551">
            <text:p>1551</text:p>
          </table:table-cell>
          <table:table-cell table:formula="oooc:=SUM([.B35:.B39])/5" office:value-type="float" office:value="1092.98">
            <text:p>1092,98</text:p>
          </table:table-cell>
          <table:table-cell table:formula="oooc:=SUM([.B33:.B41])/9" office:value-type="float" office:value="936.1">
            <text:p>936,1</text:p>
          </table:table-cell>
          <table:table-cell table:formula="oooc:=SUM([.B27:.B47])/21" office:value-type="float" office:value="1111.72857142857">
            <text:p>1111,73</text:p>
          </table:table-cell>
          <table:table-cell table:formula="oooc:=SUM([.B12:.B62])/51" office:value-type="float" office:value="1167.71960784314">
            <text:p>1167,72</text:p>
          </table:table-cell>
          <table:table-cell office:value-type="string">
            <text:p>You_vs_Shark_1212827782527</text:p>
          </table:table-cell>
        </table:table-row>
        <table:table-row table:style-name="ro1">
          <table:table-cell office:value-type="float" office:value="1212852960">
            <text:p>1212852960</text:p>
          </table:table-cell>
          <table:table-cell office:value-type="float" office:value="1347">
            <text:p>1347</text:p>
          </table:table-cell>
          <table:table-cell table:formula="oooc:=SUM([.B36:.B40])/5" office:value-type="float" office:value="913.74">
            <text:p>913,74</text:p>
          </table:table-cell>
          <table:table-cell table:formula="oooc:=SUM([.B34:.B42])/9" office:value-type="float" office:value="1055.2">
            <text:p>1055,2</text:p>
          </table:table-cell>
          <table:table-cell table:formula="oooc:=SUM([.B28:.B48])/21" office:value-type="float" office:value="1077.98095238095">
            <text:p>1077,98</text:p>
          </table:table-cell>
          <table:table-cell table:formula="oooc:=SUM([.B13:.B63])/51" office:value-type="float" office:value="1170.99607843137">
            <text:p>1171</text:p>
          </table:table-cell>
          <table:table-cell office:value-type="string">
            <text:p>You_vs_beofr_1212856569360</text:p>
          </table:table-cell>
        </table:table-row>
        <table:table-row table:style-name="ro1">
          <table:table-cell office:value-type="float" office:value="1212855420">
            <text:p>1212855420</text:p>
          </table:table-cell>
          <table:table-cell office:value-type="float" office:value="697.4">
            <text:p>697,4</text:p>
          </table:table-cell>
          <table:table-cell table:formula="oooc:=SUM([.B37:.B41])/5" office:value-type="float" office:value="1208.6">
            <text:p>1208,6</text:p>
          </table:table-cell>
          <table:table-cell table:formula="oooc:=SUM([.B35:.B43])/9" office:value-type="float" office:value="1148.01111111111">
            <text:p>1148,01</text:p>
          </table:table-cell>
          <table:table-cell table:formula="oooc:=SUM([.B29:.B49])/21" office:value-type="float" office:value="1076.58095238095">
            <text:p>1076,58</text:p>
          </table:table-cell>
          <table:table-cell table:formula="oooc:=SUM([.B14:.B64])/51" office:value-type="float" office:value="1147.71960784314">
            <text:p>1147,72</text:p>
          </table:table-cell>
          <table:table-cell office:value-type="string">
            <text:p>You_vs_herby_1212859039181</text:p>
          </table:table-cell>
        </table:table-row>
        <table:table-row table:style-name="ro1">
          <table:table-cell office:value-type="float" office:value="1212859380">
            <text:p>1212859380</text:p>
          </table:table-cell>
          <table:table-cell office:value-type="float" office:value="740.3">
            <text:p>740,3</text:p>
          </table:table-cell>
          <table:table-cell table:formula="oooc:=SUM([.B38:.B42])/5" office:value-type="float" office:value="1224.08">
            <text:p>1224,08</text:p>
          </table:table-cell>
          <table:table-cell table:formula="oooc:=SUM([.B36:.B44])/9" office:value-type="float" office:value="1128.58888888889">
            <text:p>1128,59</text:p>
          </table:table-cell>
          <table:table-cell table:formula="oooc:=SUM([.B30:.B50])/21" office:value-type="float" office:value="1038.79047619048">
            <text:p>1038,79</text:p>
          </table:table-cell>
          <table:table-cell table:formula="oooc:=SUM([.B15:.B65])/51" office:value-type="float" office:value="1139.76274509804">
            <text:p>1139,76</text:p>
          </table:table-cell>
          <table:table-cell office:value-type="string">
            <text:p>You_vs_philosborne_1212863000263</text:p>
          </table:table-cell>
        </table:table-row>
        <table:table-row table:style-name="ro1">
          <table:table-cell office:value-type="float" office:value="1212950820">
            <text:p>1212950820</text:p>
          </table:table-cell>
          <table:table-cell office:value-type="float" office:value="1707.3">
            <text:p>1707,3</text:p>
          </table:table-cell>
          <table:table-cell table:formula="oooc:=SUM([.B39:.B43])/5" office:value-type="float" office:value="1112.92">
            <text:p>1112,92</text:p>
          </table:table-cell>
          <table:table-cell table:formula="oooc:=SUM([.B37:.B45])/9" office:value-type="float" office:value="1231.75555555556">
            <text:p>1231,76</text:p>
          </table:table-cell>
          <table:table-cell table:formula="oooc:=SUM([.B31:.B51])/21" office:value-type="float" office:value="1027.40476190476">
            <text:p>1027,4</text:p>
          </table:table-cell>
          <table:table-cell table:formula="oooc:=SUM([.B16:.B66])/51" office:value-type="float" office:value="1110.05098039216">
            <text:p>1110,05</text:p>
          </table:table-cell>
          <table:table-cell office:value-type="string">
            <text:p>You_vs_Sase_1212954458151</text:p>
          </table:table-cell>
        </table:table-row>
        <table:table-row table:style-name="ro1">
          <table:table-cell office:value-type="float" office:value="1213032240">
            <text:p>1213032240</text:p>
          </table:table-cell>
          <table:table-cell office:value-type="float" office:value="1628.4">
            <text:p>1628,4</text:p>
          </table:table-cell>
          <table:table-cell table:formula="oooc:=SUM([.B40:.B44])/5" office:value-type="float" office:value="1265.78">
            <text:p>1265,78</text:p>
          </table:table-cell>
          <table:table-cell table:formula="oooc:=SUM([.B38:.B46])/9" office:value-type="float" office:value="1246.96666666667">
            <text:p>1246,97</text:p>
          </table:table-cell>
          <table:table-cell table:formula="oooc:=SUM([.B32:.B52])/21" office:value-type="float" office:value="1041.98095238095">
            <text:p>1041,98</text:p>
          </table:table-cell>
          <table:table-cell table:formula="oooc:=SUM([.B17:.B67])/51" office:value-type="float" office:value="1105.04901960784">
            <text:p>1105,05</text:p>
          </table:table-cell>
          <table:table-cell office:value-type="string">
            <text:p>You_vs_alvesaline_1213035862063</text:p>
          </table:table-cell>
        </table:table-row>
        <table:table-row table:style-name="ro1">
          <table:table-cell office:value-type="float" office:value="1213131180">
            <text:p>1213131180</text:p>
          </table:table-cell>
          <table:table-cell office:value-type="float" office:value="791.2">
            <text:p>791,2</text:p>
          </table:table-cell>
          <table:table-cell table:formula="oooc:=SUM([.B41:.B45])/5" office:value-type="float" office:value="1350.02">
            <text:p>1350,02</text:p>
          </table:table-cell>
          <table:table-cell table:formula="oooc:=SUM([.B39:.B47])/9" office:value-type="float" office:value="1255.44444444444">
            <text:p>1255,44</text:p>
          </table:table-cell>
          <table:table-cell table:formula="oooc:=SUM([.B33:.B53])/21" office:value-type="float" office:value="1049.18095238095">
            <text:p>1049,18</text:p>
          </table:table-cell>
          <table:table-cell table:formula="oooc:=SUM([.B18:.B68])/51" office:value-type="float" office:value="1105.43137254902">
            <text:p>1105,43</text:p>
          </table:table-cell>
          <table:table-cell office:value-type="string">
            <text:p>You_vs_trecord_1213134786103</text:p>
          </table:table-cell>
        </table:table-row>
        <table:table-row table:style-name="ro1">
          <table:table-cell office:value-type="float" office:value="1213207620">
            <text:p>1213207620</text:p>
          </table:table-cell>
          <table:table-cell office:value-type="float" office:value="1461.7">
            <text:p>1461,7</text:p>
          </table:table-cell>
          <table:table-cell table:formula="oooc:=SUM([.B42:.B46])/5" office:value-type="float" office:value="1346.14">
            <text:p>1346,14</text:p>
          </table:table-cell>
          <table:table-cell table:formula="oooc:=SUM([.B40:.B48])/9" office:value-type="float" office:value="1163.9">
            <text:p>1163,9</text:p>
          </table:table-cell>
          <table:table-cell table:formula="oooc:=SUM([.B34:.B54])/21" office:value-type="float" office:value="1097.1">
            <text:p>1097,1</text:p>
          </table:table-cell>
          <table:table-cell table:formula="oooc:=SUM([.B19:.B69])/51" office:value-type="float" office:value="1080.7862745098">
            <text:p>1080,79</text:p>
          </table:table-cell>
          <table:table-cell office:value-type="string">
            <text:p>You_vs_Jette_1213211261504</text:p>
          </table:table-cell>
        </table:table-row>
        <table:table-row table:style-name="ro1">
          <table:table-cell office:value-type="float" office:value="1213211460">
            <text:p>1213211460</text:p>
          </table:table-cell>
          <table:table-cell office:value-type="float" office:value="1161.5">
            <text:p>1161,5</text:p>
          </table:table-cell>
          <table:table-cell table:formula="oooc:=SUM([.B43:.B47])/5" office:value-type="float" office:value="1305.12">
            <text:p>1305,12</text:p>
          </table:table-cell>
          <table:table-cell table:formula="oooc:=SUM([.B41:.B49])/9" office:value-type="float" office:value="1239.82222222222">
            <text:p>1239,82</text:p>
          </table:table-cell>
          <table:table-cell table:formula="oooc:=SUM([.B35:.B55])/21" office:value-type="float" office:value="1160.27142857143">
            <text:p>1160,27</text:p>
          </table:table-cell>
          <table:table-cell table:formula="oooc:=SUM([.B20:.B70])/51" office:value-type="float" office:value="1081.39803921569">
            <text:p>1081,4</text:p>
          </table:table-cell>
          <table:table-cell office:value-type="string">
            <text:p>You_vs_babymausiwolf_1213215067339</text:p>
          </table:table-cell>
        </table:table-row>
        <table:table-row table:style-name="ro1">
          <table:table-cell office:value-type="float" office:value="1213217280">
            <text:p>1213217280</text:p>
          </table:table-cell>
          <table:table-cell office:value-type="float" office:value="1687.9">
            <text:p>1687,9</text:p>
          </table:table-cell>
          <table:table-cell table:formula="oooc:=SUM([.B44:.B48])/5" office:value-type="float" office:value="1121.58">
            <text:p>1121,58</text:p>
          </table:table-cell>
          <table:table-cell table:formula="oooc:=SUM([.B42:.B50])/9" office:value-type="float" office:value="1092.95555555556">
            <text:p>1092,96</text:p>
          </table:table-cell>
          <table:table-cell table:formula="oooc:=SUM([.B36:.B56])/21" office:value-type="float" office:value="1138.9619047619">
            <text:p>1138,96</text:p>
          </table:table-cell>
          <table:table-cell table:formula="oooc:=SUM([.B21:.B71])/51" office:value-type="float" office:value="1080.90588235294">
            <text:p>1080,91</text:p>
          </table:table-cell>
          <table:table-cell office:value-type="string">
            <text:p>You_vs_herby_1213220900233</text:p>
          </table:table-cell>
        </table:table-row>
        <table:table-row table:style-name="ro1">
          <table:table-cell office:value-type="float" office:value="1213290960">
            <text:p>1213290960</text:p>
          </table:table-cell>
          <table:table-cell office:value-type="float" office:value="1423.3">
            <text:p>1423,3</text:p>
          </table:table-cell>
          <table:table-cell table:formula="oooc:=SUM([.B45:.B49])/5" office:value-type="float" office:value="1113.96">
            <text:p>1113,96</text:p>
          </table:table-cell>
          <table:table-cell table:formula="oooc:=SUM([.B43:.B51])/9" office:value-type="float" office:value="1051.31111111111">
            <text:p>1051,31</text:p>
          </table:table-cell>
          <table:table-cell table:formula="oooc:=SUM([.B37:.B57])/21" office:value-type="float" office:value="1199.0619047619">
            <text:p>1199,06</text:p>
          </table:table-cell>
          <table:table-cell table:formula="oooc:=SUM([.B22:.B72])/51" office:value-type="float" office:value="1083.83333333333">
            <text:p>1083,83</text:p>
          </table:table-cell>
          <table:table-cell office:value-type="string">
            <text:p>You_vs_ne_mo_1213294563336</text:p>
          </table:table-cell>
        </table:table-row>
        <table:table-row table:style-name="ro1">
          <table:table-cell office:value-type="float" office:value="1213297080">
            <text:p>1213297080</text:p>
          </table:table-cell>
          <table:table-cell office:value-type="float" office:value="-126.5">
            <text:p>-126,5</text:p>
          </table:table-cell>
          <table:table-cell table:formula="oooc:=SUM([.B46:.B50])/5" office:value-type="float" office:value="958.76">
            <text:p>958,76</text:p>
          </table:table-cell>
          <table:table-cell table:formula="oooc:=SUM([.B44:.B52])/9" office:value-type="float" office:value="1138.53333333333">
            <text:p>1138,53</text:p>
          </table:table-cell>
          <table:table-cell table:formula="oooc:=SUM([.B38:.B58])/21" office:value-type="float" office:value="1196.7">
            <text:p>1196,7</text:p>
          </table:table-cell>
          <table:table-cell table:formula="oooc:=SUM([.B23:.B73])/51" office:value-type="float" office:value="1083.4862745098">
            <text:p>1083,49</text:p>
          </table:table-cell>
          <table:table-cell office:value-type="string">
            <text:p>You_vs_Bine_1213300725869</text:p>
          </table:table-cell>
        </table:table-row>
        <table:table-row table:style-name="ro1">
          <table:table-cell office:value-type="float" office:value="1213388100">
            <text:p>1213388100</text:p>
          </table:table-cell>
          <table:table-cell office:value-type="float" office:value="1423.6">
            <text:p>1423,6</text:p>
          </table:table-cell>
          <table:table-cell table:formula="oooc:=SUM([.B47:.B51])/5" office:value-type="float" office:value="871.9">
            <text:p>871,9</text:p>
          </table:table-cell>
          <table:table-cell table:formula="oooc:=SUM([.B45:.B53])/9" office:value-type="float" office:value="1080.73333333333">
            <text:p>1080,73</text:p>
          </table:table-cell>
          <table:table-cell table:formula="oooc:=SUM([.B39:.B59])/21" office:value-type="float" office:value="1188.38571428571">
            <text:p>1188,39</text:p>
          </table:table-cell>
          <table:table-cell table:formula="oooc:=SUM([.B24:.B74])/51" office:value-type="float" office:value="1083.85490196078">
            <text:p>1083,85</text:p>
          </table:table-cell>
          <table:table-cell office:value-type="string">
            <text:p>You_vs_breton_1213391744321</text:p>
          </table:table-cell>
        </table:table-row>
        <table:table-row table:style-name="ro1">
          <table:table-cell office:value-type="float" office:value="1213638420">
            <text:p>1213638420</text:p>
          </table:table-cell>
          <table:table-cell office:value-type="float" office:value="385.5">
            <text:p>385,5</text:p>
          </table:table-cell>
          <table:table-cell table:formula="oooc:=SUM([.B48:.B52])/5" office:value-type="float" office:value="902.48">
            <text:p>902,48</text:p>
          </table:table-cell>
          <table:table-cell table:formula="oooc:=SUM([.B46:.B54])/9" office:value-type="float" office:value="1125.32222222222">
            <text:p>1125,32</text:p>
          </table:table-cell>
          <table:table-cell table:formula="oooc:=SUM([.B40:.B60])/21" office:value-type="float" office:value="1192.93333333333">
            <text:p>1192,93</text:p>
          </table:table-cell>
          <table:table-cell table:formula="oooc:=SUM([.B25:.B75])/51" office:value-type="float" office:value="1079.26862745098">
            <text:p>1079,27</text:p>
          </table:table-cell>
          <table:table-cell office:value-type="string">
            <text:p>You_vs_herby_1213642023659</text:p>
          </table:table-cell>
        </table:table-row>
        <table:table-row table:style-name="ro1">
          <table:table-cell office:value-type="float" office:value="1213648860">
            <text:p>1213648860</text:p>
          </table:table-cell>
          <table:table-cell office:value-type="float" office:value="1253.6">
            <text:p>1253,6</text:p>
          </table:table-cell>
          <table:table-cell table:formula="oooc:=SUM([.B49:.B53])/5" office:value-type="float" office:value="1116.08">
            <text:p>1116,08</text:p>
          </table:table-cell>
          <table:table-cell table:formula="oooc:=SUM([.B47:.B55])/9" office:value-type="float" office:value="1080.27777777778">
            <text:p>1080,28</text:p>
          </table:table-cell>
          <table:table-cell table:formula="oooc:=SUM([.B41:.B61])/21" office:value-type="float" office:value="1217.80952380952">
            <text:p>1217,81</text:p>
          </table:table-cell>
          <table:table-cell table:formula="oooc:=SUM([.B26:.B76])/51" office:value-type="float" office:value="1088.14705882353">
            <text:p>1088,15</text:p>
          </table:table-cell>
          <table:table-cell office:value-type="string">
            <text:p>You_vs_Orange_1213652476096</text:p>
          </table:table-cell>
        </table:table-row>
        <table:table-row table:style-name="ro1">
          <table:table-cell office:value-type="float" office:value="1213649880">
            <text:p>1213649880</text:p>
          </table:table-cell>
          <table:table-cell office:value-type="float" office:value="1576.2">
            <text:p>1576,2</text:p>
          </table:table-cell>
          <table:table-cell table:formula="oooc:=SUM([.B50:.B54])/5" office:value-type="float" office:value="1143.92">
            <text:p>1143,92</text:p>
          </table:table-cell>
          <table:table-cell table:formula="oooc:=SUM([.B48:.B56])/9" office:value-type="float" office:value="1054.24444444444">
            <text:p>1054,24</text:p>
          </table:table-cell>
          <table:table-cell table:formula="oooc:=SUM([.B42:.B62])/21" office:value-type="float" office:value="1138.74285714286">
            <text:p>1138,74</text:p>
          </table:table-cell>
          <table:table-cell table:formula="oooc:=SUM([.B27:.B77])/51" office:value-type="float" office:value="1090.46862745098">
            <text:p>1090,47</text:p>
          </table:table-cell>
          <table:table-cell office:value-type="string">
            <text:p>You_vs_lafont_1213653496014</text:p>
          </table:table-cell>
        </table:table-row>
        <table:table-row table:style-name="ro1">
          <table:table-cell office:value-type="float" office:value="1213711140">
            <text:p>1213711140</text:p>
          </table:table-cell>
          <table:table-cell office:value-type="float" office:value="941.5">
            <text:p>941,5</text:p>
          </table:table-cell>
          <table:table-cell table:formula="oooc:=SUM([.B51:.B55])/5" office:value-type="float" office:value="1323.32">
            <text:p>1323,32</text:p>
          </table:table-cell>
          <table:table-cell table:formula="oooc:=SUM([.B49:.B57])/9" office:value-type="float" office:value="1234.42222222222">
            <text:p>1234,42</text:p>
          </table:table-cell>
          <table:table-cell table:formula="oooc:=SUM([.B43:.B63])/21" office:value-type="float" office:value="1112.21904761905">
            <text:p>1112,22</text:p>
          </table:table-cell>
          <table:table-cell table:formula="oooc:=SUM([.B28:.B78])/51" office:value-type="float" office:value="1080.51960784314">
            <text:p>1080,52</text:p>
          </table:table-cell>
          <table:table-cell office:value-type="string">
            <text:p>You_vs_fredys_1213714741671</text:p>
          </table:table-cell>
        </table:table-row>
        <table:table-row table:style-name="ro1">
          <table:table-cell office:value-type="float" office:value="1213711500">
            <text:p>1213711500</text:p>
          </table:table-cell>
          <table:table-cell office:value-type="float" office:value="1562.8">
            <text:p>1562,8</text:p>
          </table:table-cell>
          <table:table-cell table:formula="oooc:=SUM([.B52:.B56])/5" office:value-type="float" office:value="1310.4">
            <text:p>1310,4</text:p>
          </table:table-cell>
          <table:table-cell table:formula="oooc:=SUM([.B50:.B58])/9" office:value-type="float" office:value="1243.06666666667">
            <text:p>1243,07</text:p>
          </table:table-cell>
          <table:table-cell table:formula="oooc:=SUM([.B44:.B64])/21" office:value-type="float" office:value="1083.29047619048">
            <text:p>1083,29</text:p>
          </table:table-cell>
          <table:table-cell table:formula="oooc:=SUM([.B29:.B79])/51" office:value-type="float" office:value="1062.76666666667">
            <text:p>1062,77</text:p>
          </table:table-cell>
          <table:table-cell office:value-type="string">
            <text:p>You_vs_Sase__1213715151026</text:p>
          </table:table-cell>
        </table:table-row>
        <table:table-row table:style-name="ro1">
          <table:table-cell office:value-type="float" office:value="1213712280">
            <text:p>1213712280</text:p>
          </table:table-cell>
          <table:table-cell office:value-type="float" office:value="1282.5">
            <text:p>1282,5</text:p>
          </table:table-cell>
          <table:table-cell table:formula="oooc:=SUM([.B53:.B57])/5" office:value-type="float" office:value="1294.18">
            <text:p>1294,18</text:p>
          </table:table-cell>
          <table:table-cell table:formula="oooc:=SUM([.B51:.B59])/9" office:value-type="float" office:value="1330.5">
            <text:p>1330,5</text:p>
          </table:table-cell>
          <table:table-cell table:formula="oooc:=SUM([.B45:.B65])/21" office:value-type="float" office:value="1076.27142857143">
            <text:p>1076,27</text:p>
          </table:table-cell>
          <table:table-cell table:formula="oooc:=SUM([.B30:.B80])/51" office:value-type="float" office:value="1076.28823529412">
            <text:p>1076,29</text:p>
          </table:table-cell>
          <table:table-cell office:value-type="string">
            <text:p>You_vs_tengo_1213715938161</text:p>
          </table:table-cell>
        </table:table-row>
        <table:table-row table:style-name="ro1">
          <table:table-cell office:value-type="float" office:value="1213792200">
            <text:p>1213792200</text:p>
          </table:table-cell>
          <table:table-cell office:value-type="float" office:value="1189">
            <text:p>1189</text:p>
          </table:table-cell>
          <table:table-cell table:formula="oooc:=SUM([.B54:.B58])/5" office:value-type="float" office:value="1406.16">
            <text:p>1406,16</text:p>
          </table:table-cell>
          <table:table-cell table:formula="oooc:=SUM([.B52:.B60])/9" office:value-type="float" office:value="1279.31111111111">
            <text:p>1279,31</text:p>
          </table:table-cell>
          <table:table-cell table:formula="oooc:=SUM([.B46:.B66])/21" office:value-type="float" office:value="1034.26666666667">
            <text:p>1034,27</text:p>
          </table:table-cell>
          <table:table-cell table:formula="oooc:=SUM([.B31:.B81])/51" office:value-type="float" office:value="1081.56666666667">
            <text:p>1081,57</text:p>
          </table:table-cell>
          <table:table-cell office:value-type="string">
            <text:p>You_vs_Miccimalou_1213795817281</text:p>
          </table:table-cell>
        </table:table-row>
        <table:table-row table:style-name="ro1">
          <table:table-cell office:value-type="float" office:value="1213819920">
            <text:p>1213819920</text:p>
          </table:table-cell>
          <table:table-cell office:value-type="float" office:value="1495.1">
            <text:p>1495,1</text:p>
          </table:table-cell>
          <table:table-cell table:formula="oooc:=SUM([.B55:.B59])/5" office:value-type="float" office:value="1328.08">
            <text:p>1328,08</text:p>
          </table:table-cell>
          <table:table-cell table:formula="oooc:=SUM([.B53:.B61])/9" office:value-type="float" office:value="1244.47777777778">
            <text:p>1244,48</text:p>
          </table:table-cell>
          <table:table-cell table:formula="oooc:=SUM([.B47:.B67])/21" office:value-type="float" office:value="990.980952380952">
            <text:p>990,98</text:p>
          </table:table-cell>
          <table:table-cell table:formula="oooc:=SUM([.B32:.B82])/51" office:value-type="float" office:value="1076.54509803922">
            <text:p>1076,55</text:p>
          </table:table-cell>
          <table:table-cell office:value-type="string">
            <text:p>You_vs_Bine_1213823522278</text:p>
          </table:table-cell>
        </table:table-row>
        <table:table-row table:style-name="ro1">
          <table:table-cell office:value-type="float" office:value="1213821360">
            <text:p>1213821360</text:p>
          </table:table-cell>
          <table:table-cell office:value-type="float" office:value="1501.4">
            <text:p>1501,4</text:p>
          </table:table-cell>
          <table:table-cell table:formula="oooc:=SUM([.B56:.B60])/5" office:value-type="float" office:value="1230.16">
            <text:p>1230,16</text:p>
          </table:table-cell>
          <table:table-cell table:formula="oooc:=SUM([.B54:.B62])/9" office:value-type="float" office:value="1145.07777777778">
            <text:p>1145,08</text:p>
          </table:table-cell>
          <table:table-cell table:formula="oooc:=SUM([.B48:.B68])/21" office:value-type="float" office:value="1006.52857142857">
            <text:p>1006,53</text:p>
          </table:table-cell>
          <table:table-cell table:formula="oooc:=SUM([.B33:.B83])/51" office:value-type="float" office:value="1085.48235294118">
            <text:p>1085,48</text:p>
          </table:table-cell>
          <table:table-cell office:value-type="string">
            <text:p>You_vs_Bine_1213824998163</text:p>
          </table:table-cell>
        </table:table-row>
        <table:table-row table:style-name="ro1">
          <table:table-cell office:value-type="float" office:value="1213875780">
            <text:p>1213875780</text:p>
          </table:table-cell>
          <table:table-cell office:value-type="float" office:value="1172.4">
            <text:p>1172,4</text:p>
          </table:table-cell>
          <table:table-cell table:formula="oooc:=SUM([.B57:.B61])/5" office:value-type="float" office:value="1244.9">
            <text:p>1244,9</text:p>
          </table:table-cell>
          <table:table-cell table:formula="oooc:=SUM([.B55:.B63])/9" office:value-type="float" office:value="1090.47777777778">
            <text:p>1090,48</text:p>
          </table:table-cell>
          <table:table-cell table:formula="oooc:=SUM([.B49:.B69])/21" office:value-type="float" office:value="1027.20952380952">
            <text:p>1027,21</text:p>
          </table:table-cell>
          <table:table-cell table:formula="oooc:=SUM([.B34:.B84])/51" office:value-type="float" office:value="1088.12352941176">
            <text:p>1088,12</text:p>
          </table:table-cell>
          <table:table-cell office:value-type="string">
            <text:p>You_vs_fashion_1213879418397</text:p>
          </table:table-cell>
        </table:table-row>
        <table:table-row table:style-name="ro1">
          <table:table-cell office:value-type="float" office:value="1213882380">
            <text:p>1213882380</text:p>
          </table:table-cell>
          <table:table-cell office:value-type="float" office:value="792.9">
            <text:p>792,9</text:p>
          </table:table-cell>
          <table:table-cell table:formula="oooc:=SUM([.B58:.B62])/5" office:value-type="float" office:value="955.26">
            <text:p>955,26</text:p>
          </table:table-cell>
          <table:table-cell table:formula="oooc:=SUM([.B56:.B64])/9" office:value-type="float" office:value="968.388888888889">
            <text:p>968,39</text:p>
          </table:table-cell>
          <table:table-cell table:formula="oooc:=SUM([.B50:.B70])/21" office:value-type="float" office:value="1025.43333333333">
            <text:p>1025,43</text:p>
          </table:table-cell>
          <table:table-cell table:formula="oooc:=SUM([.B35:.B85])/51" office:value-type="float" office:value="1112.85882352941">
            <text:p>1112,86</text:p>
          </table:table-cell>
          <table:table-cell office:value-type="string">
            <text:p>You_vs_Kati_1213885983373</text:p>
          </table:table-cell>
        </table:table-row>
        <table:table-row table:style-name="ro1">
          <table:table-cell office:value-type="float" office:value="1213883040">
            <text:p>1213883040</text:p>
          </table:table-cell>
          <table:table-cell office:value-type="float" office:value="1262.7">
            <text:p>1262,7</text:p>
          </table:table-cell>
          <table:table-cell table:formula="oooc:=SUM([.B59:.B63])/5" office:value-type="float" office:value="869.26">
            <text:p>869,26</text:p>
          </table:table-cell>
          <table:table-cell table:formula="oooc:=SUM([.B57:.B65])/9" office:value-type="float" office:value="982.311111111111">
            <text:p>982,31</text:p>
          </table:table-cell>
          <table:table-cell table:formula="oooc:=SUM([.B51:.B71])/21" office:value-type="float" office:value="1074.91428571429">
            <text:p>1074,91</text:p>
          </table:table-cell>
          <table:table-cell table:formula="oooc:=SUM([.B36:.B86])/51" office:value-type="float" office:value="1089.73725490196">
            <text:p>1089,74</text:p>
          </table:table-cell>
          <table:table-cell office:value-type="string">
            <text:p>You_vs_Bine_1213886661689</text:p>
          </table:table-cell>
        </table:table-row>
        <table:table-row table:style-name="ro1">
          <table:table-cell office:value-type="float" office:value="1213897500">
            <text:p>1213897500</text:p>
          </table:table-cell>
          <table:table-cell office:value-type="float" office:value="46.9">
            <text:p>46,9</text:p>
          </table:table-cell>
          <table:table-cell table:formula="oooc:=SUM([.B60:.B64])/5" office:value-type="float" office:value="671.52">
            <text:p>671,52</text:p>
          </table:table-cell>
          <table:table-cell table:formula="oooc:=SUM([.B58:.B66])/9" office:value-type="float" office:value="847.233333333333">
            <text:p>847,23</text:p>
          </table:table-cell>
          <table:table-cell table:formula="oooc:=SUM([.B52:.B72])/21" office:value-type="float" office:value="1083.7619047619">
            <text:p>1083,76</text:p>
          </table:table-cell>
          <table:table-cell table:formula="oooc:=SUM([.B37:.B87])/51" office:value-type="float" office:value="1113.57843137255">
            <text:p>1113,58</text:p>
          </table:table-cell>
          <table:table-cell office:value-type="string">
            <text:p>You_vs_brianmag_1213901129007</text:p>
          </table:table-cell>
        </table:table-row>
        <table:table-row table:style-name="ro1">
          <table:table-cell office:value-type="float" office:value="1213975920">
            <text:p>1213975920</text:p>
          </table:table-cell>
          <table:table-cell office:value-type="float" office:value="1071.4">
            <text:p>1071,4</text:p>
          </table:table-cell>
          <table:table-cell table:formula="oooc:=SUM([.B61:.B65])/5" office:value-type="float" office:value="775.8">
            <text:p>775,8</text:p>
          </table:table-cell>
          <table:table-cell table:formula="oooc:=SUM([.B59:.B67])/9" office:value-type="float" office:value="766.955555555555">
            <text:p>766,96</text:p>
          </table:table-cell>
          <table:table-cell table:formula="oooc:=SUM([.B53:.B73])/21" office:value-type="float" office:value="1063.46666666667">
            <text:p>1063,47</text:p>
          </table:table-cell>
          <table:table-cell table:formula="oooc:=SUM([.B38:.B88])/51" office:value-type="float" office:value="1113.73725490196">
            <text:p>1113,74</text:p>
          </table:table-cell>
          <table:table-cell office:value-type="string">
            <text:p>You_vs_rif_raf_1213979558754</text:p>
          </table:table-cell>
        </table:table-row>
        <table:table-row table:style-name="ro1">
          <table:table-cell office:value-type="float" office:value="1213983960">
            <text:p>1213983960</text:p>
          </table:table-cell>
          <table:table-cell office:value-type="float" office:value="183.7">
            <text:p>183,7</text:p>
          </table:table-cell>
          <table:table-cell table:formula="oooc:=SUM([.B62:.B66])/5" office:value-type="float" office:value="579.14">
            <text:p>579,14</text:p>
          </table:table-cell>
          <table:table-cell table:formula="oooc:=SUM([.B60:.B68])/9" office:value-type="float" office:value="831.111111111111">
            <text:p>831,11</text:p>
          </table:table-cell>
          <table:table-cell table:formula="oooc:=SUM([.B54:.B74])/21" office:value-type="float" office:value="1071.65714285714">
            <text:p>1071,66</text:p>
          </table:table-cell>
          <table:table-cell table:formula="oooc:=SUM([.B39:.B89])/51" office:value-type="float" office:value="1122.87450980392">
            <text:p>1122,87</text:p>
          </table:table-cell>
          <table:table-cell office:value-type="string">
            <text:p>You_vs_D_Makibaw_1213987613549</text:p>
          </table:table-cell>
        </table:table-row>
        <table:table-row table:style-name="ro1">
          <table:table-cell office:value-type="float" office:value="1213985640">
            <text:p>1213985640</text:p>
          </table:table-cell>
          <table:table-cell office:value-type="float" office:value="1314.3">
            <text:p>1314,3</text:p>
          </table:table-cell>
          <table:table-cell table:formula="oooc:=SUM([.B63:.B67])/5" office:value-type="float" office:value="725.54">
            <text:p>725,54</text:p>
          </table:table-cell>
          <table:table-cell table:formula="oooc:=SUM([.B61:.B69])/9" office:value-type="float" office:value="777.211111111111">
            <text:p>777,21</text:p>
          </table:table-cell>
          <table:table-cell table:formula="oooc:=SUM([.B55:.B75])/21" office:value-type="float" office:value="1075.34285714286">
            <text:p>1075,34</text:p>
          </table:table-cell>
          <table:table-cell table:formula="oooc:=SUM([.B40:.B90])/51" office:value-type="float" office:value="1122.7431372549">
            <text:p>1122,74</text:p>
          </table:table-cell>
          <table:table-cell office:value-type="string">
            <text:p>You_vs_Jutta_1213989255141</text:p>
          </table:table-cell>
        </table:table-row>
        <table:table-row table:style-name="ro1">
          <table:table-cell office:value-type="float" office:value="1213986720">
            <text:p>1213986720</text:p>
          </table:table-cell>
          <table:table-cell office:value-type="float" office:value="279.4">
            <text:p>279,4</text:p>
          </table:table-cell>
          <table:table-cell table:formula="oooc:=SUM([.B64:.B68])/5" office:value-type="float" office:value="861.22">
            <text:p>861,22</text:p>
          </table:table-cell>
          <table:table-cell table:formula="oooc:=SUM([.B62:.B70])/9" office:value-type="float" office:value="790.944444444444">
            <text:p>790,94</text:p>
          </table:table-cell>
          <table:table-cell table:formula="oooc:=SUM([.B56:.B76])/21" office:value-type="float" office:value="1070.50476190476">
            <text:p>1070,5</text:p>
          </table:table-cell>
          <table:table-cell table:formula="oooc:=SUM([.B41:.B91])/51" office:value-type="float" office:value="1131.11568627451">
            <text:p>1131,12</text:p>
          </table:table-cell>
          <table:table-cell office:value-type="string">
            <text:p>You_vs_fadi_1213990322707</text:p>
          </table:table-cell>
        </table:table-row>
        <table:table-row table:style-name="ro1">
          <table:table-cell office:value-type="float" office:value="1213988280">
            <text:p>1213988280</text:p>
          </table:table-cell>
          <table:table-cell office:value-type="float" office:value="778.9">
            <text:p>778,9</text:p>
          </table:table-cell>
          <table:table-cell table:formula="oooc:=SUM([.B65:.B69])/5" office:value-type="float" office:value="886.04">
            <text:p>886,04</text:p>
          </table:table-cell>
          <table:table-cell table:formula="oooc:=SUM([.B63:.B71])/9" office:value-type="float" office:value="944.022222222222">
            <text:p>944,02</text:p>
          </table:table-cell>
          <table:table-cell table:formula="oooc:=SUM([.B57:.B77])/21" office:value-type="float" office:value="1084.73333333333">
            <text:p>1084,73</text:p>
          </table:table-cell>
          <table:table-cell table:formula="oooc:=SUM([.B42:.B92])/51" office:value-type="float" office:value="1132.71764705882">
            <text:p>1132,72</text:p>
          </table:table-cell>
          <table:table-cell office:value-type="string">
            <text:p>You_vs_lindae_1213991930968</text:p>
          </table:table-cell>
        </table:table-row>
        <table:table-row table:style-name="ro1">
          <table:table-cell office:value-type="float" office:value="1213989900">
            <text:p>1213989900</text:p>
          </table:table-cell>
          <table:table-cell office:value-type="float" office:value="1749.8">
            <text:p>1749,8</text:p>
          </table:table-cell>
          <table:table-cell table:formula="oooc:=SUM([.B66:.B70])/5" office:value-type="float" office:value="900.44">
            <text:p>900,44</text:p>
          </table:table-cell>
          <table:table-cell table:formula="oooc:=SUM([.B64:.B72])/9" office:value-type="float" office:value="984.911111111111">
            <text:p>984,91</text:p>
          </table:table-cell>
          <table:table-cell table:formula="oooc:=SUM([.B58:.B78])/21" office:value-type="float" office:value="1017.1">
            <text:p>1017,1</text:p>
          </table:table-cell>
          <table:table-cell table:formula="oooc:=SUM([.B43:.B93])/51" office:value-type="float" office:value="1089.92549019608">
            <text:p>1089,93</text:p>
          </table:table-cell>
          <table:table-cell office:value-type="string">
            <text:p>You_vs_Jean_1213993555969</text:p>
          </table:table-cell>
        </table:table-row>
        <table:table-row table:style-name="ro1">
          <table:table-cell office:value-type="float" office:value="1213990380">
            <text:p>1213990380</text:p>
          </table:table-cell>
          <table:table-cell office:value-type="float" office:value="307.8">
            <text:p>307,8</text:p>
          </table:table-cell>
          <table:table-cell table:formula="oooc:=SUM([.B67:.B71])/5" office:value-type="float" office:value="1129.48">
            <text:p>1129,48</text:p>
          </table:table-cell>
          <table:table-cell table:formula="oooc:=SUM([.B65:.B73])/9" office:value-type="float" office:value="1092.27777777778">
            <text:p>1092,28</text:p>
          </table:table-cell>
          <table:table-cell table:formula="oooc:=SUM([.B59:.B79])/21" office:value-type="float" office:value="971.680952380952">
            <text:p>971,68</text:p>
          </table:table-cell>
          <table:table-cell table:formula="oooc:=SUM([.B44:.B94])/51" office:value-type="float" office:value="1105.1568627451">
            <text:p>1105,16</text:p>
          </table:table-cell>
          <table:table-cell office:value-type="string">
            <text:p>You_vs_roxe_1213994023440</text:p>
          </table:table-cell>
        </table:table-row>
        <table:table-row table:style-name="ro1">
          <table:table-cell office:value-type="float" office:value="1213991100">
            <text:p>1213991100</text:p>
          </table:table-cell>
          <table:table-cell office:value-type="float" office:value="1386.3">
            <text:p>1386,3</text:p>
          </table:table-cell>
          <table:table-cell table:formula="oooc:=SUM([.B68:.B72])/5" office:value-type="float" office:value="1261.58">
            <text:p>1261,58</text:p>
          </table:table-cell>
          <table:table-cell table:formula="oooc:=SUM([.B66:.B74])/9" office:value-type="float" office:value="1069.96666666667">
            <text:p>1069,97</text:p>
          </table:table-cell>
          <table:table-cell table:formula="oooc:=SUM([.B60:.B80])/21" office:value-type="float" office:value="1004.8380952381">
            <text:p>1004,84</text:p>
          </table:table-cell>
          <table:table-cell table:formula="oooc:=SUM([.B45:.B95])/51" office:value-type="float" office:value="1093.10392156863">
            <text:p>1093,1</text:p>
          </table:table-cell>
          <table:table-cell office:value-type="string">
            <text:p>You_vs_evenif_1213994730117</text:p>
          </table:table-cell>
        </table:table-row>
        <table:table-row table:style-name="ro1">
          <table:table-cell office:value-type="float" office:value="1214062680">
            <text:p>1214062680</text:p>
          </table:table-cell>
          <table:table-cell office:value-type="float" office:value="1424.6">
            <text:p>1424,6</text:p>
          </table:table-cell>
          <table:table-cell table:formula="oooc:=SUM([.B69:.B73])/5" office:value-type="float" office:value="1141.62">
            <text:p>1141,62</text:p>
          </table:table-cell>
          <table:table-cell table:formula="oooc:=SUM([.B67:.B75])/9" office:value-type="float" office:value="1221.16666666667">
            <text:p>1221,17</text:p>
          </table:table-cell>
          <table:table-cell table:formula="oooc:=SUM([.B61:.B81])/21" office:value-type="float" office:value="1050.98095238095">
            <text:p>1050,98</text:p>
          </table:table-cell>
          <table:table-cell table:formula="oooc:=SUM([.B46:.B96])/51" office:value-type="float" office:value="1066.46470588235">
            <text:p>1066,46</text:p>
          </table:table-cell>
          <table:table-cell office:value-type="string">
            <text:p>You_vs_queen_1214066289097</text:p>
          </table:table-cell>
        </table:table-row>
        <table:table-row table:style-name="ro1">
          <table:table-cell office:value-type="float" office:value="1214065620">
            <text:p>1214065620</text:p>
          </table:table-cell>
          <table:table-cell office:value-type="float" office:value="1439.4">
            <text:p>1439,4</text:p>
          </table:table-cell>
          <table:table-cell table:formula="oooc:=SUM([.B70:.B74])/5" office:value-type="float" office:value="1302.76">
            <text:p>1302,76</text:p>
          </table:table-cell>
          <table:table-cell table:formula="oooc:=SUM([.B68:.B76])/9" office:value-type="float" office:value="1265.83333333333">
            <text:p>1265,83</text:p>
          </table:table-cell>
          <table:table-cell table:formula="oooc:=SUM([.B62:.B82])/21" office:value-type="float" office:value="1039.1380952381">
            <text:p>1039,14</text:p>
          </table:table-cell>
          <table:table-cell table:formula="oooc:=SUM([.B47:.B97])/51" office:value-type="float" office:value="1047.41176470588">
            <text:p>1047,41</text:p>
          </table:table-cell>
          <table:table-cell office:value-type="string">
            <text:p>You_vs_cornhusker_1214069272150</text:p>
          </table:table-cell>
        </table:table-row>
        <table:table-row table:style-name="ro1">
          <table:table-cell office:value-type="float" office:value="1214066340">
            <text:p>1214066340</text:p>
          </table:table-cell>
          <table:table-cell office:value-type="float" office:value="1150">
            <text:p>1150</text:p>
          </table:table-cell>
          <table:table-cell table:formula="oooc:=SUM([.B71:.B75])/5" office:value-type="float" office:value="1353.54">
            <text:p>1353,54</text:p>
          </table:table-cell>
          <table:table-cell table:formula="oooc:=SUM([.B69:.B77])/9" office:value-type="float" office:value="1236.72222222222">
            <text:p>1236,72</text:p>
          </table:table-cell>
          <table:table-cell table:formula="oooc:=SUM([.B63:.B83])/21" office:value-type="float" office:value="1096.24285714286">
            <text:p>1096,24</text:p>
          </table:table-cell>
          <table:table-cell table:formula="oooc:=SUM([.B48:.B98])/51" office:value-type="float" office:value="1053.20196078431">
            <text:p>1053,2</text:p>
          </table:table-cell>
          <table:table-cell office:value-type="string">
            <text:p>You_vs_davidking_1214069949942</text:p>
          </table:table-cell>
        </table:table-row>
        <table:table-row table:style-name="ro1">
          <table:table-cell office:value-type="float" office:value="1214072520">
            <text:p>1214072520</text:p>
          </table:table-cell>
          <table:table-cell office:value-type="float" office:value="1113.5">
            <text:p>1113,5</text:p>
          </table:table-cell>
          <table:table-cell table:formula="oooc:=SUM([.B72:.B76])/5" office:value-type="float" office:value="1304.8">
            <text:p>1304,8</text:p>
          </table:table-cell>
          <table:table-cell table:formula="oooc:=SUM([.B70:.B78])/9" office:value-type="float" office:value="1210.83333333333">
            <text:p>1210,83</text:p>
          </table:table-cell>
          <table:table-cell table:formula="oooc:=SUM([.B64:.B84])/21" office:value-type="float" office:value="1078.1380952381">
            <text:p>1078,14</text:p>
          </table:table-cell>
          <table:table-cell table:formula="oooc:=SUM([.B49:.B99])/51" office:value-type="float" office:value="1088.53333333333">
            <text:p>1088,53</text:p>
          </table:table-cell>
          <table:table-cell office:value-type="string">
            <text:p>You_vs_firatbingollu_1214076159674</text:p>
          </table:table-cell>
        </table:table-row>
        <table:table-row table:style-name="ro1">
          <table:table-cell office:value-type="float" office:value="1214072760">
            <text:p>1214072760</text:p>
          </table:table-cell>
          <table:table-cell office:value-type="float" office:value="1640.2">
            <text:p>1640,2</text:p>
          </table:table-cell>
          <table:table-cell table:formula="oooc:=SUM([.B73:.B77])/5" office:value-type="float" office:value="1314.48">
            <text:p>1314,48</text:p>
          </table:table-cell>
          <table:table-cell table:formula="oooc:=SUM([.B71:.B79])/9" office:value-type="float" office:value="1117.64444444444">
            <text:p>1117,64</text:p>
          </table:table-cell>
          <table:table-cell table:formula="oooc:=SUM([.B65:.B85])/21" office:value-type="float" office:value="1127.3619047619">
            <text:p>1127,36</text:p>
          </table:table-cell>
          <table:table-cell table:formula="oooc:=SUM([.B50:.B100])/51" office:value-type="float" office:value="1091.58431372549">
            <text:p>1091,58</text:p>
          </table:table-cell>
          <table:table-cell office:value-type="string">
            <text:p>You_vs_fungie_1214076363112</text:p>
          </table:table-cell>
        </table:table-row>
        <table:table-row table:style-name="ro1">
          <table:table-cell office:value-type="float" office:value="1214073000">
            <text:p>1214073000</text:p>
          </table:table-cell>
          <table:table-cell office:value-type="float" office:value="1180.9">
            <text:p>1180,9</text:p>
          </table:table-cell>
          <table:table-cell table:formula="oooc:=SUM([.B74:.B78])/5" office:value-type="float" office:value="1099.44">
            <text:p>1099,44</text:p>
          </table:table-cell>
          <table:table-cell table:formula="oooc:=SUM([.B72:.B80])/9" office:value-type="float" office:value="1166.98888888889">
            <text:p>1166,99</text:p>
          </table:table-cell>
          <table:table-cell table:formula="oooc:=SUM([.B66:.B86])/21" office:value-type="float" office:value="1086.55238095238">
            <text:p>1086,55</text:p>
          </table:table-cell>
          <table:table-cell table:formula="oooc:=SUM([.B51:.B101])/51" office:value-type="float" office:value="1111.16470588235">
            <text:p>1111,16</text:p>
          </table:table-cell>
          <table:table-cell office:value-type="string">
            <text:p>You_vs_fungie_1214076656280</text:p>
          </table:table-cell>
        </table:table-row>
        <table:table-row table:style-name="ro1">
          <table:table-cell office:value-type="float" office:value="1214073480">
            <text:p>1214073480</text:p>
          </table:table-cell>
          <table:table-cell office:value-type="float" office:value="1487.8">
            <text:p>1487,8</text:p>
          </table:table-cell>
          <table:table-cell table:formula="oooc:=SUM([.B75:.B79])/5" office:value-type="float" office:value="986.26">
            <text:p>986,26</text:p>
          </table:table-cell>
          <table:table-cell table:formula="oooc:=SUM([.B73:.B81])/9" office:value-type="float" office:value="1202.82222222222">
            <text:p>1202,82</text:p>
          </table:table-cell>
          <table:table-cell table:formula="oooc:=SUM([.B67:.B87])/21" office:value-type="float" office:value="1142.24285714286">
            <text:p>1142,24</text:p>
          </table:table-cell>
          <table:table-cell table:formula="oooc:=SUM([.B52:.B102])/51" office:value-type="float" office:value="1112.41960784314">
            <text:p>1112,42</text:p>
          </table:table-cell>
          <table:table-cell office:value-type="string">
            <text:p>You_vs_fungie_1214077131802</text:p>
          </table:table-cell>
        </table:table-row>
        <table:table-row table:style-name="ro1">
          <table:table-cell office:value-type="float" office:value="1214074380">
            <text:p>1214074380</text:p>
          </table:table-cell>
          <table:table-cell office:value-type="float" office:value="74.8">
            <text:p>74,8</text:p>
          </table:table-cell>
          <table:table-cell table:formula="oooc:=SUM([.B76:.B80])/5" office:value-type="float" office:value="1031.96">
            <text:p>1031,96</text:p>
          </table:table-cell>
          <table:table-cell table:formula="oooc:=SUM([.B74:.B82])/9" office:value-type="float" office:value="1187.71111111111">
            <text:p>1187,71</text:p>
          </table:table-cell>
          <table:table-cell table:formula="oooc:=SUM([.B68:.B88])/21" office:value-type="float" office:value="1179.39523809524">
            <text:p>1179,4</text:p>
          </table:table-cell>
          <table:table-cell table:formula="oooc:=SUM([.B53:.B103])/51" office:value-type="float" office:value="1108.31764705882">
            <text:p>1108,32</text:p>
          </table:table-cell>
          <table:table-cell office:value-type="string">
            <text:p>You_vs_hitit_1214078023901</text:p>
          </table:table-cell>
        </table:table-row>
        <table:table-row table:style-name="ro1">
          <table:table-cell office:value-type="float" office:value="1214076180">
            <text:p>1214076180</text:p>
          </table:table-cell>
          <table:table-cell office:value-type="float" office:value="547.6">
            <text:p>547,6</text:p>
          </table:table-cell>
          <table:table-cell table:formula="oooc:=SUM([.B77:.B81])/5" office:value-type="float" office:value="1148.16">
            <text:p>1148,16</text:p>
          </table:table-cell>
          <table:table-cell table:formula="oooc:=SUM([.B75:.B83])/9" office:value-type="float" office:value="1202.44444444444">
            <text:p>1202,44</text:p>
          </table:table-cell>
          <table:table-cell table:formula="oooc:=SUM([.B69:.B89])/21" office:value-type="float" office:value="1182.40476190476">
            <text:p>1182,4</text:p>
          </table:table-cell>
          <table:table-cell table:formula="oooc:=SUM([.B54:.B104])/51" office:value-type="float" office:value="1121.4137254902">
            <text:p>1121,41</text:p>
          </table:table-cell>
          <table:table-cell office:value-type="string">
            <text:p>You_vs_herby_1214079820694</text:p>
          </table:table-cell>
        </table:table-row>
        <table:table-row table:style-name="ro1">
          <table:table-cell office:value-type="float" office:value="1214286960">
            <text:p>1214286960</text:p>
          </table:table-cell>
          <table:table-cell office:value-type="float" office:value="1868.7">
            <text:p>1868,7</text:p>
          </table:table-cell>
          <table:table-cell table:formula="oooc:=SUM([.B78:.B82])/5" office:value-type="float" office:value="1053.4">
            <text:p>1053,4</text:p>
          </table:table-cell>
          <table:table-cell table:formula="oooc:=SUM([.B76:.B84])/9" office:value-type="float" office:value="1097">
            <text:p>1097</text:p>
          </table:table-cell>
          <table:table-cell table:formula="oooc:=SUM([.B70:.B90])/21" office:value-type="float" office:value="1200.6380952381">
            <text:p>1200,64</text:p>
          </table:table-cell>
          <table:table-cell table:formula="oooc:=SUM([.B55:.B105])/51" office:value-type="float" office:value="1113.71960784314">
            <text:p>1113,72</text:p>
          </table:table-cell>
          <table:table-cell office:value-type="string">
            <text:p>You_vs_shabnam_1214290605168</text:p>
          </table:table-cell>
        </table:table-row>
        <table:table-row table:style-name="ro1">
          <table:table-cell office:value-type="float" office:value="1214287560">
            <text:p>1214287560</text:p>
          </table:table-cell>
          <table:table-cell office:value-type="float" office:value="1761.9">
            <text:p>1761,9</text:p>
          </table:table-cell>
          <table:table-cell table:formula="oooc:=SUM([.B79:.B83])/5" office:value-type="float" office:value="1287.66">
            <text:p>1287,66</text:p>
          </table:table-cell>
          <table:table-cell table:formula="oooc:=SUM([.B77:.B85])/9" office:value-type="float" office:value="1101.05555555556">
            <text:p>1101,06</text:p>
          </table:table-cell>
          <table:table-cell table:formula="oooc:=SUM([.B71:.B91])/21" office:value-type="float" office:value="1190.20952380952">
            <text:p>1190,21</text:p>
          </table:table-cell>
          <table:table-cell table:formula="oooc:=SUM([.B56:.B106])/51" office:value-type="float" office:value="1116.36274509804">
            <text:p>1116,36</text:p>
          </table:table-cell>
          <table:table-cell office:value-type="string">
            <text:p>You_vs_antiant_1214291167151</text:p>
          </table:table-cell>
        </table:table-row>
        <table:table-row table:style-name="ro1">
          <table:table-cell office:value-type="float" office:value="1214288280">
            <text:p>1214288280</text:p>
          </table:table-cell>
          <table:table-cell office:value-type="float" office:value="1014">
            <text:p>1014</text:p>
          </table:table-cell>
          <table:table-cell table:formula="oooc:=SUM([.B80:.B84])/5" office:value-type="float" office:value="1316.38">
            <text:p>1316,38</text:p>
          </table:table-cell>
          <table:table-cell table:formula="oooc:=SUM([.B78:.B86])/9" office:value-type="float" office:value="986.555555555556">
            <text:p>986,56</text:p>
          </table:table-cell>
          <table:table-cell table:formula="oooc:=SUM([.B72:.B92])/21" office:value-type="float" office:value="1207.5619047619">
            <text:p>1207,56</text:p>
          </table:table-cell>
          <table:table-cell table:formula="oooc:=SUM([.B57:.B107])/51" office:value-type="float" office:value="1113.97254901961">
            <text:p>1113,97</text:p>
          </table:table-cell>
          <table:table-cell office:value-type="string">
            <text:p>You_vs_TANTAN_1214291928104</text:p>
          </table:table-cell>
        </table:table-row>
        <table:table-row table:style-name="ro1">
          <table:table-cell office:value-type="float" office:value="1214288820">
            <text:p>1214288820</text:p>
          </table:table-cell>
          <table:table-cell office:value-type="float" office:value="1246.1">
            <text:p>1246,1</text:p>
          </table:table-cell>
          <table:table-cell table:formula="oooc:=SUM([.B81:.B85])/5" office:value-type="float" office:value="1186.12">
            <text:p>1186,12</text:p>
          </table:table-cell>
          <table:table-cell table:formula="oooc:=SUM([.B79:.B87])/9" office:value-type="float" office:value="1139.23333333333">
            <text:p>1139,23</text:p>
          </table:table-cell>
          <table:table-cell table:formula="oooc:=SUM([.B73:.B93])/21" office:value-type="float" office:value="1112.6380952381">
            <text:p>1112,64</text:p>
          </table:table-cell>
          <table:table-cell table:formula="oooc:=SUM([.B58:.B108])/51" office:value-type="float" office:value="1109.50196078431">
            <text:p>1109,5</text:p>
          </table:table-cell>
          <table:table-cell office:value-type="string">
            <text:p>You_vs_ANAHITA_1214292435807</text:p>
          </table:table-cell>
        </table:table-row>
        <table:table-row table:style-name="ro1">
          <table:table-cell office:value-type="float" office:value="1214289300">
            <text:p>1214289300</text:p>
          </table:table-cell>
          <table:table-cell office:value-type="float" office:value="691.2">
            <text:p>691,2</text:p>
          </table:table-cell>
          <table:table-cell table:formula="oooc:=SUM([.B82:.B86])/5" office:value-type="float" office:value="925.2">
            <text:p>925,2</text:p>
          </table:table-cell>
          <table:table-cell table:formula="oooc:=SUM([.B80:.B88])/9" office:value-type="float" office:value="1251.62222222222">
            <text:p>1251,62</text:p>
          </table:table-cell>
          <table:table-cell table:formula="oooc:=SUM([.B74:.B94])/21" office:value-type="float" office:value="1132.54285714286">
            <text:p>1132,54</text:p>
          </table:table-cell>
          <table:table-cell table:formula="oooc:=SUM([.B59:.B109])/51" office:value-type="float" office:value="1110.4568627451">
            <text:p>1110,46</text:p>
          </table:table-cell>
          <table:table-cell office:value-type="string">
            <text:p>You_vs_ANAHITA_1214292911475</text:p>
          </table:table-cell>
        </table:table-row>
        <table:table-row table:style-name="ro1">
          <table:table-cell office:value-type="float" office:value="1214289780">
            <text:p>1214289780</text:p>
          </table:table-cell>
          <table:table-cell office:value-type="float" office:value="1217.4">
            <text:p>1217,4</text:p>
          </table:table-cell>
          <table:table-cell table:formula="oooc:=SUM([.B83:.B87])/5" office:value-type="float" office:value="1012.18">
            <text:p>1012,18</text:p>
          </table:table-cell>
          <table:table-cell table:formula="oooc:=SUM([.B81:.B89])/9" office:value-type="float" office:value="1245.43333333333">
            <text:p>1245,43</text:p>
          </table:table-cell>
          <table:table-cell table:formula="oooc:=SUM([.B75:.B95])/21" office:value-type="float" office:value="1119.85238095238">
            <text:p>1119,85</text:p>
          </table:table-cell>
          <table:table-cell table:formula="oooc:=SUM([.B60:.B110])/51" office:value-type="float" office:value="1121.27647058824">
            <text:p>1121,28</text:p>
          </table:table-cell>
          <table:table-cell office:value-type="string">
            <text:p>You_vs_AVZ_1214293396673</text:p>
          </table:table-cell>
        </table:table-row>
        <table:table-row table:style-name="ro1">
          <table:table-cell office:value-type="float" office:value="1214290020">
            <text:p>1214290020</text:p>
          </table:table-cell>
          <table:table-cell office:value-type="float" office:value="457.3">
            <text:p>457,3</text:p>
          </table:table-cell>
          <table:table-cell table:formula="oooc:=SUM([.B84:.B88])/5" office:value-type="float" office:value="1074.78">
            <text:p>1074,78</text:p>
          </table:table-cell>
          <table:table-cell table:formula="oooc:=SUM([.B82:.B90])/9" office:value-type="float" office:value="1126.41111111111">
            <text:p>1126,41</text:p>
          </table:table-cell>
          <table:table-cell table:formula="oooc:=SUM([.B76:.B96])/21" office:value-type="float" office:value="1032.3619047619">
            <text:p>1032,36</text:p>
          </table:table-cell>
          <table:table-cell table:formula="oooc:=SUM([.B61:.B111])/51" office:value-type="float" office:value="1134.78823529412">
            <text:p>1134,79</text:p>
          </table:table-cell>
          <table:table-cell office:value-type="string">
            <text:p>You_vs_colin_bro_1214293651649</text:p>
          </table:table-cell>
        </table:table-row>
        <table:table-row table:style-name="ro1">
          <table:table-cell office:value-type="float" office:value="1214292180">
            <text:p>1214292180</text:p>
          </table:table-cell>
          <table:table-cell office:value-type="float" office:value="1448.9">
            <text:p>1448,9</text:p>
          </table:table-cell>
          <table:table-cell table:formula="oooc:=SUM([.B85:.B89])/5" office:value-type="float" office:value="1299.14">
            <text:p>1299,14</text:p>
          </table:table-cell>
          <table:table-cell table:formula="oooc:=SUM([.B83:.B91])/9" office:value-type="float" office:value="1143.44444444444">
            <text:p>1143,44</text:p>
          </table:table-cell>
          <table:table-cell table:formula="oooc:=SUM([.B77:.B97])/21" office:value-type="float" office:value="1010.23333333333">
            <text:p>1010,23</text:p>
          </table:table-cell>
          <table:table-cell table:formula="oooc:=SUM([.B62:.B112])/51" office:value-type="float" office:value="1143.1862745098">
            <text:p>1143,19</text:p>
          </table:table-cell>
          <table:table-cell office:value-type="string">
            <text:p>You_vs_AVZ_1214295791952</text:p>
          </table:table-cell>
        </table:table-row>
        <table:table-row table:style-name="ro1">
          <table:table-cell office:value-type="float" office:value="1214293020">
            <text:p>1214293020</text:p>
          </table:table-cell>
          <table:table-cell office:value-type="float" office:value="1559.1">
            <text:p>1559,1</text:p>
          </table:table-cell>
          <table:table-cell table:formula="oooc:=SUM([.B86:.B90])/5" office:value-type="float" office:value="1193.8">
            <text:p>1193,8</text:p>
          </table:table-cell>
          <table:table-cell table:formula="oooc:=SUM([.B84:.B92])/9" office:value-type="float" office:value="1203.76666666667">
            <text:p>1203,77</text:p>
          </table:table-cell>
          <table:table-cell table:formula="oooc:=SUM([.B78:.B98])/21" office:value-type="float" office:value="1021.22380952381">
            <text:p>1021,22</text:p>
          </table:table-cell>
          <table:table-cell table:formula="oooc:=SUM([.B63:.B113])/51" office:value-type="float" office:value="1173.42156862745">
            <text:p>1173,42</text:p>
          </table:table-cell>
          <table:table-cell office:value-type="string">
            <text:p>You_vs_AVZ_1214296670309</text:p>
          </table:table-cell>
        </table:table-row>
        <table:table-row table:style-name="ro1">
          <table:table-cell office:value-type="float" office:value="1214293560">
            <text:p>1214293560</text:p>
          </table:table-cell>
          <table:table-cell office:value-type="float" office:value="1813">
            <text:p>1813</text:p>
          </table:table-cell>
          <table:table-cell table:formula="oooc:=SUM([.B87:.B91])/5" office:value-type="float" office:value="1335.8">
            <text:p>1335,8</text:p>
          </table:table-cell>
          <table:table-cell table:formula="oooc:=SUM([.B85:.B93])/9" office:value-type="float" office:value="1065.41111111111">
            <text:p>1065,41</text:p>
          </table:table-cell>
          <table:table-cell table:formula="oooc:=SUM([.B79:.B99])/21" office:value-type="float" office:value="1097.44285714286">
            <text:p>1097,44</text:p>
          </table:table-cell>
          <table:table-cell table:formula="oooc:=SUM([.B64:.B114])/51" office:value-type="float" office:value="1171.6137254902">
            <text:p>1171,61</text:p>
          </table:table-cell>
          <table:table-cell office:value-type="string">
            <text:p>You_vs_AVZ_1214297204394</text:p>
          </table:table-cell>
        </table:table-row>
        <table:table-row table:style-name="ro1">
          <table:table-cell office:value-type="float" office:value="1214294280">
            <text:p>1214294280</text:p>
          </table:table-cell>
          <table:table-cell office:value-type="float" office:value="690.7">
            <text:p>690,7</text:p>
          </table:table-cell>
          <table:table-cell table:formula="oooc:=SUM([.B88:.B92])/5" office:value-type="float" office:value="1403.82">
            <text:p>1403,82</text:p>
          </table:table-cell>
          <table:table-cell table:formula="oooc:=SUM([.B86:.B94])/9" office:value-type="float" office:value="1104.36666666667">
            <text:p>1104,37</text:p>
          </table:table-cell>
          <table:table-cell table:formula="oooc:=SUM([.B80:.B100])/21" office:value-type="float" office:value="1146.56666666667">
            <text:p>1146,57</text:p>
          </table:table-cell>
          <table:table-cell table:formula="oooc:=SUM([.B65:.B115])/51" office:value-type="float" office:value="1196.17058823529">
            <text:p>1196,17</text:p>
          </table:table-cell>
          <table:table-cell office:value-type="string">
            <text:p>You_vs_AVZ_1214297929166</text:p>
          </table:table-cell>
        </table:table-row>
        <table:table-row table:style-name="ro1">
          <table:table-cell office:value-type="float" office:value="1214295660">
            <text:p>1214295660</text:p>
          </table:table-cell>
          <table:table-cell office:value-type="float" office:value="1167.3">
            <text:p>1167,3</text:p>
          </table:table-cell>
          <table:table-cell table:formula="oooc:=SUM([.B89:.B93])/5" office:value-type="float" office:value="981.2">
            <text:p>981,2</text:p>
          </table:table-cell>
          <table:table-cell table:formula="oooc:=SUM([.B87:.B95])/9" office:value-type="float" office:value="1147.66666666667">
            <text:p>1147,67</text:p>
          </table:table-cell>
          <table:table-cell table:formula="oooc:=SUM([.B81:.B101])/21" office:value-type="float" office:value="1123.49047619048">
            <text:p>1123,49</text:p>
          </table:table-cell>
          <table:table-cell table:formula="oooc:=SUM([.B66:.B116])/51" office:value-type="float" office:value="1201.89411764706">
            <text:p>1201,89</text:p>
          </table:table-cell>
          <table:table-cell office:value-type="string">
            <text:p>You_vs_HalRoth_1214299290265</text:p>
          </table:table-cell>
        </table:table-row>
        <table:table-row table:style-name="ro1">
          <table:table-cell office:value-type="float" office:value="1214334480">
            <text:p>1214334480</text:p>
          </table:table-cell>
          <table:table-cell office:value-type="float" office:value="1789">
            <text:p>1789</text:p>
          </table:table-cell>
          <table:table-cell table:formula="oooc:=SUM([.B90:.B94])/5" office:value-type="float" office:value="932.2">
            <text:p>932,2</text:p>
          </table:table-cell>
          <table:table-cell table:formula="oooc:=SUM([.B88:.B96])/9" office:value-type="float" office:value="964.777777777778">
            <text:p>964,78</text:p>
          </table:table-cell>
          <table:table-cell table:formula="oooc:=SUM([.B82:.B102])/21" office:value-type="float" office:value="1102.33333333333">
            <text:p>1102,33</text:p>
          </table:table-cell>
          <table:table-cell table:formula="oooc:=SUM([.B67:.B117])/51" office:value-type="float" office:value="1228.43333333333">
            <text:p>1228,43</text:p>
          </table:table-cell>
          <table:table-cell office:value-type="string">
            <text:p>You_vs_tarkus_1214338097520</text:p>
          </table:table-cell>
        </table:table-row>
        <table:table-row table:style-name="ro1">
          <table:table-cell office:value-type="float" office:value="1214335200">
            <text:p>1214335200</text:p>
          </table:table-cell>
          <table:table-cell office:value-type="float" office:value="-554">
            <text:p>-554</text:p>
          </table:table-cell>
          <table:table-cell table:formula="oooc:=SUM([.B91:.B95])/5" office:value-type="float" office:value="963.46">
            <text:p>963,46</text:p>
          </table:table-cell>
          <table:table-cell table:formula="oooc:=SUM([.B89:.B97])/9" office:value-type="float" office:value="871.122222222222">
            <text:p>871,12</text:p>
          </table:table-cell>
          <table:table-cell table:formula="oooc:=SUM([.B83:.B103])/21" office:value-type="float" office:value="1119.14285714286">
            <text:p>1119,14</text:p>
          </table:table-cell>
          <table:table-cell table:formula="oooc:=SUM([.B68:.B118])/51" office:value-type="float" office:value="1240.6568627451">
            <text:p>1240,66</text:p>
          </table:table-cell>
          <table:table-cell office:value-type="string">
            <text:p>You_vs_autumn_1214338828000</text:p>
          </table:table-cell>
        </table:table-row>
        <table:table-row table:style-name="ro1">
          <table:table-cell office:value-type="float" office:value="1214340780">
            <text:p>1214340780</text:p>
          </table:table-cell>
          <table:table-cell office:value-type="float" office:value="1568">
            <text:p>1568</text:p>
          </table:table-cell>
          <table:table-cell table:formula="oooc:=SUM([.B92:.B96])/5" office:value-type="float" office:value="690.58">
            <text:p>690,58</text:p>
          </table:table-cell>
          <table:table-cell table:formula="oooc:=SUM([.B90:.B98])/9" office:value-type="float" office:value="860.633333333333">
            <text:p>860,63</text:p>
          </table:table-cell>
          <table:table-cell table:formula="oooc:=SUM([.B84:.B104])/21" office:value-type="float" office:value="1136.44285714286">
            <text:p>1136,44</text:p>
          </table:table-cell>
          <table:table-cell table:formula="oooc:=SUM([.B69:.B119])/51" office:value-type="float" office:value="1237.73333333333">
            <text:p>1237,73</text:p>
          </table:table-cell>
          <table:table-cell office:value-type="string">
            <text:p>You_vs_Bine_1214344425795</text:p>
          </table:table-cell>
        </table:table-row>
        <table:table-row table:style-name="ro1">
          <table:table-cell office:value-type="float" office:value="1214650980">
            <text:p>1214650980</text:p>
          </table:table-cell>
          <table:table-cell office:value-type="float" office:value="847">
            <text:p>847</text:p>
          </table:table-cell>
          <table:table-cell table:formula="oooc:=SUM([.B93:.B97])/5" office:value-type="float" office:value="476.02">
            <text:p>476,02</text:p>
          </table:table-cell>
          <table:table-cell table:formula="oooc:=SUM([.B91:.B99])/9" office:value-type="float" office:value="970.044444444444">
            <text:p>970,04</text:p>
          </table:table-cell>
          <table:table-cell table:formula="oooc:=SUM([.B85:.B105])/21" office:value-type="float" office:value="1159.26190476191">
            <text:p>1159,26</text:p>
          </table:table-cell>
          <table:table-cell table:formula="oooc:=SUM([.B70:.B120])/51" office:value-type="float" office:value="1269.75294117647">
            <text:p>1269,75</text:p>
          </table:table-cell>
          <table:table-cell office:value-type="string">
            <text:p>You_vs_WiFi_1214654619840</text:p>
          </table:table-cell>
        </table:table-row>
        <table:table-row table:style-name="ro1">
          <table:table-cell office:value-type="float" office:value="1215073140">
            <text:p>1215073140</text:p>
          </table:table-cell>
          <table:table-cell office:value-type="float" office:value="-197.1">
            <text:p>-197,1</text:p>
          </table:table-cell>
          <table:table-cell table:formula="oooc:=SUM([.B94:.B98])/5" office:value-type="float" office:value="930.54">
            <text:p>930,54</text:p>
          </table:table-cell>
          <table:table-cell table:formula="oooc:=SUM([.B92:.B100])/9" office:value-type="float" office:value="1015.81111111111">
            <text:p>1015,81</text:p>
          </table:table-cell>
          <table:table-cell table:formula="oooc:=SUM([.B86:.B106])/21" office:value-type="float" office:value="1168.78095238095">
            <text:p>1168,78</text:p>
          </table:table-cell>
          <table:table-cell table:formula="oooc:=SUM([.B71:.B121])/51" office:value-type="float" office:value="1270.99215686275">
            <text:p>1270,99</text:p>
          </table:table-cell>
          <table:table-cell office:value-type="string">
            <text:p>You_vs_antiant_1215076742947</text:p>
          </table:table-cell>
        </table:table-row>
        <table:table-row table:style-name="ro1">
          <table:table-cell office:value-type="float" office:value="1215548100">
            <text:p>1215548100</text:p>
          </table:table-cell>
          <table:table-cell office:value-type="float" office:value="716.2">
            <text:p>716,2</text:p>
          </table:table-cell>
          <table:table-cell table:formula="oooc:=SUM([.B95:.B99])/5" office:value-type="float" office:value="952.02">
            <text:p>952,02</text:p>
          </table:table-cell>
          <table:table-cell table:formula="oooc:=SUM([.B93:.B101])/9" office:value-type="float" office:value="970.822222222222">
            <text:p>970,82</text:p>
          </table:table-cell>
          <table:table-cell table:formula="oooc:=SUM([.B87:.B107])/21" office:value-type="float" office:value="1197.81904761905">
            <text:p>1197,82</text:p>
          </table:table-cell>
          <table:table-cell table:formula="oooc:=SUM([.B72:.B122])/51" office:value-type="float" office:value="1273.25490196078">
            <text:p>1273,25</text:p>
          </table:table-cell>
          <table:table-cell office:value-type="string">
            <text:p>You_vs_herby_1215551718392</text:p>
          </table:table-cell>
        </table:table-row>
        <table:table-row table:style-name="ro1">
          <table:table-cell office:value-type="float" office:value="1218814740">
            <text:p>1218814740</text:p>
          </table:table-cell>
          <table:table-cell office:value-type="float" office:value="1718.6">
            <text:p>1718,6</text:p>
          </table:table-cell>
          <table:table-cell table:formula="oooc:=SUM([.B96:.B100])/5" office:value-type="float" office:value="1098.46">
            <text:p>1098,46</text:p>
          </table:table-cell>
          <table:table-cell table:formula="oooc:=SUM([.B94:.B102])/9" office:value-type="float" office:value="1178.77777777778">
            <text:p>1178,78</text:p>
          </table:table-cell>
          <table:table-cell table:formula="oooc:=SUM([.B88:.B108])/21" office:value-type="float" office:value="1189.1619047619">
            <text:p>1189,16</text:p>
          </table:table-cell>
          <table:table-cell table:formula="oooc:=SUM([.B73:.B123])/51" office:value-type="float" office:value="1267.60588235294">
            <text:p>1267,61</text:p>
          </table:table-cell>
          <table:table-cell office:value-type="string">
            <text:p>You_vs_ananbee_1218818372639</text:p>
          </table:table-cell>
        </table:table-row>
        <table:table-row table:style-name="ro1">
          <table:table-cell office:value-type="float" office:value="1218817920">
            <text:p>1218817920</text:p>
          </table:table-cell>
          <table:table-cell office:value-type="float" office:value="1675.4">
            <text:p>1675,4</text:p>
          </table:table-cell>
          <table:table-cell table:formula="oooc:=SUM([.B97:.B101])/5" office:value-type="float" office:value="1414.7">
            <text:p>1414,7</text:p>
          </table:table-cell>
          <table:table-cell table:formula="oooc:=SUM([.B95:.B103])/9" office:value-type="float" office:value="1156.44444444444">
            <text:p>1156,44</text:p>
          </table:table-cell>
          <table:table-cell table:formula="oooc:=SUM([.B89:.B109])/21" office:value-type="float" office:value="1188.73333333333">
            <text:p>1188,73</text:p>
          </table:table-cell>
          <table:table-cell table:formula="oooc:=SUM([.B74:.B124])/51" office:value-type="float" office:value="1278.15294117647">
            <text:p>1278,15</text:p>
          </table:table-cell>
          <table:table-cell office:value-type="string">
            <text:p>You_vs_Apano_1218821556609</text:p>
          </table:table-cell>
        </table:table-row>
        <table:table-row table:style-name="ro1">
          <table:table-cell office:value-type="float" office:value="1218820800">
            <text:p>1218820800</text:p>
          </table:table-cell>
          <table:table-cell office:value-type="float" office:value="1579.2">
            <text:p>1579,2</text:p>
          </table:table-cell>
          <table:table-cell table:formula="oooc:=SUM([.B98:.B102])/5" office:value-type="float" office:value="1534.98">
            <text:p>1534,98</text:p>
          </table:table-cell>
          <table:table-cell table:formula="oooc:=SUM([.B96:.B104])/9" office:value-type="float" office:value="1241.15555555556">
            <text:p>1241,16</text:p>
          </table:table-cell>
          <table:table-cell table:formula="oooc:=SUM([.B90:.B110])/21" office:value-type="float" office:value="1184.50476190476">
            <text:p>1184,5</text:p>
          </table:table-cell>
          <table:table-cell table:formula="oooc:=SUM([.B75:.B125])/51" office:value-type="float" office:value="1289.07450980392">
            <text:p>1289,07</text:p>
          </table:table-cell>
          <table:table-cell office:value-type="string">
            <text:p>You_vs_hierdenn_1218824439057</text:p>
          </table:table-cell>
        </table:table-row>
        <table:table-row table:style-name="ro1">
          <table:table-cell office:value-type="float" office:value="1219327500">
            <text:p>1219327500</text:p>
          </table:table-cell>
          <table:table-cell office:value-type="float" office:value="1384.1">
            <text:p>1384,1</text:p>
          </table:table-cell>
          <table:table-cell table:formula="oooc:=SUM([.B99:.B103])/5" office:value-type="float" office:value="1464.66">
            <text:p>1464,66</text:p>
          </table:table-cell>
          <table:table-cell table:formula="oooc:=SUM([.B97:.B105])/9" office:value-type="float" office:value="1393.1">
            <text:p>1393,1</text:p>
          </table:table-cell>
          <table:table-cell table:formula="oooc:=SUM([.B91:.B111])/21" office:value-type="float" office:value="1222.18571428571">
            <text:p>1222,19</text:p>
          </table:table-cell>
          <table:table-cell table:formula="oooc:=SUM([.B76:.B126])/51" office:value-type="float" office:value="1291.40392156863">
            <text:p>1291,4</text:p>
          </table:table-cell>
          <table:table-cell office:value-type="string">
            <text:p>You_vs_lasr_1219331128410</text:p>
          </table:table-cell>
        </table:table-row>
        <table:table-row table:style-name="ro1">
          <table:table-cell office:value-type="float" office:value="1219393560">
            <text:p>1219393560</text:p>
          </table:table-cell>
          <table:table-cell office:value-type="float" office:value="1317.6">
            <text:p>1317,6</text:p>
          </table:table-cell>
          <table:table-cell table:formula="oooc:=SUM([.B100:.B104])/5" office:value-type="float" office:value="1451.46">
            <text:p>1451,46</text:p>
          </table:table-cell>
          <table:table-cell table:formula="oooc:=SUM([.B98:.B106])/9" office:value-type="float" office:value="1471">
            <text:p>1471</text:p>
          </table:table-cell>
          <table:table-cell table:formula="oooc:=SUM([.B92:.B112])/21" office:value-type="float" office:value="1247.12380952381">
            <text:p>1247,12</text:p>
          </table:table-cell>
          <table:table-cell table:formula="oooc:=SUM([.B77:.B127])/51" office:value-type="float" office:value="1298.42745098039">
            <text:p>1298,43</text:p>
          </table:table-cell>
          <table:table-cell office:value-type="string">
            <text:p>You_vs_StonedButReady_1219397218918</text:p>
          </table:table-cell>
        </table:table-row>
        <table:table-row table:style-name="ro1">
          <table:table-cell office:value-type="float" office:value="1219394760">
            <text:p>1219394760</text:p>
          </table:table-cell>
          <table:table-cell office:value-type="float" office:value="1367">
            <text:p>1367</text:p>
          </table:table-cell>
          <table:table-cell table:formula="oooc:=SUM([.B101:.B105])/5" office:value-type="float" office:value="1369.7">
            <text:p>1369,7</text:p>
          </table:table-cell>
          <table:table-cell table:formula="oooc:=SUM([.B99:.B107])/9" office:value-type="float" office:value="1398.61111111111">
            <text:p>1398,61</text:p>
          </table:table-cell>
          <table:table-cell table:formula="oooc:=SUM([.B93:.B113])/21" office:value-type="float" office:value="1237.59523809524">
            <text:p>1237,6</text:p>
          </table:table-cell>
          <table:table-cell table:formula="oooc:=SUM([.B78:.B128])/51" office:value-type="float" office:value="1302.32549019608">
            <text:p>1302,33</text:p>
          </table:table-cell>
          <table:table-cell office:value-type="string">
            <text:p>You_vs_pianosax_1219398413972</text:p>
          </table:table-cell>
        </table:table-row>
        <table:table-row table:style-name="ro1">
          <table:table-cell office:value-type="float" office:value="1219651380">
            <text:p>1219651380</text:p>
          </table:table-cell>
          <table:table-cell office:value-type="float" office:value="1609.4">
            <text:p>1609,4</text:p>
          </table:table-cell>
          <table:table-cell table:formula="oooc:=SUM([.B102:.B106])/5" office:value-type="float" office:value="1376.34">
            <text:p>1376,34</text:p>
          </table:table-cell>
          <table:table-cell table:formula="oooc:=SUM([.B100:.B108])/9" office:value-type="float" office:value="1353.24444444444">
            <text:p>1353,24</text:p>
          </table:table-cell>
          <table:table-cell table:formula="oooc:=SUM([.B94:.B114])/21" office:value-type="float" office:value="1310.60476190476">
            <text:p>1310,6</text:p>
          </table:table-cell>
          <table:table-cell table:formula="oooc:=SUM([.B79:.B129])/51" office:value-type="float" office:value="1334.83725490196">
            <text:p>1334,84</text:p>
          </table:table-cell>
          <table:table-cell office:value-type="string">
            <text:p>You_vs_lochiesmum_1219654986201</text:p>
          </table:table-cell>
        </table:table-row>
        <table:table-row table:style-name="ro1">
          <table:table-cell office:value-type="float" office:value="1219654920">
            <text:p>1219654920</text:p>
          </table:table-cell>
          <table:table-cell office:value-type="float" office:value="1170.4">
            <text:p>1170,4</text:p>
          </table:table-cell>
          <table:table-cell table:formula="oooc:=SUM([.B103:.B107])/5" office:value-type="float" office:value="1326.24">
            <text:p>1326,24</text:p>
          </table:table-cell>
          <table:table-cell table:formula="oooc:=SUM([.B101:.B109])/9" office:value-type="float" office:value="1350.01111111111">
            <text:p>1350,01</text:p>
          </table:table-cell>
          <table:table-cell table:formula="oooc:=SUM([.B95:.B115])/21" office:value-type="float" office:value="1304.32380952381">
            <text:p>1304,32</text:p>
          </table:table-cell>
          <table:table-cell table:formula="oooc:=SUM([.B80:.B130])/51" office:value-type="float" office:value="1352.24117647059">
            <text:p>1352,24</text:p>
          </table:table-cell>
          <table:table-cell office:value-type="string">
            <text:p>You_vs_deltaics_1219658568376</text:p>
          </table:table-cell>
        </table:table-row>
        <table:table-row table:style-name="ro1">
          <table:table-cell office:value-type="float" office:value="1220190300">
            <text:p>1220190300</text:p>
          </table:table-cell>
          <table:table-cell office:value-type="float" office:value="1417.3">
            <text:p>1417,3</text:p>
          </table:table-cell>
          <table:table-cell table:formula="oooc:=SUM([.B104:.B108])/5" office:value-type="float" office:value="1306.26">
            <text:p>1306,26</text:p>
          </table:table-cell>
          <table:table-cell table:formula="oooc:=SUM([.B102:.B110])/9" office:value-type="float" office:value="1387.8">
            <text:p>1387,8</text:p>
          </table:table-cell>
          <table:table-cell table:formula="oooc:=SUM([.B96:.B116])/21" office:value-type="float" office:value="1340.47619047619">
            <text:p>1340,48</text:p>
          </table:table-cell>
          <table:table-cell table:formula="oooc:=SUM([.B81:.B131])/51" office:value-type="float" office:value="1344.8862745098">
            <text:p>1344,89</text:p>
          </table:table-cell>
          <table:table-cell office:value-type="string">
            <text:p>You_vs_WiFi_1220193950774</text:p>
          </table:table-cell>
        </table:table-row>
        <table:table-row table:style-name="ro1">
          <table:table-cell office:value-type="float" office:value="1220192460">
            <text:p>1220192460</text:p>
          </table:table-cell>
          <table:table-cell office:value-type="float" office:value="1067.1">
            <text:p>1067,1</text:p>
          </table:table-cell>
          <table:table-cell table:formula="oooc:=SUM([.B105:.B109])/5" office:value-type="float" office:value="1294.4">
            <text:p>1294,4</text:p>
          </table:table-cell>
          <table:table-cell table:formula="oooc:=SUM([.B103:.B111])/9" office:value-type="float" office:value="1406.06666666667">
            <text:p>1406,07</text:p>
          </table:table-cell>
          <table:table-cell table:formula="oooc:=SUM([.B97:.B117])/21" office:value-type="float" office:value="1427.61904761905">
            <text:p>1427,62</text:p>
          </table:table-cell>
          <table:table-cell table:formula="oooc:=SUM([.B82:.B132])/51" office:value-type="float" office:value="1335.60196078431">
            <text:p>1335,6</text:p>
          </table:table-cell>
          <table:table-cell office:value-type="string">
            <text:p>You_vs_buelow_1220196111818</text:p>
          </table:table-cell>
        </table:table-row>
        <table:table-row table:style-name="ro1">
          <table:table-cell office:value-type="float" office:value="1220361360">
            <text:p>1220361360</text:p>
          </table:table-cell>
          <table:table-cell office:value-type="float" office:value="1267.1">
            <text:p>1267,1</text:p>
          </table:table-cell>
          <table:table-cell table:formula="oooc:=SUM([.B106:.B110])/5" office:value-type="float" office:value="1405.16">
            <text:p>1405,16</text:p>
          </table:table-cell>
          <table:table-cell table:formula="oooc:=SUM([.B104:.B112])/9" office:value-type="float" office:value="1442.06666666667">
            <text:p>1442,07</text:p>
          </table:table-cell>
          <table:table-cell table:formula="oooc:=SUM([.B98:.B118])/21" office:value-type="float" office:value="1460.29047619048">
            <text:p>1460,29</text:p>
          </table:table-cell>
          <table:table-cell table:formula="oooc:=SUM([.B83:.B133])/51" office:value-type="float" office:value="1346.79215686275">
            <text:p>1346,79</text:p>
          </table:table-cell>
          <table:table-cell office:value-type="string">
            <text:p>You_vs_lexxap_1220364993223</text:p>
          </table:table-cell>
        </table:table-row>
        <table:table-row table:style-name="ro1">
          <table:table-cell office:value-type="float" office:value="1220362920">
            <text:p>1220362920</text:p>
          </table:table-cell>
          <table:table-cell office:value-type="float" office:value="1550.1">
            <text:p>1550,1</text:p>
          </table:table-cell>
          <table:table-cell table:formula="oooc:=SUM([.B107:.B111])/5" office:value-type="float" office:value="1418.1">
            <text:p>1418,1</text:p>
          </table:table-cell>
          <table:table-cell table:formula="oooc:=SUM([.B105:.B113])/9" office:value-type="float" office:value="1439.78888888889">
            <text:p>1439,79</text:p>
          </table:table-cell>
          <table:table-cell table:formula="oooc:=SUM([.B99:.B119])/21" office:value-type="float" office:value="1454.67619047619">
            <text:p>1454,68</text:p>
          </table:table-cell>
          <table:table-cell table:formula="oooc:=SUM([.B84:.B134])/51" office:value-type="float" office:value="1356.92549019608">
            <text:p>1356,93</text:p>
          </table:table-cell>
          <table:table-cell office:value-type="string">
            <text:p>You_vs_frfr_1220366548225</text:p>
          </table:table-cell>
        </table:table-row>
        <table:table-row table:style-name="ro1">
          <table:table-cell office:value-type="float" office:value="1220365620">
            <text:p>1220365620</text:p>
          </table:table-cell>
          <table:table-cell office:value-type="float" office:value="1724.2">
            <text:p>1724,2</text:p>
          </table:table-cell>
          <table:table-cell table:formula="oooc:=SUM([.B108:.B112])/5" office:value-type="float" office:value="1542.88">
            <text:p>1542,88</text:p>
          </table:table-cell>
          <table:table-cell table:formula="oooc:=SUM([.B106:.B114])/9" office:value-type="float" office:value="1418.54444444444">
            <text:p>1418,54</text:p>
          </table:table-cell>
          <table:table-cell table:formula="oooc:=SUM([.B100:.B120])/21" office:value-type="float" office:value="1467.31428571429">
            <text:p>1467,31</text:p>
          </table:table-cell>
          <table:table-cell table:formula="oooc:=SUM([.B85:.B135])/51" office:value-type="float" office:value="1372.31176470588">
            <text:p>1372,31</text:p>
          </table:table-cell>
          <table:table-cell office:value-type="string">
            <text:p>You_vs_Thomas_m_1220369234579</text:p>
          </table:table-cell>
        </table:table-row>
        <table:table-row table:style-name="ro1">
          <table:table-cell office:value-type="float" office:value="1220366880">
            <text:p>1220366880</text:p>
          </table:table-cell>
          <table:table-cell office:value-type="float" office:value="1482">
            <text:p>1482</text:p>
          </table:table-cell>
          <table:table-cell table:formula="oooc:=SUM([.B109:.B113])/5" office:value-type="float" office:value="1607.24">
            <text:p>1607,24</text:p>
          </table:table-cell>
          <table:table-cell table:formula="oooc:=SUM([.B107:.B115])/9" office:value-type="float" office:value="1420.63333333333">
            <text:p>1420,63</text:p>
          </table:table-cell>
          <table:table-cell table:formula="oooc:=SUM([.B101:.B121])/21" office:value-type="float" office:value="1461.1380952381">
            <text:p>1461,14</text:p>
          </table:table-cell>
          <table:table-cell table:formula="oooc:=SUM([.B86:.B136])/51" office:value-type="float" office:value="1380.73725490196">
            <text:p>1380,74</text:p>
          </table:table-cell>
          <table:table-cell office:value-type="string">
            <text:p>You_vs_crafthag_1220370539885</text:p>
          </table:table-cell>
        </table:table-row>
        <table:table-row table:style-name="ro1">
          <table:table-cell office:value-type="float" office:value="1220368680">
            <text:p>1220368680</text:p>
          </table:table-cell>
          <table:table-cell office:value-type="float" office:value="1691">
            <text:p>1691</text:p>
          </table:table-cell>
          <table:table-cell table:formula="oooc:=SUM([.B110:.B114])/5" office:value-type="float" office:value="1493.06">
            <text:p>1493,06</text:p>
          </table:table-cell>
          <table:table-cell table:formula="oooc:=SUM([.B108:.B116])/9" office:value-type="float" office:value="1480.53333333333">
            <text:p>1480,53</text:p>
          </table:table-cell>
          <table:table-cell table:formula="oooc:=SUM([.B102:.B122])/21" office:value-type="float" office:value="1468.5619047619">
            <text:p>1468,56</text:p>
          </table:table-cell>
          <table:table-cell table:formula="oooc:=SUM([.B87:.B137])/51" office:value-type="float" office:value="1404.24705882353">
            <text:p>1404,25</text:p>
          </table:table-cell>
          <table:table-cell office:value-type="string">
            <text:p>You_vs_hierdenn_1220372291815</text:p>
          </table:table-cell>
        </table:table-row>
        <table:table-row table:style-name="ro1">
          <table:table-cell office:value-type="float" office:value="1220373960">
            <text:p>1220373960</text:p>
          </table:table-cell>
          <table:table-cell office:value-type="float" office:value="1588.9">
            <text:p>1588,9</text:p>
          </table:table-cell>
          <table:table-cell table:formula="oooc:=SUM([.B111:.B115])/5" office:value-type="float" office:value="1435.44">
            <text:p>1435,44</text:p>
          </table:table-cell>
          <table:table-cell table:formula="oooc:=SUM([.B109:.B117])/9" office:value-type="float" office:value="1521.17777777778">
            <text:p>1521,18</text:p>
          </table:table-cell>
          <table:table-cell table:formula="oooc:=SUM([.B103:.B123])/21" office:value-type="float" office:value="1460.64285714286">
            <text:p>1460,64</text:p>
          </table:table-cell>
          <table:table-cell table:formula="oooc:=SUM([.B88:.B138])/51" office:value-type="float" office:value="1407.89411764706">
            <text:p>1407,89</text:p>
          </table:table-cell>
          <table:table-cell office:value-type="string">
            <text:p>You_vs_Madmonty_1220377598096</text:p>
          </table:table-cell>
        </table:table-row>
        <table:table-row table:style-name="ro1">
          <table:table-cell office:value-type="float" office:value="1220448840">
            <text:p>1220448840</text:p>
          </table:table-cell>
          <table:table-cell office:value-type="float" office:value="979.2">
            <text:p>979,2</text:p>
          </table:table-cell>
          <table:table-cell table:formula="oooc:=SUM([.B112:.B116])/5" office:value-type="float" office:value="1460.28">
            <text:p>1460,28</text:p>
          </table:table-cell>
          <table:table-cell table:formula="oooc:=SUM([.B110:.B118])/9" office:value-type="float" office:value="1504.75555555556">
            <text:p>1504,76</text:p>
          </table:table-cell>
          <table:table-cell table:formula="oooc:=SUM([.B104:.B124])/21" office:value-type="float" office:value="1475.92380952381">
            <text:p>1475,92</text:p>
          </table:table-cell>
          <table:table-cell table:formula="oooc:=SUM([.B89:.B139])/51" office:value-type="float" office:value="1410.01176470588">
            <text:p>1410,01</text:p>
          </table:table-cell>
          <table:table-cell office:value-type="string">
            <text:p>You_vs_zeehas_1220452492111</text:p>
          </table:table-cell>
        </table:table-row>
        <table:table-row table:style-name="ro1">
          <table:table-cell office:value-type="float" office:value="1220449980">
            <text:p>1220449980</text:p>
          </table:table-cell>
          <table:table-cell office:value-type="float" office:value="1436.1">
            <text:p>1436,1</text:p>
          </table:table-cell>
          <table:table-cell table:formula="oooc:=SUM([.B113:.B117])/5" office:value-type="float" office:value="1448.66">
            <text:p>1448,66</text:p>
          </table:table-cell>
          <table:table-cell table:formula="oooc:=SUM([.B111:.B119])/9" office:value-type="float" office:value="1491.03333333333">
            <text:p>1491,03</text:p>
          </table:table-cell>
          <table:table-cell table:formula="oooc:=SUM([.B105:.B125])/21" office:value-type="float" office:value="1478.83333333333">
            <text:p>1478,83</text:p>
          </table:table-cell>
          <table:table-cell table:formula="oooc:=SUM([.B90:.B140])/51" office:value-type="float" office:value="1414.37450980392">
            <text:p>1414,37</text:p>
          </table:table-cell>
          <table:table-cell office:value-type="string">
            <text:p>You_vs_sabrina_1220453593563</text:p>
          </table:table-cell>
        </table:table-row>
        <table:table-row table:style-name="ro1">
          <table:table-cell office:value-type="float" office:value="1220451720">
            <text:p>1220451720</text:p>
          </table:table-cell>
          <table:table-cell office:value-type="float" office:value="1606.2">
            <text:p>1606,2</text:p>
          </table:table-cell>
          <table:table-cell table:formula="oooc:=SUM([.B114:.B118])/5" office:value-type="float" office:value="1411.34">
            <text:p>1411,34</text:p>
          </table:table-cell>
          <table:table-cell table:formula="oooc:=SUM([.B112:.B120])/9" office:value-type="float" office:value="1542.01111111111">
            <text:p>1542,01</text:p>
          </table:table-cell>
          <table:table-cell table:formula="oooc:=SUM([.B106:.B126])/21" office:value-type="float" office:value="1506.8619047619">
            <text:p>1506,86</text:p>
          </table:table-cell>
          <table:table-cell table:formula="oooc:=SUM([.B91:.B141])/51" office:value-type="float" office:value="1418.97647058824">
            <text:p>1418,98</text:p>
          </table:table-cell>
          <table:table-cell office:value-type="string">
            <text:p>You_vs_spanka_claus_1220455375501</text:p>
          </table:table-cell>
        </table:table-row>
        <table:table-row table:style-name="ro1">
          <table:table-cell office:value-type="float" office:value="1220455200">
            <text:p>1220455200</text:p>
          </table:table-cell>
          <table:table-cell office:value-type="float" office:value="1632.9">
            <text:p>1632,9</text:p>
          </table:table-cell>
          <table:table-cell table:formula="oooc:=SUM([.B115:.B119])/5" office:value-type="float" office:value="1535.64">
            <text:p>1535,64</text:p>
          </table:table-cell>
          <table:table-cell table:formula="oooc:=SUM([.B113:.B121])/9" office:value-type="float" office:value="1515.17777777778">
            <text:p>1515,18</text:p>
          </table:table-cell>
          <table:table-cell table:formula="oooc:=SUM([.B107:.B127])/21" office:value-type="float" office:value="1512.6619047619">
            <text:p>1512,66</text:p>
          </table:table-cell>
          <table:table-cell table:formula="oooc:=SUM([.B92:.B142])/51" office:value-type="float" office:value="1427.20588235294">
            <text:p>1427,21</text:p>
          </table:table-cell>
          <table:table-cell office:value-type="string">
            <text:p>You_vs_exca_1220458814758</text:p>
          </table:table-cell>
        </table:table-row>
        <table:table-row table:style-name="ro1">
          <table:table-cell office:value-type="float" office:value="1220457960">
            <text:p>1220457960</text:p>
          </table:table-cell>
          <table:table-cell office:value-type="float" office:value="1402.3">
            <text:p>1402,3</text:p>
          </table:table-cell>
          <table:table-cell table:formula="oooc:=SUM([.B116:.B120])/5" office:value-type="float" office:value="1636.58">
            <text:p>1636,58</text:p>
          </table:table-cell>
          <table:table-cell table:formula="oooc:=SUM([.B114:.B122])/9" office:value-type="float" office:value="1509.74444444444">
            <text:p>1509,74</text:p>
          </table:table-cell>
          <table:table-cell table:formula="oooc:=SUM([.B108:.B128])/21" office:value-type="float" office:value="1542.1619047619">
            <text:p>1542,16</text:p>
          </table:table-cell>
          <table:table-cell table:formula="oooc:=SUM([.B93:.B143])/51" office:value-type="float" office:value="1424.2568627451">
            <text:p>1424,26</text:p>
          </table:table-cell>
          <table:table-cell office:value-type="string">
            <text:p>You_vs_hamer_1220461590062</text:p>
          </table:table-cell>
        </table:table-row>
        <table:table-row table:style-name="ro1">
          <table:table-cell office:value-type="float" office:value="1220458860">
            <text:p>1220458860</text:p>
          </table:table-cell>
          <table:table-cell office:value-type="float" office:value="1600.7">
            <text:p>1600,7</text:p>
          </table:table-cell>
          <table:table-cell table:formula="oooc:=SUM([.B117:.B121])/5" office:value-type="float" office:value="1605.24">
            <text:p>1605,24</text:p>
          </table:table-cell>
          <table:table-cell table:formula="oooc:=SUM([.B115:.B123])/9" office:value-type="float" office:value="1528.86666666667">
            <text:p>1528,87</text:p>
          </table:table-cell>
          <table:table-cell table:formula="oooc:=SUM([.B109:.B129])/21" office:value-type="float" office:value="1564.34285714286">
            <text:p>1564,34</text:p>
          </table:table-cell>
          <table:table-cell table:formula="oooc:=SUM([.B94:.B144])/51" office:value-type="float" office:value="1458.74705882353">
            <text:p>1458,75</text:p>
          </table:table-cell>
          <table:table-cell office:value-type="string">
            <text:p>You_vs_Boogiefrog_1220462468093</text:p>
          </table:table-cell>
        </table:table-row>
        <table:table-row table:style-name="ro1">
          <table:table-cell office:value-type="float" office:value="1220466960">
            <text:p>1220466960</text:p>
          </table:table-cell>
          <table:table-cell office:value-type="float" office:value="1940.8">
            <text:p>1940,8</text:p>
          </table:table-cell>
          <table:table-cell table:formula="oooc:=SUM([.B118:.B122])/5" office:value-type="float" office:value="1586.66">
            <text:p>1586,66</text:p>
          </table:table-cell>
          <table:table-cell table:formula="oooc:=SUM([.B116:.B124])/9" office:value-type="float" office:value="1556.84444444444">
            <text:p>1556,84</text:p>
          </table:table-cell>
          <table:table-cell table:formula="oooc:=SUM([.B110:.B130])/21" office:value-type="float" office:value="1558.87142857143">
            <text:p>1558,87</text:p>
          </table:table-cell>
          <table:table-cell table:formula="oooc:=SUM([.B95:.B145])/51" office:value-type="float" office:value="1461.21960784314">
            <text:p>1461,22</text:p>
          </table:table-cell>
          <table:table-cell office:value-type="string">
            <text:p>You_vs_duncancan_1220470600350</text:p>
          </table:table-cell>
        </table:table-row>
        <table:table-row table:style-name="ro1">
          <table:table-cell office:value-type="float" office:value="1220469060">
            <text:p>1220469060</text:p>
          </table:table-cell>
          <table:table-cell office:value-type="float" office:value="1449.5">
            <text:p>1449,5</text:p>
          </table:table-cell>
          <table:table-cell table:formula="oooc:=SUM([.B119:.B123])/5" office:value-type="float" office:value="1536.46">
            <text:p>1536,46</text:p>
          </table:table-cell>
          <table:table-cell table:formula="oooc:=SUM([.B117:.B125])/9" office:value-type="float" office:value="1563.98888888889">
            <text:p>1563,99</text:p>
          </table:table-cell>
          <table:table-cell table:formula="oooc:=SUM([.B111:.B131])/21" office:value-type="float" office:value="1547.89047619048">
            <text:p>1547,89</text:p>
          </table:table-cell>
          <table:table-cell table:formula="oooc:=SUM([.B96:.B146])/51" office:value-type="float" office:value="1468.31568627451">
            <text:p>1468,32</text:p>
          </table:table-cell>
          <table:table-cell office:value-type="string">
            <text:p>You_vs_simplicity_1220472661395</text:p>
          </table:table-cell>
        </table:table-row>
        <table:table-row table:style-name="ro1">
          <table:table-cell office:value-type="float" office:value="1220472660">
            <text:p>1220472660</text:p>
          </table:table-cell>
          <table:table-cell office:value-type="float" office:value="1540">
            <text:p>1540</text:p>
          </table:table-cell>
          <table:table-cell table:formula="oooc:=SUM([.B120:.B124])/5" office:value-type="float" office:value="1553.9">
            <text:p>1553,9</text:p>
          </table:table-cell>
          <table:table-cell table:formula="oooc:=SUM([.B118:.B126])/9" office:value-type="float" office:value="1578">
            <text:p>1578</text:p>
          </table:table-cell>
          <table:table-cell table:formula="oooc:=SUM([.B112:.B132])/21" office:value-type="float" office:value="1538.67142857143">
            <text:p>1538,67</text:p>
          </table:table-cell>
          <table:table-cell table:formula="oooc:=SUM([.B97:.B147])/51" office:value-type="float" office:value="1506.69215686275">
            <text:p>1506,69</text:p>
          </table:table-cell>
          <table:table-cell office:value-type="string">
            <text:p>You_vs_corbu_1220476311083</text:p>
          </table:table-cell>
        </table:table-row>
        <table:table-row table:style-name="ro1">
          <table:table-cell office:value-type="float" office:value="1220514960">
            <text:p>1220514960</text:p>
          </table:table-cell>
          <table:table-cell office:value-type="float" office:value="1151.3">
            <text:p>1151,3</text:p>
          </table:table-cell>
          <table:table-cell table:formula="oooc:=SUM([.B121:.B125])/5" office:value-type="float" office:value="1499.84">
            <text:p>1499,84</text:p>
          </table:table-cell>
          <table:table-cell table:formula="oooc:=SUM([.B119:.B127])/9" office:value-type="float" office:value="1593.2">
            <text:p>1593,2</text:p>
          </table:table-cell>
          <table:table-cell table:formula="oooc:=SUM([.B113:.B133])/21" office:value-type="float" office:value="1533.60952380952">
            <text:p>1533,61</text:p>
          </table:table-cell>
          <table:table-cell table:formula="oooc:=SUM([.B98:.B148])/51" office:value-type="float" office:value="1525.69803921569">
            <text:p>1525,7</text:p>
          </table:table-cell>
          <table:table-cell office:value-type="string">
            <text:p>You_vs_thecamel_1220518616995</text:p>
          </table:table-cell>
        </table:table-row>
        <table:table-row table:style-name="ro1">
          <table:table-cell office:value-type="float" office:value="1220517780">
            <text:p>1220517780</text:p>
          </table:table-cell>
          <table:table-cell office:value-type="float" office:value="1687.9">
            <text:p>1687,9</text:p>
          </table:table-cell>
          <table:table-cell table:formula="oooc:=SUM([.B122:.B126])/5" office:value-type="float" office:value="1561.74">
            <text:p>1561,74</text:p>
          </table:table-cell>
          <table:table-cell table:formula="oooc:=SUM([.B120:.B128])/9" office:value-type="float" office:value="1602.74444444444">
            <text:p>1602,74</text:p>
          </table:table-cell>
          <table:table-cell table:formula="oooc:=SUM([.B114:.B134])/21" office:value-type="float" office:value="1541.89523809524">
            <text:p>1541,9</text:p>
          </table:table-cell>
          <table:table-cell table:formula="oooc:=SUM([.B99:.B149])/51" office:value-type="float" office:value="1527.13725490196">
            <text:p>1527,14</text:p>
          </table:table-cell>
          <table:table-cell office:value-type="string">
            <text:p>You_vs_josh_prector_1220521415718</text:p>
          </table:table-cell>
        </table:table-row>
        <table:table-row table:style-name="ro1">
          <table:table-cell office:value-type="float" office:value="1220519280">
            <text:p>1220519280</text:p>
          </table:table-cell>
          <table:table-cell office:value-type="float" office:value="1670.5">
            <text:p>1670,5</text:p>
          </table:table-cell>
          <table:table-cell table:formula="oooc:=SUM([.B123:.B127])/5" office:value-type="float" office:value="1561.56">
            <text:p>1561,56</text:p>
          </table:table-cell>
          <table:table-cell table:formula="oooc:=SUM([.B121:.B129])/9" office:value-type="float" office:value="1579.64444444444">
            <text:p>1579,64</text:p>
          </table:table-cell>
          <table:table-cell table:formula="oooc:=SUM([.B115:.B135])/21" office:value-type="float" office:value="1565.54761904762">
            <text:p>1565,55</text:p>
          </table:table-cell>
          <table:table-cell table:formula="oooc:=SUM([.B100:.B150])/51" office:value-type="float" office:value="1527.11960784314">
            <text:p>1527,12</text:p>
          </table:table-cell>
          <table:table-cell office:value-type="string">
            <text:p>You_vs_bertos_1220522930605</text:p>
          </table:table-cell>
        </table:table-row>
        <table:table-row table:style-name="ro1">
          <table:table-cell office:value-type="float" office:value="1220521080">
            <text:p>1220521080</text:p>
          </table:table-cell>
          <table:table-cell office:value-type="float" office:value="1759">
            <text:p>1759</text:p>
          </table:table-cell>
          <table:table-cell table:formula="oooc:=SUM([.B124:.B128])/5" office:value-type="float" office:value="1668.62">
            <text:p>1668,62</text:p>
          </table:table-cell>
          <table:table-cell table:formula="oooc:=SUM([.B122:.B130])/9" office:value-type="float" office:value="1578.05555555556">
            <text:p>1578,06</text:p>
          </table:table-cell>
          <table:table-cell table:formula="oooc:=SUM([.B116:.B136])/21" office:value-type="float" office:value="1575.59523809524">
            <text:p>1575,6</text:p>
          </table:table-cell>
          <table:table-cell table:formula="oooc:=SUM([.B101:.B151])/51" office:value-type="float" office:value="1526.5">
            <text:p>1526,5</text:p>
          </table:table-cell>
          <table:table-cell office:value-type="string">
            <text:p>You_vs_exca_1220524725428</text:p>
          </table:table-cell>
        </table:table-row>
        <table:table-row table:style-name="ro1">
          <table:table-cell office:value-type="float" office:value="1220523240">
            <text:p>1220523240</text:p>
          </table:table-cell>
          <table:table-cell office:value-type="float" office:value="1539.1">
            <text:p>1539,1</text:p>
          </table:table-cell>
          <table:table-cell table:formula="oooc:=SUM([.B125:.B129])/5" office:value-type="float" office:value="1677.62">
            <text:p>1677,62</text:p>
          </table:table-cell>
          <table:table-cell table:formula="oooc:=SUM([.B123:.B131])/9" office:value-type="float" office:value="1572.9">
            <text:p>1572,9</text:p>
          </table:table-cell>
          <table:table-cell table:formula="oooc:=SUM([.B117:.B137])/21" office:value-type="float" office:value="1577.98095238095">
            <text:p>1577,98</text:p>
          </table:table-cell>
          <table:table-cell table:formula="oooc:=SUM([.B102:.B152])/51" office:value-type="float" office:value="1533.40980392157">
            <text:p>1533,41</text:p>
          </table:table-cell>
          <table:table-cell office:value-type="string">
            <text:p>You_vs_daghengst_1220526843681</text:p>
          </table:table-cell>
        </table:table-row>
        <table:table-row table:style-name="ro1">
          <table:table-cell office:value-type="float" office:value="1220523900">
            <text:p>1220523900</text:p>
          </table:table-cell>
          <table:table-cell office:value-type="float" office:value="1686.6">
            <text:p>1686,6</text:p>
          </table:table-cell>
          <table:table-cell table:formula="oooc:=SUM([.B126:.B130])/5" office:value-type="float" office:value="1630.56">
            <text:p>1630,56</text:p>
          </table:table-cell>
          <table:table-cell table:formula="oooc:=SUM([.B124:.B132])/9" office:value-type="float" office:value="1588.13333333333">
            <text:p>1588,13</text:p>
          </table:table-cell>
          <table:table-cell table:formula="oooc:=SUM([.B118:.B138])/21" office:value-type="float" office:value="1578.07619047619">
            <text:p>1578,08</text:p>
          </table:table-cell>
          <table:table-cell table:formula="oooc:=SUM([.B103:.B153])/51" office:value-type="float" office:value="1542.87254901961">
            <text:p>1542,87</text:p>
          </table:table-cell>
          <table:table-cell office:value-type="string">
            <text:p>You_vs_Oikeassa_1220527540208</text:p>
          </table:table-cell>
        </table:table-row>
        <table:table-row table:style-name="ro1">
          <table:table-cell office:value-type="float" office:value="1220528220">
            <text:p>1220528220</text:p>
          </table:table-cell>
          <table:table-cell office:value-type="float" office:value="1732.9">
            <text:p>1732,9</text:p>
          </table:table-cell>
          <table:table-cell table:formula="oooc:=SUM([.B127:.B131])/5" office:value-type="float" office:value="1577.48">
            <text:p>1577,48</text:p>
          </table:table-cell>
          <table:table-cell table:formula="oooc:=SUM([.B125:.B133])/9" office:value-type="float" office:value="1576.66666666667">
            <text:p>1576,67</text:p>
          </table:table-cell>
          <table:table-cell table:formula="oooc:=SUM([.B119:.B139])/21" office:value-type="float" office:value="1590.68571428571">
            <text:p>1590,69</text:p>
          </table:table-cell>
          <table:table-cell table:formula="oooc:=SUM([.B104:.B154])/51" office:value-type="float" office:value="1543.8431372549">
            <text:p>1543,84</text:p>
          </table:table-cell>
          <table:table-cell office:value-type="string">
            <text:p>You_vs_Seqer_1220531861962</text:p>
          </table:table-cell>
        </table:table-row>
        <table:table-row table:style-name="ro1">
          <table:table-cell office:value-type="float" office:value="1220529240">
            <text:p>1220529240</text:p>
          </table:table-cell>
          <table:table-cell office:value-type="float" office:value="1435.2">
            <text:p>1435,2</text:p>
          </table:table-cell>
          <table:table-cell table:formula="oooc:=SUM([.B128:.B132])/5" office:value-type="float" office:value="1527.34">
            <text:p>1527,34</text:p>
          </table:table-cell>
          <table:table-cell table:formula="oooc:=SUM([.B126:.B134])/9" office:value-type="float" office:value="1586.93333333333">
            <text:p>1586,93</text:p>
          </table:table-cell>
          <table:table-cell table:formula="oooc:=SUM([.B120:.B140])/21" office:value-type="float" office:value="1611.39047619048">
            <text:p>1611,39</text:p>
          </table:table-cell>
          <table:table-cell table:formula="oooc:=SUM([.B105:.B155])/51" office:value-type="float" office:value="1540.13529411765">
            <text:p>1540,14</text:p>
          </table:table-cell>
          <table:table-cell office:value-type="string">
            <text:p>You_vs_rad_1220532892655</text:p>
          </table:table-cell>
        </table:table-row>
        <table:table-row table:style-name="ro1">
          <table:table-cell office:value-type="float" office:value="1220532000">
            <text:p>1220532000</text:p>
          </table:table-cell>
          <table:table-cell office:value-type="float" office:value="1493.6">
            <text:p>1493,6</text:p>
          </table:table-cell>
          <table:table-cell table:formula="oooc:=SUM([.B129:.B133])/5" office:value-type="float" office:value="1506.96">
            <text:p>1506,96</text:p>
          </table:table-cell>
          <table:table-cell table:formula="oooc:=SUM([.B127:.B135])/9" office:value-type="float" office:value="1555.47777777778">
            <text:p>1555,48</text:p>
          </table:table-cell>
          <table:table-cell table:formula="oooc:=SUM([.B121:.B141])/21" office:value-type="float" office:value="1563.0380952381">
            <text:p>1563,04</text:p>
          </table:table-cell>
          <table:table-cell table:formula="oooc:=SUM([.B106:.B156])/51" office:value-type="float" office:value="1554.26862745098">
            <text:p>1554,27</text:p>
          </table:table-cell>
          <table:table-cell office:value-type="string">
            <text:p>You_vs_LuckyLook_1220535609721</text:p>
          </table:table-cell>
        </table:table-row>
        <table:table-row table:style-name="ro1">
          <table:table-cell office:value-type="float" office:value="1220533860">
            <text:p>1220533860</text:p>
          </table:table-cell>
          <table:table-cell office:value-type="float" office:value="1288.4">
            <text:p>1288,4</text:p>
          </table:table-cell>
          <table:table-cell table:formula="oooc:=SUM([.B130:.B134])/5" office:value-type="float" office:value="1512.96">
            <text:p>1512,96</text:p>
          </table:table-cell>
          <table:table-cell table:formula="oooc:=SUM([.B128:.B136])/9" office:value-type="float" office:value="1567.47777777778">
            <text:p>1567,48</text:p>
          </table:table-cell>
          <table:table-cell table:formula="oooc:=SUM([.B122:.B142])/21" office:value-type="float" office:value="1569.58571428571">
            <text:p>1569,59</text:p>
          </table:table-cell>
          <table:table-cell table:formula="oooc:=SUM([.B107:.B157])/51" office:value-type="float" office:value="1559.16470588235">
            <text:p>1559,16</text:p>
          </table:table-cell>
          <table:table-cell office:value-type="string">
            <text:p>You_vs_listeve_1220537501580</text:p>
          </table:table-cell>
        </table:table-row>
        <table:table-row table:style-name="ro1">
          <table:table-cell office:value-type="float" office:value="1220536440">
            <text:p>1220536440</text:p>
          </table:table-cell>
          <table:table-cell office:value-type="float" office:value="1584.7">
            <text:p>1584,7</text:p>
          </table:table-cell>
          <table:table-cell table:formula="oooc:=SUM([.B131:.B135])/5" office:value-type="float" office:value="1521.1">
            <text:p>1521,1</text:p>
          </table:table-cell>
          <table:table-cell table:formula="oooc:=SUM([.B129:.B137])/9" office:value-type="float" office:value="1564.11111111111">
            <text:p>1564,11</text:p>
          </table:table-cell>
          <table:table-cell table:formula="oooc:=SUM([.B123:.B143])/21" office:value-type="float" office:value="1574.28095238095">
            <text:p>1574,28</text:p>
          </table:table-cell>
          <table:table-cell table:formula="oooc:=SUM([.B108:.B158])/51" office:value-type="float" office:value="1572.38823529412">
            <text:p>1572,39</text:p>
          </table:table-cell>
          <table:table-cell office:value-type="string">
            <text:p>You_vs_markhovich_1220540043414</text:p>
          </table:table-cell>
        </table:table-row>
        <table:table-row table:style-name="ro1">
          <table:table-cell office:value-type="float" office:value="1220538480">
            <text:p>1220538480</text:p>
          </table:table-cell>
          <table:table-cell office:value-type="float" office:value="1762.9">
            <text:p>1762,9</text:p>
          </table:table-cell>
          <table:table-cell table:formula="oooc:=SUM([.B132:.B136])/5" office:value-type="float" office:value="1551.8">
            <text:p>1551,8</text:p>
          </table:table-cell>
          <table:table-cell table:formula="oooc:=SUM([.B130:.B138])/9" office:value-type="float" office:value="1553.22222222222">
            <text:p>1553,22</text:p>
          </table:table-cell>
          <table:table-cell table:formula="oooc:=SUM([.B124:.B144])/21" office:value-type="float" office:value="1576.8380952381">
            <text:p>1576,84</text:p>
          </table:table-cell>
          <table:table-cell table:formula="oooc:=SUM([.B109:.B159])/51" office:value-type="float" office:value="1573.5431372549">
            <text:p>1573,54</text:p>
          </table:table-cell>
          <table:table-cell office:value-type="string">
            <text:p>You_vs_Neostator_1220542135514</text:p>
          </table:table-cell>
        </table:table-row>
        <table:table-row table:style-name="ro1">
          <table:table-cell office:value-type="float" office:value="1220540580">
            <text:p>1220540580</text:p>
          </table:table-cell>
          <table:table-cell office:value-type="float" office:value="1475.9">
            <text:p>1475,9</text:p>
          </table:table-cell>
          <table:table-cell table:formula="oooc:=SUM([.B133:.B137])/5" office:value-type="float" office:value="1625.38">
            <text:p>1625,38</text:p>
          </table:table-cell>
          <table:table-cell table:formula="oooc:=SUM([.B131:.B139])/9" office:value-type="float" office:value="1578.98888888889">
            <text:p>1578,99</text:p>
          </table:table-cell>
          <table:table-cell table:formula="oooc:=SUM([.B125:.B145])/21" office:value-type="float" office:value="1577.13333333333">
            <text:p>1577,13</text:p>
          </table:table-cell>
          <table:table-cell table:formula="oooc:=SUM([.B110:.B160])/51" office:value-type="float" office:value="1571.26862745098">
            <text:p>1571,27</text:p>
          </table:table-cell>
          <table:table-cell office:value-type="string">
            <text:p>You_vs_BANQUE_1220544238984</text:p>
          </table:table-cell>
        </table:table-row>
        <table:table-row table:style-name="ro1">
          <table:table-cell office:value-type="float" office:value="1220541360">
            <text:p>1220541360</text:p>
          </table:table-cell>
          <table:table-cell office:value-type="float" office:value="1647.1">
            <text:p>1647,1</text:p>
          </table:table-cell>
          <table:table-cell table:formula="oooc:=SUM([.B134:.B138])/5" office:value-type="float" office:value="1635.42">
            <text:p>1635,42</text:p>
          </table:table-cell>
          <table:table-cell table:formula="oooc:=SUM([.B132:.B140])/9" office:value-type="float" office:value="1639.2">
            <text:p>1639,2</text:p>
          </table:table-cell>
          <table:table-cell table:formula="oooc:=SUM([.B126:.B146])/21" office:value-type="float" office:value="1555.15238095238">
            <text:p>1555,15</text:p>
          </table:table-cell>
          <table:table-cell table:formula="oooc:=SUM([.B111:.B161])/51" office:value-type="float" office:value="1569.28235294118">
            <text:p>1569,28</text:p>
          </table:table-cell>
          <table:table-cell office:value-type="string">
            <text:p>You_vs_jimeez_1220545010573</text:p>
          </table:table-cell>
        </table:table-row>
        <table:table-row table:style-name="ro1">
          <table:table-cell office:value-type="float" office:value="1220543280">
            <text:p>1220543280</text:p>
          </table:table-cell>
          <table:table-cell office:value-type="float" office:value="1656.3">
            <text:p>1656,3</text:p>
          </table:table-cell>
          <table:table-cell table:formula="oooc:=SUM([.B135:.B139])/5" office:value-type="float" office:value="1616.26">
            <text:p>1616,26</text:p>
          </table:table-cell>
          <table:table-cell table:formula="oooc:=SUM([.B133:.B141])/9" office:value-type="float" office:value="1598.86666666667">
            <text:p>1598,87</text:p>
          </table:table-cell>
          <table:table-cell table:formula="oooc:=SUM([.B127:.B147])/21" office:value-type="float" office:value="1555.20476190476">
            <text:p>1555,2</text:p>
          </table:table-cell>
          <table:table-cell table:formula="oooc:=SUM([.B112:.B162])/51" office:value-type="float" office:value="1570.42549019608">
            <text:p>1570,43</text:p>
          </table:table-cell>
          <table:table-cell office:value-type="string">
            <text:p>You_vs_riffish_1220546903591</text:p>
          </table:table-cell>
        </table:table-row>
        <table:table-row table:style-name="ro1">
          <table:table-cell office:value-type="float" office:value="1220544780">
            <text:p>1220544780</text:p>
          </table:table-cell>
          <table:table-cell office:value-type="float" office:value="1634.9">
            <text:p>1634,9</text:p>
          </table:table-cell>
          <table:table-cell table:formula="oooc:=SUM([.B136:.B140])/5" office:value-type="float" office:value="1728.18">
            <text:p>1728,18</text:p>
          </table:table-cell>
          <table:table-cell table:formula="oooc:=SUM([.B134:.B142])/9" office:value-type="float" office:value="1599.12222222222">
            <text:p>1599,12</text:p>
          </table:table-cell>
          <table:table-cell table:formula="oooc:=SUM([.B128:.B148])/21" office:value-type="float" office:value="1562.17619047619">
            <text:p>1562,18</text:p>
          </table:table-cell>
          <table:table-cell table:formula="oooc:=SUM([.B113:.B163])/51" office:value-type="float" office:value="1566.65490196078">
            <text:p>1566,65</text:p>
          </table:table-cell>
          <table:table-cell office:value-type="string">
            <text:p>You_vs_Goke_1220548384228</text:p>
          </table:table-cell>
        </table:table-row>
        <table:table-row table:style-name="ro1">
          <table:table-cell office:value-type="float" office:value="1220547600">
            <text:p>1220547600</text:p>
          </table:table-cell>
          <table:table-cell office:value-type="float" office:value="1667.1">
            <text:p>1667,1</text:p>
          </table:table-cell>
          <table:table-cell table:formula="oooc:=SUM([.B137:.B141])/5" office:value-type="float" office:value="1583.84">
            <text:p>1583,84</text:p>
          </table:table-cell>
          <table:table-cell table:formula="oooc:=SUM([.B135:.B143])/9" office:value-type="float" office:value="1585.31111111111">
            <text:p>1585,31</text:p>
          </table:table-cell>
          <table:table-cell table:formula="oooc:=SUM([.B129:.B149])/21" office:value-type="float" office:value="1567.19523809524">
            <text:p>1567,2</text:p>
          </table:table-cell>
          <table:table-cell table:formula="oooc:=SUM([.B114:.B164])/51" office:value-type="float" office:value="1569.97843137255">
            <text:p>1569,98</text:p>
          </table:table-cell>
          <table:table-cell office:value-type="string">
            <text:p>You_vs_ariaydnna_1220551239417</text:p>
          </table:table-cell>
        </table:table-row>
        <table:table-row table:style-name="ro1">
          <table:table-cell office:value-type="float" office:value="1220557980">
            <text:p>1220557980</text:p>
          </table:table-cell>
          <table:table-cell office:value-type="float" office:value="2035.5">
            <text:p>2035,5</text:p>
          </table:table-cell>
          <table:table-cell table:formula="oooc:=SUM([.B138:.B142])/5" office:value-type="float" office:value="1569.98">
            <text:p>1569,98</text:p>
          </table:table-cell>
          <table:table-cell table:formula="oooc:=SUM([.B136:.B144])/9" office:value-type="float" office:value="1555.21111111111">
            <text:p>1555,21</text:p>
          </table:table-cell>
          <table:table-cell table:formula="oooc:=SUM([.B130:.B150])/21" office:value-type="float" office:value="1564.41428571429">
            <text:p>1564,41</text:p>
          </table:table-cell>
          <table:table-cell table:formula="oooc:=SUM([.B115:.B165])/51" office:value-type="float" office:value="1579.7431372549">
            <text:p>1579,74</text:p>
          </table:table-cell>
          <table:table-cell office:value-type="string">
            <text:p>You_vs_Blacksea_1220561606794</text:p>
          </table:table-cell>
        </table:table-row>
        <table:table-row table:style-name="ro1">
          <table:table-cell office:value-type="float" office:value="1220558700">
            <text:p>1220558700</text:p>
          </table:table-cell>
          <table:table-cell office:value-type="float" office:value="925.4">
            <text:p>925,4</text:p>
          </table:table-cell>
          <table:table-cell table:formula="oooc:=SUM([.B139:.B143])/5" office:value-type="float" office:value="1570.72">
            <text:p>1570,72</text:p>
          </table:table-cell>
          <table:table-cell table:formula="oooc:=SUM([.B137:.B145])/9" office:value-type="float" office:value="1560.43333333333">
            <text:p>1560,43</text:p>
          </table:table-cell>
          <table:table-cell table:formula="oooc:=SUM([.B131:.B151])/21" office:value-type="float" office:value="1569.76666666667">
            <text:p>1569,77</text:p>
          </table:table-cell>
          <table:table-cell table:formula="oooc:=SUM([.B116:.B166])/51" office:value-type="float" office:value="1578.90784313725">
            <text:p>1578,91</text:p>
          </table:table-cell>
          <table:table-cell office:value-type="string">
            <text:p>You_vs_marmhouse_1220562303013</text:p>
          </table:table-cell>
        </table:table-row>
        <table:table-row table:style-name="ro1">
          <table:table-cell office:value-type="float" office:value="1220559840">
            <text:p>1220559840</text:p>
          </table:table-cell>
          <table:table-cell office:value-type="float" office:value="1587">
            <text:p>1587</text:p>
          </table:table-cell>
          <table:table-cell table:formula="oooc:=SUM([.B140:.B144])/5" office:value-type="float" office:value="1478.3">
            <text:p>1478,3</text:p>
          </table:table-cell>
          <table:table-cell table:formula="oooc:=SUM([.B138:.B146])/9" office:value-type="float" office:value="1510.72222222222">
            <text:p>1510,72</text:p>
          </table:table-cell>
          <table:table-cell table:formula="oooc:=SUM([.B132:.B152])/21" office:value-type="float" office:value="1581.33333333333">
            <text:p>1581,33</text:p>
          </table:table-cell>
          <table:table-cell table:formula="oooc:=SUM([.B117:.B167])/51" office:value-type="float" office:value="1576.95490196078">
            <text:p>1576,95</text:p>
          </table:table-cell>
          <table:table-cell office:value-type="string">
            <text:p>You_vs_marmhouse_1220563444577</text:p>
          </table:table-cell>
        </table:table-row>
        <table:table-row table:style-name="ro1">
          <table:table-cell office:value-type="float" office:value="1220560680">
            <text:p>1220560680</text:p>
          </table:table-cell>
          <table:table-cell office:value-type="float" office:value="1638.6">
            <text:p>1638,6</text:p>
          </table:table-cell>
          <table:table-cell table:formula="oooc:=SUM([.B141:.B145])/5" office:value-type="float" office:value="1410.02">
            <text:p>1410,02</text:p>
          </table:table-cell>
          <table:table-cell table:formula="oooc:=SUM([.B139:.B147])/9" office:value-type="float" office:value="1524.63333333333">
            <text:p>1524,63</text:p>
          </table:table-cell>
          <table:table-cell table:formula="oooc:=SUM([.B133:.B153])/21" office:value-type="float" office:value="1605.70476190476">
            <text:p>1605,7</text:p>
          </table:table-cell>
          <table:table-cell table:formula="oooc:=SUM([.B118:.B168])/51" office:value-type="float" office:value="1573.28431372549">
            <text:p>1573,28</text:p>
          </table:table-cell>
          <table:table-cell office:value-type="string">
            <text:p>You_vs_marmhouse_1220564318123</text:p>
          </table:table-cell>
        </table:table-row>
        <table:table-row table:style-name="ro1">
          <table:table-cell office:value-type="float" office:value="1220561400">
            <text:p>1220561400</text:p>
          </table:table-cell>
          <table:table-cell office:value-type="float" office:value="1205">
            <text:p>1205</text:p>
          </table:table-cell>
          <table:table-cell table:formula="oooc:=SUM([.B142:.B146])/5" office:value-type="float" office:value="1466.72">
            <text:p>1466,72</text:p>
          </table:table-cell>
          <table:table-cell table:formula="oooc:=SUM([.B140:.B148])/9" office:value-type="float" office:value="1526.67777777778">
            <text:p>1526,68</text:p>
          </table:table-cell>
          <table:table-cell table:formula="oooc:=SUM([.B134:.B154])/21" office:value-type="float" office:value="1597.69523809524">
            <text:p>1597,7</text:p>
          </table:table-cell>
          <table:table-cell table:formula="oooc:=SUM([.B119:.B169])/51" office:value-type="float" office:value="1561.53333333333">
            <text:p>1561,53</text:p>
          </table:table-cell>
          <table:table-cell office:value-type="string">
            <text:p>You_vs_marmhouse_1220565009675</text:p>
          </table:table-cell>
        </table:table-row>
        <table:table-row table:style-name="ro1">
          <table:table-cell office:value-type="float" office:value="1220561820">
            <text:p>1220561820</text:p>
          </table:table-cell>
          <table:table-cell office:value-type="float" office:value="1694.1">
            <text:p>1694,1</text:p>
          </table:table-cell>
          <table:table-cell table:formula="oooc:=SUM([.B143:.B147])/5" office:value-type="float" office:value="1501.34">
            <text:p>1501,34</text:p>
          </table:table-cell>
          <table:table-cell table:formula="oooc:=SUM([.B141:.B149])/9" office:value-type="float" office:value="1499.62222222222">
            <text:p>1499,62</text:p>
          </table:table-cell>
          <table:table-cell table:formula="oooc:=SUM([.B135:.B155])/21" office:value-type="float" office:value="1581.38095238095">
            <text:p>1581,38</text:p>
          </table:table-cell>
          <table:table-cell table:formula="oooc:=SUM([.B120:.B170])/51" office:value-type="float" office:value="1554.90784313725">
            <text:p>1554,91</text:p>
          </table:table-cell>
          <table:table-cell office:value-type="string">
            <text:p>You_vs_lazaualin_1220565428908</text:p>
          </table:table-cell>
        </table:table-row>
        <table:table-row table:style-name="ro1">
          <table:table-cell office:value-type="float" office:value="1220563080">
            <text:p>1220563080</text:p>
          </table:table-cell>
          <table:table-cell office:value-type="float" office:value="1208.9">
            <text:p>1208,9</text:p>
          </table:table-cell>
          <table:table-cell table:formula="oooc:=SUM([.B144:.B148])/5" office:value-type="float" office:value="1510.72">
            <text:p>1510,72</text:p>
          </table:table-cell>
          <table:table-cell table:formula="oooc:=SUM([.B142:.B150])/9" office:value-type="float" office:value="1582.85555555556">
            <text:p>1582,86</text:p>
          </table:table-cell>
          <table:table-cell table:formula="oooc:=SUM([.B136:.B156])/21" office:value-type="float" office:value="1601.15714285714">
            <text:p>1601,16</text:p>
          </table:table-cell>
          <table:table-cell table:formula="oooc:=SUM([.B121:.B171])/51" office:value-type="float" office:value="1554.64705882353">
            <text:p>1554,65</text:p>
          </table:table-cell>
          <table:table-cell office:value-type="string">
            <text:p>You_vs_lazaualin_1220566737518</text:p>
          </table:table-cell>
        </table:table-row>
        <table:table-row table:style-name="ro1">
          <table:table-cell office:value-type="float" office:value="1220595240">
            <text:p>1220595240</text:p>
          </table:table-cell>
          <table:table-cell office:value-type="float" office:value="1760.1">
            <text:p>1760,1</text:p>
          </table:table-cell>
          <table:table-cell table:formula="oooc:=SUM([.B145:.B149])/5" office:value-type="float" office:value="1628.12">
            <text:p>1628,12</text:p>
          </table:table-cell>
          <table:table-cell table:formula="oooc:=SUM([.B143:.B151])/9" office:value-type="float" office:value="1578.47777777778">
            <text:p>1578,48</text:p>
          </table:table-cell>
          <table:table-cell table:formula="oooc:=SUM([.B137:.B157])/21" office:value-type="float" office:value="1602.10476190476">
            <text:p>1602,1</text:p>
          </table:table-cell>
          <table:table-cell table:formula="oooc:=SUM([.B122:.B172])/51" office:value-type="float" office:value="1552.28823529412">
            <text:p>1552,29</text:p>
          </table:table-cell>
          <table:table-cell office:value-type="string">
            <text:p>You_vs_NCD_1220598874220</text:p>
          </table:table-cell>
        </table:table-row>
        <table:table-row table:style-name="ro1">
          <table:table-cell office:value-type="float" office:value="1220599860">
            <text:p>1220599860</text:p>
          </table:table-cell>
          <table:table-cell office:value-type="float" office:value="1685.5">
            <text:p>1685,5</text:p>
          </table:table-cell>
          <table:table-cell table:formula="oooc:=SUM([.B146:.B150])/5" office:value-type="float" office:value="1624.2">
            <text:p>1624,2</text:p>
          </table:table-cell>
          <table:table-cell table:formula="oooc:=SUM([.B144:.B152])/9" office:value-type="float" office:value="1589.35555555556">
            <text:p>1589,36</text:p>
          </table:table-cell>
          <table:table-cell table:formula="oooc:=SUM([.B138:.B158])/21" office:value-type="float" office:value="1606.1619047619">
            <text:p>1606,16</text:p>
          </table:table-cell>
          <table:table-cell table:formula="oooc:=SUM([.B123:.B173])/51" office:value-type="float" office:value="1545.79411764706">
            <text:p>1545,79</text:p>
          </table:table-cell>
          <table:table-cell office:value-type="string">
            <text:p>You_vs_BaTaViA_1220603505711</text:p>
          </table:table-cell>
        </table:table-row>
        <table:table-row table:style-name="ro1">
          <table:table-cell office:value-type="float" office:value="1220602320">
            <text:p>1220602320</text:p>
          </table:table-cell>
          <table:table-cell office:value-type="float" office:value="1792">
            <text:p>1792</text:p>
          </table:table-cell>
          <table:table-cell table:formula="oooc:=SUM([.B147:.B151])/5" office:value-type="float" office:value="1691.94">
            <text:p>1691,94</text:p>
          </table:table-cell>
          <table:table-cell table:formula="oooc:=SUM([.B145:.B153])/9" office:value-type="float" office:value="1655.48888888889">
            <text:p>1655,49</text:p>
          </table:table-cell>
          <table:table-cell table:formula="oooc:=SUM([.B139:.B159])/21" office:value-type="float" office:value="1591.45238095238">
            <text:p>1591,45</text:p>
          </table:table-cell>
          <table:table-cell table:formula="oooc:=SUM([.B124:.B174])/51" office:value-type="float" office:value="1553.53725490196">
            <text:p>1553,54</text:p>
          </table:table-cell>
          <table:table-cell office:value-type="string">
            <text:p>You_vs_berliner_1220605953947</text:p>
          </table:table-cell>
        </table:table-row>
        <table:table-row table:style-name="ro1">
          <table:table-cell office:value-type="float" office:value="1220604780">
            <text:p>1220604780</text:p>
          </table:table-cell>
          <table:table-cell office:value-type="float" office:value="1674.5">
            <text:p>1674,5</text:p>
          </table:table-cell>
          <table:table-cell table:formula="oooc:=SUM([.B148:.B152])/5" office:value-type="float" office:value="1687.22">
            <text:p>1687,22</text:p>
          </table:table-cell>
          <table:table-cell table:formula="oooc:=SUM([.B146:.B154])/9" office:value-type="float" office:value="1624.64444444444">
            <text:p>1624,64</text:p>
          </table:table-cell>
          <table:table-cell table:formula="oooc:=SUM([.B140:.B160])/21" office:value-type="float" office:value="1580.35714285714">
            <text:p>1580,36</text:p>
          </table:table-cell>
          <table:table-cell table:formula="oooc:=SUM([.B125:.B175])/51" office:value-type="float" office:value="1556.22156862745">
            <text:p>1556,22</text:p>
          </table:table-cell>
          <table:table-cell office:value-type="string">
            <text:p>You_vs_LEAMAYC_1220608437952</text:p>
          </table:table-cell>
        </table:table-row>
        <table:table-row table:style-name="ro1">
          <table:table-cell office:value-type="float" office:value="1220606040">
            <text:p>1220606040</text:p>
          </table:table-cell>
          <table:table-cell office:value-type="float" office:value="1547.6">
            <text:p>1547,6</text:p>
          </table:table-cell>
          <table:table-cell table:formula="oooc:=SUM([.B149:.B153])/5" office:value-type="float" office:value="1710.16">
            <text:p>1710,16</text:p>
          </table:table-cell>
          <table:table-cell table:formula="oooc:=SUM([.B147:.B155])/9" office:value-type="float" office:value="1648.13333333333">
            <text:p>1648,13</text:p>
          </table:table-cell>
          <table:table-cell table:formula="oooc:=SUM([.B141:.B161])/21" office:value-type="float" office:value="1560.70952380952">
            <text:p>1560,71</text:p>
          </table:table-cell>
          <table:table-cell table:formula="oooc:=SUM([.B126:.B176])/51" office:value-type="float" office:value="1553.57647058824">
            <text:p>1553,58</text:p>
          </table:table-cell>
          <table:table-cell office:value-type="string">
            <text:p>You_vs_steve_kenny_1220609643714</text:p>
          </table:table-cell>
        </table:table-row>
        <table:table-row table:style-name="ro1">
          <table:table-cell office:value-type="float" office:value="1220607540">
            <text:p>1220607540</text:p>
          </table:table-cell>
          <table:table-cell office:value-type="float" office:value="1736.5">
            <text:p>1736,5</text:p>
          </table:table-cell>
          <table:table-cell table:formula="oooc:=SUM([.B150:.B154])/5" office:value-type="float" office:value="1635.06">
            <text:p>1635,06</text:p>
          </table:table-cell>
          <table:table-cell table:formula="oooc:=SUM([.B148:.B156])/9" office:value-type="float" office:value="1662.7">
            <text:p>1662,7</text:p>
          </table:table-cell>
          <table:table-cell table:formula="oooc:=SUM([.B142:.B162])/21" office:value-type="float" office:value="1589.99047619048">
            <text:p>1589,99</text:p>
          </table:table-cell>
          <table:table-cell table:formula="oooc:=SUM([.B127:.B177])/51" office:value-type="float" office:value="1553.76666666667">
            <text:p>1553,77</text:p>
          </table:table-cell>
          <table:table-cell office:value-type="string">
            <text:p>You_vs_quake_1220611156040</text:p>
          </table:table-cell>
        </table:table-row>
        <table:table-row table:style-name="ro1">
          <table:table-cell office:value-type="float" office:value="1220608080">
            <text:p>1220608080</text:p>
          </table:table-cell>
          <table:table-cell office:value-type="float" office:value="1800.2">
            <text:p>1800,2</text:p>
          </table:table-cell>
          <table:table-cell table:formula="oooc:=SUM([.B151:.B155])/5" office:value-type="float" office:value="1584.22">
            <text:p>1584,22</text:p>
          </table:table-cell>
          <table:table-cell table:formula="oooc:=SUM([.B149:.B157])/9" office:value-type="float" office:value="1660.64444444444">
            <text:p>1660,64</text:p>
          </table:table-cell>
          <table:table-cell table:formula="oooc:=SUM([.B143:.B163])/21" office:value-type="float" office:value="1585.78571428571">
            <text:p>1585,79</text:p>
          </table:table-cell>
          <table:table-cell table:formula="oooc:=SUM([.B128:.B178])/51" office:value-type="float" office:value="1553.88823529412">
            <text:p>1553,89</text:p>
          </table:table-cell>
          <table:table-cell office:value-type="string">
            <text:p>You_vs_bgspiff_1220611739725</text:p>
          </table:table-cell>
        </table:table-row>
        <table:table-row table:style-name="ro1">
          <table:table-cell office:value-type="float" office:value="1220616660">
            <text:p>1220616660</text:p>
          </table:table-cell>
          <table:table-cell office:value-type="float" office:value="1416.5">
            <text:p>1416,5</text:p>
          </table:table-cell>
          <table:table-cell table:formula="oooc:=SUM([.B152:.B156])/5" office:value-type="float" office:value="1652.94">
            <text:p>1652,94</text:p>
          </table:table-cell>
          <table:table-cell table:formula="oooc:=SUM([.B150:.B158])/9" office:value-type="float" office:value="1655.03333333333">
            <text:p>1655,03</text:p>
          </table:table-cell>
          <table:table-cell table:formula="oooc:=SUM([.B144:.B164])/21" office:value-type="float" office:value="1591.49047619048">
            <text:p>1591,49</text:p>
          </table:table-cell>
          <table:table-cell table:formula="oooc:=SUM([.B129:.B179])/51" office:value-type="float" office:value="1553.62941176471">
            <text:p>1553,63</text:p>
          </table:table-cell>
          <table:table-cell office:value-type="string">
            <text:p>You_vs_spooky_1220620284399</text:p>
          </table:table-cell>
        </table:table-row>
        <table:table-row table:style-name="ro1">
          <table:table-cell office:value-type="float" office:value="1220620320">
            <text:p>1220620320</text:p>
          </table:table-cell>
          <table:table-cell office:value-type="float" office:value="1420.3">
            <text:p>1420,3</text:p>
          </table:table-cell>
          <table:table-cell table:formula="oooc:=SUM([.B153:.B157])/5" office:value-type="float" office:value="1639.04">
            <text:p>1639,04</text:p>
          </table:table-cell>
          <table:table-cell table:formula="oooc:=SUM([.B151:.B159])/9" office:value-type="float" office:value="1616.31111111111">
            <text:p>1616,31</text:p>
          </table:table-cell>
          <table:table-cell table:formula="oooc:=SUM([.B145:.B165])/21" office:value-type="float" office:value="1604.45238095238">
            <text:p>1604,45</text:p>
          </table:table-cell>
          <table:table-cell table:formula="oooc:=SUM([.B130:.B180])/51" office:value-type="float" office:value="1549.84901960784">
            <text:p>1549,85</text:p>
          </table:table-cell>
          <table:table-cell office:value-type="string">
            <text:p>You_vs_Sandep_1220623948324</text:p>
          </table:table-cell>
        </table:table-row>
        <table:table-row table:style-name="ro1">
          <table:table-cell office:value-type="float" office:value="1220622000">
            <text:p>1220622000</text:p>
          </table:table-cell>
          <table:table-cell office:value-type="float" office:value="1891.2">
            <text:p>1891,2</text:p>
          </table:table-cell>
          <table:table-cell table:formula="oooc:=SUM([.B154:.B158])/5" office:value-type="float" office:value="1627.3">
            <text:p>1627,3</text:p>
          </table:table-cell>
          <table:table-cell table:formula="oooc:=SUM([.B152:.B160])/9" office:value-type="float" office:value="1603.7">
            <text:p>1603,7</text:p>
          </table:table-cell>
          <table:table-cell table:formula="oooc:=SUM([.B146:.B166])/21" office:value-type="float" office:value="1590.1380952381">
            <text:p>1590,14</text:p>
          </table:table-cell>
          <table:table-cell table:formula="oooc:=SUM([.B131:.B181])/51" office:value-type="float" office:value="1551.53921568627">
            <text:p>1551,54</text:p>
          </table:table-cell>
          <table:table-cell office:value-type="string">
            <text:p>You_vs_GammonGuy_1220625620701</text:p>
          </table:table-cell>
        </table:table-row>
        <table:table-row table:style-name="ro1">
          <table:table-cell office:value-type="float" office:value="1220623800">
            <text:p>1220623800</text:p>
          </table:table-cell>
          <table:table-cell office:value-type="float" office:value="1667">
            <text:p>1667</text:p>
          </table:table-cell>
          <table:table-cell table:formula="oooc:=SUM([.B155:.B159])/5" office:value-type="float" office:value="1609.2">
            <text:p>1609,2</text:p>
          </table:table-cell>
          <table:table-cell table:formula="oooc:=SUM([.B153:.B161])/9" office:value-type="float" office:value="1591.07777777778">
            <text:p>1591,08</text:p>
          </table:table-cell>
          <table:table-cell table:formula="oooc:=SUM([.B147:.B167])/21" office:value-type="float" office:value="1604.31428571429">
            <text:p>1604,31</text:p>
          </table:table-cell>
          <table:table-cell table:formula="oooc:=SUM([.B132:.B182])/51" office:value-type="float" office:value="1549.39803921569">
            <text:p>1549,4</text:p>
          </table:table-cell>
          <table:table-cell office:value-type="string">
            <text:p>You_vs_mmh_1220627403593</text:p>
          </table:table-cell>
        </table:table-row>
        <table:table-row table:style-name="ro1">
          <table:table-cell office:value-type="float" office:value="1220625900">
            <text:p>1220625900</text:p>
          </table:table-cell>
          <table:table-cell office:value-type="float" office:value="1741.5">
            <text:p>1741,5</text:p>
          </table:table-cell>
          <table:table-cell table:formula="oooc:=SUM([.B156:.B160])/5" office:value-type="float" office:value="1611.96">
            <text:p>1611,96</text:p>
          </table:table-cell>
          <table:table-cell table:formula="oooc:=SUM([.B154:.B162])/9" office:value-type="float" office:value="1562.2">
            <text:p>1562,2</text:p>
          </table:table-cell>
          <table:table-cell table:formula="oooc:=SUM([.B148:.B168])/21" office:value-type="float" office:value="1589.34285714286">
            <text:p>1589,34</text:p>
          </table:table-cell>
          <table:table-cell table:formula="oooc:=SUM([.B133:.B183])/51" office:value-type="float" office:value="1553.97647058823">
            <text:p>1553,98</text:p>
          </table:table-cell>
          <table:table-cell office:value-type="string">
            <text:p>You_vs_quisanfu_1220629504504</text:p>
          </table:table-cell>
        </table:table-row>
        <table:table-row table:style-name="ro1">
          <table:table-cell office:value-type="float" office:value="1220636340">
            <text:p>1220636340</text:p>
          </table:table-cell>
          <table:table-cell office:value-type="float" office:value="1326">
            <text:p>1326</text:p>
          </table:table-cell>
          <table:table-cell table:formula="oooc:=SUM([.B157:.B161])/5" office:value-type="float" office:value="1558.3">
            <text:p>1558,3</text:p>
          </table:table-cell>
          <table:table-cell table:formula="oooc:=SUM([.B155:.B163])/9" office:value-type="float" office:value="1571.33333333333">
            <text:p>1571,33</text:p>
          </table:table-cell>
          <table:table-cell table:formula="oooc:=SUM([.B149:.B169])/21" office:value-type="float" office:value="1547.31904761905">
            <text:p>1547,32</text:p>
          </table:table-cell>
          <table:table-cell table:formula="oooc:=SUM([.B134:.B184])/51" office:value-type="float" office:value="1551.9568627451">
            <text:p>1551,96</text:p>
          </table:table-cell>
          <table:table-cell office:value-type="string">
            <text:p>You_vs_Goke_1220639994028</text:p>
          </table:table-cell>
        </table:table-row>
        <table:table-row table:style-name="ro1">
          <table:table-cell office:value-type="float" office:value="1220636820">
            <text:p>1220636820</text:p>
          </table:table-cell>
          <table:table-cell office:value-type="float" office:value="1434.1">
            <text:p>1434,1</text:p>
          </table:table-cell>
          <table:table-cell table:formula="oooc:=SUM([.B158:.B162])/5" office:value-type="float" office:value="1532.96">
            <text:p>1532,96</text:p>
          </table:table-cell>
          <table:table-cell table:formula="oooc:=SUM([.B156:.B164])/9" office:value-type="float" office:value="1608.9">
            <text:p>1608,9</text:p>
          </table:table-cell>
          <table:table-cell table:formula="oooc:=SUM([.B150:.B170])/21" office:value-type="float" office:value="1522.11904761905">
            <text:p>1522,12</text:p>
          </table:table-cell>
          <table:table-cell table:formula="oooc:=SUM([.B135:.B185])/51" office:value-type="float" office:value="1544.49607843137">
            <text:p>1544,5</text:p>
          </table:table-cell>
          <table:table-cell office:value-type="string">
            <text:p>You_vs_CandleInTheWind_1220640469110</text:p>
          </table:table-cell>
        </table:table-row>
        <table:table-row table:style-name="ro1">
          <table:table-cell office:value-type="float" office:value="1220638800">
            <text:p>1220638800</text:p>
          </table:table-cell>
          <table:table-cell office:value-type="float" office:value="1622.9">
            <text:p>1622,9</text:p>
          </table:table-cell>
          <table:table-cell table:formula="oooc:=SUM([.B159:.B163])/5" office:value-type="float" office:value="1484.4">
            <text:p>1484,4</text:p>
          </table:table-cell>
          <table:table-cell table:formula="oooc:=SUM([.B157:.B165])/9" office:value-type="float" office:value="1562.9">
            <text:p>1562,9</text:p>
          </table:table-cell>
          <table:table-cell table:formula="oooc:=SUM([.B151:.B171])/21" office:value-type="float" office:value="1534.16666666667">
            <text:p>1534,17</text:p>
          </table:table-cell>
          <table:table-cell table:formula="oooc:=SUM([.B136:.B186])/51" office:value-type="float" office:value="1546.37058823529">
            <text:p>1546,37</text:p>
          </table:table-cell>
          <table:table-cell office:value-type="string">
            <text:p>You_vs_WiFi_1220642446125</text:p>
          </table:table-cell>
        </table:table-row>
        <table:table-row table:style-name="ro1">
          <table:table-cell office:value-type="float" office:value="1220641440">
            <text:p>1220641440</text:p>
          </table:table-cell>
          <table:table-cell office:value-type="float" office:value="1540.3">
            <text:p>1540,3</text:p>
          </table:table-cell>
          <table:table-cell table:formula="oooc:=SUM([.B160:.B164])/5" office:value-type="float" office:value="1570.88">
            <text:p>1570,88</text:p>
          </table:table-cell>
          <table:table-cell table:formula="oooc:=SUM([.B158:.B166])/9" office:value-type="float" office:value="1532.51111111111">
            <text:p>1532,51</text:p>
          </table:table-cell>
          <table:table-cell table:formula="oooc:=SUM([.B152:.B172])/21" office:value-type="float" office:value="1523.76666666667">
            <text:p>1523,77</text:p>
          </table:table-cell>
          <table:table-cell table:formula="oooc:=SUM([.B137:.B187])/51" office:value-type="float" office:value="1550.03137254902">
            <text:p>1550,03</text:p>
          </table:table-cell>
          <table:table-cell office:value-type="string">
            <text:p>You_vs_azjeep_1220645065344</text:p>
          </table:table-cell>
        </table:table-row>
        <table:table-row table:style-name="ro1">
          <table:table-cell office:value-type="float" office:value="1220642460">
            <text:p>1220642460</text:p>
          </table:table-cell>
          <table:table-cell office:value-type="float" office:value="1498.7">
            <text:p>1498,7</text:p>
          </table:table-cell>
          <table:table-cell table:formula="oooc:=SUM([.B161:.B165])/5" office:value-type="float" office:value="1579.5">
            <text:p>1579,5</text:p>
          </table:table-cell>
          <table:table-cell table:formula="oooc:=SUM([.B159:.B167])/9" office:value-type="float" office:value="1506.41111111111">
            <text:p>1506,41</text:p>
          </table:table-cell>
          <table:table-cell table:formula="oooc:=SUM([.B153:.B173])/21" office:value-type="float" office:value="1498.6380952381">
            <text:p>1498,64</text:p>
          </table:table-cell>
          <table:table-cell table:formula="oooc:=SUM([.B138:.B188])/51" office:value-type="float" office:value="1549.17647058823">
            <text:p>1549,18</text:p>
          </table:table-cell>
          <table:table-cell office:value-type="string">
            <text:p>You_vs_MrPips_1220646079639</text:p>
          </table:table-cell>
        </table:table-row>
        <table:table-row table:style-name="ro1">
          <table:table-cell office:value-type="float" office:value="1220644620">
            <text:p>1220644620</text:p>
          </table:table-cell>
          <table:table-cell office:value-type="float" office:value="1758.4">
            <text:p>1758,4</text:p>
          </table:table-cell>
          <table:table-cell table:formula="oooc:=SUM([.B162:.B166])/5" office:value-type="float" office:value="1533.62">
            <text:p>1533,62</text:p>
          </table:table-cell>
          <table:table-cell table:formula="oooc:=SUM([.B160:.B168])/9" office:value-type="float" office:value="1519.71111111111">
            <text:p>1519,71</text:p>
          </table:table-cell>
          <table:table-cell table:formula="oooc:=SUM([.B154:.B174])/21" office:value-type="float" office:value="1486.54285714286">
            <text:p>1486,54</text:p>
          </table:table-cell>
          <table:table-cell table:formula="oooc:=SUM([.B139:.B189])/51" office:value-type="float" office:value="1544.10980392157">
            <text:p>1544,11</text:p>
          </table:table-cell>
          <table:table-cell office:value-type="string">
            <text:p>You_vs_warf_1220648275313</text:p>
          </table:table-cell>
        </table:table-row>
        <table:table-row table:style-name="ro1">
          <table:table-cell office:value-type="float" office:value="1220647380">
            <text:p>1220647380</text:p>
          </table:table-cell>
          <table:table-cell office:value-type="float" office:value="1477.2">
            <text:p>1477,2</text:p>
          </table:table-cell>
          <table:table-cell table:formula="oooc:=SUM([.B163:.B167])/5" office:value-type="float" office:value="1526.88">
            <text:p>1526,88</text:p>
          </table:table-cell>
          <table:table-cell table:formula="oooc:=SUM([.B161:.B169])/9" office:value-type="float" office:value="1449.58888888889">
            <text:p>1449,59</text:p>
          </table:table-cell>
          <table:table-cell table:formula="oooc:=SUM([.B155:.B175])/21" office:value-type="float" office:value="1505.98571428571">
            <text:p>1505,99</text:p>
          </table:table-cell>
          <table:table-cell table:formula="oooc:=SUM([.B140:.B190])/51" office:value-type="float" office:value="1543.98039215686">
            <text:p>1543,98</text:p>
          </table:table-cell>
          <table:table-cell office:value-type="string">
            <text:p>You_vs_mmcronin_1220651016551</text:p>
          </table:table-cell>
        </table:table-row>
        <table:table-row table:style-name="ro1">
          <table:table-cell office:value-type="float" office:value="1220648400">
            <text:p>1220648400</text:p>
          </table:table-cell>
          <table:table-cell office:value-type="float" office:value="1393.5">
            <text:p>1393,5</text:p>
          </table:table-cell>
          <table:table-cell table:formula="oooc:=SUM([.B164:.B168])/5" office:value-type="float" office:value="1516.28">
            <text:p>1516,28</text:p>
          </table:table-cell>
          <table:table-cell table:formula="oooc:=SUM([.B162:.B170])/9" office:value-type="float" office:value="1409.57777777778">
            <text:p>1409,58</text:p>
          </table:table-cell>
          <table:table-cell table:formula="oooc:=SUM([.B156:.B176])/21" office:value-type="float" office:value="1511.47619047619">
            <text:p>1511,48</text:p>
          </table:table-cell>
          <table:table-cell table:formula="oooc:=SUM([.B141:.B191])/51" office:value-type="float" office:value="1538.62745098039">
            <text:p>1538,63</text:p>
          </table:table-cell>
          <table:table-cell office:value-type="string">
            <text:p>You_vs_burton_1220652029255</text:p>
          </table:table-cell>
        </table:table-row>
        <table:table-row table:style-name="ro1">
          <table:table-cell office:value-type="float" office:value="1220690640">
            <text:p>1220690640</text:p>
          </table:table-cell>
          <table:table-cell office:value-type="float" office:value="1506.6">
            <text:p>1506,6</text:p>
          </table:table-cell>
          <table:table-cell table:formula="oooc:=SUM([.B165:.B169])/5" office:value-type="float" office:value="1325.2">
            <text:p>1325,2</text:p>
          </table:table-cell>
          <table:table-cell table:formula="oooc:=SUM([.B163:.B171])/9" office:value-type="float" office:value="1452.6">
            <text:p>1452,6</text:p>
          </table:table-cell>
          <table:table-cell table:formula="oooc:=SUM([.B157:.B177])/21" office:value-type="float" office:value="1505.64285714286">
            <text:p>1505,64</text:p>
          </table:table-cell>
          <table:table-cell table:formula="oooc:=SUM([.B142:.B192])/51" office:value-type="float" office:value="1544.17058823529">
            <text:p>1544,17</text:p>
          </table:table-cell>
          <table:table-cell office:value-type="string">
            <text:p>You_vs_hierdenn_1220694251878</text:p>
          </table:table-cell>
        </table:table-row>
        <table:table-row table:style-name="ro1">
          <table:table-cell office:value-type="float" office:value="1220692680">
            <text:p>1220692680</text:p>
          </table:table-cell>
          <table:table-cell office:value-type="float" office:value="1445.7">
            <text:p>1445,7</text:p>
          </table:table-cell>
          <table:table-cell table:formula="oooc:=SUM([.B166:.B170])/5" office:value-type="float" office:value="1282.32">
            <text:p>1282,32</text:p>
          </table:table-cell>
          <table:table-cell table:formula="oooc:=SUM([.B164:.B172])/9" office:value-type="float" office:value="1433.76666666667">
            <text:p>1433,77</text:p>
          </table:table-cell>
          <table:table-cell table:formula="oooc:=SUM([.B158:.B178])/21" office:value-type="float" office:value="1499.84761904762">
            <text:p>1499,85</text:p>
          </table:table-cell>
          <table:table-cell table:formula="oooc:=SUM([.B143:.B193])/51" office:value-type="float" office:value="1546.60392156863">
            <text:p>1546,6</text:p>
          </table:table-cell>
          <table:table-cell office:value-type="string">
            <text:p>You_vs_missime_1220696320411</text:p>
          </table:table-cell>
        </table:table-row>
        <table:table-row table:style-name="ro1">
          <table:table-cell office:value-type="float" office:value="1220695140">
            <text:p>1220695140</text:p>
          </table:table-cell>
          <table:table-cell office:value-type="float" office:value="803">
            <text:p>803</text:p>
          </table:table-cell>
          <table:table-cell table:formula="oooc:=SUM([.B167:.B171])/5" office:value-type="float" office:value="1389.12">
            <text:p>1389,12</text:p>
          </table:table-cell>
          <table:table-cell table:formula="oooc:=SUM([.B165:.B173])/9" office:value-type="float" office:value="1372.7">
            <text:p>1372,7</text:p>
          </table:table-cell>
          <table:table-cell table:formula="oooc:=SUM([.B159:.B179])/21" office:value-type="float" office:value="1496.60476190476">
            <text:p>1496,6</text:p>
          </table:table-cell>
          <table:table-cell table:formula="oooc:=SUM([.B144:.B194])/51" office:value-type="float" office:value="1540.32156862745">
            <text:p>1540,32</text:p>
          </table:table-cell>
          <table:table-cell office:value-type="string">
            <text:p>You_vs_sanderklos_1220698747083</text:p>
          </table:table-cell>
        </table:table-row>
        <table:table-row table:style-name="ro1">
          <table:table-cell office:value-type="float" office:value="1220695980">
            <text:p>1220695980</text:p>
          </table:table-cell>
          <table:table-cell office:value-type="float" office:value="1262.8">
            <text:p>1262,8</text:p>
          </table:table-cell>
          <table:table-cell table:formula="oooc:=SUM([.B168:.B172])/5" office:value-type="float" office:value="1353.64">
            <text:p>1353,64</text:p>
          </table:table-cell>
          <table:table-cell table:formula="oooc:=SUM([.B166:.B174])/9" office:value-type="float" office:value="1380.36666666667">
            <text:p>1380,37</text:p>
          </table:table-cell>
          <table:table-cell table:formula="oooc:=SUM([.B160:.B180])/21" office:value-type="float" office:value="1506.8">
            <text:p>1506,8</text:p>
          </table:table-cell>
          <table:table-cell table:formula="oooc:=SUM([.B145:.B195])/51" office:value-type="float" office:value="1546.62745098039">
            <text:p>1546,63</text:p>
          </table:table-cell>
          <table:table-cell office:value-type="string">
            <text:p>You_vs_WorstNightmare_1220699585007</text:p>
          </table:table-cell>
        </table:table-row>
        <table:table-row table:style-name="ro1">
          <table:table-cell office:value-type="float" office:value="1220697840">
            <text:p>1220697840</text:p>
          </table:table-cell>
          <table:table-cell office:value-type="float" office:value="1927.5">
            <text:p>1927,5</text:p>
          </table:table-cell>
          <table:table-cell table:formula="oooc:=SUM([.B169:.B173])/5" office:value-type="float" office:value="1306.26">
            <text:p>1306,26</text:p>
          </table:table-cell>
          <table:table-cell table:formula="oooc:=SUM([.B167:.B175])/9" office:value-type="float" office:value="1428.28888888889">
            <text:p>1428,29</text:p>
          </table:table-cell>
          <table:table-cell table:formula="oooc:=SUM([.B161:.B181])/21" office:value-type="float" office:value="1510.95714285714">
            <text:p>1510,96</text:p>
          </table:table-cell>
          <table:table-cell table:formula="oooc:=SUM([.B146:.B196])/51" office:value-type="float" office:value="1542.27058823529">
            <text:p>1542,27</text:p>
          </table:table-cell>
          <table:table-cell office:value-type="string">
            <text:p>You_vs_inatizz_1220701476273</text:p>
          </table:table-cell>
        </table:table-row>
        <table:table-row table:style-name="ro1">
          <table:table-cell office:value-type="float" office:value="1220700180">
            <text:p>1220700180</text:p>
          </table:table-cell>
          <table:table-cell office:value-type="float" office:value="1329.2">
            <text:p>1329,2</text:p>
          </table:table-cell>
          <table:table-cell table:formula="oooc:=SUM([.B170:.B174])/5" office:value-type="float" office:value="1454.9">
            <text:p>1454,9</text:p>
          </table:table-cell>
          <table:table-cell table:formula="oooc:=SUM([.B168:.B176])/9" office:value-type="float" office:value="1431.51111111111">
            <text:p>1431,51</text:p>
          </table:table-cell>
          <table:table-cell table:formula="oooc:=SUM([.B162:.B182])/21" office:value-type="float" office:value="1499.6">
            <text:p>1499,6</text:p>
          </table:table-cell>
          <table:table-cell table:formula="oooc:=SUM([.B147:.B197])/51" office:value-type="float" office:value="1550.2">
            <text:p>1550,2</text:p>
          </table:table-cell>
          <table:table-cell office:value-type="string">
            <text:p>You_vs_inatizz_1220703813503</text:p>
          </table:table-cell>
        </table:table-row>
        <table:table-row table:style-name="ro1">
          <table:table-cell office:value-type="float" office:value="1220701320">
            <text:p>1220701320</text:p>
          </table:table-cell>
          <table:table-cell office:value-type="float" office:value="1208.8">
            <text:p>1208,8</text:p>
          </table:table-cell>
          <table:table-cell table:formula="oooc:=SUM([.B171:.B175])/5" office:value-type="float" office:value="1567.3">
            <text:p>1567,3</text:p>
          </table:table-cell>
          <table:table-cell table:formula="oooc:=SUM([.B169:.B177])/9" office:value-type="float" office:value="1467.4">
            <text:p>1467,4</text:p>
          </table:table-cell>
          <table:table-cell table:formula="oooc:=SUM([.B163:.B183])/21" office:value-type="float" office:value="1498.72380952381">
            <text:p>1498,72</text:p>
          </table:table-cell>
          <table:table-cell table:formula="oooc:=SUM([.B148:.B198])/51" office:value-type="float" office:value="1546.89411764706">
            <text:p>1546,89</text:p>
          </table:table-cell>
          <table:table-cell office:value-type="string">
            <text:p>You_vs_zetetic_1220704929146</text:p>
          </table:table-cell>
        </table:table-row>
        <table:table-row table:style-name="ro1">
          <table:table-cell office:value-type="float" office:value="1220704980">
            <text:p>1220704980</text:p>
          </table:table-cell>
          <table:table-cell office:value-type="float" office:value="1546.2">
            <text:p>1546,2</text:p>
          </table:table-cell>
          <table:table-cell table:formula="oooc:=SUM([.B172:.B176])/5" office:value-type="float" office:value="1488.92">
            <text:p>1488,92</text:p>
          </table:table-cell>
          <table:table-cell table:formula="oooc:=SUM([.B170:.B178])/9" office:value-type="float" office:value="1549.87777777778">
            <text:p>1549,88</text:p>
          </table:table-cell>
          <table:table-cell table:formula="oooc:=SUM([.B164:.B184])/21" office:value-type="float" office:value="1497.91428571429">
            <text:p>1497,91</text:p>
          </table:table-cell>
          <table:table-cell table:formula="oooc:=SUM([.B149:.B199])/51" office:value-type="float" office:value="1543.96666666667">
            <text:p>1543,97</text:p>
          </table:table-cell>
          <table:table-cell office:value-type="string">
            <text:p>You_vs_Perk_1220708625392</text:p>
          </table:table-cell>
        </table:table-row>
        <table:table-row table:style-name="ro1">
          <table:table-cell office:value-type="float" office:value="1220705700">
            <text:p>1220705700</text:p>
          </table:table-cell>
          <table:table-cell office:value-type="float" office:value="1824.8">
            <text:p>1824,8</text:p>
          </table:table-cell>
          <table:table-cell table:formula="oooc:=SUM([.B173:.B177])/5" office:value-type="float" office:value="1576.82">
            <text:p>1576,82</text:p>
          </table:table-cell>
          <table:table-cell table:formula="oooc:=SUM([.B171:.B179])/9" office:value-type="float" office:value="1595.5">
            <text:p>1595,5</text:p>
          </table:table-cell>
          <table:table-cell table:formula="oooc:=SUM([.B165:.B185])/21" office:value-type="float" office:value="1480.00952380952">
            <text:p>1480,01</text:p>
          </table:table-cell>
          <table:table-cell table:formula="oooc:=SUM([.B150:.B200])/51" office:value-type="float" office:value="1539.23725490196">
            <text:p>1539,24</text:p>
          </table:table-cell>
          <table:table-cell office:value-type="string">
            <text:p>You_vs_Perk_1220709356850</text:p>
          </table:table-cell>
        </table:table-row>
        <table:table-row table:style-name="ro1">
          <table:table-cell office:value-type="float" office:value="1220709540">
            <text:p>1220709540</text:p>
          </table:table-cell>
          <table:table-cell office:value-type="float" office:value="1535.6">
            <text:p>1535,6</text:p>
          </table:table-cell>
          <table:table-cell table:formula="oooc:=SUM([.B174:.B178])/5" office:value-type="float" office:value="1644.12">
            <text:p>1644,12</text:p>
          </table:table-cell>
          <table:table-cell table:formula="oooc:=SUM([.B172:.B180])/9" office:value-type="float" office:value="1552.45555555556">
            <text:p>1552,46</text:p>
          </table:table-cell>
          <table:table-cell table:formula="oooc:=SUM([.B166:.B186])/21" office:value-type="float" office:value="1484.5">
            <text:p>1484,5</text:p>
          </table:table-cell>
          <table:table-cell table:formula="oooc:=SUM([.B151:.B201])/51" office:value-type="float" office:value="1524.05882352941">
            <text:p>1524,06</text:p>
          </table:table-cell>
          <table:table-cell office:value-type="string">
            <text:p>You_vs_hierdenn_1220713199271</text:p>
          </table:table-cell>
        </table:table-row>
        <table:table-row table:style-name="ro1">
          <table:table-cell office:value-type="float" office:value="1220711280">
            <text:p>1220711280</text:p>
          </table:table-cell>
          <table:table-cell office:value-type="float" office:value="1768.7">
            <text:p>1768,7</text:p>
          </table:table-cell>
          <table:table-cell table:formula="oooc:=SUM([.B175:.B179])/5" office:value-type="float" office:value="1669.56">
            <text:p>1669,56</text:p>
          </table:table-cell>
          <table:table-cell table:formula="oooc:=SUM([.B173:.B181])/9" office:value-type="float" office:value="1573.81111111111">
            <text:p>1573,81</text:p>
          </table:table-cell>
          <table:table-cell table:formula="oooc:=SUM([.B167:.B187])/21" office:value-type="float" office:value="1505.46666666667">
            <text:p>1505,47</text:p>
          </table:table-cell>
          <table:table-cell table:formula="oooc:=SUM([.B152:.B202])/51" office:value-type="float" office:value="1526.45882352941">
            <text:p>1526,46</text:p>
          </table:table-cell>
          <table:table-cell office:value-type="string">
            <text:p>You_vs_Treasures_1220714939080</text:p>
          </table:table-cell>
        </table:table-row>
        <table:table-row table:style-name="ro1">
          <table:table-cell office:value-type="float" office:value="1220715180">
            <text:p>1220715180</text:p>
          </table:table-cell>
          <table:table-cell office:value-type="float" office:value="1545.3">
            <text:p>1545,3</text:p>
          </table:table-cell>
          <table:table-cell table:formula="oooc:=SUM([.B176:.B180])/5" office:value-type="float" office:value="1612.62">
            <text:p>1612,62</text:p>
          </table:table-cell>
          <table:table-cell table:formula="oooc:=SUM([.B174:.B182])/9" office:value-type="float" office:value="1593.32222222222">
            <text:p>1593,32</text:p>
          </table:table-cell>
          <table:table-cell table:formula="oooc:=SUM([.B168:.B188])/21" office:value-type="float" office:value="1510.51904761905">
            <text:p>1510,52</text:p>
          </table:table-cell>
          <table:table-cell table:formula="oooc:=SUM([.B153:.B203])/51" office:value-type="float" office:value="1521.97647058824">
            <text:p>1521,98</text:p>
          </table:table-cell>
          <table:table-cell office:value-type="string">
            <text:p>You_vs_supanowa_1220718784444</text:p>
          </table:table-cell>
        </table:table-row>
        <table:table-row table:style-name="ro1">
          <table:table-cell office:value-type="float" office:value="1220716800">
            <text:p>1220716800</text:p>
          </table:table-cell>
          <table:table-cell office:value-type="float" office:value="1673.4">
            <text:p>1673,4</text:p>
          </table:table-cell>
          <table:table-cell table:formula="oooc:=SUM([.B177:.B181])/5" office:value-type="float" office:value="1609.78">
            <text:p>1609,78</text:p>
          </table:table-cell>
          <table:table-cell table:formula="oooc:=SUM([.B175:.B183])/9" office:value-type="float" office:value="1590.62222222222">
            <text:p>1590,62</text:p>
          </table:table-cell>
          <table:table-cell table:formula="oooc:=SUM([.B169:.B189])/21" office:value-type="float" office:value="1507.22380952381">
            <text:p>1507,22</text:p>
          </table:table-cell>
          <table:table-cell table:formula="oooc:=SUM([.B154:.B204])/51" office:value-type="float" office:value="1519.89607843137">
            <text:p>1519,9</text:p>
          </table:table-cell>
          <table:table-cell office:value-type="string">
            <text:p>You_vs_supanowa_1220720451979</text:p>
          </table:table-cell>
        </table:table-row>
        <table:table-row table:style-name="ro1">
          <table:table-cell office:value-type="float" office:value="1220719920">
            <text:p>1220719920</text:p>
          </table:table-cell>
          <table:table-cell office:value-type="float" office:value="1540.1">
            <text:p>1540,1</text:p>
          </table:table-cell>
          <table:table-cell table:formula="oooc:=SUM([.B178:.B182])/5" office:value-type="float" office:value="1532.92">
            <text:p>1532,92</text:p>
          </table:table-cell>
          <table:table-cell table:formula="oooc:=SUM([.B176:.B184])/9" office:value-type="float" office:value="1552.5">
            <text:p>1552,5</text:p>
          </table:table-cell>
          <table:table-cell table:formula="oooc:=SUM([.B170:.B190])/21" office:value-type="float" office:value="1548.05714285714">
            <text:p>1548,06</text:p>
          </table:table-cell>
          <table:table-cell table:formula="oooc:=SUM([.B155:.B205])/51" office:value-type="float" office:value="1525.82745098039">
            <text:p>1525,83</text:p>
          </table:table-cell>
          <table:table-cell office:value-type="string">
            <text:p>You_vs_prisca_1220723564099</text:p>
          </table:table-cell>
        </table:table-row>
        <table:table-row table:style-name="ro1">
          <table:table-cell office:value-type="float" office:value="1220775480">
            <text:p>1220775480</text:p>
          </table:table-cell>
          <table:table-cell office:value-type="float" office:value="1521.4">
            <text:p>1521,4</text:p>
          </table:table-cell>
          <table:table-cell table:formula="oooc:=SUM([.B179:.B183])/5" office:value-type="float" office:value="1528.24">
            <text:p>1528,24</text:p>
          </table:table-cell>
          <table:table-cell table:formula="oooc:=SUM([.B177:.B185])/9" office:value-type="float" office:value="1535.47777777778">
            <text:p>1535,48</text:p>
          </table:table-cell>
          <table:table-cell table:formula="oooc:=SUM([.B171:.B191])/21" office:value-type="float" office:value="1571.85238095238">
            <text:p>1571,85</text:p>
          </table:table-cell>
          <table:table-cell table:formula="oooc:=SUM([.B156:.B206])/51" office:value-type="float" office:value="1532.41960784314">
            <text:p>1532,42</text:p>
          </table:table-cell>
          <table:table-cell office:value-type="string">
            <text:p>You_vs_LisaS_1220779104254</text:p>
          </table:table-cell>
        </table:table-row>
        <table:table-row table:style-name="ro1">
          <table:table-cell office:value-type="float" office:value="1220776740">
            <text:p>1220776740</text:p>
          </table:table-cell>
          <table:table-cell office:value-type="float" office:value="1384.4">
            <text:p>1384,4</text:p>
          </table:table-cell>
          <table:table-cell table:formula="oooc:=SUM([.B180:.B184])/5" office:value-type="float" office:value="1489.9">
            <text:p>1489,9</text:p>
          </table:table-cell>
          <table:table-cell table:formula="oooc:=SUM([.B178:.B186])/9" office:value-type="float" office:value="1513.56666666667">
            <text:p>1513,57</text:p>
          </table:table-cell>
          <table:table-cell table:formula="oooc:=SUM([.B172:.B192])/21" office:value-type="float" office:value="1537.59523809524">
            <text:p>1537,6</text:p>
          </table:table-cell>
          <table:table-cell table:formula="oooc:=SUM([.B157:.B207])/51" office:value-type="float" office:value="1527.59215686275">
            <text:p>1527,59</text:p>
          </table:table-cell>
          <table:table-cell office:value-type="string">
            <text:p>You_vs_debdeb_1220780399034</text:p>
          </table:table-cell>
        </table:table-row>
        <table:table-row table:style-name="ro1">
          <table:table-cell office:value-type="float" office:value="1220777640">
            <text:p>1220777640</text:p>
          </table:table-cell>
          <table:table-cell office:value-type="float" office:value="1521.9">
            <text:p>1521,9</text:p>
          </table:table-cell>
          <table:table-cell table:formula="oooc:=SUM([.B181:.B185])/5" office:value-type="float" office:value="1458.36">
            <text:p>1458,36</text:p>
          </table:table-cell>
          <table:table-cell table:formula="oooc:=SUM([.B179:.B187])/9" office:value-type="float" office:value="1545.62222222222">
            <text:p>1545,62</text:p>
          </table:table-cell>
          <table:table-cell table:formula="oooc:=SUM([.B173:.B193])/21" office:value-type="float" office:value="1555.78095238095">
            <text:p>1555,78</text:p>
          </table:table-cell>
          <table:table-cell table:formula="oooc:=SUM([.B158:.B208])/51" office:value-type="float" office:value="1521.47843137255">
            <text:p>1521,48</text:p>
          </table:table-cell>
          <table:table-cell office:value-type="string">
            <text:p>You_vs_nelialves_1220781275065</text:p>
          </table:table-cell>
        </table:table-row>
        <table:table-row table:style-name="ro1">
          <table:table-cell office:value-type="float" office:value="1220778420">
            <text:p>1220778420</text:p>
          </table:table-cell>
          <table:table-cell office:value-type="float" office:value="1481.7">
            <text:p>1481,7</text:p>
          </table:table-cell>
          <table:table-cell table:formula="oooc:=SUM([.B182:.B186])/5" office:value-type="float" office:value="1468.38">
            <text:p>1468,38</text:p>
          </table:table-cell>
          <table:table-cell table:formula="oooc:=SUM([.B180:.B188])/9" office:value-type="float" office:value="1538.87777777778">
            <text:p>1538,88</text:p>
          </table:table-cell>
          <table:table-cell table:formula="oooc:=SUM([.B174:.B194])/21" office:value-type="float" office:value="1560.99047619048">
            <text:p>1560,99</text:p>
          </table:table-cell>
          <table:table-cell table:formula="oooc:=SUM([.B159:.B209])/51" office:value-type="float" office:value="1489.1">
            <text:p>1489,1</text:p>
          </table:table-cell>
          <table:table-cell office:value-type="string">
            <text:p>You_vs_TurkishDevil_1220782048450</text:p>
          </table:table-cell>
        </table:table-row>
        <table:table-row table:style-name="ro1">
          <table:table-cell office:value-type="float" office:value="1220779440">
            <text:p>1220779440</text:p>
          </table:table-cell>
          <table:table-cell office:value-type="float" office:value="1382.4">
            <text:p>1382,4</text:p>
          </table:table-cell>
          <table:table-cell table:formula="oooc:=SUM([.B183:.B187])/5" office:value-type="float" office:value="1558.26">
            <text:p>1558,26</text:p>
          </table:table-cell>
          <table:table-cell table:formula="oooc:=SUM([.B181:.B189])/9" office:value-type="float" office:value="1520.7">
            <text:p>1520,7</text:p>
          </table:table-cell>
          <table:table-cell table:formula="oooc:=SUM([.B175:.B195])/21" office:value-type="float" office:value="1560.05714285714">
            <text:p>1560,06</text:p>
          </table:table-cell>
          <table:table-cell table:formula="oooc:=SUM([.B160:.B210])/51" office:value-type="float" office:value="1480.49803921569">
            <text:p>1480,5</text:p>
          </table:table-cell>
          <table:table-cell office:value-type="string">
            <text:p>You_vs_Nabucco_1220783074065</text:p>
          </table:table-cell>
        </table:table-row>
        <table:table-row table:style-name="ro1">
          <table:table-cell office:value-type="float" office:value="1220786640">
            <text:p>1220786640</text:p>
          </table:table-cell>
          <table:table-cell office:value-type="float" office:value="1571.5">
            <text:p>1571,5</text:p>
          </table:table-cell>
          <table:table-cell table:formula="oooc:=SUM([.B184:.B188])/5" office:value-type="float" office:value="1576.42">
            <text:p>1576,42</text:p>
          </table:table-cell>
          <table:table-cell table:formula="oooc:=SUM([.B182:.B190])/9" office:value-type="float" office:value="1536.15555555556">
            <text:p>1536,16</text:p>
          </table:table-cell>
          <table:table-cell table:formula="oooc:=SUM([.B176:.B196])/21" office:value-type="float" office:value="1543.25238095238">
            <text:p>1543,25</text:p>
          </table:table-cell>
          <table:table-cell table:formula="oooc:=SUM([.B161:.B211])/51" office:value-type="float" office:value="1477.4431372549">
            <text:p>1477,44</text:p>
          </table:table-cell>
          <table:table-cell office:value-type="string">
            <text:p>You_vs_thewronghands_1220790288691</text:p>
          </table:table-cell>
        </table:table-row>
        <table:table-row table:style-name="ro1">
          <table:table-cell office:value-type="float" office:value="1220792880">
            <text:p>1220792880</text:p>
          </table:table-cell>
          <table:table-cell office:value-type="float" office:value="1833.8">
            <text:p>1833,8</text:p>
          </table:table-cell>
          <table:table-cell table:formula="oooc:=SUM([.B185:.B189])/5" office:value-type="float" office:value="1555.38">
            <text:p>1555,38</text:p>
          </table:table-cell>
          <table:table-cell table:formula="oooc:=SUM([.B183:.B191])/9" office:value-type="float" office:value="1578.16666666667">
            <text:p>1578,17</text:p>
          </table:table-cell>
          <table:table-cell table:formula="oooc:=SUM([.B177:.B197])/21" office:value-type="float" office:value="1546.95238095238">
            <text:p>1546,95</text:p>
          </table:table-cell>
          <table:table-cell table:formula="oooc:=SUM([.B162:.B212])/51" office:value-type="float" office:value="1483.97450980392">
            <text:p>1483,97</text:p>
          </table:table-cell>
          <table:table-cell office:value-type="string">
            <text:p>You_vs_Dmitriyli_1220796498816</text:p>
          </table:table-cell>
        </table:table-row>
        <table:table-row table:style-name="ro1">
          <table:table-cell office:value-type="float" office:value="1220794260">
            <text:p>1220794260</text:p>
          </table:table-cell>
          <table:table-cell office:value-type="float" office:value="1612.7">
            <text:p>1612,7</text:p>
          </table:table-cell>
          <table:table-cell table:formula="oooc:=SUM([.B186:.B190])/5" office:value-type="float" office:value="1611">
            <text:p>1611</text:p>
          </table:table-cell>
          <table:table-cell table:formula="oooc:=SUM([.B184:.B192])/9" office:value-type="float" office:value="1543.3">
            <text:p>1543,3</text:p>
          </table:table-cell>
          <table:table-cell table:formula="oooc:=SUM([.B178:.B198])/21" office:value-type="float" office:value="1538.51428571429">
            <text:p>1538,51</text:p>
          </table:table-cell>
          <table:table-cell table:formula="oooc:=SUM([.B163:.B213])/51" office:value-type="float" office:value="1480.81568627451">
            <text:p>1480,82</text:p>
          </table:table-cell>
          <table:table-cell office:value-type="string">
            <text:p>You_vs_Dave_B_1220797894147</text:p>
          </table:table-cell>
        </table:table-row>
        <table:table-row table:style-name="ro1">
          <table:table-cell office:value-type="float" office:value="1220796240">
            <text:p>1220796240</text:p>
          </table:table-cell>
          <table:table-cell office:value-type="float" office:value="1376.5">
            <text:p>1376,5</text:p>
          </table:table-cell>
          <table:table-cell table:formula="oooc:=SUM([.B187:.B191])/5" office:value-type="float" office:value="1649.2">
            <text:p>1649,2</text:p>
          </table:table-cell>
          <table:table-cell table:formula="oooc:=SUM([.B185:.B193])/9" office:value-type="float" office:value="1568.78888888889">
            <text:p>1568,79</text:p>
          </table:table-cell>
          <table:table-cell table:formula="oooc:=SUM([.B179:.B199])/21" office:value-type="float" office:value="1538.08095238095">
            <text:p>1538,08</text:p>
          </table:table-cell>
          <table:table-cell table:formula="oooc:=SUM([.B164:.B214])/51" office:value-type="float" office:value="1474.41960784314">
            <text:p>1474,42</text:p>
          </table:table-cell>
          <table:table-cell office:value-type="string">
            <text:p>You_vs_warrenburrowes_1220799898725</text:p>
          </table:table-cell>
        </table:table-row>
        <table:table-row table:style-name="ro1">
          <table:table-cell office:value-type="float" office:value="1220798580">
            <text:p>1220798580</text:p>
          </table:table-cell>
          <table:table-cell office:value-type="float" office:value="1660.5">
            <text:p>1660,5</text:p>
          </table:table-cell>
          <table:table-cell table:formula="oooc:=SUM([.B188:.B192])/5" office:value-type="float" office:value="1524.06">
            <text:p>1524,06</text:p>
          </table:table-cell>
          <table:table-cell table:formula="oooc:=SUM([.B186:.B194])/9" office:value-type="float" office:value="1561.65555555556">
            <text:p>1561,66</text:p>
          </table:table-cell>
          <table:table-cell table:formula="oooc:=SUM([.B180:.B200])/21" office:value-type="float" office:value="1532.24285714286">
            <text:p>1532,24</text:p>
          </table:table-cell>
          <table:table-cell table:formula="oooc:=SUM([.B165:.B215])/51" office:value-type="float" office:value="1471.68431372549">
            <text:p>1471,68</text:p>
          </table:table-cell>
          <table:table-cell office:value-type="string">
            <text:p>You_vs_DarkMoon_1220802198288</text:p>
          </table:table-cell>
        </table:table-row>
        <table:table-row table:style-name="ro1">
          <table:table-cell office:value-type="float" office:value="1220802060">
            <text:p>1220802060</text:p>
          </table:table-cell>
          <table:table-cell office:value-type="float" office:value="1762.5">
            <text:p>1762,5</text:p>
          </table:table-cell>
          <table:table-cell table:formula="oooc:=SUM([.B189:.B193])/5" office:value-type="float" office:value="1543.74">
            <text:p>1543,74</text:p>
          </table:table-cell>
          <table:table-cell table:formula="oooc:=SUM([.B187:.B195])/9" office:value-type="float" office:value="1556.66666666667">
            <text:p>1556,67</text:p>
          </table:table-cell>
          <table:table-cell table:formula="oooc:=SUM([.B181:.B201])/21" office:value-type="float" office:value="1501.78095238095">
            <text:p>1501,78</text:p>
          </table:table-cell>
          <table:table-cell table:formula="oooc:=SUM([.B166:.B216])/51" office:value-type="float" office:value="1478.1862745098">
            <text:p>1478,19</text:p>
          </table:table-cell>
          <table:table-cell office:value-type="string">
            <text:p>You_vs_sternsturm_1220805678930</text:p>
          </table:table-cell>
        </table:table-row>
        <table:table-row table:style-name="ro1">
          <table:table-cell office:value-type="float" office:value="1220804160">
            <text:p>1220804160</text:p>
          </table:table-cell>
          <table:table-cell office:value-type="float" office:value="1208.1">
            <text:p>1208,1</text:p>
          </table:table-cell>
          <table:table-cell table:formula="oooc:=SUM([.B190:.B194])/5" office:value-type="float" office:value="1532.08">
            <text:p>1532,08</text:p>
          </table:table-cell>
          <table:table-cell table:formula="oooc:=SUM([.B188:.B196])/9" office:value-type="float" office:value="1516.45555555556">
            <text:p>1516,46</text:p>
          </table:table-cell>
          <table:table-cell table:formula="oooc:=SUM([.B182:.B202])/21" office:value-type="float" office:value="1508.85714285714">
            <text:p>1508,86</text:p>
          </table:table-cell>
          <table:table-cell table:formula="oooc:=SUM([.B167:.B217])/51" office:value-type="float" office:value="1483.57254901961">
            <text:p>1483,57</text:p>
          </table:table-cell>
          <table:table-cell office:value-type="string">
            <text:p>You_vs_zack_1220807764203</text:p>
          </table:table-cell>
        </table:table-row>
        <table:table-row table:style-name="ro1">
          <table:table-cell office:value-type="float" office:value="1220808900">
            <text:p>1220808900</text:p>
          </table:table-cell>
          <table:table-cell office:value-type="float" office:value="1711.1">
            <text:p>1711,1</text:p>
          </table:table-cell>
          <table:table-cell table:formula="oooc:=SUM([.B191:.B195])/5" office:value-type="float" office:value="1505.3">
            <text:p>1505,3</text:p>
          </table:table-cell>
          <table:table-cell table:formula="oooc:=SUM([.B189:.B197])/9" office:value-type="float" office:value="1516.52222222222">
            <text:p>1516,52</text:p>
          </table:table-cell>
          <table:table-cell table:formula="oooc:=SUM([.B183:.B203])/21" office:value-type="float" office:value="1514.7380952381">
            <text:p>1514,74</text:p>
          </table:table-cell>
          <table:table-cell table:formula="oooc:=SUM([.B168:.B218])/51" office:value-type="float" office:value="1490.23921568627">
            <text:p>1490,24</text:p>
          </table:table-cell>
          <table:table-cell office:value-type="string">
            <text:p>You_vs_Bestman_1220812523350</text:p>
          </table:table-cell>
        </table:table-row>
        <table:table-row table:style-name="ro1">
          <table:table-cell office:value-type="float" office:value="1220810700">
            <text:p>1220810700</text:p>
          </table:table-cell>
          <table:table-cell office:value-type="float" office:value="1318.2">
            <text:p>1318,2</text:p>
          </table:table-cell>
          <table:table-cell table:formula="oooc:=SUM([.B192:.B196])/5" office:value-type="float" office:value="1447.18">
            <text:p>1447,18</text:p>
          </table:table-cell>
          <table:table-cell table:formula="oooc:=SUM([.B190:.B198])/9" office:value-type="float" office:value="1540.41111111111">
            <text:p>1540,41</text:p>
          </table:table-cell>
          <table:table-cell table:formula="oooc:=SUM([.B184:.B204])/21" office:value-type="float" office:value="1522.9380952381">
            <text:p>1522,94</text:p>
          </table:table-cell>
          <table:table-cell table:formula="oooc:=SUM([.B169:.B219])/51" office:value-type="float" office:value="1493.92745098039">
            <text:p>1493,93</text:p>
          </table:table-cell>
          <table:table-cell office:value-type="string">
            <text:p>You_vs_rbgood_1220814348416</text:p>
          </table:table-cell>
        </table:table-row>
        <table:table-row table:style-name="ro1">
          <table:table-cell office:value-type="float" office:value="1220811900">
            <text:p>1220811900</text:p>
          </table:table-cell>
          <table:table-cell office:value-type="float" office:value="1526.6">
            <text:p>1526,6</text:p>
          </table:table-cell>
          <table:table-cell table:formula="oooc:=SUM([.B193:.B197])/5" office:value-type="float" office:value="1528.22">
            <text:p>1528,22</text:p>
          </table:table-cell>
          <table:table-cell table:formula="oooc:=SUM([.B191:.B199])/9" office:value-type="float" office:value="1526.6">
            <text:p>1526,6</text:p>
          </table:table-cell>
          <table:table-cell table:formula="oooc:=SUM([.B185:.B205])/21" office:value-type="float" office:value="1534.2380952381">
            <text:p>1534,24</text:p>
          </table:table-cell>
          <table:table-cell table:formula="oooc:=SUM([.B170:.B220])/51" office:value-type="float" office:value="1511.81568627451">
            <text:p>1511,82</text:p>
          </table:table-cell>
          <table:table-cell office:value-type="string">
            <text:p>You_vs_editer_1220815513608</text:p>
          </table:table-cell>
        </table:table-row>
        <table:table-row table:style-name="ro1">
          <table:table-cell office:value-type="float" office:value="1220813460">
            <text:p>1220813460</text:p>
          </table:table-cell>
          <table:table-cell office:value-type="float" office:value="1471.9">
            <text:p>1471,9</text:p>
          </table:table-cell>
          <table:table-cell table:formula="oooc:=SUM([.B194:.B198])/5" office:value-type="float" office:value="1504.3">
            <text:p>1504,3</text:p>
          </table:table-cell>
          <table:table-cell table:formula="oooc:=SUM([.B192:.B200])/9" office:value-type="float" office:value="1503.07777777778">
            <text:p>1503,08</text:p>
          </table:table-cell>
          <table:table-cell table:formula="oooc:=SUM([.B186:.B206])/21" office:value-type="float" office:value="1552.05238095238">
            <text:p>1552,05</text:p>
          </table:table-cell>
          <table:table-cell table:formula="oooc:=SUM([.B171:.B221])/51" office:value-type="float" office:value="1520.72549019608">
            <text:p>1520,73</text:p>
          </table:table-cell>
          <table:table-cell office:value-type="string">
            <text:p>You_vs_Audi_1220817073942</text:p>
          </table:table-cell>
        </table:table-row>
        <table:table-row table:style-name="ro1">
          <table:table-cell office:value-type="float" office:value="1220813700">
            <text:p>1220813700</text:p>
          </table:table-cell>
          <table:table-cell office:value-type="float" office:value="1613.3">
            <text:p>1613,3</text:p>
          </table:table-cell>
          <table:table-cell table:formula="oooc:=SUM([.B195:.B199])/5" office:value-type="float" office:value="1547.9">
            <text:p>1547,9</text:p>
          </table:table-cell>
          <table:table-cell table:formula="oooc:=SUM([.B193:.B201])/9" office:value-type="float" office:value="1468.88888888889">
            <text:p>1468,89</text:p>
          </table:table-cell>
          <table:table-cell table:formula="oooc:=SUM([.B187:.B207])/21" office:value-type="float" office:value="1555.55238095238">
            <text:p>1555,55</text:p>
          </table:table-cell>
          <table:table-cell table:formula="oooc:=SUM([.B172:.B222])/51" office:value-type="float" office:value="1512.00392156863">
            <text:p>1512</text:p>
          </table:table-cell>
          <table:table-cell office:value-type="string">
            <text:p>You_vs_gpeter_1220817310549</text:p>
          </table:table-cell>
        </table:table-row>
        <table:table-row table:style-name="ro1">
          <table:table-cell office:value-type="float" office:value="1220815740">
            <text:p>1220815740</text:p>
          </table:table-cell>
          <table:table-cell office:value-type="float" office:value="1591.5">
            <text:p>1591,5</text:p>
          </table:table-cell>
          <table:table-cell table:formula="oooc:=SUM([.B196:.B200])/5" office:value-type="float" office:value="1552.74">
            <text:p>1552,74</text:p>
          </table:table-cell>
          <table:table-cell table:formula="oooc:=SUM([.B194:.B202])/9" office:value-type="float" office:value="1464.32222222222">
            <text:p>1464,32</text:p>
          </table:table-cell>
          <table:table-cell table:formula="oooc:=SUM([.B188:.B208])/21" office:value-type="float" office:value="1532.76190476191">
            <text:p>1532,76</text:p>
          </table:table-cell>
          <table:table-cell table:formula="oooc:=SUM([.B173:.B223])/51" office:value-type="float" office:value="1513.65294117647">
            <text:p>1513,65</text:p>
          </table:table-cell>
          <table:table-cell office:value-type="string">
            <text:p>You_vs_pianosax_1220819397436</text:p>
          </table:table-cell>
        </table:table-row>
        <table:table-row table:style-name="ro1">
          <table:table-cell office:value-type="float" office:value="1220857080">
            <text:p>1220857080</text:p>
          </table:table-cell>
          <table:table-cell office:value-type="float" office:value="1536.2">
            <text:p>1536,2</text:p>
          </table:table-cell>
          <table:table-cell table:formula="oooc:=SUM([.B197:.B201])/5" office:value-type="float" office:value="1438.44">
            <text:p>1438,44</text:p>
          </table:table-cell>
          <table:table-cell table:formula="oooc:=SUM([.B195:.B203])/9" office:value-type="float" office:value="1485.4">
            <text:p>1485,4</text:p>
          </table:table-cell>
          <table:table-cell table:formula="oooc:=SUM([.B189:.B209])/21" office:value-type="float" office:value="1460.26190476191">
            <text:p>1460,26</text:p>
          </table:table-cell>
          <table:table-cell table:formula="oooc:=SUM([.B174:.B224])/51" office:value-type="float" office:value="1524.43529411765">
            <text:p>1524,44</text:p>
          </table:table-cell>
          <table:table-cell office:value-type="string">
            <text:p>You_vs_House_1220860681831</text:p>
          </table:table-cell>
        </table:table-row>
        <table:table-row table:style-name="ro1">
          <table:table-cell office:value-type="float" office:value="1220859360">
            <text:p>1220859360</text:p>
          </table:table-cell>
          <table:table-cell office:value-type="float" office:value="1550.8">
            <text:p>1550,8</text:p>
          </table:table-cell>
          <table:table-cell table:formula="oooc:=SUM([.B198:.B202])/5" office:value-type="float" office:value="1449.78">
            <text:p>1449,78</text:p>
          </table:table-cell>
          <table:table-cell table:formula="oooc:=SUM([.B196:.B204])/9" office:value-type="float" office:value="1504.01111111111">
            <text:p>1504,01</text:p>
          </table:table-cell>
          <table:table-cell table:formula="oooc:=SUM([.B190:.B210])/21" office:value-type="float" office:value="1436.96666666667">
            <text:p>1436,97</text:p>
          </table:table-cell>
          <table:table-cell table:formula="oooc:=SUM([.B175:.B225])/51" office:value-type="float" office:value="1528.22549019608">
            <text:p>1528,23</text:p>
          </table:table-cell>
          <table:table-cell office:value-type="string">
            <text:p>You_vs_Howard_1220863002648</text:p>
          </table:table-cell>
        </table:table-row>
        <table:table-row table:style-name="ro1">
          <table:table-cell office:value-type="float" office:value="1220862660">
            <text:p>1220862660</text:p>
          </table:table-cell>
          <table:table-cell office:value-type="float" office:value="900.4">
            <text:p>900,4</text:p>
          </table:table-cell>
          <table:table-cell table:formula="oooc:=SUM([.B199:.B203])/5" office:value-type="float" office:value="1433.06">
            <text:p>1433,06</text:p>
          </table:table-cell>
          <table:table-cell table:formula="oooc:=SUM([.B197:.B205])/9" office:value-type="float" office:value="1531.46666666667">
            <text:p>1531,47</text:p>
          </table:table-cell>
          <table:table-cell table:formula="oooc:=SUM([.B191:.B211])/21" office:value-type="float" office:value="1418.76666666667">
            <text:p>1418,77</text:p>
          </table:table-cell>
          <table:table-cell table:formula="oooc:=SUM([.B176:.B226])/51" office:value-type="float" office:value="1527.57647058824">
            <text:p>1527,58</text:p>
          </table:table-cell>
          <table:table-cell office:value-type="string">
            <text:p>You_vs_darbynicole_1220866301134</text:p>
          </table:table-cell>
        </table:table-row>
        <table:table-row table:style-name="ro1">
          <table:table-cell office:value-type="float" office:value="1220864580">
            <text:p>1220864580</text:p>
          </table:table-cell>
          <table:table-cell office:value-type="float" office:value="1670">
            <text:p>1670</text:p>
          </table:table-cell>
          <table:table-cell table:formula="oooc:=SUM([.B200:.B204])/5" office:value-type="float" office:value="1464.64">
            <text:p>1464,64</text:p>
          </table:table-cell>
          <table:table-cell table:formula="oooc:=SUM([.B198:.B206])/9" office:value-type="float" office:value="1547.37777777778">
            <text:p>1547,38</text:p>
          </table:table-cell>
          <table:table-cell table:formula="oooc:=SUM([.B192:.B212])/21" office:value-type="float" office:value="1427.98095238095">
            <text:p>1427,98</text:p>
          </table:table-cell>
          <table:table-cell table:formula="oooc:=SUM([.B177:.B227])/51" office:value-type="float" office:value="1529.30392156863">
            <text:p>1529,3</text:p>
          </table:table-cell>
          <table:table-cell office:value-type="string">
            <text:p>You_vs_yann_1220868188197</text:p>
          </table:table-cell>
        </table:table-row>
        <table:table-row table:style-name="ro1">
          <table:table-cell office:value-type="float" office:value="1220866800">
            <text:p>1220866800</text:p>
          </table:table-cell>
          <table:table-cell office:value-type="float" office:value="1507.9">
            <text:p>1507,9</text:p>
          </table:table-cell>
          <table:table-cell table:formula="oooc:=SUM([.B201:.B205])/5" office:value-type="float" office:value="1498.28">
            <text:p>1498,28</text:p>
          </table:table-cell>
          <table:table-cell table:formula="oooc:=SUM([.B199:.B207])/9" office:value-type="float" office:value="1553.32222222222">
            <text:p>1553,32</text:p>
          </table:table-cell>
          <table:table-cell table:formula="oooc:=SUM([.B193:.B213])/21" office:value-type="float" office:value="1436.12857142857">
            <text:p>1436,13</text:p>
          </table:table-cell>
          <table:table-cell table:formula="oooc:=SUM([.B178:.B228])/51" office:value-type="float" office:value="1526.77058823529">
            <text:p>1526,77</text:p>
          </table:table-cell>
          <table:table-cell office:value-type="string">
            <text:p>You_vs_Quickplayer_1220870431240</text:p>
          </table:table-cell>
        </table:table-row>
        <table:table-row table:style-name="ro1">
          <table:table-cell office:value-type="float" office:value="1220872980">
            <text:p>1220872980</text:p>
          </table:table-cell>
          <table:table-cell office:value-type="float" office:value="1694.1">
            <text:p>1694,1</text:p>
          </table:table-cell>
          <table:table-cell table:formula="oooc:=SUM([.B202:.B206])/5" office:value-type="float" office:value="1669.5">
            <text:p>1669,5</text:p>
          </table:table-cell>
          <table:table-cell table:formula="oooc:=SUM([.B200:.B208])/9" office:value-type="float" office:value="1533.21111111111">
            <text:p>1533,21</text:p>
          </table:table-cell>
          <table:table-cell table:formula="oooc:=SUM([.B194:.B214])/21" office:value-type="float" office:value="1410.48095238095">
            <text:p>1410,48</text:p>
          </table:table-cell>
          <table:table-cell table:formula="oooc:=SUM([.B179:.B229])/51" office:value-type="float" office:value="1522.05098039216">
            <text:p>1522,05</text:p>
          </table:table-cell>
          <table:table-cell office:value-type="string">
            <text:p>You_vs_debdeb_1220876585322</text:p>
          </table:table-cell>
        </table:table-row>
        <table:table-row table:style-name="ro1">
          <table:table-cell office:value-type="float" office:value="1220874600">
            <text:p>1220874600</text:p>
          </table:table-cell>
          <table:table-cell office:value-type="float" office:value="1719">
            <text:p>1719</text:p>
          </table:table-cell>
          <table:table-cell table:formula="oooc:=SUM([.B203:.B207])/5" office:value-type="float" office:value="1664.5">
            <text:p>1664,5</text:p>
          </table:table-cell>
          <table:table-cell table:formula="oooc:=SUM([.B201:.B209])/9" office:value-type="float" office:value="1370.92222222222">
            <text:p>1370,92</text:p>
          </table:table-cell>
          <table:table-cell table:formula="oooc:=SUM([.B195:.B215])/21" office:value-type="float" office:value="1424.8">
            <text:p>1424,8</text:p>
          </table:table-cell>
          <table:table-cell table:formula="oooc:=SUM([.B180:.B230])/51" office:value-type="float" office:value="1508.90392156863">
            <text:p>1508,9</text:p>
          </table:table-cell>
          <table:table-cell office:value-type="string">
            <text:p>You_vs_zuza_1220878238216</text:p>
          </table:table-cell>
        </table:table-row>
        <table:table-row table:style-name="ro1">
          <table:table-cell office:value-type="float" office:value="1220876160">
            <text:p>1220876160</text:p>
          </table:table-cell>
          <table:table-cell office:value-type="float" office:value="1756.5">
            <text:p>1756,5</text:p>
          </table:table-cell>
          <table:table-cell table:formula="oooc:=SUM([.B204:.B208])/5" office:value-type="float" office:value="1633.96">
            <text:p>1633,96</text:p>
          </table:table-cell>
          <table:table-cell table:formula="oooc:=SUM([.B202:.B210])/9" office:value-type="float" office:value="1369.46666666667">
            <text:p>1369,47</text:p>
          </table:table-cell>
          <table:table-cell table:formula="oooc:=SUM([.B196:.B216])/21" office:value-type="float" office:value="1438.2380952381">
            <text:p>1438,24</text:p>
          </table:table-cell>
          <table:table-cell table:formula="oooc:=SUM([.B181:.B231])/51" office:value-type="float" office:value="1511.54509803922">
            <text:p>1511,55</text:p>
          </table:table-cell>
          <table:table-cell office:value-type="string">
            <text:p>You_vs_zeehas_1220879764843</text:p>
          </table:table-cell>
        </table:table-row>
        <table:table-row table:style-name="ro1">
          <table:table-cell office:value-type="float" office:value="1220878140">
            <text:p>1220878140</text:p>
          </table:table-cell>
          <table:table-cell office:value-type="float" office:value="1645">
            <text:p>1645</text:p>
          </table:table-cell>
          <table:table-cell table:formula="oooc:=SUM([.B205:.B209])/5" office:value-type="float" office:value="1313.18">
            <text:p>1313,18</text:p>
          </table:table-cell>
          <table:table-cell table:formula="oooc:=SUM([.B203:.B211])/9" office:value-type="float" office:value="1325.94444444444">
            <text:p>1325,94</text:p>
          </table:table-cell>
          <table:table-cell table:formula="oooc:=SUM([.B197:.B217])/21" office:value-type="float" office:value="1447.58571428571">
            <text:p>1447,59</text:p>
          </table:table-cell>
          <table:table-cell table:formula="oooc:=SUM([.B182:.B232])/51" office:value-type="float" office:value="1517.95882352941">
            <text:p>1517,96</text:p>
          </table:table-cell>
          <table:table-cell office:value-type="string">
            <text:p>You_vs_WiFi_1220881746811</text:p>
          </table:table-cell>
        </table:table-row>
        <table:table-row table:style-name="ro1">
          <table:table-cell office:value-type="float" office:value="1220888400">
            <text:p>1220888400</text:p>
          </table:table-cell>
          <table:table-cell office:value-type="float" office:value="1355.2">
            <text:p>1355,2</text:p>
          </table:table-cell>
          <table:table-cell table:formula="oooc:=SUM([.B206:.B210])/5" office:value-type="float" office:value="1146.84">
            <text:p>1146,84</text:p>
          </table:table-cell>
          <table:table-cell table:formula="oooc:=SUM([.B204:.B212])/9" office:value-type="float" office:value="1375.73333333333">
            <text:p>1375,73</text:p>
          </table:table-cell>
          <table:table-cell table:formula="oooc:=SUM([.B198:.B218])/21" office:value-type="float" office:value="1458.69523809524">
            <text:p>1458,7</text:p>
          </table:table-cell>
          <table:table-cell table:formula="oooc:=SUM([.B183:.B233])/51" office:value-type="float" office:value="1518.28039215686">
            <text:p>1518,28</text:p>
          </table:table-cell>
          <table:table-cell office:value-type="string">
            <text:p>You_vs_cinquantanove_1220892051966</text:p>
          </table:table-cell>
        </table:table-row>
        <table:table-row table:style-name="ro1">
          <table:table-cell office:value-type="float" office:value="1220889780">
            <text:p>1220889780</text:p>
          </table:table-cell>
          <table:table-cell office:value-type="float" office:value="90.2">
            <text:p>90,2</text:p>
          </table:table-cell>
          <table:table-cell table:formula="oooc:=SUM([.B207:.B211])/5" office:value-type="float" office:value="1051.2">
            <text:p>1051,2</text:p>
          </table:table-cell>
          <table:table-cell table:formula="oooc:=SUM([.B205:.B213])/9" office:value-type="float" office:value="1340.74444444444">
            <text:p>1340,74</text:p>
          </table:table-cell>
          <table:table-cell table:formula="oooc:=SUM([.B199:.B219])/21" office:value-type="float" office:value="1460.70952380952">
            <text:p>1460,71</text:p>
          </table:table-cell>
          <table:table-cell table:formula="oooc:=SUM([.B184:.B234])/51" office:value-type="float" office:value="1521.6431372549">
            <text:p>1521,64</text:p>
          </table:table-cell>
          <table:table-cell office:value-type="string">
            <text:p>You_vs_evenif_1220893385621</text:p>
          </table:table-cell>
        </table:table-row>
        <table:table-row table:style-name="ro1">
          <table:table-cell office:value-type="float" office:value="1220890800">
            <text:p>1220890800</text:p>
          </table:table-cell>
          <table:table-cell office:value-type="float" office:value="887.3">
            <text:p>887,3</text:p>
          </table:table-cell>
          <table:table-cell table:formula="oooc:=SUM([.B208:.B212])/5" office:value-type="float" office:value="1113.4">
            <text:p>1113,4</text:p>
          </table:table-cell>
          <table:table-cell table:formula="oooc:=SUM([.B206:.B214])/9" office:value-type="float" office:value="1280.02222222222">
            <text:p>1280,02</text:p>
          </table:table-cell>
          <table:table-cell table:formula="oooc:=SUM([.B200:.B220])/21" office:value-type="float" office:value="1469.2380952381">
            <text:p>1469,24</text:p>
          </table:table-cell>
          <table:table-cell table:formula="oooc:=SUM([.B185:.B235])/51" office:value-type="float" office:value="1523.43529411765">
            <text:p>1523,44</text:p>
          </table:table-cell>
          <table:table-cell office:value-type="string">
            <text:p>You_vs_pLexT_1220894409489</text:p>
          </table:table-cell>
        </table:table-row>
        <table:table-row table:style-name="ro1">
          <table:table-cell office:value-type="float" office:value="1220945580">
            <text:p>1220945580</text:p>
          </table:table-cell>
          <table:table-cell office:value-type="float" office:value="1278.3">
            <text:p>1278,3</text:p>
          </table:table-cell>
          <table:table-cell table:formula="oooc:=SUM([.B209:.B213])/5" office:value-type="float" office:value="1118.2">
            <text:p>1118,2</text:p>
          </table:table-cell>
          <table:table-cell table:formula="oooc:=SUM([.B207:.B215])/9" office:value-type="float" office:value="1264.73333333333">
            <text:p>1264,73</text:p>
          </table:table-cell>
          <table:table-cell table:formula="oooc:=SUM([.B201:.B221])/21" office:value-type="float" office:value="1477.1619047619">
            <text:p>1477,16</text:p>
          </table:table-cell>
          <table:table-cell table:formula="oooc:=SUM([.B186:.B236])/51" office:value-type="float" office:value="1528.69215686275">
            <text:p>1528,69</text:p>
          </table:table-cell>
          <table:table-cell office:value-type="string">
            <text:p>You_vs_ozymandias_1220949219608</text:p>
          </table:table-cell>
        </table:table-row>
        <table:table-row table:style-name="ro1">
          <table:table-cell office:value-type="float" office:value="1220946180">
            <text:p>1220946180</text:p>
          </table:table-cell>
          <table:table-cell office:value-type="float" office:value="1956">
            <text:p>1956</text:p>
          </table:table-cell>
          <table:table-cell table:formula="oooc:=SUM([.B210:.B214])/5" office:value-type="float" office:value="1334.66">
            <text:p>1334,66</text:p>
          </table:table-cell>
          <table:table-cell table:formula="oooc:=SUM([.B208:.B216])/9" office:value-type="float" office:value="1282.93333333333">
            <text:p>1282,93</text:p>
          </table:table-cell>
          <table:table-cell table:formula="oooc:=SUM([.B202:.B222])/21" office:value-type="float" office:value="1504.89047619048">
            <text:p>1504,89</text:p>
          </table:table-cell>
          <table:table-cell table:formula="oooc:=SUM([.B187:.B237])/51" office:value-type="float" office:value="1525.67450980392">
            <text:p>1525,67</text:p>
          </table:table-cell>
          <table:table-cell office:value-type="string">
            <text:p>You_vs_prif_1220949794500</text:p>
          </table:table-cell>
        </table:table-row>
        <table:table-row table:style-name="ro1">
          <table:table-cell office:value-type="float" office:value="1220947320">
            <text:p>1220947320</text:p>
          </table:table-cell>
          <table:table-cell office:value-type="float" office:value="1379.2">
            <text:p>1379,2</text:p>
          </table:table-cell>
          <table:table-cell table:formula="oooc:=SUM([.B211:.B215])/5" office:value-type="float" office:value="1480.98">
            <text:p>1480,98</text:p>
          </table:table-cell>
          <table:table-cell table:formula="oooc:=SUM([.B209:.B217])/9" office:value-type="float" office:value="1317.71111111111">
            <text:p>1317,71</text:p>
          </table:table-cell>
          <table:table-cell table:formula="oooc:=SUM([.B203:.B223])/21" office:value-type="float" office:value="1492.66666666667">
            <text:p>1492,67</text:p>
          </table:table-cell>
          <table:table-cell table:formula="oooc:=SUM([.B188:.B238])/51" office:value-type="float" office:value="1521.47647058824">
            <text:p>1521,48</text:p>
          </table:table-cell>
          <table:table-cell office:value-type="string">
            <text:p>You_vs_daghengst_1220950923534</text:p>
          </table:table-cell>
        </table:table-row>
        <table:table-row table:style-name="ro1">
          <table:table-cell office:value-type="float" office:value="1220947980">
            <text:p>1220947980</text:p>
          </table:table-cell>
          <table:table-cell office:value-type="float" office:value="1172.5">
            <text:p>1172,5</text:p>
          </table:table-cell>
          <table:table-cell table:formula="oooc:=SUM([.B212:.B216])/5" office:value-type="float" office:value="1587.08">
            <text:p>1587,08</text:p>
          </table:table-cell>
          <table:table-cell table:formula="oooc:=SUM([.B210:.B218])/9" office:value-type="float" office:value="1512.86666666667">
            <text:p>1512,87</text:p>
          </table:table-cell>
          <table:table-cell table:formula="oooc:=SUM([.B204:.B224])/21" office:value-type="float" office:value="1504.60952380952">
            <text:p>1504,61</text:p>
          </table:table-cell>
          <table:table-cell table:formula="oooc:=SUM([.B189:.B239])/51" office:value-type="float" office:value="1525.64705882353">
            <text:p>1525,65</text:p>
          </table:table-cell>
          <table:table-cell office:value-type="string">
            <text:p>You_vs_zumzum_1220951598585</text:p>
          </table:table-cell>
        </table:table-row>
        <table:table-row table:style-name="ro1">
          <table:table-cell office:value-type="float" office:value="1220949240">
            <text:p>1220949240</text:p>
          </table:table-cell>
          <table:table-cell office:value-type="float" office:value="1618.9">
            <text:p>1618,9</text:p>
          </table:table-cell>
          <table:table-cell table:formula="oooc:=SUM([.B213:.B217])/5" office:value-type="float" office:value="1529.52">
            <text:p>1529,52</text:p>
          </table:table-cell>
          <table:table-cell table:formula="oooc:=SUM([.B211:.B219])/9" office:value-type="float" office:value="1595.81111111111">
            <text:p>1595,81</text:p>
          </table:table-cell>
          <table:table-cell table:formula="oooc:=SUM([.B205:.B225])/21" office:value-type="float" office:value="1506.77142857143">
            <text:p>1506,77</text:p>
          </table:table-cell>
          <table:table-cell table:formula="oooc:=SUM([.B190:.B240])/51" office:value-type="float" office:value="1530.21176470588">
            <text:p>1530,21</text:p>
          </table:table-cell>
          <table:table-cell office:value-type="string">
            <text:p>You_vs_yann_1220952866810</text:p>
          </table:table-cell>
        </table:table-row>
        <table:table-row table:style-name="ro1">
          <table:table-cell office:value-type="float" office:value="1220951400">
            <text:p>1220951400</text:p>
          </table:table-cell>
          <table:table-cell office:value-type="float" office:value="1808.8">
            <text:p>1808,8</text:p>
          </table:table-cell>
          <table:table-cell table:formula="oooc:=SUM([.B214:.B218])/5" office:value-type="float" office:value="1623">
            <text:p>1623</text:p>
          </table:table-cell>
          <table:table-cell table:formula="oooc:=SUM([.B212:.B220])/9" office:value-type="float" office:value="1644.36666666667">
            <text:p>1644,37</text:p>
          </table:table-cell>
          <table:table-cell table:formula="oooc:=SUM([.B206:.B226])/21" office:value-type="float" office:value="1510.23333333333">
            <text:p>1510,23</text:p>
          </table:table-cell>
          <table:table-cell table:formula="oooc:=SUM([.B191:.B241])/51" office:value-type="float" office:value="1525.40784313725">
            <text:p>1525,41</text:p>
          </table:table-cell>
          <table:table-cell office:value-type="string">
            <text:p>You_vs_markhovich_1220955004235</text:p>
          </table:table-cell>
        </table:table-row>
        <table:table-row table:style-name="ro1">
          <table:table-cell office:value-type="float" office:value="1220952360">
            <text:p>1220952360</text:p>
          </table:table-cell>
          <table:table-cell office:value-type="float" office:value="1668.2">
            <text:p>1668,2</text:p>
          </table:table-cell>
          <table:table-cell table:formula="oooc:=SUM([.B215:.B219])/5" office:value-type="float" office:value="1715.26">
            <text:p>1715,26</text:p>
          </table:table-cell>
          <table:table-cell table:formula="oooc:=SUM([.B213:.B221])/9" office:value-type="float" office:value="1617.83333333333">
            <text:p>1617,83</text:p>
          </table:table-cell>
          <table:table-cell table:formula="oooc:=SUM([.B207:.B227])/21" office:value-type="float" office:value="1503.90952380952">
            <text:p>1503,91</text:p>
          </table:table-cell>
          <table:table-cell table:formula="oooc:=SUM([.B192:.B242])/51" office:value-type="float" office:value="1524.23137254902">
            <text:p>1524,23</text:p>
          </table:table-cell>
          <table:table-cell office:value-type="string">
            <text:p>You_vs_markhovich_1220955981546</text:p>
          </table:table-cell>
        </table:table-row>
        <table:table-row table:style-name="ro1">
          <table:table-cell office:value-type="float" office:value="1220975100">
            <text:p>1220975100</text:p>
          </table:table-cell>
          <table:table-cell office:value-type="float" office:value="1846.6">
            <text:p>1846,6</text:p>
          </table:table-cell>
          <table:table-cell table:formula="oooc:=SUM([.B216:.B220])/5" office:value-type="float" office:value="1734.54">
            <text:p>1734,54</text:p>
          </table:table-cell>
          <table:table-cell table:formula="oooc:=SUM([.B214:.B222])/9" office:value-type="float" office:value="1629.33333333333">
            <text:p>1629,33</text:p>
          </table:table-cell>
          <table:table-cell table:formula="oooc:=SUM([.B208:.B228])/21" office:value-type="float" office:value="1503.64761904762">
            <text:p>1503,65</text:p>
          </table:table-cell>
          <table:table-cell table:formula="oooc:=SUM([.B193:.B243])/51" office:value-type="float" office:value="1530.30980392157">
            <text:p>1530,31</text:p>
          </table:table-cell>
          <table:table-cell office:value-type="string">
            <text:p>You_vs_FlorianGeyer_1220978714230</text:p>
          </table:table-cell>
        </table:table-row>
        <table:table-row table:style-name="ro1">
          <table:table-cell office:value-type="float" office:value="1220990280">
            <text:p>1220990280</text:p>
          </table:table-cell>
          <table:table-cell office:value-type="float" office:value="1633.8">
            <text:p>1633,8</text:p>
          </table:table-cell>
          <table:table-cell table:formula="oooc:=SUM([.B217:.B221])/5" office:value-type="float" office:value="1716.22">
            <text:p>1716,22</text:p>
          </table:table-cell>
          <table:table-cell table:formula="oooc:=SUM([.B215:.B223])/9" office:value-type="float" office:value="1656.08888888889">
            <text:p>1656,09</text:p>
          </table:table-cell>
          <table:table-cell table:formula="oooc:=SUM([.B209:.B229])/21" office:value-type="float" office:value="1501.2380952381">
            <text:p>1501,24</text:p>
          </table:table-cell>
          <table:table-cell table:formula="oooc:=SUM([.B194:.B244])/51" office:value-type="float" office:value="1526.40588235294">
            <text:p>1526,41</text:p>
          </table:table-cell>
          <table:table-cell office:value-type="string">
            <text:p>You_vs_prisca_1220993935097</text:p>
          </table:table-cell>
        </table:table-row>
        <table:table-row table:style-name="ro1">
          <table:table-cell office:value-type="float" office:value="1220992140">
            <text:p>1220992140</text:p>
          </table:table-cell>
          <table:table-cell office:value-type="float" office:value="1715.3">
            <text:p>1715,3</text:p>
          </table:table-cell>
          <table:table-cell table:formula="oooc:=SUM([.B218:.B222])/5" office:value-type="float" office:value="1679.12">
            <text:p>1679,12</text:p>
          </table:table-cell>
          <table:table-cell table:formula="oooc:=SUM([.B216:.B224])/9" office:value-type="float" office:value="1671.62222222222">
            <text:p>1671,62</text:p>
          </table:table-cell>
          <table:table-cell table:formula="oooc:=SUM([.B210:.B230])/21" office:value-type="float" office:value="1544.7">
            <text:p>1544,7</text:p>
          </table:table-cell>
          <table:table-cell table:formula="oooc:=SUM([.B195:.B245])/51" office:value-type="float" office:value="1532.2">
            <text:p>1532,2</text:p>
          </table:table-cell>
          <table:table-cell office:value-type="string">
            <text:p>You_vs_Lona_1220995780021</text:p>
          </table:table-cell>
        </table:table-row>
        <table:table-row table:style-name="ro1">
          <table:table-cell office:value-type="float" office:value="1220993760">
            <text:p>1220993760</text:p>
          </table:table-cell>
          <table:table-cell office:value-type="float" office:value="1717.2">
            <text:p>1717,2</text:p>
          </table:table-cell>
          <table:table-cell table:formula="oooc:=SUM([.B219:.B223])/5" office:value-type="float" office:value="1592.46">
            <text:p>1592,46</text:p>
          </table:table-cell>
          <table:table-cell table:formula="oooc:=SUM([.B217:.B225])/9" office:value-type="float" office:value="1663.92222222222">
            <text:p>1663,92</text:p>
          </table:table-cell>
          <table:table-cell table:formula="oooc:=SUM([.B211:.B231])/21" office:value-type="float" office:value="1582.2">
            <text:p>1582,2</text:p>
          </table:table-cell>
          <table:table-cell table:formula="oooc:=SUM([.B196:.B246])/51" office:value-type="float" office:value="1536.04117647059">
            <text:p>1536,04</text:p>
          </table:table-cell>
          <table:table-cell office:value-type="string">
            <text:p>You_vs_Apano_1220997389493</text:p>
          </table:table-cell>
        </table:table-row>
        <table:table-row table:style-name="ro1">
          <table:table-cell office:value-type="float" office:value="1221034440">
            <text:p>1221034440</text:p>
          </table:table-cell>
          <table:table-cell office:value-type="float" office:value="1482.7">
            <text:p>1482,7</text:p>
          </table:table-cell>
          <table:table-cell table:formula="oooc:=SUM([.B220:.B224])/5" office:value-type="float" office:value="1617.44">
            <text:p>1617,44</text:p>
          </table:table-cell>
          <table:table-cell table:formula="oooc:=SUM([.B218:.B226])/9" office:value-type="float" office:value="1677.64444444444">
            <text:p>1677,64</text:p>
          </table:table-cell>
          <table:table-cell table:formula="oooc:=SUM([.B212:.B232])/21" office:value-type="float" office:value="1609.35238095238">
            <text:p>1609,35</text:p>
          </table:table-cell>
          <table:table-cell table:formula="oooc:=SUM([.B197:.B247])/51" office:value-type="float" office:value="1525.95098039216">
            <text:p>1525,95</text:p>
          </table:table-cell>
          <table:table-cell office:value-type="string">
            <text:p>You_vs_WorF_1221038095415</text:p>
          </table:table-cell>
        </table:table-row>
        <table:table-row table:style-name="ro1">
          <table:table-cell office:value-type="float" office:value="1221036480">
            <text:p>1221036480</text:p>
          </table:table-cell>
          <table:table-cell office:value-type="float" office:value="1413.3">
            <text:p>1413,3</text:p>
          </table:table-cell>
          <table:table-cell table:formula="oooc:=SUM([.B221:.B225])/5" office:value-type="float" office:value="1622.28">
            <text:p>1622,28</text:p>
          </table:table-cell>
          <table:table-cell table:formula="oooc:=SUM([.B219:.B227])/9" office:value-type="float" office:value="1652.87777777778">
            <text:p>1652,88</text:p>
          </table:table-cell>
          <table:table-cell table:formula="oooc:=SUM([.B213:.B233])/21" office:value-type="float" office:value="1582.91428571429">
            <text:p>1582,91</text:p>
          </table:table-cell>
          <table:table-cell table:formula="oooc:=SUM([.B198:.B248])/51" office:value-type="float" office:value="1525.3862745098">
            <text:p>1525,39</text:p>
          </table:table-cell>
          <table:table-cell office:value-type="string">
            <text:p>You_vs_Simplet_1221040136711</text:p>
          </table:table-cell>
        </table:table-row>
        <table:table-row table:style-name="ro1">
          <table:table-cell office:value-type="float" office:value="1221039240">
            <text:p>1221039240</text:p>
          </table:table-cell>
          <table:table-cell office:value-type="float" office:value="1758.7">
            <text:p>1758,7</text:p>
          </table:table-cell>
          <table:table-cell table:formula="oooc:=SUM([.B222:.B226])/5" office:value-type="float" office:value="1637.18">
            <text:p>1637,18</text:p>
          </table:table-cell>
          <table:table-cell table:formula="oooc:=SUM([.B220:.B228])/9" office:value-type="float" office:value="1653.51111111111">
            <text:p>1653,51</text:p>
          </table:table-cell>
          <table:table-cell table:formula="oooc:=SUM([.B214:.B234])/21" office:value-type="float" office:value="1597.87619047619">
            <text:p>1597,88</text:p>
          </table:table-cell>
          <table:table-cell table:formula="oooc:=SUM([.B199:.B249])/51" office:value-type="float" office:value="1526.24705882353">
            <text:p>1526,25</text:p>
          </table:table-cell>
          <table:table-cell office:value-type="string">
            <text:p>You_vs_Goke_1221042889175</text:p>
          </table:table-cell>
        </table:table-row>
        <table:table-row table:style-name="ro1">
          <table:table-cell office:value-type="float" office:value="1221045540">
            <text:p>1221045540</text:p>
          </table:table-cell>
          <table:table-cell office:value-type="float" office:value="1739.5">
            <text:p>1739,5</text:p>
          </table:table-cell>
          <table:table-cell table:formula="oooc:=SUM([.B223:.B227])/5" office:value-type="float" office:value="1665.38">
            <text:p>1665,38</text:p>
          </table:table-cell>
          <table:table-cell table:formula="oooc:=SUM([.B221:.B229])/9" office:value-type="float" office:value="1607.87777777778">
            <text:p>1607,88</text:p>
          </table:table-cell>
          <table:table-cell table:formula="oooc:=SUM([.B215:.B235])/21" office:value-type="float" office:value="1616.95238095238">
            <text:p>1616,95</text:p>
          </table:table-cell>
          <table:table-cell table:formula="oooc:=SUM([.B200:.B250])/51" office:value-type="float" office:value="1530.63333333333">
            <text:p>1530,63</text:p>
          </table:table-cell>
          <table:table-cell office:value-type="string">
            <text:p>You_vs_inatizz_1221049158703</text:p>
          </table:table-cell>
        </table:table-row>
        <table:table-row table:style-name="ro1">
          <table:table-cell office:value-type="float" office:value="1221047340">
            <text:p>1221047340</text:p>
          </table:table-cell>
          <table:table-cell office:value-type="float" office:value="1791.7">
            <text:p>1791,7</text:p>
          </table:table-cell>
          <table:table-cell table:formula="oooc:=SUM([.B224:.B228])/5" office:value-type="float" office:value="1710.62">
            <text:p>1710,62</text:p>
          </table:table-cell>
          <table:table-cell table:formula="oooc:=SUM([.B222:.B230])/9" office:value-type="float" office:value="1528.51111111111">
            <text:p>1528,51</text:p>
          </table:table-cell>
          <table:table-cell table:formula="oooc:=SUM([.B216:.B236])/21" office:value-type="float" office:value="1618.45714285714">
            <text:p>1618,46</text:p>
          </table:table-cell>
          <table:table-cell table:formula="oooc:=SUM([.B201:.B251])/51" office:value-type="float" office:value="1527.70980392157">
            <text:p>1527,71</text:p>
          </table:table-cell>
          <table:table-cell office:value-type="string">
            <text:p>You_vs_Darce_1221050954407</text:p>
          </table:table-cell>
        </table:table-row>
        <table:table-row table:style-name="ro1">
          <table:table-cell office:value-type="float" office:value="1221049860">
            <text:p>1221049860</text:p>
          </table:table-cell>
          <table:table-cell office:value-type="float" office:value="1623.7">
            <text:p>1623,7</text:p>
          </table:table-cell>
          <table:table-cell table:formula="oooc:=SUM([.B225:.B229])/5" office:value-type="float" office:value="1619.8">
            <text:p>1619,8</text:p>
          </table:table-cell>
          <table:table-cell table:formula="oooc:=SUM([.B223:.B231])/9" office:value-type="float" office:value="1549.85555555556">
            <text:p>1549,86</text:p>
          </table:table-cell>
          <table:table-cell table:formula="oooc:=SUM([.B217:.B237])/21" office:value-type="float" office:value="1599.82857142857">
            <text:p>1599,83</text:p>
          </table:table-cell>
          <table:table-cell table:formula="oooc:=SUM([.B202:.B252])/51" office:value-type="float" office:value="1543.64509803922">
            <text:p>1543,65</text:p>
          </table:table-cell>
          <table:table-cell office:value-type="string">
            <text:p>You_vs_nelialves_1221053468404</text:p>
          </table:table-cell>
        </table:table-row>
        <table:table-row table:style-name="ro1">
          <table:table-cell office:value-type="float" office:value="1221051660">
            <text:p>1221051660</text:p>
          </table:table-cell>
          <table:table-cell office:value-type="float" office:value="1639.5">
            <text:p>1639,5</text:p>
          </table:table-cell>
          <table:table-cell table:formula="oooc:=SUM([.B226:.B230])/5" office:value-type="float" office:value="1472.48">
            <text:p>1472,48</text:p>
          </table:table-cell>
          <table:table-cell table:formula="oooc:=SUM([.B224:.B232])/9" office:value-type="float" office:value="1598.21111111111">
            <text:p>1598,21</text:p>
          </table:table-cell>
          <table:table-cell table:formula="oooc:=SUM([.B218:.B238])/21" office:value-type="float" office:value="1597.51904761905">
            <text:p>1597,52</text:p>
          </table:table-cell>
          <table:table-cell table:formula="oooc:=SUM([.B203:.B253])/51" office:value-type="float" office:value="1538.02352941176">
            <text:p>1538,02</text:p>
          </table:table-cell>
          <table:table-cell office:value-type="string">
            <text:p>You_vs_Oikeassa_1221055276139</text:p>
          </table:table-cell>
        </table:table-row>
        <table:table-row table:style-name="ro1">
          <table:table-cell office:value-type="float" office:value="1221052980">
            <text:p>1221052980</text:p>
          </table:table-cell>
          <table:table-cell office:value-type="float" office:value="1304.6">
            <text:p>1304,6</text:p>
          </table:table-cell>
          <table:table-cell table:formula="oooc:=SUM([.B227:.B231])/5" office:value-type="float" office:value="1449.1">
            <text:p>1449,1</text:p>
          </table:table-cell>
          <table:table-cell table:formula="oooc:=SUM([.B225:.B233])/9" office:value-type="float" office:value="1558.44444444444">
            <text:p>1558,44</text:p>
          </table:table-cell>
          <table:table-cell table:formula="oooc:=SUM([.B219:.B239])/21" office:value-type="float" office:value="1596.50952380952">
            <text:p>1596,51</text:p>
          </table:table-cell>
          <table:table-cell table:formula="oooc:=SUM([.B204:.B254])/51" office:value-type="float" office:value="1542.34117647059">
            <text:p>1542,34</text:p>
          </table:table-cell>
          <table:table-cell office:value-type="string">
            <text:p>You_vs_shorty_1221056598796</text:p>
          </table:table-cell>
        </table:table-row>
        <table:table-row table:style-name="ro1">
          <table:table-cell office:value-type="float" office:value="1221054720">
            <text:p>1221054720</text:p>
          </table:table-cell>
          <table:table-cell office:value-type="float" office:value="1002.9">
            <text:p>1002,9</text:p>
          </table:table-cell>
          <table:table-cell table:formula="oooc:=SUM([.B228:.B232])/5" office:value-type="float" office:value="1494.06">
            <text:p>1494,06</text:p>
          </table:table-cell>
          <table:table-cell table:formula="oooc:=SUM([.B226:.B234])/9" office:value-type="float" office:value="1553.32222222222">
            <text:p>1553,32</text:p>
          </table:table-cell>
          <table:table-cell table:formula="oooc:=SUM([.B220:.B240])/21" office:value-type="float" office:value="1595.34285714286">
            <text:p>1595,34</text:p>
          </table:table-cell>
          <table:table-cell table:formula="oooc:=SUM([.B205:.B255])/51" office:value-type="float" office:value="1535.56078431373">
            <text:p>1535,56</text:p>
          </table:table-cell>
          <table:table-cell office:value-type="string">
            <text:p>You_vs_philosborne_1221058341885</text:p>
          </table:table-cell>
        </table:table-row>
        <table:table-row table:style-name="ro1">
          <table:table-cell office:value-type="float" office:value="1221057180">
            <text:p>1221057180</text:p>
          </table:table-cell>
          <table:table-cell office:value-type="float" office:value="1674.8">
            <text:p>1674,8</text:p>
          </table:table-cell>
          <table:table-cell table:formula="oooc:=SUM([.B229:.B233])/5" office:value-type="float" office:value="1446.32">
            <text:p>1446,32</text:p>
          </table:table-cell>
          <table:table-cell table:formula="oooc:=SUM([.B227:.B235])/9" office:value-type="float" office:value="1529.03333333333">
            <text:p>1529,03</text:p>
          </table:table-cell>
          <table:table-cell table:formula="oooc:=SUM([.B221:.B241])/21" office:value-type="float" office:value="1581.06666666667">
            <text:p>1581,07</text:p>
          </table:table-cell>
          <table:table-cell table:formula="oooc:=SUM([.B206:.B256])/51" office:value-type="float" office:value="1531.47058823529">
            <text:p>1531,47</text:p>
          </table:table-cell>
          <table:table-cell office:value-type="string">
            <text:p>You_vs_G_Luck_1221060809955</text:p>
          </table:table-cell>
        </table:table-row>
        <table:table-row table:style-name="ro1">
          <table:table-cell office:value-type="float" office:value="1221057780">
            <text:p>1221057780</text:p>
          </table:table-cell>
          <table:table-cell office:value-type="float" office:value="1848.5">
            <text:p>1848,5</text:p>
          </table:table-cell>
          <table:table-cell table:formula="oooc:=SUM([.B230:.B234])/5" office:value-type="float" office:value="1524.08">
            <text:p>1524,08</text:p>
          </table:table-cell>
          <table:table-cell table:formula="oooc:=SUM([.B228:.B236])/9" office:value-type="float" office:value="1532.01111111111">
            <text:p>1532,01</text:p>
          </table:table-cell>
          <table:table-cell table:formula="oooc:=SUM([.B222:.B242])/21" office:value-type="float" office:value="1580.36666666667">
            <text:p>1580,37</text:p>
          </table:table-cell>
          <table:table-cell table:formula="oooc:=SUM([.B207:.B257])/51" office:value-type="float" office:value="1523.74705882353">
            <text:p>1523,75</text:p>
          </table:table-cell>
          <table:table-cell office:value-type="string">
            <text:p>You_vs_Sandep_1221061385071</text:p>
          </table:table-cell>
        </table:table-row>
        <table:table-row table:style-name="ro1">
          <table:table-cell office:value-type="float" office:value="1221058980">
            <text:p>1221058980</text:p>
          </table:table-cell>
          <table:table-cell office:value-type="float" office:value="1400.8">
            <text:p>1400,8</text:p>
          </table:table-cell>
          <table:table-cell table:formula="oooc:=SUM([.B231:.B235])/5" office:value-type="float" office:value="1638.12">
            <text:p>1638,12</text:p>
          </table:table-cell>
          <table:table-cell table:formula="oooc:=SUM([.B229:.B237])/9" office:value-type="float" office:value="1507.35555555556">
            <text:p>1507,36</text:p>
          </table:table-cell>
          <table:table-cell table:formula="oooc:=SUM([.B223:.B243])/21" office:value-type="float" office:value="1582.05238095238">
            <text:p>1582,05</text:p>
          </table:table-cell>
          <table:table-cell table:formula="oooc:=SUM([.B208:.B258])/51" office:value-type="float" office:value="1517.03137254902">
            <text:p>1517,03</text:p>
          </table:table-cell>
          <table:table-cell office:value-type="string">
            <text:p>You_vs_Sandep_1221062585038</text:p>
          </table:table-cell>
        </table:table-row>
        <table:table-row table:style-name="ro1">
          <table:table-cell office:value-type="float" office:value="1221059460">
            <text:p>1221059460</text:p>
          </table:table-cell>
          <table:table-cell office:value-type="float" office:value="1693.4">
            <text:p>1693,4</text:p>
          </table:table-cell>
          <table:table-cell table:formula="oooc:=SUM([.B232:.B236])/5" office:value-type="float" office:value="1633.26">
            <text:p>1633,26</text:p>
          </table:table-cell>
          <table:table-cell table:formula="oooc:=SUM([.B230:.B238])/9" office:value-type="float" office:value="1542.36666666667">
            <text:p>1542,37</text:p>
          </table:table-cell>
          <table:table-cell table:formula="oooc:=SUM([.B224:.B244])/21" office:value-type="float" office:value="1586.75238095238">
            <text:p>1586,75</text:p>
          </table:table-cell>
          <table:table-cell table:formula="oooc:=SUM([.B209:.B259])/51" office:value-type="float" office:value="1518.26862745098">
            <text:p>1518,27</text:p>
          </table:table-cell>
          <table:table-cell office:value-type="string">
            <text:p>You_vs_razxtc_1221063084601</text:p>
          </table:table-cell>
        </table:table-row>
        <table:table-row table:style-name="ro1">
          <table:table-cell office:value-type="float" office:value="1221061860">
            <text:p>1221061860</text:p>
          </table:table-cell>
          <table:table-cell office:value-type="float" office:value="1573.1">
            <text:p>1573,1</text:p>
          </table:table-cell>
          <table:table-cell table:formula="oooc:=SUM([.B233:.B237])/5" office:value-type="float" office:value="1547.08">
            <text:p>1547,08</text:p>
          </table:table-cell>
          <table:table-cell table:formula="oooc:=SUM([.B231:.B239])/9" office:value-type="float" office:value="1633.75555555556">
            <text:p>1633,76</text:p>
          </table:table-cell>
          <table:table-cell table:formula="oooc:=SUM([.B225:.B245])/21" office:value-type="float" office:value="1579.84761904762">
            <text:p>1579,85</text:p>
          </table:table-cell>
          <table:table-cell table:formula="oooc:=SUM([.B210:.B260])/51" office:value-type="float" office:value="1537.30980392157">
            <text:p>1537,31</text:p>
          </table:table-cell>
          <table:table-cell office:value-type="string">
            <text:p>You_vs_giobarbera_1221065484523</text:p>
          </table:table-cell>
        </table:table-row>
        <table:table-row table:style-name="ro1">
          <table:table-cell office:value-type="float" office:value="1221224760">
            <text:p>1221224760</text:p>
          </table:table-cell>
          <table:table-cell office:value-type="float" office:value="1650.5">
            <text:p>1650,5</text:p>
          </table:table-cell>
          <table:table-cell table:formula="oooc:=SUM([.B234:.B238])/5" office:value-type="float" office:value="1590.86">
            <text:p>1590,86</text:p>
          </table:table-cell>
          <table:table-cell table:formula="oooc:=SUM([.B232:.B240])/9" office:value-type="float" office:value="1626.47777777778">
            <text:p>1626,48</text:p>
          </table:table-cell>
          <table:table-cell table:formula="oooc:=SUM([.B226:.B246])/21" office:value-type="float" office:value="1579.0380952381">
            <text:p>1579,04</text:p>
          </table:table-cell>
          <table:table-cell table:formula="oooc:=SUM([.B211:.B261])/51" office:value-type="float" office:value="1552.77843137255">
            <text:p>1552,78</text:p>
          </table:table-cell>
          <table:table-cell office:value-type="string">
            <text:p>You_vs_Snowbound_1221228369900</text:p>
          </table:table-cell>
        </table:table-row>
        <table:table-row table:style-name="ro1">
          <table:table-cell office:value-type="float" office:value="1221227160">
            <text:p>1221227160</text:p>
          </table:table-cell>
          <table:table-cell office:value-type="float" office:value="1417.6">
            <text:p>1417,6</text:p>
          </table:table-cell>
          <table:table-cell table:formula="oooc:=SUM([.B235:.B239])/5" office:value-type="float" office:value="1617.26">
            <text:p>1617,26</text:p>
          </table:table-cell>
          <table:table-cell table:formula="oooc:=SUM([.B233:.B241])/9" office:value-type="float" office:value="1578.36666666667">
            <text:p>1578,37</text:p>
          </table:table-cell>
          <table:table-cell table:formula="oooc:=SUM([.B227:.B247])/21" office:value-type="float" office:value="1539.30476190476">
            <text:p>1539,3</text:p>
          </table:table-cell>
          <table:table-cell table:formula="oooc:=SUM([.B212:.B262])/51" office:value-type="float" office:value="1560.71764705882">
            <text:p>1560,72</text:p>
          </table:table-cell>
          <table:table-cell office:value-type="string">
            <text:p>You_vs_Bine_1221230763526</text:p>
          </table:table-cell>
        </table:table-row>
        <table:table-row table:style-name="ro1">
          <table:table-cell office:value-type="float" office:value="1221228840">
            <text:p>1221228840</text:p>
          </table:table-cell>
          <table:table-cell office:value-type="float" office:value="1619.7">
            <text:p>1619,7</text:p>
          </table:table-cell>
          <table:table-cell table:formula="oooc:=SUM([.B236:.B240])/5" office:value-type="float" office:value="1624.5">
            <text:p>1624,5</text:p>
          </table:table-cell>
          <table:table-cell table:formula="oooc:=SUM([.B234:.B242])/9" office:value-type="float" office:value="1611.88888888889">
            <text:p>1611,89</text:p>
          </table:table-cell>
          <table:table-cell table:formula="oooc:=SUM([.B228:.B248])/21" office:value-type="float" office:value="1537.4380952381">
            <text:p>1537,44</text:p>
          </table:table-cell>
          <table:table-cell table:formula="oooc:=SUM([.B213:.B263])/51" office:value-type="float" office:value="1556.50784313725">
            <text:p>1556,51</text:p>
          </table:table-cell>
          <table:table-cell office:value-type="string">
            <text:p>You_vs_GammonGuy_1221232457343</text:p>
          </table:table-cell>
        </table:table-row>
        <table:table-row table:style-name="ro1">
          <table:table-cell office:value-type="float" office:value="1221241380">
            <text:p>1221241380</text:p>
          </table:table-cell>
          <table:table-cell office:value-type="float" office:value="1825.4">
            <text:p>1825,4</text:p>
          </table:table-cell>
          <table:table-cell table:formula="oooc:=SUM([.B237:.B241])/5" office:value-type="float" office:value="1577.5">
            <text:p>1577,5</text:p>
          </table:table-cell>
          <table:table-cell table:formula="oooc:=SUM([.B235:.B243])/9" office:value-type="float" office:value="1592.41111111111">
            <text:p>1592,41</text:p>
          </table:table-cell>
          <table:table-cell table:formula="oooc:=SUM([.B229:.B249])/21" office:value-type="float" office:value="1537.24285714286">
            <text:p>1537,24</text:p>
          </table:table-cell>
          <table:table-cell table:formula="oooc:=SUM([.B214:.B264])/51" office:value-type="float" office:value="1564.29803921569">
            <text:p>1564,3</text:p>
          </table:table-cell>
          <table:table-cell office:value-type="string">
            <text:p>You_vs_editer_1221245021264</text:p>
          </table:table-cell>
        </table:table-row>
        <table:table-row table:style-name="ro1">
          <table:table-cell office:value-type="float" office:value="1221243660">
            <text:p>1221243660</text:p>
          </table:table-cell>
          <table:table-cell office:value-type="float" office:value="1609.3">
            <text:p>1609,3</text:p>
          </table:table-cell>
          <table:table-cell table:formula="oooc:=SUM([.B238:.B242])/5" office:value-type="float" office:value="1634.48">
            <text:p>1634,48</text:p>
          </table:table-cell>
          <table:table-cell table:formula="oooc:=SUM([.B236:.B244])/9" office:value-type="float" office:value="1585.62222222222">
            <text:p>1585,62</text:p>
          </table:table-cell>
          <table:table-cell table:formula="oooc:=SUM([.B230:.B250])/21" office:value-type="float" office:value="1558.92380952381">
            <text:p>1558,92</text:p>
          </table:table-cell>
          <table:table-cell table:formula="oooc:=SUM([.B215:.B265])/51" office:value-type="float" office:value="1577.17450980392">
            <text:p>1577,17</text:p>
          </table:table-cell>
          <table:table-cell office:value-type="string">
            <text:p>You_vs_svanski_1221247296310</text:p>
          </table:table-cell>
        </table:table-row>
        <table:table-row table:style-name="ro1">
          <table:table-cell office:value-type="float" office:value="1221245940">
            <text:p>1221245940</text:p>
          </table:table-cell>
          <table:table-cell office:value-type="float" office:value="1415.5">
            <text:p>1415,5</text:p>
          </table:table-cell>
          <table:table-cell table:formula="oooc:=SUM([.B239:.B243])/5" office:value-type="float" office:value="1614.16">
            <text:p>1614,16</text:p>
          </table:table-cell>
          <table:table-cell table:formula="oooc:=SUM([.B237:.B245])/9" office:value-type="float" office:value="1581.53333333333">
            <text:p>1581,53</text:p>
          </table:table-cell>
          <table:table-cell table:formula="oooc:=SUM([.B231:.B251])/21" office:value-type="float" office:value="1577.91428571429">
            <text:p>1577,91</text:p>
          </table:table-cell>
          <table:table-cell table:formula="oooc:=SUM([.B216:.B266])/51" office:value-type="float" office:value="1583.67843137255">
            <text:p>1583,68</text:p>
          </table:table-cell>
          <table:table-cell office:value-type="string">
            <text:p>You_vs_Ingeling_1221249589262</text:p>
          </table:table-cell>
        </table:table-row>
        <table:table-row table:style-name="ro1">
          <table:table-cell office:value-type="float" office:value="1221295980">
            <text:p>1221295980</text:p>
          </table:table-cell>
          <table:table-cell office:value-type="float" office:value="1702.5">
            <text:p>1702,5</text:p>
          </table:table-cell>
          <table:table-cell table:formula="oooc:=SUM([.B240:.B244])/5" office:value-type="float" office:value="1551.48">
            <text:p>1551,48</text:p>
          </table:table-cell>
          <table:table-cell table:formula="oooc:=SUM([.B238:.B246])/9" office:value-type="float" office:value="1615.41111111111">
            <text:p>1615,41</text:p>
          </table:table-cell>
          <table:table-cell table:formula="oooc:=SUM([.B232:.B252])/21" office:value-type="float" office:value="1579.7380952381">
            <text:p>1579,74</text:p>
          </table:table-cell>
          <table:table-cell table:formula="oooc:=SUM([.B217:.B267])/51" office:value-type="float" office:value="1575.43529411765">
            <text:p>1575,44</text:p>
          </table:table-cell>
          <table:table-cell office:value-type="string">
            <text:p>You_vs_Goke_1221299606313</text:p>
          </table:table-cell>
        </table:table-row>
        <table:table-row table:style-name="ro1">
          <table:table-cell office:value-type="float" office:value="1221299460">
            <text:p>1221299460</text:p>
          </table:table-cell>
          <table:table-cell office:value-type="float" office:value="1518.1">
            <text:p>1518,1</text:p>
          </table:table-cell>
          <table:table-cell table:formula="oooc:=SUM([.B241:.B245])/5" office:value-type="float" office:value="1552.36">
            <text:p>1552,36</text:p>
          </table:table-cell>
          <table:table-cell table:formula="oooc:=SUM([.B239:.B247])/9" office:value-type="float" office:value="1541.81111111111">
            <text:p>1541,81</text:p>
          </table:table-cell>
          <table:table-cell table:formula="oooc:=SUM([.B233:.B253])/21" office:value-type="float" office:value="1557.58571428571">
            <text:p>1557,59</text:p>
          </table:table-cell>
          <table:table-cell table:formula="oooc:=SUM([.B218:.B268])/51" office:value-type="float" office:value="1568.8431372549">
            <text:p>1568,84</text:p>
          </table:table-cell>
          <table:table-cell office:value-type="string">
            <text:p>You_vs_job_1221303066317</text:p>
          </table:table-cell>
        </table:table-row>
        <table:table-row table:style-name="ro1">
          <table:table-cell office:value-type="float" office:value="1221377820">
            <text:p>1221377820</text:p>
          </table:table-cell>
          <table:table-cell office:value-type="float" office:value="1512">
            <text:p>1512</text:p>
          </table:table-cell>
          <table:table-cell table:formula="oooc:=SUM([.B242:.B246])/5" office:value-type="float" office:value="1613.76">
            <text:p>1613,76</text:p>
          </table:table-cell>
          <table:table-cell table:formula="oooc:=SUM([.B240:.B248])/9" office:value-type="float" office:value="1515.04444444444">
            <text:p>1515,04</text:p>
          </table:table-cell>
          <table:table-cell table:formula="oooc:=SUM([.B234:.B254])/21" office:value-type="float" office:value="1573.17142857143">
            <text:p>1573,17</text:p>
          </table:table-cell>
          <table:table-cell table:formula="oooc:=SUM([.B219:.B269])/51" office:value-type="float" office:value="1558.1">
            <text:p>1558,1</text:p>
          </table:table-cell>
          <table:table-cell office:value-type="string">
            <text:p>You_vs_Dartgammon_1221381433298</text:p>
          </table:table-cell>
        </table:table-row>
        <table:table-row table:style-name="ro1">
          <table:table-cell office:value-type="float" office:value="1221379620">
            <text:p>1221379620</text:p>
          </table:table-cell>
          <table:table-cell office:value-type="float" office:value="1613.7">
            <text:p>1613,7</text:p>
          </table:table-cell>
          <table:table-cell table:formula="oooc:=SUM([.B243:.B247])/5" office:value-type="float" office:value="1464.72">
            <text:p>1464,72</text:p>
          </table:table-cell>
          <table:table-cell table:formula="oooc:=SUM([.B241:.B249])/9" office:value-type="float" office:value="1517.94444444444">
            <text:p>1517,94</text:p>
          </table:table-cell>
          <table:table-cell table:formula="oooc:=SUM([.B235:.B255])/21" office:value-type="float" office:value="1556.7380952381">
            <text:p>1556,74</text:p>
          </table:table-cell>
          <table:table-cell table:formula="oooc:=SUM([.B220:.B270])/51" office:value-type="float" office:value="1559.58431372549">
            <text:p>1559,58</text:p>
          </table:table-cell>
          <table:table-cell office:value-type="string">
            <text:p>You_vs_bloomingb_1221383266097</text:p>
          </table:table-cell>
        </table:table-row>
        <table:table-row table:style-name="ro1">
          <table:table-cell office:value-type="float" office:value="1221384660">
            <text:p>1221384660</text:p>
          </table:table-cell>
          <table:table-cell office:value-type="float" office:value="1722.5">
            <text:p>1722,5</text:p>
          </table:table-cell>
          <table:table-cell table:formula="oooc:=SUM([.B244:.B248])/5" office:value-type="float" office:value="1478">
            <text:p>1478</text:p>
          </table:table-cell>
          <table:table-cell table:formula="oooc:=SUM([.B242:.B250])/9" office:value-type="float" office:value="1556.21111111111">
            <text:p>1556,21</text:p>
          </table:table-cell>
          <table:table-cell table:formula="oooc:=SUM([.B236:.B256])/21" office:value-type="float" office:value="1553.75238095238">
            <text:p>1553,75</text:p>
          </table:table-cell>
          <table:table-cell table:formula="oooc:=SUM([.B221:.B271])/51" office:value-type="float" office:value="1548.92549019608">
            <text:p>1548,93</text:p>
          </table:table-cell>
          <table:table-cell office:value-type="string">
            <text:p>You_vs_pmeepj_1221388269109</text:p>
          </table:table-cell>
        </table:table-row>
        <table:table-row table:style-name="ro1">
          <table:table-cell office:value-type="float" office:value="1221387180">
            <text:p>1221387180</text:p>
          </table:table-cell>
          <table:table-cell office:value-type="float" office:value="957.3">
            <text:p>957,3</text:p>
          </table:table-cell>
          <table:table-cell table:formula="oooc:=SUM([.B245:.B249])/5" office:value-type="float" office:value="1502.68">
            <text:p>1502,68</text:p>
          </table:table-cell>
          <table:table-cell table:formula="oooc:=SUM([.B243:.B251])/9" office:value-type="float" office:value="1522.78888888889">
            <text:p>1522,79</text:p>
          </table:table-cell>
          <table:table-cell table:formula="oooc:=SUM([.B237:.B257])/21" office:value-type="float" office:value="1540.04285714286">
            <text:p>1540,04</text:p>
          </table:table-cell>
          <table:table-cell table:formula="oooc:=SUM([.B222:.B272])/51" office:value-type="float" office:value="1536.4568627451">
            <text:p>1536,46</text:p>
          </table:table-cell>
          <table:table-cell office:value-type="string">
            <text:p>You_vs_oldie_1221390829529</text:p>
          </table:table-cell>
        </table:table-row>
        <table:table-row table:style-name="ro1">
          <table:table-cell office:value-type="float" office:value="1221391260">
            <text:p>1221391260</text:p>
          </table:table-cell>
          <table:table-cell office:value-type="float" office:value="1584.5">
            <text:p>1584,5</text:p>
          </table:table-cell>
          <table:table-cell table:formula="oooc:=SUM([.B246:.B250])/5" office:value-type="float" office:value="1531.92">
            <text:p>1531,92</text:p>
          </table:table-cell>
          <table:table-cell table:formula="oooc:=SUM([.B244:.B252])/9" office:value-type="float" office:value="1544.45555555556">
            <text:p>1544,46</text:p>
          </table:table-cell>
          <table:table-cell table:formula="oooc:=SUM([.B238:.B258])/21" office:value-type="float" office:value="1534.5619047619">
            <text:p>1534,56</text:p>
          </table:table-cell>
          <table:table-cell table:formula="oooc:=SUM([.B223:.B273])/51" office:value-type="float" office:value="1539.84117647059">
            <text:p>1539,84</text:p>
          </table:table-cell>
          <table:table-cell office:value-type="string">
            <text:p>You_vs_gurke_1221394865749</text:p>
          </table:table-cell>
        </table:table-row>
        <table:table-row table:style-name="ro1">
          <table:table-cell office:value-type="float" office:value="1221396000">
            <text:p>1221396000</text:p>
          </table:table-cell>
          <table:table-cell office:value-type="float" office:value="1635.4">
            <text:p>1635,4</text:p>
          </table:table-cell>
          <table:table-cell table:formula="oooc:=SUM([.B247:.B251])/5" office:value-type="float" office:value="1467.76">
            <text:p>1467,76</text:p>
          </table:table-cell>
          <table:table-cell table:formula="oooc:=SUM([.B245:.B253])/9" office:value-type="float" office:value="1530.15555555556">
            <text:p>1530,16</text:p>
          </table:table-cell>
          <table:table-cell table:formula="oooc:=SUM([.B239:.B259])/21" office:value-type="float" office:value="1524.97142857143">
            <text:p>1524,97</text:p>
          </table:table-cell>
          <table:table-cell table:formula="oooc:=SUM([.B224:.B274])/51" office:value-type="float" office:value="1545.64509803922">
            <text:p>1545,65</text:p>
          </table:table-cell>
          <table:table-cell office:value-type="string">
            <text:p>You_vs_Raiven_1221399647660</text:p>
          </table:table-cell>
        </table:table-row>
        <table:table-row table:style-name="ro1">
          <table:table-cell office:value-type="float" office:value="1221398400">
            <text:p>1221398400</text:p>
          </table:table-cell>
          <table:table-cell office:value-type="float" office:value="1759.9">
            <text:p>1759,9</text:p>
          </table:table-cell>
          <table:table-cell table:formula="oooc:=SUM([.B248:.B252])/5" office:value-type="float" office:value="1618.92">
            <text:p>1618,92</text:p>
          </table:table-cell>
          <table:table-cell table:formula="oooc:=SUM([.B246:.B254])/9" office:value-type="float" office:value="1542.86666666667">
            <text:p>1542,87</text:p>
          </table:table-cell>
          <table:table-cell table:formula="oooc:=SUM([.B240:.B260])/21" office:value-type="float" office:value="1488.58571428571">
            <text:p>1488,59</text:p>
          </table:table-cell>
          <table:table-cell table:formula="oooc:=SUM([.B225:.B275])/51" office:value-type="float" office:value="1520.45882352941">
            <text:p>1520,46</text:p>
          </table:table-cell>
          <table:table-cell office:value-type="string">
            <text:p>You_vs_exca_1221402023201</text:p>
          </table:table-cell>
        </table:table-row>
        <table:table-row table:style-name="ro1">
          <table:table-cell office:value-type="float" office:value="1221399840">
            <text:p>1221399840</text:p>
          </table:table-cell>
          <table:table-cell office:value-type="float" office:value="1401.7">
            <text:p>1401,7</text:p>
          </table:table-cell>
          <table:table-cell table:formula="oooc:=SUM([.B249:.B253])/5" office:value-type="float" office:value="1578.68">
            <text:p>1578,68</text:p>
          </table:table-cell>
          <table:table-cell table:formula="oooc:=SUM([.B247:.B255])/9" office:value-type="float" office:value="1501.28888888889">
            <text:p>1501,29</text:p>
          </table:table-cell>
          <table:table-cell table:formula="oooc:=SUM([.B241:.B261])/21" office:value-type="float" office:value="1491.77142857143">
            <text:p>1491,77</text:p>
          </table:table-cell>
          <table:table-cell table:formula="oooc:=SUM([.B226:.B276])/51" office:value-type="float" office:value="1517.95098039216">
            <text:p>1517,95</text:p>
          </table:table-cell>
          <table:table-cell office:value-type="string">
            <text:p>You_vs_sixpips_1221403486678</text:p>
          </table:table-cell>
        </table:table-row>
        <table:table-row table:style-name="ro1">
          <table:table-cell office:value-type="float" office:value="1221405000">
            <text:p>1221405000</text:p>
          </table:table-cell>
          <table:table-cell office:value-type="float" office:value="1713.1">
            <text:p>1713,1</text:p>
          </table:table-cell>
          <table:table-cell table:formula="oooc:=SUM([.B250:.B254])/5" office:value-type="float" office:value="1597.22">
            <text:p>1597,22</text:p>
          </table:table-cell>
          <table:table-cell table:formula="oooc:=SUM([.B248:.B256])/9" office:value-type="float" office:value="1562.74444444444">
            <text:p>1562,74</text:p>
          </table:table-cell>
          <table:table-cell table:formula="oooc:=SUM([.B242:.B262])/21" office:value-type="float" office:value="1504.51904761905">
            <text:p>1504,52</text:p>
          </table:table-cell>
          <table:table-cell table:formula="oooc:=SUM([.B227:.B277])/51" office:value-type="float" office:value="1518.85882352941">
            <text:p>1518,86</text:p>
          </table:table-cell>
          <table:table-cell office:value-type="string">
            <text:p>You_vs_wyzzz_1221408615603</text:p>
          </table:table-cell>
        </table:table-row>
        <table:table-row table:style-name="ro1">
          <table:table-cell office:value-type="float" office:value="1221406980">
            <text:p>1221406980</text:p>
          </table:table-cell>
          <table:table-cell office:value-type="float" office:value="1383.3">
            <text:p>1383,3</text:p>
          </table:table-cell>
          <table:table-cell table:formula="oooc:=SUM([.B251:.B255])/5" office:value-type="float" office:value="1514.9">
            <text:p>1514,9</text:p>
          </table:table-cell>
          <table:table-cell table:formula="oooc:=SUM([.B249:.B257])/9" office:value-type="float" office:value="1538.08888888889">
            <text:p>1538,09</text:p>
          </table:table-cell>
          <table:table-cell table:formula="oooc:=SUM([.B243:.B263])/21" office:value-type="float" office:value="1506.36666666667">
            <text:p>1506,37</text:p>
          </table:table-cell>
          <table:table-cell table:formula="oooc:=SUM([.B228:.B278])/51" office:value-type="float" office:value="1519.67058823529">
            <text:p>1519,67</text:p>
          </table:table-cell>
          <table:table-cell office:value-type="string">
            <text:p>You_vs_job_1221410584288</text:p>
          </table:table-cell>
        </table:table-row>
        <table:table-row table:style-name="ro1">
          <table:table-cell office:value-type="float" office:value="1221465720">
            <text:p>1221465720</text:p>
          </table:table-cell>
          <table:table-cell office:value-type="float" office:value="1728.1">
            <text:p>1728,1</text:p>
          </table:table-cell>
          <table:table-cell table:formula="oooc:=SUM([.B252:.B256])/5" office:value-type="float" office:value="1536.64">
            <text:p>1536,64</text:p>
          </table:table-cell>
          <table:table-cell table:formula="oooc:=SUM([.B250:.B258])/9" office:value-type="float" office:value="1501.1">
            <text:p>1501,1</text:p>
          </table:table-cell>
          <table:table-cell table:formula="oooc:=SUM([.B244:.B264])/21" office:value-type="float" office:value="1518.67142857143">
            <text:p>1518,67</text:p>
          </table:table-cell>
          <table:table-cell table:formula="oooc:=SUM([.B229:.B279])/51" office:value-type="float" office:value="1511.3862745098">
            <text:p>1511,39</text:p>
          </table:table-cell>
          <table:table-cell office:value-type="string">
            <text:p>You_vs_HLHLHLHLHL_1221469367046</text:p>
          </table:table-cell>
        </table:table-row>
        <table:table-row table:style-name="ro1">
          <table:table-cell office:value-type="float" office:value="1221468000">
            <text:p>1221468000</text:p>
          </table:table-cell>
          <table:table-cell office:value-type="float" office:value="1348.3">
            <text:p>1348,3</text:p>
          </table:table-cell>
          <table:table-cell table:formula="oooc:=SUM([.B253:.B257])/5" office:value-type="float" office:value="1466.54">
            <text:p>1466,54</text:p>
          </table:table-cell>
          <table:table-cell table:formula="oooc:=SUM([.B251:.B259])/9" office:value-type="float" office:value="1463.14444444444">
            <text:p>1463,14</text:p>
          </table:table-cell>
          <table:table-cell table:formula="oooc:=SUM([.B245:.B265])/21" office:value-type="float" office:value="1533.77619047619">
            <text:p>1533,78</text:p>
          </table:table-cell>
          <table:table-cell table:formula="oooc:=SUM([.B230:.B280])/51" office:value-type="float" office:value="1517.43333333333">
            <text:p>1517,43</text:p>
          </table:table-cell>
          <table:table-cell office:value-type="string">
            <text:p>You_vs_Sandep_1221471654138</text:p>
          </table:table-cell>
        </table:table-row>
        <table:table-row table:style-name="ro1">
          <table:table-cell office:value-type="float" office:value="1221470280">
            <text:p>1221470280</text:p>
          </table:table-cell>
          <table:table-cell office:value-type="float" office:value="1510.4">
            <text:p>1510,4</text:p>
          </table:table-cell>
          <table:table-cell table:formula="oooc:=SUM([.B254:.B258])/5" office:value-type="float" office:value="1450.38">
            <text:p>1450,38</text:p>
          </table:table-cell>
          <table:table-cell table:formula="oooc:=SUM([.B252:.B260])/9" office:value-type="float" office:value="1425.32222222222">
            <text:p>1425,32</text:p>
          </table:table-cell>
          <table:table-cell table:formula="oooc:=SUM([.B246:.B266])/21" office:value-type="float" office:value="1549.81904761905">
            <text:p>1549,82</text:p>
          </table:table-cell>
          <table:table-cell table:formula="oooc:=SUM([.B231:.B281])/51" office:value-type="float" office:value="1526.2568627451">
            <text:p>1526,26</text:p>
          </table:table-cell>
          <table:table-cell office:value-type="string">
            <text:p>You_vs_bertos_1221473923249</text:p>
          </table:table-cell>
        </table:table-row>
        <table:table-row table:style-name="ro1">
          <table:table-cell office:value-type="float" office:value="1221486000">
            <text:p>1221486000</text:p>
          </table:table-cell>
          <table:table-cell office:value-type="float" office:value="1362.6">
            <text:p>1362,6</text:p>
          </table:table-cell>
          <table:table-cell table:formula="oooc:=SUM([.B255:.B259])/5" office:value-type="float" office:value="1388.42">
            <text:p>1388,42</text:p>
          </table:table-cell>
          <table:table-cell table:formula="oooc:=SUM([.B253:.B261])/9" office:value-type="float" office:value="1421.22222222222">
            <text:p>1421,22</text:p>
          </table:table-cell>
          <table:table-cell table:formula="oooc:=SUM([.B247:.B267])/21" office:value-type="float" office:value="1533.90952380952">
            <text:p>1533,91</text:p>
          </table:table-cell>
          <table:table-cell table:formula="oooc:=SUM([.B232:.B282])/51" office:value-type="float" office:value="1521.8431372549">
            <text:p>1521,84</text:p>
          </table:table-cell>
          <table:table-cell office:value-type="string">
            <text:p>You_vs_linde_1221489630168</text:p>
          </table:table-cell>
        </table:table-row>
        <table:table-row table:style-name="ro1">
          <table:table-cell office:value-type="float" office:value="1221487320">
            <text:p>1221487320</text:p>
          </table:table-cell>
          <table:table-cell office:value-type="float" office:value="1302.5">
            <text:p>1302,5</text:p>
          </table:table-cell>
          <table:table-cell table:formula="oooc:=SUM([.B256:.B260])/5" office:value-type="float" office:value="1331.02">
            <text:p>1331,02</text:p>
          </table:table-cell>
          <table:table-cell table:formula="oooc:=SUM([.B254:.B262])/9" office:value-type="float" office:value="1454.54444444444">
            <text:p>1454,54</text:p>
          </table:table-cell>
          <table:table-cell table:formula="oooc:=SUM([.B248:.B268])/21" office:value-type="float" office:value="1551.75238095238">
            <text:p>1551,75</text:p>
          </table:table-cell>
          <table:table-cell table:formula="oooc:=SUM([.B233:.B283])/51" office:value-type="float" office:value="1520.93529411765">
            <text:p>1520,94</text:p>
          </table:table-cell>
          <table:table-cell office:value-type="string">
            <text:p>You_vs_fabulus_1221490966178</text:p>
          </table:table-cell>
        </table:table-row>
        <table:table-row table:style-name="ro1">
          <table:table-cell office:value-type="float" office:value="1221490020">
            <text:p>1221490020</text:p>
          </table:table-cell>
          <table:table-cell office:value-type="float" office:value="1418.3">
            <text:p>1418,3</text:p>
          </table:table-cell>
          <table:table-cell table:formula="oooc:=SUM([.B257:.B261])/5" office:value-type="float" office:value="1364.18">
            <text:p>1364,18</text:p>
          </table:table-cell>
          <table:table-cell table:formula="oooc:=SUM([.B255:.B263])/9" office:value-type="float" office:value="1456.01111111111">
            <text:p>1456,01</text:p>
          </table:table-cell>
          <table:table-cell table:formula="oooc:=SUM([.B249:.B269])/21" office:value-type="float" office:value="1538.14285714286">
            <text:p>1538,14</text:p>
          </table:table-cell>
          <table:table-cell table:formula="oooc:=SUM([.B234:.B284])/51" office:value-type="float" office:value="1530.07058823529">
            <text:p>1530,07</text:p>
          </table:table-cell>
          <table:table-cell office:value-type="string">
            <text:p>You_vs_hierdenn_1221493660170</text:p>
          </table:table-cell>
        </table:table-row>
        <table:table-row table:style-name="ro1">
          <table:table-cell office:value-type="float" office:value="1221490980">
            <text:p>1221490980</text:p>
          </table:table-cell>
          <table:table-cell office:value-type="float" office:value="1061.3">
            <text:p>1061,3</text:p>
          </table:table-cell>
          <table:table-cell table:formula="oooc:=SUM([.B258:.B262])/5" office:value-type="float" office:value="1428.3">
            <text:p>1428,3</text:p>
          </table:table-cell>
          <table:table-cell table:formula="oooc:=SUM([.B256:.B264])/9" office:value-type="float" office:value="1503.58888888889">
            <text:p>1503,59</text:p>
          </table:table-cell>
          <table:table-cell table:formula="oooc:=SUM([.B250:.B270])/21" office:value-type="float" office:value="1541.67142857143">
            <text:p>1541,67</text:p>
          </table:table-cell>
          <table:table-cell table:formula="oooc:=SUM([.B235:.B285])/51" office:value-type="float" office:value="1530.1">
            <text:p>1530,1</text:p>
          </table:table-cell>
          <table:table-cell office:value-type="string">
            <text:p>You_vs_hierdenn_1221494608139</text:p>
          </table:table-cell>
        </table:table-row>
        <table:table-row table:style-name="ro1">
          <table:table-cell office:value-type="float" office:value="1221492420">
            <text:p>1221492420</text:p>
          </table:table-cell>
          <table:table-cell office:value-type="float" office:value="1676.2">
            <text:p>1676,2</text:p>
          </table:table-cell>
          <table:table-cell table:formula="oooc:=SUM([.B259:.B263])/5" office:value-type="float" office:value="1516.06">
            <text:p>1516,06</text:p>
          </table:table-cell>
          <table:table-cell table:formula="oooc:=SUM([.B257:.B265])/9" office:value-type="float" office:value="1539.01111111111">
            <text:p>1539,01</text:p>
          </table:table-cell>
          <table:table-cell table:formula="oooc:=SUM([.B251:.B271])/21" office:value-type="float" office:value="1513.6619047619">
            <text:p>1513,66</text:p>
          </table:table-cell>
          <table:table-cell table:formula="oooc:=SUM([.B236:.B286])/51" office:value-type="float" office:value="1535.53137254902">
            <text:p>1535,53</text:p>
          </table:table-cell>
          <table:table-cell office:value-type="string">
            <text:p>You_vs_eeeee_1221496047308</text:p>
          </table:table-cell>
        </table:table-row>
        <table:table-row table:style-name="ro1">
          <table:table-cell office:value-type="float" office:value="1221494460">
            <text:p>1221494460</text:p>
          </table:table-cell>
          <table:table-cell office:value-type="float" office:value="1683.2">
            <text:p>1683,2</text:p>
          </table:table-cell>
          <table:table-cell table:formula="oooc:=SUM([.B260:.B264])/5" office:value-type="float" office:value="1587.7">
            <text:p>1587,7</text:p>
          </table:table-cell>
          <table:table-cell table:formula="oooc:=SUM([.B258:.B266])/9" office:value-type="float" office:value="1604.34444444444">
            <text:p>1604,34</text:p>
          </table:table-cell>
          <table:table-cell table:formula="oooc:=SUM([.B252:.B272])/21" office:value-type="float" office:value="1498.40476190476">
            <text:p>1498,4</text:p>
          </table:table-cell>
          <table:table-cell table:formula="oooc:=SUM([.B237:.B287])/51" office:value-type="float" office:value="1531.61568627451">
            <text:p>1531,62</text:p>
          </table:table-cell>
          <table:table-cell office:value-type="string">
            <text:p>You_vs_ronjasu_1221498109480</text:p>
          </table:table-cell>
        </table:table-row>
        <table:table-row table:style-name="ro1">
          <table:table-cell office:value-type="float" office:value="1221497940">
            <text:p>1221497940</text:p>
          </table:table-cell>
          <table:table-cell office:value-type="float" office:value="1741.3">
            <text:p>1741,3</text:p>
          </table:table-cell>
          <table:table-cell table:formula="oooc:=SUM([.B261:.B265])/5" office:value-type="float" office:value="1741.28">
            <text:p>1741,28</text:p>
          </table:table-cell>
          <table:table-cell table:formula="oooc:=SUM([.B259:.B267])/9" office:value-type="float" office:value="1613.88888888889">
            <text:p>1613,89</text:p>
          </table:table-cell>
          <table:table-cell table:formula="oooc:=SUM([.B253:.B273])/21" office:value-type="float" office:value="1495.65238095238">
            <text:p>1495,65</text:p>
          </table:table-cell>
          <table:table-cell table:formula="oooc:=SUM([.B238:.B288])/51" office:value-type="float" office:value="1535.60980392157">
            <text:p>1535,61</text:p>
          </table:table-cell>
          <table:table-cell office:value-type="string">
            <text:p>You_vs_Jazz_1221501565736</text:p>
          </table:table-cell>
        </table:table-row>
        <table:table-row table:style-name="ro1">
          <table:table-cell office:value-type="float" office:value="1221499200">
            <text:p>1221499200</text:p>
          </table:table-cell>
          <table:table-cell office:value-type="float" office:value="1776.5">
            <text:p>1776,5</text:p>
          </table:table-cell>
          <table:table-cell table:formula="oooc:=SUM([.B262:.B266])/5" office:value-type="float" office:value="1796.16">
            <text:p>1796,16</text:p>
          </table:table-cell>
          <table:table-cell table:formula="oooc:=SUM([.B260:.B268])/9" office:value-type="float" office:value="1604.3">
            <text:p>1604,3</text:p>
          </table:table-cell>
          <table:table-cell table:formula="oooc:=SUM([.B254:.B274])/21" office:value-type="float" office:value="1511.17619047619">
            <text:p>1511,18</text:p>
          </table:table-cell>
          <table:table-cell table:formula="oooc:=SUM([.B239:.B289])/51" office:value-type="float" office:value="1540.18431372549">
            <text:p>1540,18</text:p>
          </table:table-cell>
          <table:table-cell office:value-type="string">
            <text:p>You_vs_Flegreo_1221502818390</text:p>
          </table:table-cell>
        </table:table-row>
        <table:table-row table:style-name="ro1">
          <table:table-cell office:value-type="float" office:value="1221548460">
            <text:p>1221548460</text:p>
          </table:table-cell>
          <table:table-cell office:value-type="float" office:value="1829.2">
            <text:p>1829,2</text:p>
          </table:table-cell>
          <table:table-cell table:formula="oooc:=SUM([.B263:.B267])/5" office:value-type="float" office:value="1737.2">
            <text:p>1737,2</text:p>
          </table:table-cell>
          <table:table-cell table:formula="oooc:=SUM([.B261:.B269])/9" office:value-type="float" office:value="1630.67777777778">
            <text:p>1630,68</text:p>
          </table:table-cell>
          <table:table-cell table:formula="oooc:=SUM([.B255:.B275])/21" office:value-type="float" office:value="1451.46666666667">
            <text:p>1451,47</text:p>
          </table:table-cell>
          <table:table-cell table:formula="oooc:=SUM([.B240:.B290])/51" office:value-type="float" office:value="1537.63333333333">
            <text:p>1537,63</text:p>
          </table:table-cell>
          <table:table-cell office:value-type="string">
            <text:p>You_vs_mazen_1221552115214</text:p>
          </table:table-cell>
        </table:table-row>
        <table:table-row table:style-name="ro1">
          <table:table-cell office:value-type="float" office:value="1221567660">
            <text:p>1221567660</text:p>
          </table:table-cell>
          <table:table-cell office:value-type="float" office:value="1950.6">
            <text:p>1950,6</text:p>
          </table:table-cell>
          <table:table-cell table:formula="oooc:=SUM([.B264:.B268])/5" office:value-type="float" office:value="1655.34">
            <text:p>1655,34</text:p>
          </table:table-cell>
          <table:table-cell table:formula="oooc:=SUM([.B262:.B270])/9" office:value-type="float" office:value="1634.37777777778">
            <text:p>1634,38</text:p>
          </table:table-cell>
          <table:table-cell table:formula="oooc:=SUM([.B256:.B276])/21" office:value-type="float" office:value="1464.00476190476">
            <text:p>1464</text:p>
          </table:table-cell>
          <table:table-cell table:formula="oooc:=SUM([.B241:.B291])/51" office:value-type="float" office:value="1532.65294117647">
            <text:p>1532,65</text:p>
          </table:table-cell>
          <table:table-cell office:value-type="string">
            <text:p>You_vs_Drewdrops_1221571286615</text:p>
          </table:table-cell>
        </table:table-row>
        <table:table-row table:style-name="ro1">
          <table:table-cell office:value-type="float" office:value="1221569880">
            <text:p>1221569880</text:p>
          </table:table-cell>
          <table:table-cell office:value-type="float" office:value="1388.4">
            <text:p>1388,4</text:p>
          </table:table-cell>
          <table:table-cell table:formula="oooc:=SUM([.B265:.B269])/5" office:value-type="float" office:value="1559.78">
            <text:p>1559,78</text:p>
          </table:table-cell>
          <table:table-cell table:formula="oooc:=SUM([.B263:.B271])/9" office:value-type="float" office:value="1577.54444444444">
            <text:p>1577,54</text:p>
          </table:table-cell>
          <table:table-cell table:formula="oooc:=SUM([.B257:.B277])/21" office:value-type="float" office:value="1479.60476190476">
            <text:p>1479,6</text:p>
          </table:table-cell>
          <table:table-cell table:formula="oooc:=SUM([.B242:.B292])/51" office:value-type="float" office:value="1530.97647058824">
            <text:p>1530,98</text:p>
          </table:table-cell>
          <table:table-cell office:value-type="string">
            <text:p>You_vs_Perk_1221573532904</text:p>
          </table:table-cell>
        </table:table-row>
        <table:table-row table:style-name="ro1">
          <table:table-cell office:value-type="float" office:value="1221570840">
            <text:p>1221570840</text:p>
          </table:table-cell>
          <table:table-cell office:value-type="float" office:value="1332">
            <text:p>1332</text:p>
          </table:table-cell>
          <table:table-cell table:formula="oooc:=SUM([.B266:.B270])/5" office:value-type="float" office:value="1535.84">
            <text:p>1535,84</text:p>
          </table:table-cell>
          <table:table-cell table:formula="oooc:=SUM([.B264:.B272])/9" office:value-type="float" office:value="1504.21111111111">
            <text:p>1504,21</text:p>
          </table:table-cell>
          <table:table-cell table:formula="oooc:=SUM([.B258:.B278])/21" office:value-type="float" office:value="1494.00952380952">
            <text:p>1494,01</text:p>
          </table:table-cell>
          <table:table-cell table:formula="oooc:=SUM([.B243:.B293])/51" office:value-type="float" office:value="1522.53333333333">
            <text:p>1522,53</text:p>
          </table:table-cell>
          <table:table-cell office:value-type="string">
            <text:p>You_vs_zumzum_1221574474523</text:p>
          </table:table-cell>
        </table:table-row>
        <table:table-row table:style-name="ro1">
          <table:table-cell office:value-type="float" office:value="1221571440">
            <text:p>1221571440</text:p>
          </table:table-cell>
          <table:table-cell office:value-type="float" office:value="1298.7">
            <text:p>1298,7</text:p>
          </table:table-cell>
          <table:table-cell table:formula="oooc:=SUM([.B267:.B271])/5" office:value-type="float" office:value="1380.06">
            <text:p>1380,06</text:p>
          </table:table-cell>
          <table:table-cell table:formula="oooc:=SUM([.B265:.B273])/9" office:value-type="float" office:value="1490.74444444444">
            <text:p>1490,74</text:p>
          </table:table-cell>
          <table:table-cell table:formula="oooc:=SUM([.B259:.B279])/21" office:value-type="float" office:value="1489.9380952381">
            <text:p>1489,94</text:p>
          </table:table-cell>
          <table:table-cell table:formula="oooc:=SUM([.B244:.B294])/51" office:value-type="float" office:value="1512.4137254902">
            <text:p>1512,41</text:p>
          </table:table-cell>
          <table:table-cell office:value-type="string">
            <text:p>You_vs_linde_1221575099509</text:p>
          </table:table-cell>
        </table:table-row>
        <table:table-row table:style-name="ro1">
          <table:table-cell office:value-type="float" office:value="1221571860">
            <text:p>1221571860</text:p>
          </table:table-cell>
          <table:table-cell office:value-type="float" office:value="1709.5">
            <text:p>1709,5</text:p>
          </table:table-cell>
          <table:table-cell table:formula="oooc:=SUM([.B268:.B272])/5" office:value-type="float" office:value="1318.64">
            <text:p>1318,64</text:p>
          </table:table-cell>
          <table:table-cell table:formula="oooc:=SUM([.B266:.B274])/9" office:value-type="float" office:value="1477.42222222222">
            <text:p>1477,42</text:p>
          </table:table-cell>
          <table:table-cell table:formula="oooc:=SUM([.B260:.B280])/21" office:value-type="float" office:value="1499.20952380952">
            <text:p>1499,21</text:p>
          </table:table-cell>
          <table:table-cell table:formula="oooc:=SUM([.B245:.B295])/51" office:value-type="float" office:value="1517.14117647059">
            <text:p>1517,14</text:p>
          </table:table-cell>
          <table:table-cell office:value-type="string">
            <text:p>You_vs_Mini_1221575517877</text:p>
          </table:table-cell>
        </table:table-row>
        <table:table-row table:style-name="ro1">
          <table:table-cell office:value-type="float" office:value="1221573240">
            <text:p>1221573240</text:p>
          </table:table-cell>
          <table:table-cell office:value-type="float" office:value="1171.7">
            <text:p>1171,7</text:p>
          </table:table-cell>
          <table:table-cell table:formula="oooc:=SUM([.B269:.B273])/5" office:value-type="float" office:value="1383.3">
            <text:p>1383,3</text:p>
          </table:table-cell>
          <table:table-cell table:formula="oooc:=SUM([.B267:.B275])/9" office:value-type="float" office:value="1313.37777777778">
            <text:p>1313,38</text:p>
          </table:table-cell>
          <table:table-cell table:formula="oooc:=SUM([.B261:.B281])/21" office:value-type="float" office:value="1517.85714285714">
            <text:p>1517,86</text:p>
          </table:table-cell>
          <table:table-cell table:formula="oooc:=SUM([.B246:.B296])/51" office:value-type="float" office:value="1522.99019607843">
            <text:p>1522,99</text:p>
          </table:table-cell>
          <table:table-cell office:value-type="string">
            <text:p>You_vs_moga_1221576872588</text:p>
          </table:table-cell>
        </table:table-row>
        <table:table-row table:style-name="ro1">
          <table:table-cell office:value-type="float" office:value="1221573840">
            <text:p>1221573840</text:p>
          </table:table-cell>
          <table:table-cell office:value-type="float" office:value="1081.3">
            <text:p>1081,3</text:p>
          </table:table-cell>
          <table:table-cell table:formula="oooc:=SUM([.B270:.B274])/5" office:value-type="float" office:value="1465.42">
            <text:p>1465,42</text:p>
          </table:table-cell>
          <table:table-cell table:formula="oooc:=SUM([.B268:.B276])/9" office:value-type="float" office:value="1338.17777777778">
            <text:p>1338,18</text:p>
          </table:table-cell>
          <table:table-cell table:formula="oooc:=SUM([.B262:.B282])/21" office:value-type="float" office:value="1507.07142857143">
            <text:p>1507,07</text:p>
          </table:table-cell>
          <table:table-cell table:formula="oooc:=SUM([.B247:.B297])/51" office:value-type="float" office:value="1516.48235294118">
            <text:p>1516,48</text:p>
          </table:table-cell>
          <table:table-cell office:value-type="string">
            <text:p>You_vs_Jack_Price_1221577460374</text:p>
          </table:table-cell>
        </table:table-row>
        <table:table-row table:style-name="ro1">
          <table:table-cell office:value-type="float" office:value="1221575820">
            <text:p>1221575820</text:p>
          </table:table-cell>
          <table:table-cell office:value-type="float" office:value="1655.3">
            <text:p>1655,3</text:p>
          </table:table-cell>
          <table:table-cell table:formula="oooc:=SUM([.B271:.B275])/5" office:value-type="float" office:value="1218.36">
            <text:p>1218,36</text:p>
          </table:table-cell>
          <table:table-cell table:formula="oooc:=SUM([.B269:.B277])/9" office:value-type="float" office:value="1394.4">
            <text:p>1394,4</text:p>
          </table:table-cell>
          <table:table-cell table:formula="oooc:=SUM([.B263:.B283])/21" office:value-type="float" office:value="1512.7380952381">
            <text:p>1512,74</text:p>
          </table:table-cell>
          <table:table-cell table:formula="oooc:=SUM([.B248:.B298])/51" office:value-type="float" office:value="1528.26078431373">
            <text:p>1528,26</text:p>
          </table:table-cell>
          <table:table-cell office:value-type="string">
            <text:p>You_vs_katro_1221579457910</text:p>
          </table:table-cell>
        </table:table-row>
        <table:table-row table:style-name="ro1">
          <table:table-cell office:value-type="float" office:value="1221577800">
            <text:p>1221577800</text:p>
          </table:table-cell>
          <table:table-cell office:value-type="float" office:value="1709.3">
            <text:p>1709,3</text:p>
          </table:table-cell>
          <table:table-cell table:formula="oooc:=SUM([.B272:.B276])/5" office:value-type="float" office:value="1306.34">
            <text:p>1306,34</text:p>
          </table:table-cell>
          <table:table-cell table:formula="oooc:=SUM([.B270:.B278])/9" office:value-type="float" office:value="1435.11111111111">
            <text:p>1435,11</text:p>
          </table:table-cell>
          <table:table-cell table:formula="oooc:=SUM([.B264:.B284])/21" office:value-type="float" office:value="1518.70952380952">
            <text:p>1518,71</text:p>
          </table:table-cell>
          <table:table-cell table:formula="oooc:=SUM([.B249:.B299])/51" office:value-type="float" office:value="1528.3568627451">
            <text:p>1528,36</text:p>
          </table:table-cell>
          <table:table-cell office:value-type="string">
            <text:p>You_vs_Ionutb_1221581445543</text:p>
          </table:table-cell>
        </table:table-row>
        <table:table-row table:style-name="ro1">
          <table:table-cell office:value-type="float" office:value="1221578400">
            <text:p>1221578400</text:p>
          </table:table-cell>
          <table:table-cell office:value-type="float" office:value="474.2">
            <text:p>474,2</text:p>
          </table:table-cell>
          <table:table-cell table:formula="oooc:=SUM([.B273:.B277])/5" office:value-type="float" office:value="1457.68">
            <text:p>1457,68</text:p>
          </table:table-cell>
          <table:table-cell table:formula="oooc:=SUM([.B271:.B279])/9" office:value-type="float" office:value="1380.38888888889">
            <text:p>1380,39</text:p>
          </table:table-cell>
          <table:table-cell table:formula="oooc:=SUM([.B265:.B285])/21" office:value-type="float" office:value="1514.82380952381">
            <text:p>1514,82</text:p>
          </table:table-cell>
          <table:table-cell table:formula="oooc:=SUM([.B250:.B300])/51" office:value-type="float" office:value="1523.60392156863">
            <text:p>1523,6</text:p>
          </table:table-cell>
          <table:table-cell office:value-type="string">
            <text:p>You_vs_warf_1221582050961</text:p>
          </table:table-cell>
        </table:table-row>
        <table:table-row table:style-name="ro1">
          <table:table-cell office:value-type="float" office:value="1221580020">
            <text:p>1221580020</text:p>
          </table:table-cell>
          <table:table-cell office:value-type="float" office:value="1611.6">
            <text:p>1611,6</text:p>
          </table:table-cell>
          <table:table-cell table:formula="oooc:=SUM([.B274:.B278])/5" office:value-type="float" office:value="1459.64">
            <text:p>1459,64</text:p>
          </table:table-cell>
          <table:table-cell table:formula="oooc:=SUM([.B272:.B280])/9" office:value-type="float" office:value="1429.42222222222">
            <text:p>1429,42</text:p>
          </table:table-cell>
          <table:table-cell table:formula="oooc:=SUM([.B266:.B286])/21" office:value-type="float" office:value="1515.81904761905">
            <text:p>1515,82</text:p>
          </table:table-cell>
          <table:table-cell table:formula="oooc:=SUM([.B251:.B301])/51" office:value-type="float" office:value="1521.94705882353">
            <text:p>1521,95</text:p>
          </table:table-cell>
          <table:table-cell office:value-type="string">
            <text:p>You_vs_graugnom_1221583655543</text:p>
          </table:table-cell>
        </table:table-row>
        <table:table-row table:style-name="ro1">
          <table:table-cell office:value-type="float" office:value="1221581220">
            <text:p>1221581220</text:p>
          </table:table-cell>
          <table:table-cell office:value-type="float" office:value="1838">
            <text:p>1838</text:p>
          </table:table-cell>
          <table:table-cell table:formula="oooc:=SUM([.B275:.B279])/5" office:value-type="float" office:value="1361.18">
            <text:p>1361,18</text:p>
          </table:table-cell>
          <table:table-cell table:formula="oooc:=SUM([.B273:.B281])/9" office:value-type="float" office:value="1470.71111111111">
            <text:p>1470,71</text:p>
          </table:table-cell>
          <table:table-cell table:formula="oooc:=SUM([.B267:.B287])/21" office:value-type="float" office:value="1492.01904761905">
            <text:p>1492,02</text:p>
          </table:table-cell>
          <table:table-cell table:formula="oooc:=SUM([.B252:.B302])/51" office:value-type="float" office:value="1528.40980392157">
            <text:p>1528,41</text:p>
          </table:table-cell>
          <table:table-cell office:value-type="string">
            <text:p>You_vs_alvesaline_1221584865723</text:p>
          </table:table-cell>
        </table:table-row>
        <table:table-row table:style-name="ro1">
          <table:table-cell office:value-type="float" office:value="1221581700">
            <text:p>1221581700</text:p>
          </table:table-cell>
          <table:table-cell office:value-type="float" office:value="1665.1">
            <text:p>1665,1</text:p>
          </table:table-cell>
          <table:table-cell table:formula="oooc:=SUM([.B276:.B280])/5" office:value-type="float" office:value="1588.94">
            <text:p>1588,94</text:p>
          </table:table-cell>
          <table:table-cell table:formula="oooc:=SUM([.B274:.B282])/9" office:value-type="float" office:value="1447.86666666667">
            <text:p>1447,87</text:p>
          </table:table-cell>
          <table:table-cell table:formula="oooc:=SUM([.B268:.B288])/21" office:value-type="float" office:value="1503.10952380952">
            <text:p>1503,11</text:p>
          </table:table-cell>
          <table:table-cell table:formula="oooc:=SUM([.B253:.B303])/51" office:value-type="float" office:value="1526.09215686275">
            <text:p>1526,09</text:p>
          </table:table-cell>
          <table:table-cell office:value-type="string">
            <text:p>You_vs_Ioneri_1221585326501</text:p>
          </table:table-cell>
        </table:table-row>
        <table:table-row table:style-name="ro1">
          <table:table-cell office:value-type="float" office:value="1221585240">
            <text:p>1221585240</text:p>
          </table:table-cell>
          <table:table-cell office:value-type="float" office:value="1217">
            <text:p>1217</text:p>
          </table:table-cell>
          <table:table-cell table:formula="oooc:=SUM([.B277:.B281])/5" office:value-type="float" office:value="1557.2">
            <text:p>1557,2</text:p>
          </table:table-cell>
          <table:table-cell table:formula="oooc:=SUM([.B275:.B283])/9" office:value-type="float" office:value="1458.18888888889">
            <text:p>1458,19</text:p>
          </table:table-cell>
          <table:table-cell table:formula="oooc:=SUM([.B269:.B289])/21" office:value-type="float" office:value="1527.91904761905">
            <text:p>1527,92</text:p>
          </table:table-cell>
          <table:table-cell table:formula="oooc:=SUM([.B254:.B304])/51" office:value-type="float" office:value="1529.47843137255">
            <text:p>1529,48</text:p>
          </table:table-cell>
          <table:table-cell office:value-type="string">
            <text:p>You_vs_Flegreo_1221588884442</text:p>
          </table:table-cell>
        </table:table-row>
        <table:table-row table:style-name="ro1">
          <table:table-cell office:value-type="float" office:value="1221586020">
            <text:p>1221586020</text:p>
          </table:table-cell>
          <table:table-cell office:value-type="float" office:value="1613">
            <text:p>1613</text:p>
          </table:table-cell>
          <table:table-cell table:formula="oooc:=SUM([.B278:.B282])/5" office:value-type="float" office:value="1479.54">
            <text:p>1479,54</text:p>
          </table:table-cell>
          <table:table-cell table:formula="oooc:=SUM([.B276:.B284])/9" office:value-type="float" office:value="1612.91111111111">
            <text:p>1612,91</text:p>
          </table:table-cell>
          <table:table-cell table:formula="oooc:=SUM([.B270:.B290])/21" office:value-type="float" office:value="1546.80476190476">
            <text:p>1546,8</text:p>
          </table:table-cell>
          <table:table-cell table:formula="oooc:=SUM([.B255:.B305])/51" office:value-type="float" office:value="1528.07058823529">
            <text:p>1528,07</text:p>
          </table:table-cell>
          <table:table-cell office:value-type="string">
            <text:p>You_vs_evenif_1221589675425</text:p>
          </table:table-cell>
        </table:table-row>
        <table:table-row table:style-name="ro1">
          <table:table-cell office:value-type="float" office:value="1221587580">
            <text:p>1221587580</text:p>
          </table:table-cell>
          <table:table-cell office:value-type="float" office:value="1452.9">
            <text:p>1452,9</text:p>
          </table:table-cell>
          <table:table-cell table:formula="oooc:=SUM([.B279:.B283])/5" office:value-type="float" office:value="1506.96">
            <text:p>1506,96</text:p>
          </table:table-cell>
          <table:table-cell table:formula="oooc:=SUM([.B277:.B285])/9" office:value-type="float" office:value="1622.16666666667">
            <text:p>1622,17</text:p>
          </table:table-cell>
          <table:table-cell table:formula="oooc:=SUM([.B271:.B291])/21" office:value-type="float" office:value="1529.9380952381">
            <text:p>1529,94</text:p>
          </table:table-cell>
          <table:table-cell table:formula="oooc:=SUM([.B256:.B306])/51" office:value-type="float" office:value="1534.20196078431">
            <text:p>1534,2</text:p>
          </table:table-cell>
          <table:table-cell office:value-type="string">
            <text:p>You_vs_jant_1221591204645</text:p>
          </table:table-cell>
        </table:table-row>
        <table:table-row table:style-name="ro1">
          <table:table-cell office:value-type="float" office:value="1221588420">
            <text:p>1221588420</text:p>
          </table:table-cell>
          <table:table-cell office:value-type="float" office:value="1449.7">
            <text:p>1449,7</text:p>
          </table:table-cell>
          <table:table-cell table:formula="oooc:=SUM([.B280:.B284])/5" office:value-type="float" office:value="1636.9">
            <text:p>1636,9</text:p>
          </table:table-cell>
          <table:table-cell table:formula="oooc:=SUM([.B278:.B286])/9" office:value-type="float" office:value="1623.51111111111">
            <text:p>1623,51</text:p>
          </table:table-cell>
          <table:table-cell table:formula="oooc:=SUM([.B272:.B292])/21" office:value-type="float" office:value="1537.47619047619">
            <text:p>1537,48</text:p>
          </table:table-cell>
          <table:table-cell table:formula="oooc:=SUM([.B257:.B307])/51" office:value-type="float" office:value="1533.93529411765">
            <text:p>1533,94</text:p>
          </table:table-cell>
          <table:table-cell office:value-type="string">
            <text:p>You_vs_linde_1221592046572</text:p>
          </table:table-cell>
        </table:table-row>
        <table:table-row table:style-name="ro1">
          <table:table-cell office:value-type="float" office:value="1221589020">
            <text:p>1221589020</text:p>
          </table:table-cell>
          <table:table-cell office:value-type="float" office:value="1802.2">
            <text:p>1802,2</text:p>
          </table:table-cell>
          <table:table-cell table:formula="oooc:=SUM([.B281:.B285])/5" office:value-type="float" office:value="1653.28">
            <text:p>1653,28</text:p>
          </table:table-cell>
          <table:table-cell table:formula="oooc:=SUM([.B279:.B287])/9" office:value-type="float" office:value="1599.7">
            <text:p>1599,7</text:p>
          </table:table-cell>
          <table:table-cell table:formula="oooc:=SUM([.B273:.B293])/21" office:value-type="float" office:value="1546.55238095238">
            <text:p>1546,55</text:p>
          </table:table-cell>
          <table:table-cell table:formula="oooc:=SUM([.B258:.B308])/51" office:value-type="float" office:value="1537.86862745098">
            <text:p>1537,87</text:p>
          </table:table-cell>
          <table:table-cell office:value-type="string">
            <text:p>You_vs_jablum_1221592627270</text:p>
          </table:table-cell>
        </table:table-row>
        <table:table-row table:style-name="ro1">
          <table:table-cell office:value-type="float" office:value="1221589740">
            <text:p>1221589740</text:p>
          </table:table-cell>
          <table:table-cell office:value-type="float" office:value="1866.7">
            <text:p>1866,7</text:p>
          </table:table-cell>
          <table:table-cell table:formula="oooc:=SUM([.B282:.B286])/5" office:value-type="float" office:value="1732.72">
            <text:p>1732,72</text:p>
          </table:table-cell>
          <table:table-cell table:formula="oooc:=SUM([.B280:.B288])/9" office:value-type="float" office:value="1644.62222222222">
            <text:p>1644,62</text:p>
          </table:table-cell>
          <table:table-cell table:formula="oooc:=SUM([.B274:.B294])/21" office:value-type="float" office:value="1515.44285714286">
            <text:p>1515,44</text:p>
          </table:table-cell>
          <table:table-cell table:formula="oooc:=SUM([.B259:.B309])/51" office:value-type="float" office:value="1543">
            <text:p>1543</text:p>
          </table:table-cell>
          <table:table-cell office:value-type="string">
            <text:p>You_vs_beofr_1221593398214</text:p>
          </table:table-cell>
        </table:table-row>
        <table:table-row table:style-name="ro1">
          <table:table-cell office:value-type="float" office:value="1221639720">
            <text:p>1221639720</text:p>
          </table:table-cell>
          <table:table-cell office:value-type="float" office:value="1694.9">
            <text:p>1694,9</text:p>
          </table:table-cell>
          <table:table-cell table:formula="oooc:=SUM([.B283:.B287])/5" office:value-type="float" office:value="1732.94">
            <text:p>1732,94</text:p>
          </table:table-cell>
          <table:table-cell table:formula="oooc:=SUM([.B281:.B289])/9" office:value-type="float" office:value="1671.28888888889">
            <text:p>1671,29</text:p>
          </table:table-cell>
          <table:table-cell table:formula="oooc:=SUM([.B275:.B295])/21" office:value-type="float" office:value="1517.52857142857">
            <text:p>1517,53</text:p>
          </table:table-cell>
          <table:table-cell table:formula="oooc:=SUM([.B260:.B310])/51" office:value-type="float" office:value="1547.34705882353">
            <text:p>1547,35</text:p>
          </table:table-cell>
          <table:table-cell office:value-type="string">
            <text:p>You_vs_steve_kenny_1221643361265</text:p>
          </table:table-cell>
        </table:table-row>
        <table:table-row table:style-name="ro1">
          <table:table-cell office:value-type="float" office:value="1221641160">
            <text:p>1221641160</text:p>
          </table:table-cell>
          <table:table-cell office:value-type="float" office:value="1850.1">
            <text:p>1850,1</text:p>
          </table:table-cell>
          <table:table-cell table:formula="oooc:=SUM([.B284:.B288])/5" office:value-type="float" office:value="1696.76">
            <text:p>1696,76</text:p>
          </table:table-cell>
          <table:table-cell table:formula="oooc:=SUM([.B282:.B290])/9" office:value-type="float" office:value="1698.22222222222">
            <text:p>1698,22</text:p>
          </table:table-cell>
          <table:table-cell table:formula="oooc:=SUM([.B276:.B296])/21" office:value-type="float" office:value="1585.99523809524">
            <text:p>1586</text:p>
          </table:table-cell>
          <table:table-cell table:formula="oooc:=SUM([.B261:.B311])/51" office:value-type="float" office:value="1559.98039215686">
            <text:p>1559,98</text:p>
          </table:table-cell>
          <table:table-cell office:value-type="string">
            <text:p>You_vs_hops_1221644776705</text:p>
          </table:table-cell>
        </table:table-row>
        <table:table-row table:style-name="ro1">
          <table:table-cell office:value-type="float" office:value="1221645240">
            <text:p>1221645240</text:p>
          </table:table-cell>
          <table:table-cell office:value-type="float" office:value="1450.8">
            <text:p>1450,8</text:p>
          </table:table-cell>
          <table:table-cell table:formula="oooc:=SUM([.B285:.B289])/5" office:value-type="float" office:value="1694.02">
            <text:p>1694,02</text:p>
          </table:table-cell>
          <table:table-cell table:formula="oooc:=SUM([.B283:.B291])/9" office:value-type="float" office:value="1687.73333333333">
            <text:p>1687,73</text:p>
          </table:table-cell>
          <table:table-cell table:formula="oooc:=SUM([.B277:.B297])/21" office:value-type="float" office:value="1575.47142857143">
            <text:p>1575,47</text:p>
          </table:table-cell>
          <table:table-cell table:formula="oooc:=SUM([.B262:.B312])/51" office:value-type="float" office:value="1564.03137254902">
            <text:p>1564,03</text:p>
          </table:table-cell>
          <table:table-cell office:value-type="string">
            <text:p>You_vs_controlalt_1221648888482</text:p>
          </table:table-cell>
        </table:table-row>
        <table:table-row table:style-name="ro1">
          <table:table-cell office:value-type="float" office:value="1221646500">
            <text:p>1221646500</text:p>
          </table:table-cell>
          <table:table-cell office:value-type="float" office:value="1621.3">
            <text:p>1621,3</text:p>
          </table:table-cell>
          <table:table-cell table:formula="oooc:=SUM([.B286:.B290])/5" office:value-type="float" office:value="1694.1">
            <text:p>1694,1</text:p>
          </table:table-cell>
          <table:table-cell table:formula="oooc:=SUM([.B284:.B292])/9" office:value-type="float" office:value="1635.26666666667">
            <text:p>1635,27</text:p>
          </table:table-cell>
          <table:table-cell table:formula="oooc:=SUM([.B278:.B298])/21" office:value-type="float" office:value="1562.1380952381">
            <text:p>1562,14</text:p>
          </table:table-cell>
          <table:table-cell table:formula="oooc:=SUM([.B263:.B313])/51" office:value-type="float" office:value="1563.39803921569">
            <text:p>1563,4</text:p>
          </table:table-cell>
          <table:table-cell office:value-type="string">
            <text:p>You_vs_Salevet_1221650133435</text:p>
          </table:table-cell>
        </table:table-row>
        <table:table-row table:style-name="ro1">
          <table:table-cell office:value-type="float" office:value="1221651720">
            <text:p>1221651720</text:p>
          </table:table-cell>
          <table:table-cell office:value-type="float" office:value="1853">
            <text:p>1853</text:p>
          </table:table-cell>
          <table:table-cell table:formula="oooc:=SUM([.B287:.B291])/5" office:value-type="float" office:value="1595.14">
            <text:p>1595,14</text:p>
          </table:table-cell>
          <table:table-cell table:formula="oooc:=SUM([.B285:.B293])/9" office:value-type="float" office:value="1569.17777777778">
            <text:p>1569,18</text:p>
          </table:table-cell>
          <table:table-cell table:formula="oooc:=SUM([.B279:.B299])/21" office:value-type="float" office:value="1558.53333333333">
            <text:p>1558,53</text:p>
          </table:table-cell>
          <table:table-cell table:formula="oooc:=SUM([.B264:.B314])/51" office:value-type="float" office:value="1527.41960784314">
            <text:p>1527,42</text:p>
          </table:table-cell>
          <table:table-cell office:value-type="string">
            <text:p>You_vs_WiFi_1221655324375</text:p>
          </table:table-cell>
        </table:table-row>
        <table:table-row table:style-name="ro1">
          <table:table-cell office:value-type="float" office:value="1221658740">
            <text:p>1221658740</text:p>
          </table:table-cell>
          <table:table-cell office:value-type="float" office:value="1695.3">
            <text:p>1695,3</text:p>
          </table:table-cell>
          <table:table-cell table:formula="oooc:=SUM([.B288:.B292])/5" office:value-type="float" office:value="1570.98">
            <text:p>1570,98</text:p>
          </table:table-cell>
          <table:table-cell table:formula="oooc:=SUM([.B286:.B294])/9" office:value-type="float" office:value="1492.18888888889">
            <text:p>1492,19</text:p>
          </table:table-cell>
          <table:table-cell table:formula="oooc:=SUM([.B280:.B300])/21" office:value-type="float" office:value="1566.91428571429">
            <text:p>1566,91</text:p>
          </table:table-cell>
          <table:table-cell table:formula="oooc:=SUM([.B265:.B315])/51" office:value-type="float" office:value="1525.07058823529">
            <text:p>1525,07</text:p>
          </table:table-cell>
          <table:table-cell office:value-type="string">
            <text:p>You_vs_goldstar_1221662354412</text:p>
          </table:table-cell>
        </table:table-row>
        <table:table-row table:style-name="ro1">
          <table:table-cell office:value-type="float" office:value="1221660360">
            <text:p>1221660360</text:p>
          </table:table-cell>
          <table:table-cell office:value-type="float" office:value="1355.3">
            <text:p>1355,3</text:p>
          </table:table-cell>
          <table:table-cell table:formula="oooc:=SUM([.B289:.B293])/5" office:value-type="float" office:value="1501.1">
            <text:p>1501,1</text:p>
          </table:table-cell>
          <table:table-cell table:formula="oooc:=SUM([.B287:.B295])/9" office:value-type="float" office:value="1481.41111111111">
            <text:p>1481,41</text:p>
          </table:table-cell>
          <table:table-cell table:formula="oooc:=SUM([.B281:.B301])/21" office:value-type="float" office:value="1569.88571428571">
            <text:p>1569,89</text:p>
          </table:table-cell>
          <table:table-cell table:formula="oooc:=SUM([.B266:.B316])/51" office:value-type="float" office:value="1516.49411764706">
            <text:p>1516,49</text:p>
          </table:table-cell>
          <table:table-cell office:value-type="string">
            <text:p>You_vs_giobarbera_1221663989209</text:p>
          </table:table-cell>
        </table:table-row>
        <table:table-row table:style-name="ro1">
          <table:table-cell office:value-type="float" office:value="1221668700">
            <text:p>1221668700</text:p>
          </table:table-cell>
          <table:table-cell office:value-type="float" office:value="1330">
            <text:p>1330</text:p>
          </table:table-cell>
          <table:table-cell table:formula="oooc:=SUM([.B290:.B294])/5" office:value-type="float" office:value="1330.9">
            <text:p>1330,9</text:p>
          </table:table-cell>
          <table:table-cell table:formula="oooc:=SUM([.B288:.B296])/9" office:value-type="float" office:value="1532.65555555556">
            <text:p>1532,66</text:p>
          </table:table-cell>
          <table:table-cell table:formula="oooc:=SUM([.B282:.B302])/21" office:value-type="float" office:value="1583.14285714286">
            <text:p>1583,14</text:p>
          </table:table-cell>
          <table:table-cell table:formula="oooc:=SUM([.B267:.B317])/51" office:value-type="float" office:value="1511.83333333333">
            <text:p>1511,83</text:p>
          </table:table-cell>
          <table:table-cell office:value-type="string">
            <text:p>You_vs_Greyhawk_1221672322287</text:p>
          </table:table-cell>
        </table:table-row>
        <table:table-row table:style-name="ro1">
          <table:table-cell office:value-type="float" office:value="1221669900">
            <text:p>1221669900</text:p>
          </table:table-cell>
          <table:table-cell office:value-type="float" office:value="1271.9">
            <text:p>1271,9</text:p>
          </table:table-cell>
          <table:table-cell table:formula="oooc:=SUM([.B291:.B295])/5" office:value-type="float" office:value="1342.46">
            <text:p>1342,46</text:p>
          </table:table-cell>
          <table:table-cell table:formula="oooc:=SUM([.B289:.B297])/9" office:value-type="float" office:value="1507.02222222222">
            <text:p>1507,02</text:p>
          </table:table-cell>
          <table:table-cell table:formula="oooc:=SUM([.B283:.B303])/21" office:value-type="float" office:value="1590.05714285714">
            <text:p>1590,06</text:p>
          </table:table-cell>
          <table:table-cell table:formula="oooc:=SUM([.B268:.B318])/51" office:value-type="float" office:value="1504.36274509804">
            <text:p>1504,36</text:p>
          </table:table-cell>
          <table:table-cell office:value-type="string">
            <text:p>You_vs_Greyhawk_1221673547795</text:p>
          </table:table-cell>
        </table:table-row>
        <table:table-row table:style-name="ro1">
          <table:table-cell office:value-type="float" office:value="1221671640">
            <text:p>1221671640</text:p>
          </table:table-cell>
          <table:table-cell office:value-type="float" office:value="1002">
            <text:p>1002</text:p>
          </table:table-cell>
          <table:table-cell table:formula="oooc:=SUM([.B292:.B296])/5" office:value-type="float" office:value="1453.8">
            <text:p>1453,8</text:p>
          </table:table-cell>
          <table:table-cell table:formula="oooc:=SUM([.B290:.B298])/9" office:value-type="float" office:value="1474.24444444444">
            <text:p>1474,24</text:p>
          </table:table-cell>
          <table:table-cell table:formula="oooc:=SUM([.B284:.B304])/21" office:value-type="float" office:value="1578.33333333333">
            <text:p>1578,33</text:p>
          </table:table-cell>
          <table:table-cell table:formula="oooc:=SUM([.B269:.B319])/51" office:value-type="float" office:value="1506.66470588235">
            <text:p>1506,66</text:p>
          </table:table-cell>
          <table:table-cell office:value-type="string">
            <text:p>You_vs_Jutta_1221675264582</text:p>
          </table:table-cell>
        </table:table-row>
        <table:table-row table:style-name="ro1">
          <table:table-cell office:value-type="float" office:value="1221716220">
            <text:p>1221716220</text:p>
          </table:table-cell>
          <table:table-cell office:value-type="float" office:value="1753.1">
            <text:p>1753,1</text:p>
          </table:table-cell>
          <table:table-cell table:formula="oooc:=SUM([.B293:.B297])/5" office:value-type="float" office:value="1465.92">
            <text:p>1465,92</text:p>
          </table:table-cell>
          <table:table-cell table:formula="oooc:=SUM([.B291:.B299])/9" office:value-type="float" office:value="1462.47777777778">
            <text:p>1462,48</text:p>
          </table:table-cell>
          <table:table-cell table:formula="oooc:=SUM([.B285:.B305])/21" office:value-type="float" office:value="1568.31428571429">
            <text:p>1568,31</text:p>
          </table:table-cell>
          <table:table-cell table:formula="oooc:=SUM([.B270:.B320])/51" office:value-type="float" office:value="1498.77647058823">
            <text:p>1498,78</text:p>
          </table:table-cell>
          <table:table-cell office:value-type="string">
            <text:p>You_vs_kouros_1221719869776</text:p>
          </table:table-cell>
        </table:table-row>
        <table:table-row table:style-name="ro1">
          <table:table-cell office:value-type="float" office:value="1221717180">
            <text:p>1221717180</text:p>
          </table:table-cell>
          <table:table-cell office:value-type="float" office:value="1912">
            <text:p>1912</text:p>
          </table:table-cell>
          <table:table-cell table:formula="oooc:=SUM([.B294:.B298])/5" office:value-type="float" office:value="1523.14">
            <text:p>1523,14</text:p>
          </table:table-cell>
          <table:table-cell table:formula="oooc:=SUM([.B292:.B300])/9" office:value-type="float" office:value="1466.66666666667">
            <text:p>1466,67</text:p>
          </table:table-cell>
          <table:table-cell table:formula="oooc:=SUM([.B286:.B306])/21" office:value-type="float" office:value="1566.7">
            <text:p>1566,7</text:p>
          </table:table-cell>
          <table:table-cell table:formula="oooc:=SUM([.B271:.B321])/51" office:value-type="float" office:value="1489.55490196078">
            <text:p>1489,55</text:p>
          </table:table-cell>
          <table:table-cell office:value-type="string">
            <text:p>You_vs_mazen_1221720822664</text:p>
          </table:table-cell>
        </table:table-row>
        <table:table-row table:style-name="ro1">
          <table:table-cell office:value-type="float" office:value="1221721260">
            <text:p>1221721260</text:p>
          </table:table-cell>
          <table:table-cell office:value-type="float" office:value="1390.6">
            <text:p>1390,6</text:p>
          </table:table-cell>
          <table:table-cell table:formula="oooc:=SUM([.B295:.B299])/5" office:value-type="float" office:value="1640.62">
            <text:p>1640,62</text:p>
          </table:table-cell>
          <table:table-cell table:formula="oooc:=SUM([.B293:.B301])/9" office:value-type="float" office:value="1505.04444444444">
            <text:p>1505,04</text:p>
          </table:table-cell>
          <table:table-cell table:formula="oooc:=SUM([.B287:.B307])/21" office:value-type="float" office:value="1549.87619047619">
            <text:p>1549,88</text:p>
          </table:table-cell>
          <table:table-cell table:formula="oooc:=SUM([.B272:.B322])/51" office:value-type="float" office:value="1496.81176470588">
            <text:p>1496,81</text:p>
          </table:table-cell>
          <table:table-cell office:value-type="string">
            <text:p>You_vs_pahan_1221724874577</text:p>
          </table:table-cell>
        </table:table-row>
        <table:table-row table:style-name="ro1">
          <table:table-cell office:value-type="float" office:value="1221722340">
            <text:p>1221722340</text:p>
          </table:table-cell>
          <table:table-cell office:value-type="float" office:value="1558">
            <text:p>1558</text:p>
          </table:table-cell>
          <table:table-cell table:formula="oooc:=SUM([.B296:.B300])/5" office:value-type="float" office:value="1568.6">
            <text:p>1568,6</text:p>
          </table:table-cell>
          <table:table-cell table:formula="oooc:=SUM([.B294:.B302])/9" office:value-type="float" office:value="1556.08888888889">
            <text:p>1556,09</text:p>
          </table:table-cell>
          <table:table-cell table:formula="oooc:=SUM([.B288:.B308])/21" office:value-type="float" office:value="1555.22857142857">
            <text:p>1555,23</text:p>
          </table:table-cell>
          <table:table-cell table:formula="oooc:=SUM([.B273:.B323])/51" office:value-type="float" office:value="1502.61960784314">
            <text:p>1502,62</text:p>
          </table:table-cell>
          <table:table-cell office:value-type="string">
            <text:p>You_vs_dunjalila_1221725965705</text:p>
          </table:table-cell>
        </table:table-row>
        <table:table-row table:style-name="ro1">
          <table:table-cell office:value-type="float" office:value="1221723720">
            <text:p>1221723720</text:p>
          </table:table-cell>
          <table:table-cell office:value-type="float" office:value="1589.4">
            <text:p>1589,4</text:p>
          </table:table-cell>
          <table:table-cell table:formula="oooc:=SUM([.B297:.B301])/5" office:value-type="float" office:value="1521.28">
            <text:p>1521,28</text:p>
          </table:table-cell>
          <table:table-cell table:formula="oooc:=SUM([.B295:.B303])/9" office:value-type="float" office:value="1621.96666666667">
            <text:p>1621,97</text:p>
          </table:table-cell>
          <table:table-cell table:formula="oooc:=SUM([.B289:.B309])/21" office:value-type="float" office:value="1552.50952380952">
            <text:p>1552,51</text:p>
          </table:table-cell>
          <table:table-cell table:formula="oooc:=SUM([.B274:.B324])/51" office:value-type="float" office:value="1502.07254901961">
            <text:p>1502,07</text:p>
          </table:table-cell>
          <table:table-cell office:value-type="string">
            <text:p>You_vs_zumzum_1221727377941</text:p>
          </table:table-cell>
        </table:table-row>
        <table:table-row table:style-name="ro1">
          <table:table-cell office:value-type="float" office:value="1221742200">
            <text:p>1221742200</text:p>
          </table:table-cell>
          <table:table-cell office:value-type="float" office:value="1393">
            <text:p>1393</text:p>
          </table:table-cell>
          <table:table-cell table:formula="oooc:=SUM([.B298:.B302])/5" office:value-type="float" office:value="1589.42">
            <text:p>1589,42</text:p>
          </table:table-cell>
          <table:table-cell table:formula="oooc:=SUM([.B296:.B304])/9" office:value-type="float" office:value="1600.06666666667">
            <text:p>1600,07</text:p>
          </table:table-cell>
          <table:table-cell table:formula="oooc:=SUM([.B290:.B310])/21" office:value-type="float" office:value="1542.36666666667">
            <text:p>1542,37</text:p>
          </table:table-cell>
          <table:table-cell table:formula="oooc:=SUM([.B275:.B325])/51" office:value-type="float" office:value="1504.0568627451">
            <text:p>1504,06</text:p>
          </table:table-cell>
          <table:table-cell office:value-type="string">
            <text:p>You_vs_zumzum_1221745843806</text:p>
          </table:table-cell>
        </table:table-row>
        <table:table-row table:style-name="ro1">
          <table:table-cell office:value-type="float" office:value="1221742920">
            <text:p>1221742920</text:p>
          </table:table-cell>
          <table:table-cell office:value-type="float" office:value="1675.4">
            <text:p>1675,4</text:p>
          </table:table-cell>
          <table:table-cell table:formula="oooc:=SUM([.B299:.B303])/5" office:value-type="float" office:value="1596.8">
            <text:p>1596,8</text:p>
          </table:table-cell>
          <table:table-cell table:formula="oooc:=SUM([.B297:.B305])/9" office:value-type="float" office:value="1571.65555555556">
            <text:p>1571,66</text:p>
          </table:table-cell>
          <table:table-cell table:formula="oooc:=SUM([.B291:.B311])/21" office:value-type="float" office:value="1542.85714285714">
            <text:p>1542,86</text:p>
          </table:table-cell>
          <table:table-cell table:formula="oooc:=SUM([.B276:.B326])/51" office:value-type="float" office:value="1519.66666666667">
            <text:p>1519,67</text:p>
          </table:table-cell>
          <table:table-cell office:value-type="string">
            <text:p>You_vs_planb_1221746575497</text:p>
          </table:table-cell>
        </table:table-row>
        <table:table-row table:style-name="ro1">
          <table:table-cell office:value-type="float" office:value="1221744420">
            <text:p>1221744420</text:p>
          </table:table-cell>
          <table:table-cell office:value-type="float" office:value="1731.3">
            <text:p>1731,3</text:p>
          </table:table-cell>
          <table:table-cell table:formula="oooc:=SUM([.B300:.B304])/5" office:value-type="float" office:value="1590.12">
            <text:p>1590,12</text:p>
          </table:table-cell>
          <table:table-cell table:formula="oooc:=SUM([.B298:.B306])/9" office:value-type="float" office:value="1601.7">
            <text:p>1601,7</text:p>
          </table:table-cell>
          <table:table-cell table:formula="oooc:=SUM([.B292:.B312])/21" office:value-type="float" office:value="1567.97619047619">
            <text:p>1567,98</text:p>
          </table:table-cell>
          <table:table-cell table:formula="oooc:=SUM([.B277:.B327])/51" office:value-type="float" office:value="1520.07058823529">
            <text:p>1520,07</text:p>
          </table:table-cell>
          <table:table-cell office:value-type="string">
            <text:p>You_vs_daghengst_1221748030731</text:p>
          </table:table-cell>
        </table:table-row>
        <table:table-row table:style-name="ro1">
          <table:table-cell office:value-type="float" office:value="1221746460">
            <text:p>1221746460</text:p>
          </table:table-cell>
          <table:table-cell office:value-type="float" office:value="1594.9">
            <text:p>1594,9</text:p>
          </table:table-cell>
          <table:table-cell table:formula="oooc:=SUM([.B301:.B305])/5" office:value-type="float" office:value="1642.78">
            <text:p>1642,78</text:p>
          </table:table-cell>
          <table:table-cell table:formula="oooc:=SUM([.B299:.B307])/9" office:value-type="float" office:value="1594.9">
            <text:p>1594,9</text:p>
          </table:table-cell>
          <table:table-cell table:formula="oooc:=SUM([.B293:.B313])/21" office:value-type="float" office:value="1583.25714285714">
            <text:p>1583,26</text:p>
          </table:table-cell>
          <table:table-cell table:formula="oooc:=SUM([.B278:.B328])/51" office:value-type="float" office:value="1514.43725490196">
            <text:p>1514,44</text:p>
          </table:table-cell>
          <table:table-cell office:value-type="string">
            <text:p>You_vs_akamaya_1221750114927</text:p>
          </table:table-cell>
        </table:table-row>
        <table:table-row table:style-name="ro1">
          <table:table-cell office:value-type="float" office:value="1221747480">
            <text:p>1221747480</text:p>
          </table:table-cell>
          <table:table-cell office:value-type="float" office:value="1556">
            <text:p>1556</text:p>
          </table:table-cell>
          <table:table-cell table:formula="oooc:=SUM([.B302:.B306])/5" office:value-type="float" office:value="1639.9">
            <text:p>1639,9</text:p>
          </table:table-cell>
          <table:table-cell table:formula="oooc:=SUM([.B300:.B308])/9" office:value-type="float" office:value="1591.98888888889">
            <text:p>1591,99</text:p>
          </table:table-cell>
          <table:table-cell table:formula="oooc:=SUM([.B294:.B314])/21" office:value-type="float" office:value="1518.23333333333">
            <text:p>1518,23</text:p>
          </table:table-cell>
          <table:table-cell table:formula="oooc:=SUM([.B279:.B329])/51" office:value-type="float" office:value="1510.17450980392">
            <text:p>1510,17</text:p>
          </table:table-cell>
          <table:table-cell office:value-type="string">
            <text:p>You_vs_Waters_1221751137032</text:p>
          </table:table-cell>
        </table:table-row>
        <table:table-row table:style-name="ro1">
          <table:table-cell office:value-type="float" office:value="1221748440">
            <text:p>1221748440</text:p>
          </table:table-cell>
          <table:table-cell office:value-type="float" office:value="1656.3">
            <text:p>1656,3</text:p>
          </table:table-cell>
          <table:table-cell table:formula="oooc:=SUM([.B303:.B307])/5" office:value-type="float" office:value="1593">
            <text:p>1593</text:p>
          </table:table-cell>
          <table:table-cell table:formula="oooc:=SUM([.B301:.B309])/9" office:value-type="float" office:value="1611.01111111111">
            <text:p>1611,01</text:p>
          </table:table-cell>
          <table:table-cell table:formula="oooc:=SUM([.B295:.B315])/21" office:value-type="float" office:value="1549.40952380952">
            <text:p>1549,41</text:p>
          </table:table-cell>
          <table:table-cell table:formula="oooc:=SUM([.B280:.B330])/51" office:value-type="float" office:value="1514.38039215686">
            <text:p>1514,38</text:p>
          </table:table-cell>
          <table:table-cell office:value-type="string">
            <text:p>You_vs_jimeez_1221752091736</text:p>
          </table:table-cell>
        </table:table-row>
        <table:table-row table:style-name="ro1">
          <table:table-cell office:value-type="float" office:value="1221750360">
            <text:p>1221750360</text:p>
          </table:table-cell>
          <table:table-cell office:value-type="float" office:value="1661">
            <text:p>1661</text:p>
          </table:table-cell>
          <table:table-cell table:formula="oooc:=SUM([.B304:.B308])/5" office:value-type="float" office:value="1586.66">
            <text:p>1586,66</text:p>
          </table:table-cell>
          <table:table-cell table:formula="oooc:=SUM([.B302:.B310])/9" office:value-type="float" office:value="1607.07777777778">
            <text:p>1607,08</text:p>
          </table:table-cell>
          <table:table-cell table:formula="oooc:=SUM([.B296:.B316])/21" office:value-type="float" office:value="1532.20476190476">
            <text:p>1532,2</text:p>
          </table:table-cell>
          <table:table-cell table:formula="oooc:=SUM([.B281:.B331])/51" office:value-type="float" office:value="1514.7">
            <text:p>1514,7</text:p>
          </table:table-cell>
          <table:table-cell office:value-type="string">
            <text:p>You_vs_WillySanuk_1221753973906</text:p>
          </table:table-cell>
        </table:table-row>
        <table:table-row table:style-name="ro1">
          <table:table-cell office:value-type="float" office:value="1221807600">
            <text:p>1221807600</text:p>
          </table:table-cell>
          <table:table-cell office:value-type="float" office:value="1496.8">
            <text:p>1496,8</text:p>
          </table:table-cell>
          <table:table-cell table:formula="oooc:=SUM([.B305:.B309])/5" office:value-type="float" office:value="1588.3">
            <text:p>1588,3</text:p>
          </table:table-cell>
          <table:table-cell table:formula="oooc:=SUM([.B303:.B311])/9" office:value-type="float" office:value="1604.22222222222">
            <text:p>1604,22</text:p>
          </table:table-cell>
          <table:table-cell table:formula="oooc:=SUM([.B297:.B317])/21" office:value-type="float" office:value="1522.72380952381">
            <text:p>1522,72</text:p>
          </table:table-cell>
          <table:table-cell table:formula="oooc:=SUM([.B282:.B332])/51" office:value-type="float" office:value="1506.52352941176">
            <text:p>1506,52</text:p>
          </table:table-cell>
          <table:table-cell office:value-type="string">
            <text:p>You_vs_moga_1221811234029</text:p>
          </table:table-cell>
        </table:table-row>
        <table:table-row table:style-name="ro1">
          <table:table-cell office:value-type="float" office:value="1221808440">
            <text:p>1221808440</text:p>
          </table:table-cell>
          <table:table-cell office:value-type="float" office:value="1563.2">
            <text:p>1563,2</text:p>
          </table:table-cell>
          <table:table-cell table:formula="oooc:=SUM([.B306:.B310])/5" office:value-type="float" office:value="1585.04">
            <text:p>1585,04</text:p>
          </table:table-cell>
          <table:table-cell table:formula="oooc:=SUM([.B304:.B312])/9" office:value-type="float" office:value="1636.21111111111">
            <text:p>1636,21</text:p>
          </table:table-cell>
          <table:table-cell table:formula="oooc:=SUM([.B298:.B318])/21" office:value-type="float" office:value="1504.47619047619">
            <text:p>1504,48</text:p>
          </table:table-cell>
          <table:table-cell table:formula="oooc:=SUM([.B283:.B333])/51" office:value-type="float" office:value="1513.93333333333">
            <text:p>1513,93</text:p>
          </table:table-cell>
          <table:table-cell office:value-type="string">
            <text:p>You_vs_Bestun_1221812094199</text:p>
          </table:table-cell>
        </table:table-row>
        <table:table-row table:style-name="ro1">
          <table:table-cell office:value-type="float" office:value="1221809040">
            <text:p>1221809040</text:p>
          </table:table-cell>
          <table:table-cell office:value-type="float" office:value="1564.2">
            <text:p>1564,2</text:p>
          </table:table-cell>
          <table:table-cell table:formula="oooc:=SUM([.B307:.B311])/5" office:value-type="float" office:value="1593.96">
            <text:p>1593,96</text:p>
          </table:table-cell>
          <table:table-cell table:formula="oooc:=SUM([.B305:.B313])/9" office:value-type="float" office:value="1646.75555555556">
            <text:p>1646,76</text:p>
          </table:table-cell>
          <table:table-cell table:formula="oooc:=SUM([.B299:.B319])/21" office:value-type="float" office:value="1499.30476190476">
            <text:p>1499,3</text:p>
          </table:table-cell>
          <table:table-cell table:formula="oooc:=SUM([.B284:.B334])/51" office:value-type="float" office:value="1512.3431372549">
            <text:p>1512,34</text:p>
          </table:table-cell>
          <table:table-cell office:value-type="string">
            <text:p>You_vs_Drewdrops_1221812696532</text:p>
          </table:table-cell>
        </table:table-row>
        <table:table-row table:style-name="ro1">
          <table:table-cell office:value-type="float" office:value="1221809520">
            <text:p>1221809520</text:p>
          </table:table-cell>
          <table:table-cell office:value-type="float" office:value="1640">
            <text:p>1640</text:p>
          </table:table-cell>
          <table:table-cell table:formula="oooc:=SUM([.B308:.B312])/5" office:value-type="float" office:value="1671.16">
            <text:p>1671,16</text:p>
          </table:table-cell>
          <table:table-cell table:formula="oooc:=SUM([.B306:.B314])/9" office:value-type="float" office:value="1452.32222222222">
            <text:p>1452,32</text:p>
          </table:table-cell>
          <table:table-cell table:formula="oooc:=SUM([.B300:.B320])/21" office:value-type="float" office:value="1466.30476190476">
            <text:p>1466,3</text:p>
          </table:table-cell>
          <table:table-cell table:formula="oooc:=SUM([.B285:.B335])/51" office:value-type="float" office:value="1507.17058823529">
            <text:p>1507,17</text:p>
          </table:table-cell>
          <table:table-cell office:value-type="string">
            <text:p>You_vs_calounette_1221813126123</text:p>
          </table:table-cell>
        </table:table-row>
        <table:table-row table:style-name="ro1">
          <table:table-cell office:value-type="float" office:value="1221813660">
            <text:p>1221813660</text:p>
          </table:table-cell>
          <table:table-cell office:value-type="float" office:value="1705.6">
            <text:p>1705,6</text:p>
          </table:table-cell>
          <table:table-cell table:formula="oooc:=SUM([.B309:.B313])/5" office:value-type="float" office:value="1688.7">
            <text:p>1688,7</text:p>
          </table:table-cell>
          <table:table-cell table:formula="oooc:=SUM([.B307:.B315])/9" office:value-type="float" office:value="1451.84444444444">
            <text:p>1451,84</text:p>
          </table:table-cell>
          <table:table-cell table:formula="oooc:=SUM([.B301:.B321])/21" office:value-type="float" office:value="1458.98095238095">
            <text:p>1458,98</text:p>
          </table:table-cell>
          <table:table-cell table:formula="oooc:=SUM([.B286:.B336])/51" office:value-type="float" office:value="1506.37647058824">
            <text:p>1506,38</text:p>
          </table:table-cell>
          <table:table-cell office:value-type="string">
            <text:p>You_vs_zig_1221817303799</text:p>
          </table:table-cell>
        </table:table-row>
        <table:table-row table:style-name="ro1">
          <table:table-cell office:value-type="float" office:value="1221815760">
            <text:p>1221815760</text:p>
          </table:table-cell>
          <table:table-cell office:value-type="float" office:value="1882.8">
            <text:p>1882,8</text:p>
          </table:table-cell>
          <table:table-cell table:formula="oooc:=SUM([.B310:.B314])/5" office:value-type="float" office:value="1357.14">
            <text:p>1357,14</text:p>
          </table:table-cell>
          <table:table-cell table:formula="oooc:=SUM([.B308:.B316])/9" office:value-type="float" office:value="1440.17777777778">
            <text:p>1440,18</text:p>
          </table:table-cell>
          <table:table-cell table:formula="oooc:=SUM([.B302:.B322])/21" office:value-type="float" office:value="1452.61904761905">
            <text:p>1452,62</text:p>
          </table:table-cell>
          <table:table-cell table:formula="oooc:=SUM([.B287:.B337])/51" office:value-type="float" office:value="1501.04117647059">
            <text:p>1501,04</text:p>
          </table:table-cell>
          <table:table-cell office:value-type="string">
            <text:p>You_vs_yann_1221819400487</text:p>
          </table:table-cell>
        </table:table-row>
        <table:table-row table:style-name="ro1">
          <table:table-cell office:value-type="float" office:value="1221833880">
            <text:p>1221833880</text:p>
          </table:table-cell>
          <table:table-cell office:value-type="float" office:value="1650.9">
            <text:p>1650,9</text:p>
          </table:table-cell>
          <table:table-cell table:formula="oooc:=SUM([.B311:.B315])/5" office:value-type="float" office:value="1360.48">
            <text:p>1360,48</text:p>
          </table:table-cell>
          <table:table-cell table:formula="oooc:=SUM([.B309:.B317])/9" office:value-type="float" office:value="1456.81111111111">
            <text:p>1456,81</text:p>
          </table:table-cell>
          <table:table-cell table:formula="oooc:=SUM([.B303:.B323])/21" office:value-type="float" office:value="1435.77142857143">
            <text:p>1435,77</text:p>
          </table:table-cell>
          <table:table-cell table:formula="oooc:=SUM([.B288:.B338])/51" office:value-type="float" office:value="1509.15098039216">
            <text:p>1509,15</text:p>
          </table:table-cell>
          <table:table-cell office:value-type="string">
            <text:p>You_vs_marpez_1221837528955</text:p>
          </table:table-cell>
        </table:table-row>
        <table:table-row table:style-name="ro1">
          <table:table-cell office:value-type="float" office:value="1221834600">
            <text:p>1221834600</text:p>
          </table:table-cell>
          <table:table-cell office:value-type="float" office:value="-93.6">
            <text:p>-93,6</text:p>
          </table:table-cell>
          <table:table-cell table:formula="oooc:=SUM([.B312:.B316])/5" office:value-type="float" office:value="1297.72">
            <text:p>1297,72</text:p>
          </table:table-cell>
          <table:table-cell table:formula="oooc:=SUM([.B310:.B318])/9" office:value-type="float" office:value="1394.94444444444">
            <text:p>1394,94</text:p>
          </table:table-cell>
          <table:table-cell table:formula="oooc:=SUM([.B304:.B324])/21" office:value-type="float" office:value="1437.31904761905">
            <text:p>1437,32</text:p>
          </table:table-cell>
          <table:table-cell table:formula="oooc:=SUM([.B289:.B339])/51" office:value-type="float" office:value="1509.06666666667">
            <text:p>1509,07</text:p>
          </table:table-cell>
          <table:table-cell office:value-type="string">
            <text:p>You_vs_vogonpoet_1221838206793</text:p>
          </table:table-cell>
        </table:table-row>
        <table:table-row table:style-name="ro1">
          <table:table-cell office:value-type="float" office:value="1221836520">
            <text:p>1221836520</text:p>
          </table:table-cell>
          <table:table-cell office:value-type="float" office:value="1656.7">
            <text:p>1656,7</text:p>
          </table:table-cell>
          <table:table-cell table:formula="oooc:=SUM([.B313:.B317])/5" office:value-type="float" office:value="1263.74">
            <text:p>1263,74</text:p>
          </table:table-cell>
          <table:table-cell table:formula="oooc:=SUM([.B311:.B319])/9" office:value-type="float" office:value="1373.76666666667">
            <text:p>1373,77</text:p>
          </table:table-cell>
          <table:table-cell table:formula="oooc:=SUM([.B305:.B325])/21" office:value-type="float" office:value="1449.4380952381">
            <text:p>1449,44</text:p>
          </table:table-cell>
          <table:table-cell table:formula="oooc:=SUM([.B290:.B340])/51" office:value-type="float" office:value="1500.71960784314">
            <text:p>1500,72</text:p>
          </table:table-cell>
          <table:table-cell office:value-type="string">
            <text:p>You_vs_vogonpoet_1221840143366</text:p>
          </table:table-cell>
        </table:table-row>
        <table:table-row table:style-name="ro1">
          <table:table-cell office:value-type="float" office:value="1221838200">
            <text:p>1221838200</text:p>
          </table:table-cell>
          <table:table-cell office:value-type="float" office:value="1391.8">
            <text:p>1391,8</text:p>
          </table:table-cell>
          <table:table-cell table:formula="oooc:=SUM([.B314:.B318])/5" office:value-type="float" office:value="1135.04">
            <text:p>1135,04</text:p>
          </table:table-cell>
          <table:table-cell table:formula="oooc:=SUM([.B312:.B320])/9" office:value-type="float" office:value="1283.85555555556">
            <text:p>1283,86</text:p>
          </table:table-cell>
          <table:table-cell table:formula="oooc:=SUM([.B306:.B326])/21" office:value-type="float" office:value="1431.05714285714">
            <text:p>1431,06</text:p>
          </table:table-cell>
          <table:table-cell table:formula="oooc:=SUM([.B291:.B341])/51" office:value-type="float" office:value="1488.72156862745">
            <text:p>1488,72</text:p>
          </table:table-cell>
          <table:table-cell office:value-type="string">
            <text:p>You_vs_cgstevens_1221841849762</text:p>
          </table:table-cell>
        </table:table-row>
        <table:table-row table:style-name="ro1">
          <table:table-cell office:value-type="float" office:value="1221839400">
            <text:p>1221839400</text:p>
          </table:table-cell>
          <table:table-cell office:value-type="float" office:value="1712.9">
            <text:p>1712,9</text:p>
          </table:table-cell>
          <table:table-cell table:formula="oooc:=SUM([.B315:.B319])/5" office:value-type="float" office:value="1443.64">
            <text:p>1443,64</text:p>
          </table:table-cell>
          <table:table-cell table:formula="oooc:=SUM([.B313:.B321])/9" office:value-type="float" office:value="1212.34444444444">
            <text:p>1212,34</text:p>
          </table:table-cell>
          <table:table-cell table:formula="oooc:=SUM([.B307:.B327])/21" office:value-type="float" office:value="1429.68571428571">
            <text:p>1429,69</text:p>
          </table:table-cell>
          <table:table-cell table:formula="oooc:=SUM([.B292:.B342])/51" office:value-type="float" office:value="1492.94509803922">
            <text:p>1492,95</text:p>
          </table:table-cell>
          <table:table-cell office:value-type="string">
            <text:p>You_vs_oxap_1221843018739</text:p>
          </table:table-cell>
        </table:table-row>
        <table:table-row table:style-name="ro1">
          <table:table-cell office:value-type="float" office:value="1221840060">
            <text:p>1221840060</text:p>
          </table:table-cell>
          <table:table-cell office:value-type="float" office:value="1007.4">
            <text:p>1007,4</text:p>
          </table:table-cell>
          <table:table-cell table:formula="oooc:=SUM([.B316:.B320])/5" office:value-type="float" office:value="1291.58">
            <text:p>1291,58</text:p>
          </table:table-cell>
          <table:table-cell table:formula="oooc:=SUM([.B314:.B322])/9" office:value-type="float" office:value="1200.22222222222">
            <text:p>1200,22</text:p>
          </table:table-cell>
          <table:table-cell table:formula="oooc:=SUM([.B308:.B328])/21" office:value-type="float" office:value="1432.25238095238">
            <text:p>1432,25</text:p>
          </table:table-cell>
          <table:table-cell table:formula="oooc:=SUM([.B293:.B343])/51" office:value-type="float" office:value="1496.3137254902">
            <text:p>1496,31</text:p>
          </table:table-cell>
          <table:table-cell office:value-type="string">
            <text:p>You_vs_jlcatmicroaire_1221843696749</text:p>
          </table:table-cell>
        </table:table-row>
        <table:table-row table:style-name="ro1">
          <table:table-cell office:value-type="float" office:value="1221841500">
            <text:p>1221841500</text:p>
          </table:table-cell>
          <table:table-cell office:value-type="float" office:value="1449.4">
            <text:p>1449,4</text:p>
          </table:table-cell>
          <table:table-cell table:formula="oooc:=SUM([.B317:.B321])/5" office:value-type="float" office:value="1261.06">
            <text:p>1261,06</text:p>
          </table:table-cell>
          <table:table-cell table:formula="oooc:=SUM([.B315:.B323])/9" office:value-type="float" office:value="1363.67777777778">
            <text:p>1363,68</text:p>
          </table:table-cell>
          <table:table-cell table:formula="oooc:=SUM([.B309:.B329])/21" office:value-type="float" office:value="1426.75238095238">
            <text:p>1426,75</text:p>
          </table:table-cell>
          <table:table-cell table:formula="oooc:=SUM([.B294:.B344])/51" office:value-type="float" office:value="1507.62941176471">
            <text:p>1507,63</text:p>
          </table:table-cell>
          <table:table-cell office:value-type="string">
            <text:p>You_vs_Jennymaus_1221845148824</text:p>
          </table:table-cell>
        </table:table-row>
        <table:table-row table:style-name="ro1">
          <table:table-cell office:value-type="float" office:value="1221842220">
            <text:p>1221842220</text:p>
          </table:table-cell>
          <table:table-cell office:value-type="float" office:value="896.4">
            <text:p>896,4</text:p>
          </table:table-cell>
          <table:table-cell table:formula="oooc:=SUM([.B318:.B322])/5" office:value-type="float" office:value="1226.84">
            <text:p>1226,84</text:p>
          </table:table-cell>
          <table:table-cell table:formula="oooc:=SUM([.B316:.B324])/9" office:value-type="float" office:value="1360.42222222222">
            <text:p>1360,42</text:p>
          </table:table-cell>
          <table:table-cell table:formula="oooc:=SUM([.B310:.B330])/21" office:value-type="float" office:value="1420.43333333333">
            <text:p>1420,43</text:p>
          </table:table-cell>
          <table:table-cell table:formula="oooc:=SUM([.B295:.B345])/51" office:value-type="float" office:value="1509.5137254902">
            <text:p>1509,51</text:p>
          </table:table-cell>
          <table:table-cell office:value-type="string">
            <text:p>You_vs_glimmerfox_1221845878350</text:p>
          </table:table-cell>
        </table:table-row>
        <table:table-row table:style-name="ro1">
          <table:table-cell office:value-type="float" office:value="1221892740">
            <text:p>1221892740</text:p>
          </table:table-cell>
          <table:table-cell office:value-type="float" office:value="1239.2">
            <text:p>1239,2</text:p>
          </table:table-cell>
          <table:table-cell table:formula="oooc:=SUM([.B319:.B323])/5" office:value-type="float" office:value="1300.86">
            <text:p>1300,86</text:p>
          </table:table-cell>
          <table:table-cell table:formula="oooc:=SUM([.B317:.B325])/9" office:value-type="float" office:value="1406.94444444444">
            <text:p>1406,94</text:p>
          </table:table-cell>
          <table:table-cell table:formula="oooc:=SUM([.B311:.B331])/21" office:value-type="float" office:value="1419.92380952381">
            <text:p>1419,92</text:p>
          </table:table-cell>
          <table:table-cell table:formula="oooc:=SUM([.B296:.B346])/51" office:value-type="float" office:value="1507.66666666667">
            <text:p>1507,67</text:p>
          </table:table-cell>
          <table:table-cell office:value-type="string">
            <text:p>You_vs_ela_1221896398882</text:p>
          </table:table-cell>
        </table:table-row>
        <table:table-row table:style-name="ro1">
          <table:table-cell office:value-type="float" office:value="1221915900">
            <text:p>1221915900</text:p>
          </table:table-cell>
          <table:table-cell office:value-type="float" office:value="1541.8">
            <text:p>1541,8</text:p>
          </table:table-cell>
          <table:table-cell table:formula="oooc:=SUM([.B320:.B324])/5" office:value-type="float" office:value="1336.46">
            <text:p>1336,46</text:p>
          </table:table-cell>
          <table:table-cell table:formula="oooc:=SUM([.B318:.B326])/9" office:value-type="float" office:value="1357.76666666667">
            <text:p>1357,77</text:p>
          </table:table-cell>
          <table:table-cell table:formula="oooc:=SUM([.B312:.B332])/21" office:value-type="float" office:value="1388.03333333333">
            <text:p>1388,03</text:p>
          </table:table-cell>
          <table:table-cell table:formula="oooc:=SUM([.B297:.B347])/51" office:value-type="float" office:value="1504.44509803922">
            <text:p>1504,45</text:p>
          </table:table-cell>
          <table:table-cell office:value-type="string">
            <text:p>You_vs_Flegreo_1221919513059</text:p>
          </table:table-cell>
        </table:table-row>
        <table:table-row table:style-name="ro1">
          <table:table-cell office:value-type="float" office:value="1221917340">
            <text:p>1221917340</text:p>
          </table:table-cell>
          <table:table-cell office:value-type="float" office:value="1377.5">
            <text:p>1377,5</text:p>
          </table:table-cell>
          <table:table-cell table:formula="oooc:=SUM([.B321:.B325])/5" office:value-type="float" office:value="1519.28">
            <text:p>1519,28</text:p>
          </table:table-cell>
          <table:table-cell table:formula="oooc:=SUM([.B319:.B327])/9" office:value-type="float" office:value="1427.18888888889">
            <text:p>1427,19</text:p>
          </table:table-cell>
          <table:table-cell table:formula="oooc:=SUM([.B313:.B333])/21" office:value-type="float" office:value="1385.40476190476">
            <text:p>1385,4</text:p>
          </table:table-cell>
          <table:table-cell table:formula="oooc:=SUM([.B298:.B348])/51" office:value-type="float" office:value="1510.30980392157">
            <text:p>1510,31</text:p>
          </table:table-cell>
          <table:table-cell office:value-type="string">
            <text:p>You_vs_NassimSabba_1221920958134</text:p>
          </table:table-cell>
        </table:table-row>
        <table:table-row table:style-name="ro1">
          <table:table-cell office:value-type="float" office:value="1221919080">
            <text:p>1221919080</text:p>
          </table:table-cell>
          <table:table-cell office:value-type="float" office:value="1627.4">
            <text:p>1627,4</text:p>
          </table:table-cell>
          <table:table-cell table:formula="oooc:=SUM([.B322:.B326])/5" office:value-type="float" office:value="1525.5">
            <text:p>1525,5</text:p>
          </table:table-cell>
          <table:table-cell table:formula="oooc:=SUM([.B320:.B328])/9" office:value-type="float" office:value="1438.44444444444">
            <text:p>1438,44</text:p>
          </table:table-cell>
          <table:table-cell table:formula="oooc:=SUM([.B314:.B334])/21" office:value-type="float" office:value="1388.74761904762">
            <text:p>1388,75</text:p>
          </table:table-cell>
          <table:table-cell table:formula="oooc:=SUM([.B299:.B349])/51" office:value-type="float" office:value="1509.1137254902">
            <text:p>1509,11</text:p>
          </table:table-cell>
          <table:table-cell office:value-type="string">
            <text:p>You_vs_Greyhawk_1221922685169</text:p>
          </table:table-cell>
        </table:table-row>
        <table:table-row table:style-name="ro1">
          <table:table-cell office:value-type="float" office:value="1221921240">
            <text:p>1221921240</text:p>
          </table:table-cell>
          <table:table-cell office:value-type="float" office:value="1810.5">
            <text:p>1810,5</text:p>
          </table:table-cell>
          <table:table-cell table:formula="oooc:=SUM([.B323:.B327])/5" office:value-type="float" office:value="1543.58">
            <text:p>1543,58</text:p>
          </table:table-cell>
          <table:table-cell table:formula="oooc:=SUM([.B321:.B329])/9" office:value-type="float" office:value="1499.7">
            <text:p>1499,7</text:p>
          </table:table-cell>
          <table:table-cell table:formula="oooc:=SUM([.B315:.B335])/21" office:value-type="float" office:value="1469.53333333333">
            <text:p>1469,53</text:p>
          </table:table-cell>
          <table:table-cell table:formula="oooc:=SUM([.B300:.B350])/51" office:value-type="float" office:value="1507.08039215686">
            <text:p>1507,08</text:p>
          </table:table-cell>
          <table:table-cell office:value-type="string">
            <text:p>You_vs_crazy_1221924890118</text:p>
          </table:table-cell>
        </table:table-row>
        <table:table-row table:style-name="ro1">
          <table:table-cell office:value-type="float" office:value="1221923520">
            <text:p>1221923520</text:p>
          </table:table-cell>
          <table:table-cell office:value-type="float" office:value="1270.3">
            <text:p>1270,3</text:p>
          </table:table-cell>
          <table:table-cell table:formula="oooc:=SUM([.B324:.B328])/5" office:value-type="float" office:value="1578.22">
            <text:p>1578,22</text:p>
          </table:table-cell>
          <table:table-cell table:formula="oooc:=SUM([.B322:.B330])/9" office:value-type="float" office:value="1521.06666666667">
            <text:p>1521,07</text:p>
          </table:table-cell>
          <table:table-cell table:formula="oooc:=SUM([.B316:.B336])/21" office:value-type="float" office:value="1469.42380952381">
            <text:p>1469,42</text:p>
          </table:table-cell>
          <table:table-cell table:formula="oooc:=SUM([.B301:.B351])/51" office:value-type="float" office:value="1501.31176470588">
            <text:p>1501,31</text:p>
          </table:table-cell>
          <table:table-cell office:value-type="string">
            <text:p>You_vs_crazy_1221927127298</text:p>
          </table:table-cell>
        </table:table-row>
        <table:table-row table:style-name="ro1">
          <table:table-cell office:value-type="float" office:value="1221928920">
            <text:p>1221928920</text:p>
          </table:table-cell>
          <table:table-cell office:value-type="float" office:value="1632.2">
            <text:p>1632,2</text:p>
          </table:table-cell>
          <table:table-cell table:formula="oooc:=SUM([.B325:.B329])/5" office:value-type="float" office:value="1542.28">
            <text:p>1542,28</text:p>
          </table:table-cell>
          <table:table-cell table:formula="oooc:=SUM([.B323:.B331])/9" office:value-type="float" office:value="1530.78888888889">
            <text:p>1530,79</text:p>
          </table:table-cell>
          <table:table-cell table:formula="oooc:=SUM([.B317:.B337])/21" office:value-type="float" office:value="1478.29047619048">
            <text:p>1478,29</text:p>
          </table:table-cell>
          <table:table-cell table:formula="oooc:=SUM([.B302:.B352])/51" office:value-type="float" office:value="1494.18039215686">
            <text:p>1494,18</text:p>
          </table:table-cell>
          <table:table-cell office:value-type="string">
            <text:p>You_vs_glimmerfox_1221932536275</text:p>
          </table:table-cell>
        </table:table-row>
        <table:table-row table:style-name="ro1">
          <table:table-cell office:value-type="float" office:value="1221930600">
            <text:p>1221930600</text:p>
          </table:table-cell>
          <table:table-cell office:value-type="float" office:value="1550.7">
            <text:p>1550,7</text:p>
          </table:table-cell>
          <table:table-cell table:formula="oooc:=SUM([.B326:.B330])/5" office:value-type="float" office:value="1466.48">
            <text:p>1466,48</text:p>
          </table:table-cell>
          <table:table-cell table:formula="oooc:=SUM([.B324:.B332])/9" office:value-type="float" office:value="1492.83333333333">
            <text:p>1492,83</text:p>
          </table:table-cell>
          <table:table-cell table:formula="oooc:=SUM([.B318:.B338])/21" office:value-type="float" office:value="1485.50476190476">
            <text:p>1485,5</text:p>
          </table:table-cell>
          <table:table-cell table:formula="oooc:=SUM([.B303:.B353])/51" office:value-type="float" office:value="1487.29411764706">
            <text:p>1487,29</text:p>
          </table:table-cell>
          <table:table-cell office:value-type="string">
            <text:p>You_vs_andigo_1221934243187</text:p>
          </table:table-cell>
        </table:table-row>
        <table:table-row table:style-name="ro1">
          <table:table-cell office:value-type="float" office:value="1221932100">
            <text:p>1221932100</text:p>
          </table:table-cell>
          <table:table-cell office:value-type="float" office:value="1447.7">
            <text:p>1447,7</text:p>
          </table:table-cell>
          <table:table-cell table:formula="oooc:=SUM([.B327:.B331])/5" office:value-type="float" office:value="1538.28">
            <text:p>1538,28</text:p>
          </table:table-cell>
          <table:table-cell table:formula="oooc:=SUM([.B325:.B333])/9" office:value-type="float" office:value="1515.07777777778">
            <text:p>1515,08</text:p>
          </table:table-cell>
          <table:table-cell table:formula="oooc:=SUM([.B319:.B339])/21" office:value-type="float" office:value="1514.53333333333">
            <text:p>1514,53</text:p>
          </table:table-cell>
          <table:table-cell table:formula="oooc:=SUM([.B304:.B354])/51" office:value-type="float" office:value="1486.37058823529">
            <text:p>1486,37</text:p>
          </table:table-cell>
          <table:table-cell office:value-type="string">
            <text:p>You_vs_Ignaz_1221935709818</text:p>
          </table:table-cell>
        </table:table-row>
        <table:table-row table:style-name="ro1">
          <table:table-cell office:value-type="float" office:value="1221935100">
            <text:p>1221935100</text:p>
          </table:table-cell>
          <table:table-cell office:value-type="float" office:value="1431.5">
            <text:p>1431,5</text:p>
          </table:table-cell>
          <table:table-cell table:formula="oooc:=SUM([.B328:.B332])/5" office:value-type="float" office:value="1419.02">
            <text:p>1419,02</text:p>
          </table:table-cell>
          <table:table-cell table:formula="oooc:=SUM([.B326:.B334])/9" office:value-type="float" office:value="1505.14444444444">
            <text:p>1505,14</text:p>
          </table:table-cell>
          <table:table-cell table:formula="oooc:=SUM([.B320:.B340])/21" office:value-type="float" office:value="1513.48095238095">
            <text:p>1513,48</text:p>
          </table:table-cell>
          <table:table-cell table:formula="oooc:=SUM([.B305:.B355])/51" office:value-type="float" office:value="1486.58823529412">
            <text:p>1486,59</text:p>
          </table:table-cell>
          <table:table-cell office:value-type="string">
            <text:p>You_vs_Ignaz_1221938757011</text:p>
          </table:table-cell>
        </table:table-row>
        <table:table-row table:style-name="ro1">
          <table:table-cell office:value-type="float" office:value="1221937860">
            <text:p>1221937860</text:p>
          </table:table-cell>
          <table:table-cell office:value-type="float" office:value="1629.3">
            <text:p>1629,3</text:p>
          </table:table-cell>
          <table:table-cell table:formula="oooc:=SUM([.B329:.B333])/5" office:value-type="float" office:value="1474.4">
            <text:p>1474,4</text:p>
          </table:table-cell>
          <table:table-cell table:formula="oooc:=SUM([.B327:.B335])/9" office:value-type="float" office:value="1542.1">
            <text:p>1542,1</text:p>
          </table:table-cell>
          <table:table-cell table:formula="oooc:=SUM([.B321:.B341])/21" office:value-type="float" office:value="1522.38571428571">
            <text:p>1522,39</text:p>
          </table:table-cell>
          <table:table-cell table:formula="oooc:=SUM([.B306:.B356])/51" office:value-type="float" office:value="1486.11764705882">
            <text:p>1486,12</text:p>
          </table:table-cell>
          <table:table-cell office:value-type="string">
            <text:p>You_vs_Sharon_1221941482139</text:p>
          </table:table-cell>
        </table:table-row>
        <table:table-row table:style-name="ro1">
          <table:table-cell office:value-type="float" office:value="1221938280">
            <text:p>1221938280</text:p>
          </table:table-cell>
          <table:table-cell office:value-type="float" office:value="1035.9">
            <text:p>1035,9</text:p>
          </table:table-cell>
          <table:table-cell table:formula="oooc:=SUM([.B330:.B334])/5" office:value-type="float" office:value="1529.08">
            <text:p>1529,08</text:p>
          </table:table-cell>
          <table:table-cell table:formula="oooc:=SUM([.B328:.B336])/9" office:value-type="float" office:value="1544.56666666667">
            <text:p>1544,57</text:p>
          </table:table-cell>
          <table:table-cell table:formula="oooc:=SUM([.B322:.B342])/21" office:value-type="float" office:value="1538.17142857143">
            <text:p>1538,17</text:p>
          </table:table-cell>
          <table:table-cell table:formula="oooc:=SUM([.B307:.B357])/51" office:value-type="float" office:value="1480.90588235294">
            <text:p>1480,91</text:p>
          </table:table-cell>
          <table:table-cell office:value-type="string">
            <text:p>You_vs_raterwil_1221941925359</text:p>
          </table:table-cell>
        </table:table-row>
        <table:table-row table:style-name="ro1">
          <table:table-cell office:value-type="float" office:value="1221938760">
            <text:p>1221938760</text:p>
          </table:table-cell>
          <table:table-cell office:value-type="float" office:value="1827.6">
            <text:p>1827,6</text:p>
          </table:table-cell>
          <table:table-cell table:formula="oooc:=SUM([.B331:.B335])/5" office:value-type="float" office:value="1563.36">
            <text:p>1563,36</text:p>
          </table:table-cell>
          <table:table-cell table:formula="oooc:=SUM([.B329:.B337])/9" office:value-type="float" office:value="1547.6">
            <text:p>1547,6</text:p>
          </table:table-cell>
          <table:table-cell table:formula="oooc:=SUM([.B323:.B343])/21" office:value-type="float" office:value="1536.26666666667">
            <text:p>1536,27</text:p>
          </table:table-cell>
          <table:table-cell table:formula="oooc:=SUM([.B308:.B358])/51" office:value-type="float" office:value="1482.52156862745">
            <text:p>1482,52</text:p>
          </table:table-cell>
          <table:table-cell office:value-type="string">
            <text:p>You_vs_ecid_dekoorc_1221942369707</text:p>
          </table:table-cell>
        </table:table-row>
        <table:table-row table:style-name="ro1">
          <table:table-cell office:value-type="float" office:value="1221940980">
            <text:p>1221940980</text:p>
          </table:table-cell>
          <table:table-cell office:value-type="float" office:value="1721.1">
            <text:p>1721,1</text:p>
          </table:table-cell>
          <table:table-cell table:formula="oooc:=SUM([.B332:.B336])/5" office:value-type="float" office:value="1568.38">
            <text:p>1568,38</text:p>
          </table:table-cell>
          <table:table-cell table:formula="oooc:=SUM([.B330:.B338])/9" office:value-type="float" office:value="1593.9">
            <text:p>1593,9</text:p>
          </table:table-cell>
          <table:table-cell table:formula="oooc:=SUM([.B324:.B344])/21" office:value-type="float" office:value="1558.71904761905">
            <text:p>1558,72</text:p>
          </table:table-cell>
          <table:table-cell table:formula="oooc:=SUM([.B309:.B359])/51" office:value-type="float" office:value="1475.62156862745">
            <text:p>1475,62</text:p>
          </table:table-cell>
          <table:table-cell office:value-type="string">
            <text:p>You_vs_NotMe_1221944631220</text:p>
          </table:table-cell>
        </table:table-row>
        <table:table-row table:style-name="ro1">
          <table:table-cell office:value-type="float" office:value="1221943860">
            <text:p>1221943860</text:p>
          </table:table-cell>
          <table:table-cell office:value-type="float" office:value="1602.9">
            <text:p>1602,9</text:p>
          </table:table-cell>
          <table:table-cell table:formula="oooc:=SUM([.B333:.B337])/5" office:value-type="float" office:value="1676.8">
            <text:p>1676,8</text:p>
          </table:table-cell>
          <table:table-cell table:formula="oooc:=SUM([.B331:.B339])/9" office:value-type="float" office:value="1614.51111111111">
            <text:p>1614,51</text:p>
          </table:table-cell>
          <table:table-cell table:formula="oooc:=SUM([.B325:.B345])/21" office:value-type="float" office:value="1533.51428571429">
            <text:p>1533,51</text:p>
          </table:table-cell>
          <table:table-cell table:formula="oooc:=SUM([.B310:.B360])/51" office:value-type="float" office:value="1470.30784313725">
            <text:p>1470,31</text:p>
          </table:table-cell>
          <table:table-cell office:value-type="string">
            <text:p>You_vs_Ignaz_1221947503452</text:p>
          </table:table-cell>
        </table:table-row>
        <table:table-row table:style-name="ro1">
          <table:table-cell office:value-type="float" office:value="1221987480">
            <text:p>1221987480</text:p>
          </table:table-cell>
          <table:table-cell office:value-type="float" office:value="1654.4">
            <text:p>1654,4</text:p>
          </table:table-cell>
          <table:table-cell table:formula="oooc:=SUM([.B334:.B338])/5" office:value-type="float" office:value="1684.16">
            <text:p>1684,16</text:p>
          </table:table-cell>
          <table:table-cell table:formula="oooc:=SUM([.B332:.B340])/9" office:value-type="float" office:value="1592.06666666667">
            <text:p>1592,07</text:p>
          </table:table-cell>
          <table:table-cell table:formula="oooc:=SUM([.B326:.B346])/21" office:value-type="float" office:value="1526.29523809524">
            <text:p>1526,3</text:p>
          </table:table-cell>
          <table:table-cell table:formula="oooc:=SUM([.B311:.B361])/51" office:value-type="float" office:value="1465.49607843137">
            <text:p>1465,5</text:p>
          </table:table-cell>
          <table:table-cell office:value-type="string">
            <text:p>You_vs_Jutta_1221991130728</text:p>
          </table:table-cell>
        </table:table-row>
        <table:table-row table:style-name="ro1">
          <table:table-cell office:value-type="float" office:value="1221988680">
            <text:p>1221988680</text:p>
          </table:table-cell>
          <table:table-cell office:value-type="float" office:value="1578">
            <text:p>1578</text:p>
          </table:table-cell>
          <table:table-cell table:formula="oooc:=SUM([.B335:.B339])/5" office:value-type="float" office:value="1663.34">
            <text:p>1663,34</text:p>
          </table:table-cell>
          <table:table-cell table:formula="oooc:=SUM([.B333:.B341])/9" office:value-type="float" office:value="1597.34444444444">
            <text:p>1597,34</text:p>
          </table:table-cell>
          <table:table-cell table:formula="oooc:=SUM([.B327:.B347])/21" office:value-type="float" office:value="1549.02857142857">
            <text:p>1549,03</text:p>
          </table:table-cell>
          <table:table-cell table:formula="oooc:=SUM([.B312:.B362])/51" office:value-type="float" office:value="1468.10980392157">
            <text:p>1468,11</text:p>
          </table:table-cell>
          <table:table-cell office:value-type="string">
            <text:p>You_vs_Rastafabi_1221992282319</text:p>
          </table:table-cell>
        </table:table-row>
        <table:table-row table:style-name="ro1">
          <table:table-cell office:value-type="float" office:value="1221990720">
            <text:p>1221990720</text:p>
          </table:table-cell>
          <table:table-cell office:value-type="float" office:value="1864.4">
            <text:p>1864,4</text:p>
          </table:table-cell>
          <table:table-cell table:formula="oooc:=SUM([.B336:.B340])/5" office:value-type="float" office:value="1628.22">
            <text:p>1628,22</text:p>
          </table:table-cell>
          <table:table-cell table:formula="oooc:=SUM([.B334:.B342])/9" office:value-type="float" office:value="1568.8">
            <text:p>1568,8</text:p>
          </table:table-cell>
          <table:table-cell table:formula="oooc:=SUM([.B328:.B348])/21" office:value-type="float" office:value="1551.76666666667">
            <text:p>1551,77</text:p>
          </table:table-cell>
          <table:table-cell table:formula="oooc:=SUM([.B313:.B363])/51" office:value-type="float" office:value="1465.12156862745">
            <text:p>1465,12</text:p>
          </table:table-cell>
          <table:table-cell office:value-type="string">
            <text:p>You_vs_Rastafabi_1221994360732</text:p>
          </table:table-cell>
        </table:table-row>
        <table:table-row table:style-name="ro1">
          <table:table-cell office:value-type="float" office:value="1221993000">
            <text:p>1221993000</text:p>
          </table:table-cell>
          <table:table-cell office:value-type="float" office:value="1617">
            <text:p>1617</text:p>
          </table:table-cell>
          <table:table-cell table:formula="oooc:=SUM([.B337:.B341])/5" office:value-type="float" office:value="1514.02">
            <text:p>1514,02</text:p>
          </table:table-cell>
          <table:table-cell table:formula="oooc:=SUM([.B335:.B343])/9" office:value-type="float" office:value="1544.43333333333">
            <text:p>1544,43</text:p>
          </table:table-cell>
          <table:table-cell table:formula="oooc:=SUM([.B329:.B349])/21" office:value-type="float" office:value="1549.20952380952">
            <text:p>1549,21</text:p>
          </table:table-cell>
          <table:table-cell table:formula="oooc:=SUM([.B314:.B364])/51" office:value-type="float" office:value="1464.85882352941">
            <text:p>1464,86</text:p>
          </table:table-cell>
          <table:table-cell office:value-type="string">
            <text:p>You_vs_talya_1221996656865</text:p>
          </table:table-cell>
        </table:table-row>
        <table:table-row table:style-name="ro1">
          <table:table-cell office:value-type="float" office:value="1222075920">
            <text:p>1222075920</text:p>
          </table:table-cell>
          <table:table-cell office:value-type="float" office:value="1427.3">
            <text:p>1427,3</text:p>
          </table:table-cell>
          <table:table-cell table:formula="oooc:=SUM([.B338:.B342])/5" office:value-type="float" office:value="1512.56">
            <text:p>1512,56</text:p>
          </table:table-cell>
          <table:table-cell table:formula="oooc:=SUM([.B336:.B344])/9" office:value-type="float" office:value="1571.77777777778">
            <text:p>1571,78</text:p>
          </table:table-cell>
          <table:table-cell table:formula="oooc:=SUM([.B330:.B350])/21" office:value-type="float" office:value="1551.01904761905">
            <text:p>1551,02</text:p>
          </table:table-cell>
          <table:table-cell table:formula="oooc:=SUM([.B315:.B365])/51" office:value-type="float" office:value="1498.86666666667">
            <text:p>1498,87</text:p>
          </table:table-cell>
          <table:table-cell office:value-type="string">
            <text:p>You_vs_fashion_1222079527123</text:p>
          </table:table-cell>
        </table:table-row>
        <table:table-row table:style-name="ro1">
          <table:table-cell office:value-type="float" office:value="1222083600">
            <text:p>1222083600</text:p>
          </table:table-cell>
          <table:table-cell office:value-type="float" office:value="1083.4">
            <text:p>1083,4</text:p>
          </table:table-cell>
          <table:table-cell table:formula="oooc:=SUM([.B339:.B343])/5" office:value-type="float" office:value="1440.04">
            <text:p>1440,04</text:p>
          </table:table-cell>
          <table:table-cell table:formula="oooc:=SUM([.B337:.B345])/9" office:value-type="float" office:value="1509.96666666667">
            <text:p>1509,97</text:p>
          </table:table-cell>
          <table:table-cell table:formula="oooc:=SUM([.B331:.B351])/21" office:value-type="float" office:value="1535.17619047619">
            <text:p>1535,18</text:p>
          </table:table-cell>
          <table:table-cell table:formula="oooc:=SUM([.B316:.B366])/51" office:value-type="float" office:value="1501.49411764706">
            <text:p>1501,49</text:p>
          </table:table-cell>
          <table:table-cell office:value-type="string">
            <text:p>You_vs_Marcus_1222087235629</text:p>
          </table:table-cell>
        </table:table-row>
        <table:table-row table:style-name="ro1">
          <table:table-cell office:value-type="float" office:value="1222085220">
            <text:p>1222085220</text:p>
          </table:table-cell>
          <table:table-cell office:value-type="float" office:value="1570.7">
            <text:p>1570,7</text:p>
          </table:table-cell>
          <table:table-cell table:formula="oooc:=SUM([.B340:.B344])/5" office:value-type="float" office:value="1486.44">
            <text:p>1486,44</text:p>
          </table:table-cell>
          <table:table-cell table:formula="oooc:=SUM([.B338:.B346])/9" office:value-type="float" office:value="1518.95555555556">
            <text:p>1518,96</text:p>
          </table:table-cell>
          <table:table-cell table:formula="oooc:=SUM([.B332:.B352])/21" office:value-type="float" office:value="1520.05238095238">
            <text:p>1520,05</text:p>
          </table:table-cell>
          <table:table-cell table:formula="oooc:=SUM([.B317:.B367])/51" office:value-type="float" office:value="1494.51764705882">
            <text:p>1494,52</text:p>
          </table:table-cell>
          <table:table-cell office:value-type="string">
            <text:p>You_vs_tayfun_1222088862354</text:p>
          </table:table-cell>
        </table:table-row>
        <table:table-row table:style-name="ro1">
          <table:table-cell office:value-type="float" office:value="1222087440">
            <text:p>1222087440</text:p>
          </table:table-cell>
          <table:table-cell office:value-type="float" office:value="1501.8">
            <text:p>1501,8</text:p>
          </table:table-cell>
          <table:table-cell table:formula="oooc:=SUM([.B341:.B345])/5" office:value-type="float" office:value="1420.6">
            <text:p>1420,6</text:p>
          </table:table-cell>
          <table:table-cell table:formula="oooc:=SUM([.B339:.B347])/9" office:value-type="float" office:value="1505.98888888889">
            <text:p>1505,99</text:p>
          </table:table-cell>
          <table:table-cell table:formula="oooc:=SUM([.B333:.B353])/21" office:value-type="float" office:value="1536.44285714286">
            <text:p>1536,44</text:p>
          </table:table-cell>
          <table:table-cell table:formula="oooc:=SUM([.B318:.B368])/51" office:value-type="float" office:value="1493.94509803922">
            <text:p>1493,95</text:p>
          </table:table-cell>
          <table:table-cell office:value-type="string">
            <text:p>You_vs_controlalt_1222091058316</text:p>
          </table:table-cell>
        </table:table-row>
        <table:table-row table:style-name="ro1">
          <table:table-cell office:value-type="float" office:value="1222101480">
            <text:p>1222101480</text:p>
          </table:table-cell>
          <table:table-cell office:value-type="float" office:value="1849">
            <text:p>1849</text:p>
          </table:table-cell>
          <table:table-cell table:formula="oooc:=SUM([.B342:.B346])/5" office:value-type="float" office:value="1535.7">
            <text:p>1535,7</text:p>
          </table:table-cell>
          <table:table-cell table:formula="oooc:=SUM([.B340:.B348])/9" office:value-type="float" office:value="1514.06666666667">
            <text:p>1514,07</text:p>
          </table:table-cell>
          <table:table-cell table:formula="oooc:=SUM([.B334:.B354])/21" office:value-type="float" office:value="1523.11904761905">
            <text:p>1523,12</text:p>
          </table:table-cell>
          <table:table-cell table:formula="oooc:=SUM([.B319:.B369])/51" office:value-type="float" office:value="1506.73921568627">
            <text:p>1506,74</text:p>
          </table:table-cell>
          <table:table-cell office:value-type="string">
            <text:p>You_vs_WiFi_1222105084480</text:p>
          </table:table-cell>
        </table:table-row>
        <table:table-row table:style-name="ro1">
          <table:table-cell office:value-type="float" office:value="1222160220">
            <text:p>1222160220</text:p>
          </table:table-cell>
          <table:table-cell office:value-type="float" office:value="1098.1">
            <text:p>1098,1</text:p>
          </table:table-cell>
          <table:table-cell table:formula="oooc:=SUM([.B343:.B347])/5" office:value-type="float" office:value="1571.1">
            <text:p>1571,1</text:p>
          </table:table-cell>
          <table:table-cell table:formula="oooc:=SUM([.B341:.B349])/9" office:value-type="float" office:value="1521.81111111111">
            <text:p>1521,81</text:p>
          </table:table-cell>
          <table:table-cell table:formula="oooc:=SUM([.B335:.B355])/21" office:value-type="float" office:value="1515.78571428571">
            <text:p>1515,79</text:p>
          </table:table-cell>
          <table:table-cell table:formula="oooc:=SUM([.B320:.B370])/51" office:value-type="float" office:value="1510.80980392157">
            <text:p>1510,81</text:p>
          </table:table-cell>
          <table:table-cell office:value-type="string">
            <text:p>You_vs_talya_1222163839160</text:p>
          </table:table-cell>
        </table:table-row>
        <table:table-row table:style-name="ro1">
          <table:table-cell office:value-type="float" office:value="1222181040">
            <text:p>1222181040</text:p>
          </table:table-cell>
          <table:table-cell office:value-type="float" office:value="1658.9">
            <text:p>1658,9</text:p>
          </table:table-cell>
          <table:table-cell table:formula="oooc:=SUM([.B344:.B348])/5" office:value-type="float" office:value="1608.68">
            <text:p>1608,68</text:p>
          </table:table-cell>
          <table:table-cell table:formula="oooc:=SUM([.B342:.B350])/9" office:value-type="float" office:value="1566.51111111111">
            <text:p>1566,51</text:p>
          </table:table-cell>
          <table:table-cell table:formula="oooc:=SUM([.B336:.B356])/21" office:value-type="float" office:value="1517.18571428571">
            <text:p>1517,19</text:p>
          </table:table-cell>
          <table:table-cell table:formula="oooc:=SUM([.B321:.B371])/51" office:value-type="float" office:value="1521.00980392157">
            <text:p>1521,01</text:p>
          </table:table-cell>
          <table:table-cell office:value-type="string">
            <text:p>You_vs_moga_1222184696603</text:p>
          </table:table-cell>
        </table:table-row>
        <table:table-row table:style-name="ro1">
          <table:table-cell office:value-type="float" office:value="1222182300">
            <text:p>1222182300</text:p>
          </table:table-cell>
          <table:table-cell office:value-type="float" office:value="1747.7">
            <text:p>1747,7</text:p>
          </table:table-cell>
          <table:table-cell table:formula="oooc:=SUM([.B345:.B349])/5" office:value-type="float" office:value="1538.28">
            <text:p>1538,28</text:p>
          </table:table-cell>
          <table:table-cell table:formula="oooc:=SUM([.B343:.B351])/9" office:value-type="float" office:value="1514.07777777778">
            <text:p>1514,08</text:p>
          </table:table-cell>
          <table:table-cell table:formula="oooc:=SUM([.B337:.B357])/21" office:value-type="float" office:value="1504.84285714286">
            <text:p>1504,84</text:p>
          </table:table-cell>
          <table:table-cell table:formula="oooc:=SUM([.B322:.B372])/51" office:value-type="float" office:value="1528.56274509804">
            <text:p>1528,56</text:p>
          </table:table-cell>
          <table:table-cell office:value-type="string">
            <text:p>You_vs_Rinny_1222185959971</text:p>
          </table:table-cell>
        </table:table-row>
        <table:table-row table:style-name="ro1">
          <table:table-cell office:value-type="float" office:value="1222183200">
            <text:p>1222183200</text:p>
          </table:table-cell>
          <table:table-cell office:value-type="float" office:value="1689.7">
            <text:p>1689,7</text:p>
          </table:table-cell>
          <table:table-cell table:formula="oooc:=SUM([.B346:.B350])/5" office:value-type="float" office:value="1615.8">
            <text:p>1615,8</text:p>
          </table:table-cell>
          <table:table-cell table:formula="oooc:=SUM([.B344:.B352])/9" office:value-type="float" office:value="1492.95555555556">
            <text:p>1492,96</text:p>
          </table:table-cell>
          <table:table-cell table:formula="oooc:=SUM([.B338:.B358])/21" office:value-type="float" office:value="1504.9">
            <text:p>1504,9</text:p>
          </table:table-cell>
          <table:table-cell table:formula="oooc:=SUM([.B323:.B373])/51" office:value-type="float" office:value="1529.47843137255">
            <text:p>1529,48</text:p>
          </table:table-cell>
          <table:table-cell office:value-type="string">
            <text:p>You_vs_Dave_B_1222186818056</text:p>
          </table:table-cell>
        </table:table-row>
        <table:table-row table:style-name="ro1">
          <table:table-cell office:value-type="float" office:value="1222183800">
            <text:p>1222183800</text:p>
          </table:table-cell>
          <table:table-cell office:value-type="float" office:value="1497">
            <text:p>1497</text:p>
          </table:table-cell>
          <table:table-cell table:formula="oooc:=SUM([.B347:.B351])/5" office:value-type="float" office:value="1503.78">
            <text:p>1503,78</text:p>
          </table:table-cell>
          <table:table-cell table:formula="oooc:=SUM([.B345:.B353])/9" office:value-type="float" office:value="1440.85555555556">
            <text:p>1440,86</text:p>
          </table:table-cell>
          <table:table-cell table:formula="oooc:=SUM([.B339:.B359])/21" office:value-type="float" office:value="1473.8">
            <text:p>1473,8</text:p>
          </table:table-cell>
          <table:table-cell table:formula="oooc:=SUM([.B324:.B374])/51" office:value-type="float" office:value="1534.25294117647">
            <text:p>1534,25</text:p>
          </table:table-cell>
          <table:table-cell office:value-type="string">
            <text:p>You_vs_Kyalia_1222187440939</text:p>
          </table:table-cell>
        </table:table-row>
        <table:table-row table:style-name="ro1">
          <table:table-cell office:value-type="float" office:value="1222186080">
            <text:p>1222186080</text:p>
          </table:table-cell>
          <table:table-cell office:value-type="float" office:value="1485.7">
            <text:p>1485,7</text:p>
          </table:table-cell>
          <table:table-cell table:formula="oooc:=SUM([.B348:.B352])/5" office:value-type="float" office:value="1416.58">
            <text:p>1416,58</text:p>
          </table:table-cell>
          <table:table-cell table:formula="oooc:=SUM([.B346:.B354])/9" office:value-type="float" office:value="1490.82222222222">
            <text:p>1490,82</text:p>
          </table:table-cell>
          <table:table-cell table:formula="oooc:=SUM([.B340:.B360])/21" office:value-type="float" office:value="1458.38095238095">
            <text:p>1458,38</text:p>
          </table:table-cell>
          <table:table-cell table:formula="oooc:=SUM([.B325:.B375])/51" office:value-type="float" office:value="1539.23137254902">
            <text:p>1539,23</text:p>
          </table:table-cell>
          <table:table-cell office:value-type="string">
            <text:p>You_vs_nciliman_1222189732953</text:p>
          </table:table-cell>
        </table:table-row>
        <table:table-row table:style-name="ro1">
          <table:table-cell office:value-type="float" office:value="1222187160">
            <text:p>1222187160</text:p>
          </table:table-cell>
          <table:table-cell office:value-type="float" office:value="1098.8">
            <text:p>1098,8</text:p>
          </table:table-cell>
          <table:table-cell table:formula="oooc:=SUM([.B349:.B353])/5" office:value-type="float" office:value="1354.66">
            <text:p>1354,66</text:p>
          </table:table-cell>
          <table:table-cell table:formula="oooc:=SUM([.B347:.B355])/9" office:value-type="float" office:value="1480.62222222222">
            <text:p>1480,62</text:p>
          </table:table-cell>
          <table:table-cell table:formula="oooc:=SUM([.B341:.B361])/21" office:value-type="float" office:value="1456.82380952381">
            <text:p>1456,82</text:p>
          </table:table-cell>
          <table:table-cell table:formula="oooc:=SUM([.B326:.B376])/51" office:value-type="float" office:value="1532.12745098039">
            <text:p>1532,13</text:p>
          </table:table-cell>
          <table:table-cell office:value-type="string">
            <text:p>You_vs_Mickyy_1222190819365</text:p>
          </table:table-cell>
        </table:table-row>
        <table:table-row table:style-name="ro1">
          <table:table-cell office:value-type="float" office:value="1222187880">
            <text:p>1222187880</text:p>
          </table:table-cell>
          <table:table-cell office:value-type="float" office:value="1311.7">
            <text:p>1311,7</text:p>
          </table:table-cell>
          <table:table-cell table:formula="oooc:=SUM([.B350:.B354])/5" office:value-type="float" office:value="1364.82">
            <text:p>1364,82</text:p>
          </table:table-cell>
          <table:table-cell table:formula="oooc:=SUM([.B348:.B356])/9" office:value-type="float" office:value="1467.8">
            <text:p>1467,8</text:p>
          </table:table-cell>
          <table:table-cell table:formula="oooc:=SUM([.B342:.B362])/21" office:value-type="float" office:value="1492.8">
            <text:p>1492,8</text:p>
          </table:table-cell>
          <table:table-cell table:formula="oooc:=SUM([.B327:.B377])/51" office:value-type="float" office:value="1540.35294117647">
            <text:p>1540,35</text:p>
          </table:table-cell>
          <table:table-cell office:value-type="string">
            <text:p>You_vs_WiFi_1222191519379</text:p>
          </table:table-cell>
        </table:table-row>
        <table:table-row table:style-name="ro1">
          <table:table-cell office:value-type="float" office:value="1222190340">
            <text:p>1222190340</text:p>
          </table:table-cell>
          <table:table-cell office:value-type="float" office:value="1380.1">
            <text:p>1380,1</text:p>
          </table:table-cell>
          <table:table-cell table:formula="oooc:=SUM([.B351:.B355])/5" office:value-type="float" office:value="1381.1">
            <text:p>1381,1</text:p>
          </table:table-cell>
          <table:table-cell table:formula="oooc:=SUM([.B349:.B357])/9" office:value-type="float" office:value="1435.07777777778">
            <text:p>1435,08</text:p>
          </table:table-cell>
          <table:table-cell table:formula="oooc:=SUM([.B343:.B363])/21" office:value-type="float" office:value="1500.40476190476">
            <text:p>1500,4</text:p>
          </table:table-cell>
          <table:table-cell table:formula="oooc:=SUM([.B328:.B378])/51" office:value-type="float" office:value="1540.04705882353">
            <text:p>1540,05</text:p>
          </table:table-cell>
          <table:table-cell office:value-type="string">
            <text:p>You_vs_sternsturm_1222193974986</text:p>
          </table:table-cell>
        </table:table-row>
        <table:table-row table:style-name="ro1">
          <table:table-cell office:value-type="float" office:value="1222242720">
            <text:p>1222242720</text:p>
          </table:table-cell>
          <table:table-cell office:value-type="float" office:value="1547.8">
            <text:p>1547,8</text:p>
          </table:table-cell>
          <table:table-cell table:formula="oooc:=SUM([.B352:.B356])/5" office:value-type="float" office:value="1487.8">
            <text:p>1487,8</text:p>
          </table:table-cell>
          <table:table-cell table:formula="oooc:=SUM([.B350:.B358])/9" office:value-type="float" office:value="1444.21111111111">
            <text:p>1444,21</text:p>
          </table:table-cell>
          <table:table-cell table:formula="oooc:=SUM([.B344:.B364])/21" office:value-type="float" office:value="1506.86666666667">
            <text:p>1506,87</text:p>
          </table:table-cell>
          <table:table-cell table:formula="oooc:=SUM([.B329:.B379])/51" office:value-type="float" office:value="1537.9862745098">
            <text:p>1537,99</text:p>
          </table:table-cell>
          <table:table-cell office:value-type="string">
            <text:p>You_vs_jefx_1222246343419</text:p>
          </table:table-cell>
        </table:table-row>
        <table:table-row table:style-name="ro1">
          <table:table-cell office:value-type="float" office:value="1222243680">
            <text:p>1222243680</text:p>
          </table:table-cell>
          <table:table-cell office:value-type="float" office:value="1567.1">
            <text:p>1567,1</text:p>
          </table:table-cell>
          <table:table-cell table:formula="oooc:=SUM([.B353:.B357])/5" office:value-type="float" office:value="1504.5">
            <text:p>1504,5</text:p>
          </table:table-cell>
          <table:table-cell table:formula="oooc:=SUM([.B351:.B359])/9" office:value-type="float" office:value="1413.72222222222">
            <text:p>1413,72</text:p>
          </table:table-cell>
          <table:table-cell table:formula="oooc:=SUM([.B345:.B365])/21" office:value-type="float" office:value="1496.95238095238">
            <text:p>1496,95</text:p>
          </table:table-cell>
          <table:table-cell table:formula="oooc:=SUM([.B330:.B380])/51" office:value-type="float" office:value="1544.98039215686">
            <text:p>1544,98</text:p>
          </table:table-cell>
          <table:table-cell office:value-type="string">
            <text:p>You_vs_yut_1222247323496</text:p>
          </table:table-cell>
        </table:table-row>
        <table:table-row table:style-name="ro1">
          <table:table-cell office:value-type="float" office:value="1222244640">
            <text:p>1222244640</text:p>
          </table:table-cell>
          <table:table-cell office:value-type="float" office:value="1632.3">
            <text:p>1632,3</text:p>
          </table:table-cell>
          <table:table-cell table:formula="oooc:=SUM([.B354:.B358])/5" office:value-type="float" office:value="1544.32">
            <text:p>1544,32</text:p>
          </table:table-cell>
          <table:table-cell table:formula="oooc:=SUM([.B352:.B360])/9" office:value-type="float" office:value="1435.32222222222">
            <text:p>1435,32</text:p>
          </table:table-cell>
          <table:table-cell table:formula="oooc:=SUM([.B346:.B366])/21" office:value-type="float" office:value="1529.93333333333">
            <text:p>1529,93</text:p>
          </table:table-cell>
          <table:table-cell table:formula="oooc:=SUM([.B331:.B381])/51" office:value-type="float" office:value="1548.44509803922">
            <text:p>1548,45</text:p>
          </table:table-cell>
          <table:table-cell office:value-type="string">
            <text:p>You_vs_Raiven_1222248249334</text:p>
          </table:table-cell>
        </table:table-row>
        <table:table-row table:style-name="ro1">
          <table:table-cell office:value-type="float" office:value="1222247880">
            <text:p>1222247880</text:p>
          </table:table-cell>
          <table:table-cell office:value-type="float" office:value="1395.2">
            <text:p>1395,2</text:p>
          </table:table-cell>
          <table:table-cell table:formula="oooc:=SUM([.B355:.B359])/5" office:value-type="float" office:value="1477.02">
            <text:p>1477,02</text:p>
          </table:table-cell>
          <table:table-cell table:formula="oooc:=SUM([.B353:.B361])/9" office:value-type="float" office:value="1444.53333333333">
            <text:p>1444,53</text:p>
          </table:table-cell>
          <table:table-cell table:formula="oooc:=SUM([.B347:.B367])/21" office:value-type="float" office:value="1500.27142857143">
            <text:p>1500,27</text:p>
          </table:table-cell>
          <table:table-cell table:formula="oooc:=SUM([.B332:.B382])/51" office:value-type="float" office:value="1552.13725490196">
            <text:p>1552,14</text:p>
          </table:table-cell>
          <table:table-cell office:value-type="string">
            <text:p>You_vs_basi_1222251505184</text:p>
          </table:table-cell>
        </table:table-row>
        <table:table-row table:style-name="ro1">
          <table:table-cell office:value-type="float" office:value="1222271640">
            <text:p>1222271640</text:p>
          </table:table-cell>
          <table:table-cell office:value-type="float" office:value="1579.2">
            <text:p>1579,2</text:p>
          </table:table-cell>
          <table:table-cell table:formula="oooc:=SUM([.B356:.B360])/5" office:value-type="float" office:value="1422.24">
            <text:p>1422,24</text:p>
          </table:table-cell>
          <table:table-cell table:formula="oooc:=SUM([.B354:.B362])/9" office:value-type="float" office:value="1495.51111111111">
            <text:p>1495,51</text:p>
          </table:table-cell>
          <table:table-cell table:formula="oooc:=SUM([.B348:.B368])/21" office:value-type="float" office:value="1497.22380952381">
            <text:p>1497,22</text:p>
          </table:table-cell>
          <table:table-cell table:formula="oooc:=SUM([.B333:.B383])/51" office:value-type="float" office:value="1560.72941176471">
            <text:p>1560,73</text:p>
          </table:table-cell>
          <table:table-cell office:value-type="string">
            <text:p>You_vs_Twana_1222275279138</text:p>
          </table:table-cell>
        </table:table-row>
        <table:table-row table:style-name="ro1">
          <table:table-cell office:value-type="float" office:value="1222273440">
            <text:p>1222273440</text:p>
          </table:table-cell>
          <table:table-cell office:value-type="float" office:value="1211.3">
            <text:p>1211,3</text:p>
          </table:table-cell>
          <table:table-cell table:formula="oooc:=SUM([.B357:.B361])/5" office:value-type="float" office:value="1374.7">
            <text:p>1374,7</text:p>
          </table:table-cell>
          <table:table-cell table:formula="oooc:=SUM([.B355:.B363])/9" office:value-type="float" office:value="1515.8">
            <text:p>1515,8</text:p>
          </table:table-cell>
          <table:table-cell table:formula="oooc:=SUM([.B349:.B369])/21" office:value-type="float" office:value="1495.80476190476">
            <text:p>1495,8</text:p>
          </table:table-cell>
          <table:table-cell table:formula="oooc:=SUM([.B334:.B384])/51" office:value-type="float" office:value="1557.93137254902">
            <text:p>1557,93</text:p>
          </table:table-cell>
          <table:table-cell office:value-type="string">
            <text:p>You_vs_ronjasu_1222277097225</text:p>
          </table:table-cell>
        </table:table-row>
        <table:table-row table:style-name="ro1">
          <table:table-cell office:value-type="float" office:value="1222324860">
            <text:p>1222324860</text:p>
          </table:table-cell>
          <table:table-cell office:value-type="float" office:value="1293.2">
            <text:p>1293,2</text:p>
          </table:table-cell>
          <table:table-cell table:formula="oooc:=SUM([.B358:.B362])/5" office:value-type="float" office:value="1463.44">
            <text:p>1463,44</text:p>
          </table:table-cell>
          <table:table-cell table:formula="oooc:=SUM([.B356:.B364])/9" office:value-type="float" office:value="1523.62222222222">
            <text:p>1523,62</text:p>
          </table:table-cell>
          <table:table-cell table:formula="oooc:=SUM([.B350:.B370])/21" office:value-type="float" office:value="1503.42380952381">
            <text:p>1503,42</text:p>
          </table:table-cell>
          <table:table-cell table:formula="oooc:=SUM([.B335:.B385])/51" office:value-type="float" office:value="1559.83921568627">
            <text:p>1559,84</text:p>
          </table:table-cell>
          <table:table-cell office:value-type="string">
            <text:p>You_vs_jamesgammon_1222328515635</text:p>
          </table:table-cell>
        </table:table-row>
        <table:table-row table:style-name="ro1">
          <table:table-cell office:value-type="float" office:value="1222330260">
            <text:p>1222330260</text:p>
          </table:table-cell>
          <table:table-cell office:value-type="float" office:value="1394.6">
            <text:p>1394,6</text:p>
          </table:table-cell>
          <table:table-cell table:formula="oooc:=SUM([.B359:.B363])/5" office:value-type="float" office:value="1493.68">
            <text:p>1493,68</text:p>
          </table:table-cell>
          <table:table-cell table:formula="oooc:=SUM([.B357:.B365])/9" office:value-type="float" office:value="1524.56666666667">
            <text:p>1524,57</text:p>
          </table:table-cell>
          <table:table-cell table:formula="oooc:=SUM([.B351:.B371])/21" office:value-type="float" office:value="1500.13333333333">
            <text:p>1500,13</text:p>
          </table:table-cell>
          <table:table-cell table:formula="oooc:=SUM([.B336:.B386])/51" office:value-type="float" office:value="1562.7">
            <text:p>1562,7</text:p>
          </table:table-cell>
          <table:table-cell office:value-type="string">
            <text:p>You_vs_Mariusss_1222333882545</text:p>
          </table:table-cell>
        </table:table-row>
        <table:table-row table:style-name="ro1">
          <table:table-cell office:value-type="float" office:value="1222336560">
            <text:p>1222336560</text:p>
          </table:table-cell>
          <table:table-cell office:value-type="float" office:value="1838.9">
            <text:p>1838,9</text:p>
          </table:table-cell>
          <table:table-cell table:formula="oooc:=SUM([.B360:.B364])/5" office:value-type="float" office:value="1578.92">
            <text:p>1578,92</text:p>
          </table:table-cell>
          <table:table-cell table:formula="oooc:=SUM([.B358:.B366])/9" office:value-type="float" office:value="1568.51111111111">
            <text:p>1568,51</text:p>
          </table:table-cell>
          <table:table-cell table:formula="oooc:=SUM([.B352:.B372])/21" office:value-type="float" office:value="1525.1619047619">
            <text:p>1525,16</text:p>
          </table:table-cell>
          <table:table-cell table:formula="oooc:=SUM([.B337:.B387])/51" office:value-type="float" office:value="1564.24117647059">
            <text:p>1564,24</text:p>
          </table:table-cell>
          <table:table-cell office:value-type="string">
            <text:p>You_vs_daghengst_1222340168114</text:p>
          </table:table-cell>
        </table:table-row>
        <table:table-row table:style-name="ro1">
          <table:table-cell office:value-type="float" office:value="1222337880">
            <text:p>1222337880</text:p>
          </table:table-cell>
          <table:table-cell office:value-type="float" office:value="1730.4">
            <text:p>1730,4</text:p>
          </table:table-cell>
          <table:table-cell table:formula="oooc:=SUM([.B361:.B365])/5" office:value-type="float" office:value="1648.44">
            <text:p>1648,44</text:p>
          </table:table-cell>
          <table:table-cell table:formula="oooc:=SUM([.B359:.B367])/9" office:value-type="float" office:value="1508.15555555556">
            <text:p>1508,16</text:p>
          </table:table-cell>
          <table:table-cell table:formula="oooc:=SUM([.B353:.B373])/21" office:value-type="float" office:value="1538.34285714286">
            <text:p>1538,34</text:p>
          </table:table-cell>
          <table:table-cell table:formula="oooc:=SUM([.B338:.B388])/51" office:value-type="float" office:value="1569.41176470588">
            <text:p>1569,41</text:p>
          </table:table-cell>
          <table:table-cell office:value-type="string">
            <text:p>You_vs_job_1222341487348</text:p>
          </table:table-cell>
        </table:table-row>
        <table:table-row table:style-name="ro1">
          <table:table-cell office:value-type="float" office:value="1223032080">
            <text:p>1223032080</text:p>
          </table:table-cell>
          <table:table-cell office:value-type="float" office:value="1637.5">
            <text:p>1637,5</text:p>
          </table:table-cell>
          <table:table-cell table:formula="oooc:=SUM([.B362:.B366])/5" office:value-type="float" office:value="1727.66">
            <text:p>1727,66</text:p>
          </table:table-cell>
          <table:table-cell table:formula="oooc:=SUM([.B360:.B368])/9" office:value-type="float" office:value="1560.64444444444">
            <text:p>1560,64</text:p>
          </table:table-cell>
          <table:table-cell table:formula="oooc:=SUM([.B354:.B374])/21" office:value-type="float" office:value="1549.81428571429">
            <text:p>1549,81</text:p>
          </table:table-cell>
          <table:table-cell table:formula="oooc:=SUM([.B339:.B389])/51" office:value-type="float" office:value="1565.14705882353">
            <text:p>1565,15</text:p>
          </table:table-cell>
          <table:table-cell office:value-type="string">
            <text:p>You_vs_hierdenn_1223035707302</text:p>
          </table:table-cell>
        </table:table-row>
        <table:table-row table:style-name="ro1">
          <table:table-cell office:value-type="float" office:value="1223108040">
            <text:p>1223108040</text:p>
          </table:table-cell>
          <table:table-cell office:value-type="float" office:value="1640.8">
            <text:p>1640,8</text:p>
          </table:table-cell>
          <table:table-cell table:formula="oooc:=SUM([.B363:.B367])/5" office:value-type="float" office:value="1567.08">
            <text:p>1567,08</text:p>
          </table:table-cell>
          <table:table-cell table:formula="oooc:=SUM([.B361:.B369])/9" office:value-type="float" office:value="1601.38888888889">
            <text:p>1601,39</text:p>
          </table:table-cell>
          <table:table-cell table:formula="oooc:=SUM([.B355:.B375])/21" office:value-type="float" office:value="1565.69523809524">
            <text:p>1565,7</text:p>
          </table:table-cell>
          <table:table-cell table:formula="oooc:=SUM([.B340:.B390])/51" office:value-type="float" office:value="1562.71960784314">
            <text:p>1562,72</text:p>
          </table:table-cell>
          <table:table-cell office:value-type="string">
            <text:p>You_vs_antiant_1223111647606</text:p>
          </table:table-cell>
        </table:table-row>
        <table:table-row table:style-name="ro1">
          <table:table-cell office:value-type="float" office:value="1223110680">
            <text:p>1223110680</text:p>
          </table:table-cell>
          <table:table-cell office:value-type="float" office:value="1790.7">
            <text:p>1790,7</text:p>
          </table:table-cell>
          <table:table-cell table:formula="oooc:=SUM([.B364:.B368])/5" office:value-type="float" office:value="1557.74">
            <text:p>1557,74</text:p>
          </table:table-cell>
          <table:table-cell table:formula="oooc:=SUM([.B362:.B370])/9" office:value-type="float" office:value="1630.54444444444">
            <text:p>1630,54</text:p>
          </table:table-cell>
          <table:table-cell table:formula="oooc:=SUM([.B356:.B376])/21" office:value-type="float" office:value="1560.03333333333">
            <text:p>1560,03</text:p>
          </table:table-cell>
          <table:table-cell table:formula="oooc:=SUM([.B341:.B391])/51" office:value-type="float" office:value="1566.80980392157">
            <text:p>1566,81</text:p>
          </table:table-cell>
          <table:table-cell office:value-type="string">
            <text:p>You_vs_gemini_1223114280186</text:p>
          </table:table-cell>
        </table:table-row>
        <table:table-row table:style-name="ro1">
          <table:table-cell office:value-type="float" office:value="1223112300">
            <text:p>1223112300</text:p>
          </table:table-cell>
          <table:table-cell office:value-type="float" office:value="1036">
            <text:p>1036</text:p>
          </table:table-cell>
          <table:table-cell table:formula="oooc:=SUM([.B365:.B369])/5" office:value-type="float" office:value="1562.22">
            <text:p>1562,22</text:p>
          </table:table-cell>
          <table:table-cell table:formula="oooc:=SUM([.B363:.B371])/9" office:value-type="float" office:value="1583.62222222222">
            <text:p>1583,62</text:p>
          </table:table-cell>
          <table:table-cell table:formula="oooc:=SUM([.B357:.B377])/21" office:value-type="float" office:value="1562.77142857143">
            <text:p>1562,77</text:p>
          </table:table-cell>
          <table:table-cell table:formula="oooc:=SUM([.B342:.B392])/51" office:value-type="float" office:value="1571.73137254902">
            <text:p>1571,73</text:p>
          </table:table-cell>
          <table:table-cell office:value-type="string">
            <text:p>You_vs_PeterPan_1223115941534</text:p>
          </table:table-cell>
        </table:table-row>
        <table:table-row table:style-name="ro1">
          <table:table-cell office:value-type="float" office:value="1223114940">
            <text:p>1223114940</text:p>
          </table:table-cell>
          <table:table-cell office:value-type="float" office:value="1683.7">
            <text:p>1683,7</text:p>
          </table:table-cell>
          <table:table-cell table:formula="oooc:=SUM([.B366:.B370])/5" office:value-type="float" office:value="1565.46">
            <text:p>1565,46</text:p>
          </table:table-cell>
          <table:table-cell table:formula="oooc:=SUM([.B364:.B372])/9" office:value-type="float" office:value="1571.84444444444">
            <text:p>1571,84</text:p>
          </table:table-cell>
          <table:table-cell table:formula="oooc:=SUM([.B358:.B378])/21" office:value-type="float" office:value="1573.31428571429">
            <text:p>1573,31</text:p>
          </table:table-cell>
          <table:table-cell table:formula="oooc:=SUM([.B343:.B393])/51" office:value-type="float" office:value="1569.94117647059">
            <text:p>1569,94</text:p>
          </table:table-cell>
          <table:table-cell office:value-type="string">
            <text:p>You_vs_PeterPan_1223118542657</text:p>
          </table:table-cell>
        </table:table-row>
        <table:table-row table:style-name="ro1">
          <table:table-cell office:value-type="float" office:value="1223127000">
            <text:p>1223127000</text:p>
          </table:table-cell>
          <table:table-cell office:value-type="float" office:value="1659.9">
            <text:p>1659,9</text:p>
          </table:table-cell>
          <table:table-cell table:formula="oooc:=SUM([.B367:.B371])/5" office:value-type="float" office:value="1490.64">
            <text:p>1490,64</text:p>
          </table:table-cell>
          <table:table-cell table:formula="oooc:=SUM([.B365:.B373])/9" office:value-type="float" office:value="1566.4">
            <text:p>1566,4</text:p>
          </table:table-cell>
          <table:table-cell table:formula="oooc:=SUM([.B359:.B379])/21" office:value-type="float" office:value="1566.95238095238">
            <text:p>1566,95</text:p>
          </table:table-cell>
          <table:table-cell table:formula="oooc:=SUM([.B344:.B394])/51" office:value-type="float" office:value="1570.9431372549">
            <text:p>1570,94</text:p>
          </table:table-cell>
          <table:table-cell office:value-type="string">
            <text:p>You_vs_BluNick_1223130601398</text:p>
          </table:table-cell>
        </table:table-row>
        <table:table-row table:style-name="ro1">
          <table:table-cell office:value-type="float" office:value="1223129100">
            <text:p>1223129100</text:p>
          </table:table-cell>
          <table:table-cell office:value-type="float" office:value="1657">
            <text:p>1657</text:p>
          </table:table-cell>
          <table:table-cell table:formula="oooc:=SUM([.B368:.B372])/5" office:value-type="float" office:value="1608.32">
            <text:p>1608,32</text:p>
          </table:table-cell>
          <table:table-cell table:formula="oooc:=SUM([.B366:.B374])/9" office:value-type="float" office:value="1564.2">
            <text:p>1564,2</text:p>
          </table:table-cell>
          <table:table-cell table:formula="oooc:=SUM([.B360:.B380])/21" office:value-type="float" office:value="1595.19523809524">
            <text:p>1595,2</text:p>
          </table:table-cell>
          <table:table-cell table:formula="oooc:=SUM([.B345:.B395])/51" office:value-type="float" office:value="1569.18823529412">
            <text:p>1569,19</text:p>
          </table:table-cell>
          <table:table-cell office:value-type="string">
            <text:p>You_vs_KenjiMLIT_1223132749668</text:p>
          </table:table-cell>
        </table:table-row>
        <table:table-row table:style-name="ro1">
          <table:table-cell office:value-type="float" office:value="1223130300">
            <text:p>1223130300</text:p>
          </table:table-cell>
          <table:table-cell office:value-type="float" office:value="1416.6">
            <text:p>1416,6</text:p>
          </table:table-cell>
          <table:table-cell table:formula="oooc:=SUM([.B369:.B373])/5" office:value-type="float" office:value="1589.28">
            <text:p>1589,28</text:p>
          </table:table-cell>
          <table:table-cell table:formula="oooc:=SUM([.B367:.B375])/9" office:value-type="float" office:value="1574.26666666667">
            <text:p>1574,27</text:p>
          </table:table-cell>
          <table:table-cell table:formula="oooc:=SUM([.B361:.B381])/21" office:value-type="float" office:value="1610.19523809524">
            <text:p>1610,2</text:p>
          </table:table-cell>
          <table:table-cell table:formula="oooc:=SUM([.B346:.B396])/51" office:value-type="float" office:value="1580.93333333333">
            <text:p>1580,93</text:p>
          </table:table-cell>
          <table:table-cell office:value-type="string">
            <text:p>You_vs_Marcus_1223133955368</text:p>
          </table:table-cell>
        </table:table-row>
        <table:table-row table:style-name="ro1">
          <table:table-cell office:value-type="float" office:value="1223136360">
            <text:p>1223136360</text:p>
          </table:table-cell>
          <table:table-cell office:value-type="float" office:value="1624.4">
            <text:p>1624,4</text:p>
          </table:table-cell>
          <table:table-cell table:formula="oooc:=SUM([.B370:.B374])/5" office:value-type="float" office:value="1581.5">
            <text:p>1581,5</text:p>
          </table:table-cell>
          <table:table-cell table:formula="oooc:=SUM([.B368:.B376])/9" office:value-type="float" office:value="1620.06666666667">
            <text:p>1620,07</text:p>
          </table:table-cell>
          <table:table-cell table:formula="oooc:=SUM([.B362:.B382])/21" office:value-type="float" office:value="1630.3380952381">
            <text:p>1630,34</text:p>
          </table:table-cell>
          <table:table-cell table:formula="oooc:=SUM([.B347:.B397])/51" office:value-type="float" office:value="1576.38823529412">
            <text:p>1576,39</text:p>
          </table:table-cell>
          <table:table-cell office:value-type="string">
            <text:p>You_vs_Johnny_Boy_1223139991197</text:p>
          </table:table-cell>
        </table:table-row>
        <table:table-row table:style-name="ro1">
          <table:table-cell office:value-type="float" office:value="1223303280">
            <text:p>1223303280</text:p>
          </table:table-cell>
          <table:table-cell office:value-type="float" office:value="1588.5">
            <text:p>1588,5</text:p>
          </table:table-cell>
          <table:table-cell table:formula="oooc:=SUM([.B371:.B375])/5" office:value-type="float" office:value="1626.36">
            <text:p>1626,36</text:p>
          </table:table-cell>
          <table:table-cell table:formula="oooc:=SUM([.B369:.B377])/9" office:value-type="float" office:value="1620.74444444444">
            <text:p>1620,74</text:p>
          </table:table-cell>
          <table:table-cell table:formula="oooc:=SUM([.B363:.B383])/21" office:value-type="float" office:value="1612.96666666667">
            <text:p>1612,97</text:p>
          </table:table-cell>
          <table:table-cell table:formula="oooc:=SUM([.B348:.B398])/51" office:value-type="float" office:value="1564.86666666667">
            <text:p>1564,87</text:p>
          </table:table-cell>
          <table:table-cell office:value-type="string">
            <text:p>You_vs_uknowme_1223306929048</text:p>
          </table:table-cell>
        </table:table-row>
        <table:table-row table:style-name="ro1">
          <table:table-cell office:value-type="float" office:value="1223304600">
            <text:p>1223304600</text:p>
          </table:table-cell>
          <table:table-cell office:value-type="float" office:value="1621">
            <text:p>1621</text:p>
          </table:table-cell>
          <table:table-cell table:formula="oooc:=SUM([.B372:.B376])/5" office:value-type="float" office:value="1632.68">
            <text:p>1632,68</text:p>
          </table:table-cell>
          <table:table-cell table:formula="oooc:=SUM([.B370:.B378])/9" office:value-type="float" office:value="1615.93333333333">
            <text:p>1615,93</text:p>
          </table:table-cell>
          <table:table-cell table:formula="oooc:=SUM([.B364:.B384])/21" office:value-type="float" office:value="1610.8">
            <text:p>1610,8</text:p>
          </table:table-cell>
          <table:table-cell table:formula="oooc:=SUM([.B349:.B399])/51" office:value-type="float" office:value="1557.65294117647">
            <text:p>1557,65</text:p>
          </table:table-cell>
          <table:table-cell office:value-type="string">
            <text:p>You_vs_Dave_B_1223308226426</text:p>
          </table:table-cell>
        </table:table-row>
        <table:table-row table:style-name="ro1">
          <table:table-cell office:value-type="float" office:value="1223306700">
            <text:p>1223306700</text:p>
          </table:table-cell>
          <table:table-cell office:value-type="float" office:value="1881.3">
            <text:p>1881,3</text:p>
          </table:table-cell>
          <table:table-cell table:formula="oooc:=SUM([.B373:.B377])/5" office:value-type="float" office:value="1645.76">
            <text:p>1645,76</text:p>
          </table:table-cell>
          <table:table-cell table:formula="oooc:=SUM([.B371:.B379])/9" office:value-type="float" office:value="1592.44444444444">
            <text:p>1592,44</text:p>
          </table:table-cell>
          <table:table-cell table:formula="oooc:=SUM([.B365:.B385])/21" office:value-type="float" office:value="1619.41428571429">
            <text:p>1619,41</text:p>
          </table:table-cell>
          <table:table-cell table:formula="oooc:=SUM([.B350:.B400])/51" office:value-type="float" office:value="1549.24901960784">
            <text:p>1549,25</text:p>
          </table:table-cell>
          <table:table-cell office:value-type="string">
            <text:p>You_vs_jackson_1223310315872</text:p>
          </table:table-cell>
        </table:table-row>
        <table:table-row table:style-name="ro1">
          <table:table-cell office:value-type="float" office:value="1223307240">
            <text:p>1223307240</text:p>
          </table:table-cell>
          <table:table-cell office:value-type="float" office:value="1448.2">
            <text:p>1448,2</text:p>
          </table:table-cell>
          <table:table-cell table:formula="oooc:=SUM([.B374:.B378])/5" office:value-type="float" office:value="1651.38">
            <text:p>1651,38</text:p>
          </table:table-cell>
          <table:table-cell table:formula="oooc:=SUM([.B372:.B380])/9" office:value-type="float" office:value="1635.53333333333">
            <text:p>1635,53</text:p>
          </table:table-cell>
          <table:table-cell table:formula="oooc:=SUM([.B366:.B386])/21" office:value-type="float" office:value="1624.55714285714">
            <text:p>1624,56</text:p>
          </table:table-cell>
          <table:table-cell table:formula="oooc:=SUM([.B351:.B401])/51" office:value-type="float" office:value="1550.48431372549">
            <text:p>1550,48</text:p>
          </table:table-cell>
          <table:table-cell office:value-type="string">
            <text:p>You_vs_Klaudi_1223310841968</text:p>
          </table:table-cell>
        </table:table-row>
        <table:table-row table:style-name="ro1">
          <table:table-cell office:value-type="float" office:value="1223311500">
            <text:p>1223311500</text:p>
          </table:table-cell>
          <table:table-cell office:value-type="float" office:value="1689.8">
            <text:p>1689,8</text:p>
          </table:table-cell>
          <table:table-cell table:formula="oooc:=SUM([.B375:.B379])/5" office:value-type="float" office:value="1616.3">
            <text:p>1616,3</text:p>
          </table:table-cell>
          <table:table-cell table:formula="oooc:=SUM([.B373:.B381])/9" office:value-type="float" office:value="1633.73333333333">
            <text:p>1633,73</text:p>
          </table:table-cell>
          <table:table-cell table:formula="oooc:=SUM([.B367:.B387])/21" office:value-type="float" office:value="1621.80952380952">
            <text:p>1621,81</text:p>
          </table:table-cell>
          <table:table-cell table:formula="oooc:=SUM([.B352:.B402])/51" office:value-type="float" office:value="1548.13921568627">
            <text:p>1548,14</text:p>
          </table:table-cell>
          <table:table-cell office:value-type="string">
            <text:p>You_vs_Jutta_1223315112659</text:p>
          </table:table-cell>
        </table:table-row>
        <table:table-row table:style-name="ro1">
          <table:table-cell office:value-type="float" office:value="1223373300">
            <text:p>1223373300</text:p>
          </table:table-cell>
          <table:table-cell office:value-type="float" office:value="1616.6">
            <text:p>1616,6</text:p>
          </table:table-cell>
          <table:table-cell table:formula="oooc:=SUM([.B376:.B380])/5" office:value-type="float" office:value="1600.92">
            <text:p>1600,92</text:p>
          </table:table-cell>
          <table:table-cell table:formula="oooc:=SUM([.B374:.B382])/9" office:value-type="float" office:value="1659.18888888889">
            <text:p>1659,19</text:p>
          </table:table-cell>
          <table:table-cell table:formula="oooc:=SUM([.B368:.B388])/21" office:value-type="float" office:value="1660.17619047619">
            <text:p>1660,18</text:p>
          </table:table-cell>
          <table:table-cell table:formula="oooc:=SUM([.B353:.B403])/51" office:value-type="float" office:value="1556.1137254902">
            <text:p>1556,11</text:p>
          </table:table-cell>
          <table:table-cell office:value-type="string">
            <text:p>You_vs_jackdaddy_1223376927391</text:p>
          </table:table-cell>
        </table:table-row>
        <table:table-row table:style-name="ro1">
          <table:table-cell office:value-type="float" office:value="1223375460">
            <text:p>1223375460</text:p>
          </table:table-cell>
          <table:table-cell office:value-type="float" office:value="1445.6">
            <text:p>1445,6</text:p>
          </table:table-cell>
          <table:table-cell table:formula="oooc:=SUM([.B377:.B381])/5" office:value-type="float" office:value="1632.92">
            <text:p>1632,92</text:p>
          </table:table-cell>
          <table:table-cell table:formula="oooc:=SUM([.B375:.B383])/9" office:value-type="float" office:value="1642.86666666667">
            <text:p>1642,87</text:p>
          </table:table-cell>
          <table:table-cell table:formula="oooc:=SUM([.B369:.B389])/21" office:value-type="float" office:value="1658.42380952381">
            <text:p>1658,42</text:p>
          </table:table-cell>
          <table:table-cell table:formula="oooc:=SUM([.B354:.B404])/51" office:value-type="float" office:value="1559.32549019608">
            <text:p>1559,33</text:p>
          </table:table-cell>
          <table:table-cell office:value-type="string">
            <text:p>You_vs_zuza_1223379114968</text:p>
          </table:table-cell>
        </table:table-row>
        <table:table-row table:style-name="ro1">
          <table:table-cell office:value-type="float" office:value="1223376600">
            <text:p>1223376600</text:p>
          </table:table-cell>
          <table:table-cell office:value-type="float" office:value="1804.4">
            <text:p>1804,4</text:p>
          </table:table-cell>
          <table:table-cell table:formula="oooc:=SUM([.B378:.B382])/5" office:value-type="float" office:value="1658.48">
            <text:p>1658,48</text:p>
          </table:table-cell>
          <table:table-cell table:formula="oooc:=SUM([.B376:.B384])/9" office:value-type="float" office:value="1621.04444444444">
            <text:p>1621,04</text:p>
          </table:table-cell>
          <table:table-cell table:formula="oooc:=SUM([.B370:.B390])/21" office:value-type="float" office:value="1650.48571428571">
            <text:p>1650,49</text:p>
          </table:table-cell>
          <table:table-cell table:formula="oooc:=SUM([.B355:.B405])/51" office:value-type="float" office:value="1551.36274509804">
            <text:p>1551,36</text:p>
          </table:table-cell>
          <table:table-cell office:value-type="string">
            <text:p>You_vs_PeterPan_1223380214837</text:p>
          </table:table-cell>
        </table:table-row>
        <table:table-row table:style-name="ro1">
          <table:table-cell office:value-type="float" office:value="1223379180">
            <text:p>1223379180</text:p>
          </table:table-cell>
          <table:table-cell office:value-type="float" office:value="1608.2">
            <text:p>1608,2</text:p>
          </table:table-cell>
          <table:table-cell table:formula="oooc:=SUM([.B379:.B383])/5" office:value-type="float" office:value="1629.98">
            <text:p>1629,98</text:p>
          </table:table-cell>
          <table:table-cell table:formula="oooc:=SUM([.B377:.B385])/9" office:value-type="float" office:value="1662.17777777778">
            <text:p>1662,18</text:p>
          </table:table-cell>
          <table:table-cell table:formula="oooc:=SUM([.B371:.B391])/21" office:value-type="float" office:value="1649.48095238095">
            <text:p>1649,48</text:p>
          </table:table-cell>
          <table:table-cell table:formula="oooc:=SUM([.B356:.B406])/51" office:value-type="float" office:value="1556.02549019608">
            <text:p>1556,03</text:p>
          </table:table-cell>
          <table:table-cell office:value-type="string">
            <text:p>You_vs_rbud_1223382790306</text:p>
          </table:table-cell>
        </table:table-row>
        <table:table-row table:style-name="ro1">
          <table:table-cell office:value-type="float" office:value="1223384520">
            <text:p>1223384520</text:p>
          </table:table-cell>
          <table:table-cell office:value-type="float" office:value="1817.6">
            <text:p>1817,6</text:p>
          </table:table-cell>
          <table:table-cell table:formula="oooc:=SUM([.B380:.B384])/5" office:value-type="float" office:value="1677.84">
            <text:p>1677,84</text:p>
          </table:table-cell>
          <table:table-cell table:formula="oooc:=SUM([.B378:.B386])/9" office:value-type="float" office:value="1668.73333333333">
            <text:p>1668,73</text:p>
          </table:table-cell>
          <table:table-cell table:formula="oooc:=SUM([.B372:.B392])/21" office:value-type="float" office:value="1645.56666666667">
            <text:p>1645,57</text:p>
          </table:table-cell>
          <table:table-cell table:formula="oooc:=SUM([.B357:.B407])/51" office:value-type="float" office:value="1505.37450980392">
            <text:p>1505,37</text:p>
          </table:table-cell>
          <table:table-cell office:value-type="string">
            <text:p>You_vs_DINO_1223388178047</text:p>
          </table:table-cell>
        </table:table-row>
        <table:table-row table:style-name="ro1">
          <table:table-cell office:value-type="float" office:value="1223386380">
            <text:p>1223386380</text:p>
          </table:table-cell>
          <table:table-cell office:value-type="float" office:value="1474.1">
            <text:p>1474,1</text:p>
          </table:table-cell>
          <table:table-cell table:formula="oooc:=SUM([.B381:.B385])/5" office:value-type="float" office:value="1680.64">
            <text:p>1680,64</text:p>
          </table:table-cell>
          <table:table-cell table:formula="oooc:=SUM([.B379:.B387])/9" office:value-type="float" office:value="1681.66666666667">
            <text:p>1681,67</text:p>
          </table:table-cell>
          <table:table-cell table:formula="oooc:=SUM([.B373:.B393])/21" office:value-type="float" office:value="1638.66190476191">
            <text:p>1638,66</text:p>
          </table:table-cell>
          <table:table-cell table:formula="oooc:=SUM([.B358:.B408])/51" office:value-type="float" office:value="1512.63725490196">
            <text:p>1512,64</text:p>
          </table:table-cell>
          <table:table-cell office:value-type="string">
            <text:p>You_vs_DINO_1223390038738</text:p>
          </table:table-cell>
        </table:table-row>
        <table:table-row table:style-name="ro1">
          <table:table-cell office:value-type="float" office:value="1223387760">
            <text:p>1223387760</text:p>
          </table:table-cell>
          <table:table-cell office:value-type="float" office:value="1684.9">
            <text:p>1684,9</text:p>
          </table:table-cell>
          <table:table-cell table:formula="oooc:=SUM([.B382:.B386])/5" office:value-type="float" office:value="1708.76">
            <text:p>1708,76</text:p>
          </table:table-cell>
          <table:table-cell table:formula="oooc:=SUM([.B380:.B388])/9" office:value-type="float" office:value="1725.67777777778">
            <text:p>1725,68</text:p>
          </table:table-cell>
          <table:table-cell table:formula="oooc:=SUM([.B374:.B394])/21" office:value-type="float" office:value="1636.96666666667">
            <text:p>1636,97</text:p>
          </table:table-cell>
          <table:table-cell table:formula="oooc:=SUM([.B359:.B409])/51" office:value-type="float" office:value="1514.33529411765">
            <text:p>1514,34</text:p>
          </table:table-cell>
          <table:table-cell office:value-type="string">
            <text:p>You_vs_NassimSabba_1223391419920</text:p>
          </table:table-cell>
        </table:table-row>
        <table:table-row table:style-name="ro1">
          <table:table-cell office:value-type="float" office:value="1223388540">
            <text:p>1223388540</text:p>
          </table:table-cell>
          <table:table-cell office:value-type="float" office:value="1818.4">
            <text:p>1818,4</text:p>
          </table:table-cell>
          <table:table-cell table:formula="oooc:=SUM([.B383:.B387])/5" office:value-type="float" office:value="1691.84">
            <text:p>1691,84</text:p>
          </table:table-cell>
          <table:table-cell table:formula="oooc:=SUM([.B381:.B389])/9" office:value-type="float" office:value="1708.17777777778">
            <text:p>1708,18</text:p>
          </table:table-cell>
          <table:table-cell table:formula="oooc:=SUM([.B375:.B395])/21" office:value-type="float" office:value="1643.56190476191">
            <text:p>1643,56</text:p>
          </table:table-cell>
          <table:table-cell table:formula="oooc:=SUM([.B360:.B410])/51" office:value-type="float" office:value="1522.93333333333">
            <text:p>1522,93</text:p>
          </table:table-cell>
          <table:table-cell office:value-type="string">
            <text:p>You_vs_Snowbound_1223392179936</text:p>
          </table:table-cell>
        </table:table-row>
        <table:table-row table:style-name="ro1">
          <table:table-cell office:value-type="float" office:value="1223391300">
            <text:p>1223391300</text:p>
          </table:table-cell>
          <table:table-cell office:value-type="float" office:value="1748.8">
            <text:p>1748,8</text:p>
          </table:table-cell>
          <table:table-cell table:formula="oooc:=SUM([.B384:.B388])/5" office:value-type="float" office:value="1765.36">
            <text:p>1765,36</text:p>
          </table:table-cell>
          <table:table-cell table:formula="oooc:=SUM([.B382:.B390])/9" office:value-type="float" office:value="1695.4">
            <text:p>1695,4</text:p>
          </table:table-cell>
          <table:table-cell table:formula="oooc:=SUM([.B376:.B396])/21" office:value-type="float" office:value="1634.79047619048">
            <text:p>1634,79</text:p>
          </table:table-cell>
          <table:table-cell table:formula="oooc:=SUM([.B361:.B411])/51" office:value-type="float" office:value="1526.07254901961">
            <text:p>1526,07</text:p>
          </table:table-cell>
          <table:table-cell office:value-type="string">
            <text:p>You_vs_ronjasu_1223394934691</text:p>
          </table:table-cell>
        </table:table-row>
        <table:table-row table:style-name="ro1">
          <table:table-cell office:value-type="float" office:value="1223396760">
            <text:p>1223396760</text:p>
          </table:table-cell>
          <table:table-cell office:value-type="float" office:value="1733">
            <text:p>1733</text:p>
          </table:table-cell>
          <table:table-cell table:formula="oooc:=SUM([.B385:.B389])/5" office:value-type="float" office:value="1757.76">
            <text:p>1757,76</text:p>
          </table:table-cell>
          <table:table-cell table:formula="oooc:=SUM([.B383:.B391])/9" office:value-type="float" office:value="1675.21111111111">
            <text:p>1675,21</text:p>
          </table:table-cell>
          <table:table-cell table:formula="oooc:=SUM([.B377:.B397])/21" office:value-type="float" office:value="1633.78571428571">
            <text:p>1633,79</text:p>
          </table:table-cell>
          <table:table-cell table:formula="oooc:=SUM([.B362:.B412])/51" office:value-type="float" office:value="1529.51176470588">
            <text:p>1529,51</text:p>
          </table:table-cell>
          <table:table-cell office:value-type="string">
            <text:p>You_vs_ronjasu_1223400383281</text:p>
          </table:table-cell>
        </table:table-row>
        <table:table-row table:style-name="ro1">
          <table:table-cell office:value-type="float" office:value="1223398020">
            <text:p>1223398020</text:p>
          </table:table-cell>
          <table:table-cell office:value-type="float" office:value="1841.7">
            <text:p>1841,7</text:p>
          </table:table-cell>
          <table:table-cell table:formula="oooc:=SUM([.B386:.B390])/5" office:value-type="float" office:value="1692.72">
            <text:p>1692,72</text:p>
          </table:table-cell>
          <table:table-cell table:formula="oooc:=SUM([.B384:.B392])/9" office:value-type="float" office:value="1659.68888888889">
            <text:p>1659,69</text:p>
          </table:table-cell>
          <table:table-cell table:formula="oooc:=SUM([.B378:.B398])/21" office:value-type="float" office:value="1608.5619047619">
            <text:p>1608,56</text:p>
          </table:table-cell>
          <table:table-cell table:formula="oooc:=SUM([.B363:.B413])/51" office:value-type="float" office:value="1522.0862745098">
            <text:p>1522,09</text:p>
          </table:table-cell>
          <table:table-cell office:value-type="string">
            <text:p>You_vs_uknowme_1223401673058</text:p>
          </table:table-cell>
        </table:table-row>
        <table:table-row table:style-name="ro1">
          <table:table-cell office:value-type="float" office:value="1223404140">
            <text:p>1223404140</text:p>
          </table:table-cell>
          <table:table-cell office:value-type="float" office:value="1646.9">
            <text:p>1646,9</text:p>
          </table:table-cell>
          <table:table-cell table:formula="oooc:=SUM([.B387:.B391])/5" office:value-type="float" office:value="1670.14">
            <text:p>1670,14</text:p>
          </table:table-cell>
          <table:table-cell table:formula="oooc:=SUM([.B385:.B393])/9" office:value-type="float" office:value="1636.85555555556">
            <text:p>1636,86</text:p>
          </table:table-cell>
          <table:table-cell table:formula="oooc:=SUM([.B379:.B399])/21" office:value-type="float" office:value="1594.52380952381">
            <text:p>1594,52</text:p>
          </table:table-cell>
          <table:table-cell table:formula="oooc:=SUM([.B364:.B414])/51" office:value-type="float" office:value="1523.29411764706">
            <text:p>1523,29</text:p>
          </table:table-cell>
          <table:table-cell office:value-type="string">
            <text:p>You_vs_warrenburrowes_1223407785516</text:p>
          </table:table-cell>
        </table:table-row>
        <table:table-row table:style-name="ro1">
          <table:table-cell office:value-type="float" office:value="1223407380">
            <text:p>1223407380</text:p>
          </table:table-cell>
          <table:table-cell office:value-type="float" office:value="1493.2">
            <text:p>1493,2</text:p>
          </table:table-cell>
          <table:table-cell table:formula="oooc:=SUM([.B388:.B392])/5" office:value-type="float" office:value="1590.42">
            <text:p>1590,42</text:p>
          </table:table-cell>
          <table:table-cell table:formula="oooc:=SUM([.B386:.B394])/9" office:value-type="float" office:value="1607.35555555556">
            <text:p>1607,36</text:p>
          </table:table-cell>
          <table:table-cell table:formula="oooc:=SUM([.B380:.B400])/21" office:value-type="float" office:value="1576.5619047619">
            <text:p>1576,56</text:p>
          </table:table-cell>
          <table:table-cell table:formula="oooc:=SUM([.B365:.B415])/51" office:value-type="float" office:value="1521.70392156863">
            <text:p>1521,7</text:p>
          </table:table-cell>
          <table:table-cell office:value-type="string">
            <text:p>You_vs_babson_1223411009774</text:p>
          </table:table-cell>
        </table:table-row>
        <table:table-row table:style-name="ro1">
          <table:table-cell office:value-type="float" office:value="1223646120">
            <text:p>1223646120</text:p>
          </table:table-cell>
          <table:table-cell office:value-type="float" office:value="1635.9">
            <text:p>1635,9</text:p>
          </table:table-cell>
          <table:table-cell table:formula="oooc:=SUM([.B389:.B393])/5" office:value-type="float" office:value="1517.96">
            <text:p>1517,96</text:p>
          </table:table-cell>
          <table:table-cell table:formula="oooc:=SUM([.B387:.B395])/9" office:value-type="float" office:value="1608.54444444444">
            <text:p>1608,54</text:p>
          </table:table-cell>
          <table:table-cell table:formula="oooc:=SUM([.B381:.B401])/21" office:value-type="float" office:value="1564.38571428571">
            <text:p>1564,39</text:p>
          </table:table-cell>
          <table:table-cell table:formula="oooc:=SUM([.B366:.B416])/51" office:value-type="float" office:value="1524.52549019608">
            <text:p>1524,53</text:p>
          </table:table-cell>
          <table:table-cell office:value-type="string">
            <text:p>You_vs_zig_1223649769111</text:p>
          </table:table-cell>
        </table:table-row>
        <table:table-row table:style-name="ro1">
          <table:table-cell office:value-type="float" office:value="1223648880">
            <text:p>1223648880</text:p>
          </table:table-cell>
          <table:table-cell office:value-type="float" office:value="1334.4">
            <text:p>1334,4</text:p>
          </table:table-cell>
          <table:table-cell table:formula="oooc:=SUM([.B390:.B394])/5" office:value-type="float" office:value="1499.16">
            <text:p>1499,16</text:p>
          </table:table-cell>
          <table:table-cell table:formula="oooc:=SUM([.B388:.B396])/9" office:value-type="float" office:value="1604.55555555556">
            <text:p>1604,56</text:p>
          </table:table-cell>
          <table:table-cell table:formula="oooc:=SUM([.B382:.B402])/21" office:value-type="float" office:value="1534.43333333333">
            <text:p>1534,43</text:p>
          </table:table-cell>
          <table:table-cell table:formula="oooc:=SUM([.B367:.B417])/51" office:value-type="float" office:value="1521.77450980392">
            <text:p>1521,77</text:p>
          </table:table-cell>
          <table:table-cell office:value-type="string">
            <text:p>You_vs_controlalt_1223652501421</text:p>
          </table:table-cell>
        </table:table-row>
        <table:table-row table:style-name="ro1">
          <table:table-cell office:value-type="float" office:value="1223649600">
            <text:p>1223649600</text:p>
          </table:table-cell>
          <table:table-cell office:value-type="float" office:value="1479.4">
            <text:p>1479,4</text:p>
          </table:table-cell>
          <table:table-cell table:formula="oooc:=SUM([.B391:.B395])/5" office:value-type="float" office:value="1552.42">
            <text:p>1552,42</text:p>
          </table:table-cell>
          <table:table-cell table:formula="oooc:=SUM([.B389:.B397])/9" office:value-type="float" office:value="1558.48888888889">
            <text:p>1558,49</text:p>
          </table:table-cell>
          <table:table-cell table:formula="oooc:=SUM([.B383:.B403])/21" office:value-type="float" office:value="1529.70952380952">
            <text:p>1529,71</text:p>
          </table:table-cell>
          <table:table-cell table:formula="oooc:=SUM([.B368:.B418])/51" office:value-type="float" office:value="1534.95294117647">
            <text:p>1534,95</text:p>
          </table:table-cell>
          <table:table-cell office:value-type="string">
            <text:p>You_vs_adz_1223653202572</text:p>
          </table:table-cell>
        </table:table-row>
        <table:table-row table:style-name="ro1">
          <table:table-cell office:value-type="float" office:value="1223653440">
            <text:p>1223653440</text:p>
          </table:table-cell>
          <table:table-cell office:value-type="float" office:value="1552.9">
            <text:p>1552,9</text:p>
          </table:table-cell>
          <table:table-cell table:formula="oooc:=SUM([.B392:.B396])/5" office:value-type="float" office:value="1564.66">
            <text:p>1564,66</text:p>
          </table:table-cell>
          <table:table-cell table:formula="oooc:=SUM([.B390:.B398])/9" office:value-type="float" office:value="1504.4">
            <text:p>1504,4</text:p>
          </table:table-cell>
          <table:table-cell table:formula="oooc:=SUM([.B384:.B404])/21" office:value-type="float" office:value="1533.03333333333">
            <text:p>1533,03</text:p>
          </table:table-cell>
          <table:table-cell table:formula="oooc:=SUM([.B369:.B419])/51" office:value-type="float" office:value="1527.79019607843">
            <text:p>1527,79</text:p>
          </table:table-cell>
          <table:table-cell office:value-type="string">
            <text:p>You_vs_Zauberin______1223657045028</text:p>
          </table:table-cell>
        </table:table-row>
        <table:table-row table:style-name="ro1">
          <table:table-cell office:value-type="float" office:value="1223831640">
            <text:p>1223831640</text:p>
          </table:table-cell>
          <table:table-cell office:value-type="float" office:value="1759.5">
            <text:p>1759,5</text:p>
          </table:table-cell>
          <table:table-cell table:formula="oooc:=SUM([.B393:.B397])/5" office:value-type="float" office:value="1583.2">
            <text:p>1583,2</text:p>
          </table:table-cell>
          <table:table-cell table:formula="oooc:=SUM([.B391:.B399])/9" office:value-type="float" office:value="1485.35555555556">
            <text:p>1485,36</text:p>
          </table:table-cell>
          <table:table-cell table:formula="oooc:=SUM([.B385:.B405])/21" office:value-type="float" office:value="1507.16666666667">
            <text:p>1507,17</text:p>
          </table:table-cell>
          <table:table-cell table:formula="oooc:=SUM([.B370:.B420])/51" office:value-type="float" office:value="1526.19019607843">
            <text:p>1526,19</text:p>
          </table:table-cell>
          <table:table-cell office:value-type="string">
            <text:p>You_vs_andigo_1223835266116</text:p>
          </table:table-cell>
        </table:table-row>
        <table:table-row table:style-name="ro1">
          <table:table-cell office:value-type="float" office:value="1223914620">
            <text:p>1223914620</text:p>
          </table:table-cell>
          <table:table-cell office:value-type="float" office:value="1697.1">
            <text:p>1697,1</text:p>
          </table:table-cell>
          <table:table-cell table:formula="oooc:=SUM([.B394:.B398])/5" office:value-type="float" office:value="1519.34">
            <text:p>1519,34</text:p>
          </table:table-cell>
          <table:table-cell table:formula="oooc:=SUM([.B392:.B400])/9" office:value-type="float" office:value="1422.3">
            <text:p>1422,3</text:p>
          </table:table-cell>
          <table:table-cell table:formula="oooc:=SUM([.B386:.B406])/21" office:value-type="float" office:value="1506.52380952381">
            <text:p>1506,52</text:p>
          </table:table-cell>
          <table:table-cell table:formula="oooc:=SUM([.B371:.B421])/51" office:value-type="float" office:value="1528.67647058824">
            <text:p>1528,68</text:p>
          </table:table-cell>
          <table:table-cell office:value-type="string">
            <text:p>You_vs_popefam_1223918261593</text:p>
          </table:table-cell>
        </table:table-row>
        <table:table-row table:style-name="ro1">
          <table:table-cell office:value-type="float" office:value="1223915820">
            <text:p>1223915820</text:p>
          </table:table-cell>
          <table:table-cell office:value-type="float" office:value="1427.1">
            <text:p>1427,1</text:p>
          </table:table-cell>
          <table:table-cell table:formula="oooc:=SUM([.B395:.B399])/5" office:value-type="float" office:value="1473.12">
            <text:p>1473,12</text:p>
          </table:table-cell>
          <table:table-cell table:formula="oooc:=SUM([.B393:.B401])/9" office:value-type="float" office:value="1446.11111111111">
            <text:p>1446,11</text:p>
          </table:table-cell>
          <table:table-cell table:formula="oooc:=SUM([.B387:.B407])/21" office:value-type="float" office:value="1377.96666666667">
            <text:p>1377,97</text:p>
          </table:table-cell>
          <table:table-cell table:formula="oooc:=SUM([.B372:.B422])/51" office:value-type="float" office:value="1525.48039215686">
            <text:p>1525,48</text:p>
          </table:table-cell>
          <table:table-cell office:value-type="string">
            <text:p>You_vs_htwooosa_1223919453206</text:p>
          </table:table-cell>
        </table:table-row>
        <table:table-row table:style-name="ro1">
          <table:table-cell office:value-type="float" office:value="1223916780">
            <text:p>1223916780</text:p>
          </table:table-cell>
          <table:table-cell office:value-type="float" office:value="1160.1">
            <text:p>1160,1</text:p>
          </table:table-cell>
          <table:table-cell table:formula="oooc:=SUM([.B396:.B400])/5" office:value-type="float" office:value="1334.9">
            <text:p>1334,9</text:p>
          </table:table-cell>
          <table:table-cell table:formula="oooc:=SUM([.B394:.B402])/9" office:value-type="float" office:value="1390.53333333333">
            <text:p>1390,53</text:p>
          </table:table-cell>
          <table:table-cell table:formula="oooc:=SUM([.B388:.B408])/21" office:value-type="float" office:value="1379.51904761905">
            <text:p>1379,52</text:p>
          </table:table-cell>
          <table:table-cell table:formula="oooc:=SUM([.B373:.B423])/51" office:value-type="float" office:value="1530.33529411765">
            <text:p>1530,34</text:p>
          </table:table-cell>
          <table:table-cell office:value-type="string">
            <text:p>You_vs_uknowme_1223920434893</text:p>
          </table:table-cell>
        </table:table-row>
        <table:table-row table:style-name="ro1">
          <table:table-cell office:value-type="float" office:value="1223917800">
            <text:p>1223917800</text:p>
          </table:table-cell>
          <table:table-cell office:value-type="float" office:value="1321.8">
            <text:p>1321,8</text:p>
          </table:table-cell>
          <table:table-cell table:formula="oooc:=SUM([.B397:.B401])/5" office:value-type="float" office:value="1305.22">
            <text:p>1305,22</text:p>
          </table:table-cell>
          <table:table-cell table:formula="oooc:=SUM([.B395:.B403])/9" office:value-type="float" office:value="1408.92222222222">
            <text:p>1408,92</text:p>
          </table:table-cell>
          <table:table-cell table:formula="oooc:=SUM([.B389:.B409])/21" office:value-type="float" office:value="1371.14285714286">
            <text:p>1371,14</text:p>
          </table:table-cell>
          <table:table-cell table:formula="oooc:=SUM([.B374:.B424])/51" office:value-type="float" office:value="1527.14901960784">
            <text:p>1527,15</text:p>
          </table:table-cell>
          <table:table-cell office:value-type="string">
            <text:p>You_vs_brningwyre_1223921447525</text:p>
          </table:table-cell>
        </table:table-row>
        <table:table-row table:style-name="ro1">
          <table:table-cell office:value-type="float" office:value="1223918820">
            <text:p>1223918820</text:p>
          </table:table-cell>
          <table:table-cell office:value-type="float" office:value="1068.4">
            <text:p>1068,4</text:p>
          </table:table-cell>
          <table:table-cell table:formula="oooc:=SUM([.B398:.B402])/5" office:value-type="float" office:value="1215.64">
            <text:p>1215,64</text:p>
          </table:table-cell>
          <table:table-cell table:formula="oooc:=SUM([.B396:.B404])/9" office:value-type="float" office:value="1384.96666666667">
            <text:p>1384,97</text:p>
          </table:table-cell>
          <table:table-cell table:formula="oooc:=SUM([.B390:.B410])/21" office:value-type="float" office:value="1371.28095238095">
            <text:p>1371,28</text:p>
          </table:table-cell>
          <table:table-cell table:formula="oooc:=SUM([.B375:.B425])/51" office:value-type="float" office:value="1529.13333333333">
            <text:p>1529,13</text:p>
          </table:table-cell>
          <table:table-cell office:value-type="string">
            <text:p>You_vs_giobarbera_1223922440279</text:p>
          </table:table-cell>
        </table:table-row>
        <table:table-row table:style-name="ro1">
          <table:table-cell office:value-type="float" office:value="1223920380">
            <text:p>1223920380</text:p>
          </table:table-cell>
          <table:table-cell office:value-type="float" office:value="1548.7">
            <text:p>1548,7</text:p>
          </table:table-cell>
          <table:table-cell table:formula="oooc:=SUM([.B399:.B403])/5" office:value-type="float" office:value="1327.3">
            <text:p>1327,3</text:p>
          </table:table-cell>
          <table:table-cell table:formula="oooc:=SUM([.B397:.B405])/9" office:value-type="float" office:value="1323.25555555556">
            <text:p>1323,26</text:p>
          </table:table-cell>
          <table:table-cell table:formula="oooc:=SUM([.B391:.B411])/21" office:value-type="float" office:value="1369.38095238095">
            <text:p>1369,38</text:p>
          </table:table-cell>
          <table:table-cell table:formula="oooc:=SUM([.B376:.B426])/51" office:value-type="float" office:value="1518.93529411765">
            <text:p>1518,94</text:p>
          </table:table-cell>
          <table:table-cell office:value-type="string">
            <text:p>You_vs_hedashedas_1223924021665</text:p>
          </table:table-cell>
        </table:table-row>
        <table:table-row table:style-name="ro1">
          <table:table-cell office:value-type="float" office:value="1224320280">
            <text:p>1224320280</text:p>
          </table:table-cell>
          <table:table-cell office:value-type="float" office:value="979.2">
            <text:p>979,2</text:p>
          </table:table-cell>
          <table:table-cell table:formula="oooc:=SUM([.B400:.B404])/5" office:value-type="float" office:value="1371.72">
            <text:p>1371,72</text:p>
          </table:table-cell>
          <table:table-cell table:formula="oooc:=SUM([.B398:.B406])/9" office:value-type="float" office:value="1365.23333333333">
            <text:p>1365,23</text:p>
          </table:table-cell>
          <table:table-cell table:formula="oooc:=SUM([.B392:.B412])/21" office:value-type="float" office:value="1366.24285714286">
            <text:p>1366,24</text:p>
          </table:table-cell>
          <table:table-cell table:formula="oooc:=SUM([.B377:.B427])/51" office:value-type="float" office:value="1516.07254901961">
            <text:p>1516,07</text:p>
          </table:table-cell>
          <table:table-cell office:value-type="string">
            <text:p>You_vs_berliner_1224323900223</text:p>
          </table:table-cell>
        </table:table-row>
        <table:table-row table:style-name="ro1">
          <table:table-cell office:value-type="float" office:value="1224322200">
            <text:p>1224322200</text:p>
          </table:table-cell>
          <table:table-cell office:value-type="float" office:value="1718.4">
            <text:p>1718,4</text:p>
          </table:table-cell>
          <table:table-cell table:formula="oooc:=SUM([.B401:.B405])/5" office:value-type="float" office:value="1386.38">
            <text:p>1386,38</text:p>
          </table:table-cell>
          <table:table-cell table:formula="oooc:=SUM([.B399:.B407])/9" office:value-type="float" office:value="1130.67777777778">
            <text:p>1130,68</text:p>
          </table:table-cell>
          <table:table-cell table:formula="oooc:=SUM([.B393:.B413])/21" office:value-type="float" office:value="1372.23333333333">
            <text:p>1372,23</text:p>
          </table:table-cell>
          <table:table-cell table:formula="oooc:=SUM([.B378:.B428])/51" office:value-type="float" office:value="1511.66078431373">
            <text:p>1511,66</text:p>
          </table:table-cell>
          <table:table-cell office:value-type="string">
            <text:p>You_vs_Zauberin_1224325803931</text:p>
          </table:table-cell>
        </table:table-row>
        <table:table-row table:style-name="ro1">
          <table:table-cell office:value-type="float" office:value="1224322860">
            <text:p>1224322860</text:p>
          </table:table-cell>
          <table:table-cell office:value-type="float" office:value="1543.9">
            <text:p>1543,9</text:p>
          </table:table-cell>
          <table:table-cell table:formula="oooc:=SUM([.B402:.B406])/5" office:value-type="float" office:value="1437.62">
            <text:p>1437,62</text:p>
          </table:table-cell>
          <table:table-cell table:formula="oooc:=SUM([.B400:.B408])/9" office:value-type="float" office:value="1179.98888888889">
            <text:p>1179,99</text:p>
          </table:table-cell>
          <table:table-cell table:formula="oooc:=SUM([.B394:.B414])/21" office:value-type="float" office:value="1387.11904761905">
            <text:p>1387,12</text:p>
          </table:table-cell>
          <table:table-cell table:formula="oooc:=SUM([.B379:.B429])/51" office:value-type="float" office:value="1516.25882352941">
            <text:p>1516,26</text:p>
          </table:table-cell>
          <table:table-cell office:value-type="string">
            <text:p>You_vs_Zauberin_1224326482683</text:p>
          </table:table-cell>
        </table:table-row>
        <table:table-row table:style-name="ro1">
          <table:table-cell office:value-type="float" office:value="1224325200">
            <text:p>1224325200</text:p>
          </table:table-cell>
          <table:table-cell office:value-type="float" office:value="1141.7">
            <text:p>1141,7</text:p>
          </table:table-cell>
          <table:table-cell table:formula="oooc:=SUM([.B403:.B407])/5" office:value-type="float" office:value="1051.6">
            <text:p>1051,6</text:p>
          </table:table-cell>
          <table:table-cell table:formula="oooc:=SUM([.B401:.B409])/9" office:value-type="float" office:value="1246.36666666667">
            <text:p>1246,37</text:p>
          </table:table-cell>
          <table:table-cell table:formula="oooc:=SUM([.B395:.B415])/21" office:value-type="float" office:value="1387.28571428571">
            <text:p>1387,29</text:p>
          </table:table-cell>
          <table:table-cell table:formula="oooc:=SUM([.B380:.B430])/51" office:value-type="float" office:value="1513.64901960784">
            <text:p>1513,65</text:p>
          </table:table-cell>
          <table:table-cell office:value-type="string">
            <text:p>You_vs_renjack_1224328842721</text:p>
          </table:table-cell>
        </table:table-row>
        <table:table-row table:style-name="ro1">
          <table:table-cell office:value-type="float" office:value="1224345840">
            <text:p>1224345840</text:p>
          </table:table-cell>
          <table:table-cell office:value-type="float" office:value="1804.9">
            <text:p>1804,9</text:p>
          </table:table-cell>
          <table:table-cell table:formula="oooc:=SUM([.B404:.B408])/5" office:value-type="float" office:value="1061.04">
            <text:p>1061,04</text:p>
          </table:table-cell>
          <table:table-cell table:formula="oooc:=SUM([.B402:.B410])/9" office:value-type="float" office:value="1257.6">
            <text:p>1257,6</text:p>
          </table:table-cell>
          <table:table-cell table:formula="oooc:=SUM([.B396:.B416])/21" office:value-type="float" office:value="1388.48571428571">
            <text:p>1388,49</text:p>
          </table:table-cell>
          <table:table-cell table:formula="oooc:=SUM([.B381:.B431])/51" office:value-type="float" office:value="1510.5137254902">
            <text:p>1510,51</text:p>
          </table:table-cell>
          <table:table-cell office:value-type="string">
            <text:p>You_vs_Bonny_1224349476554</text:p>
          </table:table-cell>
        </table:table-row>
        <table:table-row table:style-name="ro1">
          <table:table-cell office:value-type="float" office:value="1224525240">
            <text:p>1224525240</text:p>
          </table:table-cell>
          <table:table-cell office:value-type="float" office:value="-950.9">
            <text:p>-950,9</text:p>
          </table:table-cell>
          <table:table-cell table:formula="oooc:=SUM([.B405:.B409])/5" office:value-type="float" office:value="1085.42">
            <text:p>1085,42</text:p>
          </table:table-cell>
          <table:table-cell table:formula="oooc:=SUM([.B403:.B411])/9" office:value-type="float" office:value="1310.27777777778">
            <text:p>1310,28</text:p>
          </table:table-cell>
          <table:table-cell table:formula="oooc:=SUM([.B397:.B417])/21" office:value-type="float" office:value="1386.26190476191">
            <text:p>1386,26</text:p>
          </table:table-cell>
          <table:table-cell table:formula="oooc:=SUM([.B382:.B432])/51" office:value-type="float" office:value="1511.82549019608">
            <text:p>1511,83</text:p>
          </table:table-cell>
          <table:table-cell office:value-type="string">
            <text:p>You_vs_sinoe_1224528896069</text:p>
          </table:table-cell>
        </table:table-row>
        <table:table-row table:style-name="ro1">
          <table:table-cell office:value-type="float" office:value="1224527220">
            <text:p>1224527220</text:p>
          </table:table-cell>
          <table:table-cell office:value-type="float" office:value="1765.6">
            <text:p>1765,6</text:p>
          </table:table-cell>
          <table:table-cell table:formula="oooc:=SUM([.B406:.B410])/5" office:value-type="float" office:value="1187.04">
            <text:p>1187,04</text:p>
          </table:table-cell>
          <table:table-cell table:formula="oooc:=SUM([.B404:.B412])/9" office:value-type="float" office:value="1293.78888888889">
            <text:p>1293,79</text:p>
          </table:table-cell>
          <table:table-cell table:formula="oooc:=SUM([.B398:.B418])/21" office:value-type="float" office:value="1399.64285714286">
            <text:p>1399,64</text:p>
          </table:table-cell>
          <table:table-cell table:formula="oooc:=SUM([.B383:.B433])/51" office:value-type="float" office:value="1509.90784313726">
            <text:p>1509,91</text:p>
          </table:table-cell>
          <table:table-cell office:value-type="string">
            <text:p>You_vs_anti_1224530862923</text:p>
          </table:table-cell>
        </table:table-row>
        <table:table-row table:style-name="ro1">
          <table:table-cell office:value-type="float" office:value="1224529140">
            <text:p>1224529140</text:p>
          </table:table-cell>
          <table:table-cell office:value-type="float" office:value="1665.8">
            <text:p>1665,8</text:p>
          </table:table-cell>
          <table:table-cell table:formula="oooc:=SUM([.B407:.B411])/5" office:value-type="float" office:value="1116.72">
            <text:p>1116,72</text:p>
          </table:table-cell>
          <table:table-cell table:formula="oooc:=SUM([.B405:.B413])/9" office:value-type="float" office:value="1284.48888888889">
            <text:p>1284,49</text:p>
          </table:table-cell>
          <table:table-cell table:formula="oooc:=SUM([.B399:.B419])/21" office:value-type="float" office:value="1407.18095238095">
            <text:p>1407,18</text:p>
          </table:table-cell>
          <table:table-cell table:formula="oooc:=SUM([.B384:.B434])/51" office:value-type="float" office:value="1512.49019607843">
            <text:p>1512,49</text:p>
          </table:table-cell>
          <table:table-cell office:value-type="string">
            <text:p>You_vs_attachiant_1224532744617</text:p>
          </table:table-cell>
        </table:table-row>
        <table:table-row table:style-name="ro1">
          <table:table-cell office:value-type="float" office:value="1224530580">
            <text:p>1224530580</text:p>
          </table:table-cell>
          <table:table-cell office:value-type="float" office:value="1649.8">
            <text:p>1649,8</text:p>
          </table:table-cell>
          <table:table-cell table:formula="oooc:=SUM([.B408:.B412])/5" office:value-type="float" office:value="1620.9">
            <text:p>1620,9</text:p>
          </table:table-cell>
          <table:table-cell table:formula="oooc:=SUM([.B406:.B414])/9" office:value-type="float" office:value="1356.74444444444">
            <text:p>1356,74</text:p>
          </table:table-cell>
          <table:table-cell table:formula="oooc:=SUM([.B400:.B420])/21" office:value-type="float" office:value="1419.39523809524">
            <text:p>1419,4</text:p>
          </table:table-cell>
          <table:table-cell table:formula="oooc:=SUM([.B385:.B435])/51" office:value-type="float" office:value="1511.81960784314">
            <text:p>1511,82</text:p>
          </table:table-cell>
          <table:table-cell office:value-type="string">
            <text:p>You_vs_titanic_1224534239922</text:p>
          </table:table-cell>
        </table:table-row>
        <table:table-row table:style-name="ro1">
          <table:table-cell office:value-type="float" office:value="1224533760">
            <text:p>1224533760</text:p>
          </table:table-cell>
          <table:table-cell office:value-type="float" office:value="1453.3">
            <text:p>1453,3</text:p>
          </table:table-cell>
          <table:table-cell table:formula="oooc:=SUM([.B409:.B413])/5" office:value-type="float" office:value="1559.82">
            <text:p>1559,82</text:p>
          </table:table-cell>
          <table:table-cell table:formula="oooc:=SUM([.B407:.B415])/9" office:value-type="float" office:value="1329.13333333333">
            <text:p>1329,13</text:p>
          </table:table-cell>
          <table:table-cell table:formula="oooc:=SUM([.B401:.B421])/21" office:value-type="float" office:value="1453.4619047619">
            <text:p>1453,46</text:p>
          </table:table-cell>
          <table:table-cell table:formula="oooc:=SUM([.B386:.B436])/51" office:value-type="float" office:value="1511.17647058824">
            <text:p>1511,18</text:p>
          </table:table-cell>
          <table:table-cell office:value-type="string">
            <text:p>You_vs_SammyDibble_1224537399487</text:p>
          </table:table-cell>
        </table:table-row>
        <table:table-row table:style-name="ro1">
          <table:table-cell office:value-type="float" office:value="1224537240">
            <text:p>1224537240</text:p>
          </table:table-cell>
          <table:table-cell office:value-type="float" office:value="1570">
            <text:p>1570</text:p>
          </table:table-cell>
          <table:table-cell table:formula="oooc:=SUM([.B410:.B414])/5" office:value-type="float" office:value="1585.06">
            <text:p>1585,06</text:p>
          </table:table-cell>
          <table:table-cell table:formula="oooc:=SUM([.B408:.B416])/9" office:value-type="float" office:value="1633.08888888889">
            <text:p>1633,09</text:p>
          </table:table-cell>
          <table:table-cell table:formula="oooc:=SUM([.B402:.B422])/21" office:value-type="float" office:value="1439.40952380952">
            <text:p>1439,41</text:p>
          </table:table-cell>
          <table:table-cell table:formula="oooc:=SUM([.B387:.B437])/51" office:value-type="float" office:value="1509.30196078431">
            <text:p>1509,3</text:p>
          </table:table-cell>
          <table:table-cell office:value-type="string">
            <text:p>You_vs_zulu_1224540880473</text:p>
          </table:table-cell>
        </table:table-row>
        <table:table-row table:style-name="ro1">
          <table:table-cell office:value-type="float" office:value="1224538500">
            <text:p>1224538500</text:p>
          </table:table-cell>
          <table:table-cell office:value-type="float" office:value="1460.2">
            <text:p>1460,2</text:p>
          </table:table-cell>
          <table:table-cell table:formula="oooc:=SUM([.B411:.B415])/5" office:value-type="float" office:value="1566.38">
            <text:p>1566,38</text:p>
          </table:table-cell>
          <table:table-cell table:formula="oooc:=SUM([.B409:.B417])/9" office:value-type="float" office:value="1620.28888888889">
            <text:p>1620,29</text:p>
          </table:table-cell>
          <table:table-cell table:formula="oooc:=SUM([.B403:.B423])/21" office:value-type="float" office:value="1481.92380952381">
            <text:p>1481,92</text:p>
          </table:table-cell>
          <table:table-cell table:formula="oooc:=SUM([.B388:.B438])/51" office:value-type="float" office:value="1509.65490196078">
            <text:p>1509,65</text:p>
          </table:table-cell>
          <table:table-cell office:value-type="string">
            <text:p>You_vs_popefam_1224542148324</text:p>
          </table:table-cell>
        </table:table-row>
        <table:table-row table:style-name="ro1">
          <table:table-cell office:value-type="float" office:value="1224543420">
            <text:p>1224543420</text:p>
          </table:table-cell>
          <table:table-cell office:value-type="float" office:value="1792">
            <text:p>1792</text:p>
          </table:table-cell>
          <table:table-cell table:formula="oooc:=SUM([.B412:.B416])/5" office:value-type="float" office:value="1632.66">
            <text:p>1632,66</text:p>
          </table:table-cell>
          <table:table-cell table:formula="oooc:=SUM([.B410:.B418])/9" office:value-type="float" office:value="1624.98888888889">
            <text:p>1624,99</text:p>
          </table:table-cell>
          <table:table-cell table:formula="oooc:=SUM([.B404:.B424])/21" office:value-type="float" office:value="1468">
            <text:p>1468</text:p>
          </table:table-cell>
          <table:table-cell table:formula="oooc:=SUM([.B389:.B439])/51" office:value-type="float" office:value="1504.08431372549">
            <text:p>1504,08</text:p>
          </table:table-cell>
          <table:table-cell office:value-type="string">
            <text:p>You_vs_Espejo_1224547036887</text:p>
          </table:table-cell>
        </table:table-row>
        <table:table-row table:style-name="ro1">
          <table:table-cell office:value-type="float" office:value="1224616140">
            <text:p>1224616140</text:p>
          </table:table-cell>
          <table:table-cell office:value-type="float" office:value="1556.4">
            <text:p>1556,4</text:p>
          </table:table-cell>
          <table:table-cell table:formula="oooc:=SUM([.B413:.B417])/5" office:value-type="float" office:value="1648.74">
            <text:p>1648,74</text:p>
          </table:table-cell>
          <table:table-cell table:formula="oooc:=SUM([.B411:.B419])/9" office:value-type="float" office:value="1588.16666666667">
            <text:p>1588,17</text:p>
          </table:table-cell>
          <table:table-cell table:formula="oooc:=SUM([.B405:.B425])/21" office:value-type="float" office:value="1476.49047619048">
            <text:p>1476,49</text:p>
          </table:table-cell>
          <table:table-cell table:formula="oooc:=SUM([.B390:.B440])/51" office:value-type="float" office:value="1484.73529411765">
            <text:p>1484,74</text:p>
          </table:table-cell>
          <table:table-cell office:value-type="string">
            <text:p>You_vs_fiftythree_1224619780280</text:p>
          </table:table-cell>
        </table:table-row>
        <table:table-row table:style-name="ro1">
          <table:table-cell office:value-type="float" office:value="1224703680">
            <text:p>1224703680</text:p>
          </table:table-cell>
          <table:table-cell office:value-type="float" office:value="1784.7">
            <text:p>1784,7</text:p>
          </table:table-cell>
          <table:table-cell table:formula="oooc:=SUM([.B414:.B418])/5" office:value-type="float" office:value="1698.32">
            <text:p>1698,32</text:p>
          </table:table-cell>
          <table:table-cell table:formula="oooc:=SUM([.B412:.B420])/9" office:value-type="float" office:value="1602.05555555556">
            <text:p>1602,06</text:p>
          </table:table-cell>
          <table:table-cell table:formula="oooc:=SUM([.B406:.B426])/21" office:value-type="float" office:value="1486.94285714286">
            <text:p>1486,94</text:p>
          </table:table-cell>
          <table:table-cell table:formula="oooc:=SUM([.B391:.B441])/51" office:value-type="float" office:value="1487.44901960784">
            <text:p>1487,45</text:p>
          </table:table-cell>
          <table:table-cell office:value-type="string">
            <text:p>You_vs_Tzutzel_1224707298962</text:p>
          </table:table-cell>
        </table:table-row>
        <table:table-row table:style-name="ro1">
          <table:table-cell office:value-type="float" office:value="1224704640">
            <text:p>1224704640</text:p>
          </table:table-cell>
          <table:table-cell office:value-type="float" office:value="1650.4">
            <text:p>1650,4</text:p>
          </table:table-cell>
          <table:table-cell table:formula="oooc:=SUM([.B415:.B419])/5" office:value-type="float" office:value="1603.6">
            <text:p>1603,6</text:p>
          </table:table-cell>
          <table:table-cell table:formula="oooc:=SUM([.B413:.B421])/9" office:value-type="float" office:value="1625.81111111111">
            <text:p>1625,81</text:p>
          </table:table-cell>
          <table:table-cell table:formula="oooc:=SUM([.B407:.B427])/21" office:value-type="float" office:value="1463.00476190476">
            <text:p>1463</text:p>
          </table:table-cell>
          <table:table-cell table:formula="oooc:=SUM([.B392:.B442])/51" office:value-type="float" office:value="1485.73529411765">
            <text:p>1485,74</text:p>
          </table:table-cell>
          <table:table-cell office:value-type="string">
            <text:p>You_vs_evenif_1224708245639</text:p>
          </table:table-cell>
        </table:table-row>
        <table:table-row table:style-name="ro1">
          <table:table-cell office:value-type="float" office:value="1224707580">
            <text:p>1224707580</text:p>
          </table:table-cell>
          <table:table-cell office:value-type="float" office:value="1708.1">
            <text:p>1708,1</text:p>
          </table:table-cell>
          <table:table-cell table:formula="oooc:=SUM([.B416:.B420])/5" office:value-type="float" office:value="1607.98">
            <text:p>1607,98</text:p>
          </table:table-cell>
          <table:table-cell table:formula="oooc:=SUM([.B414:.B422])/9" office:value-type="float" office:value="1602.85555555556">
            <text:p>1602,86</text:p>
          </table:table-cell>
          <table:table-cell table:formula="oooc:=SUM([.B408:.B428])/21" office:value-type="float" office:value="1578.0380952381">
            <text:p>1578,04</text:p>
          </table:table-cell>
          <table:table-cell table:formula="oooc:=SUM([.B393:.B443])/51" office:value-type="float" office:value="1492.60392156863">
            <text:p>1492,6</text:p>
          </table:table-cell>
          <table:table-cell office:value-type="string">
            <text:p>You_vs_ilesino_1224711235055</text:p>
          </table:table-cell>
        </table:table-row>
        <table:table-row table:style-name="ro1">
          <table:table-cell office:value-type="float" office:value="1224710160">
            <text:p>1224710160</text:p>
          </table:table-cell>
          <table:table-cell office:value-type="float" office:value="1318.4">
            <text:p>1318,4</text:p>
          </table:table-cell>
          <table:table-cell table:formula="oooc:=SUM([.B417:.B421])/5" office:value-type="float" office:value="1607.8">
            <text:p>1607,8</text:p>
          </table:table-cell>
          <table:table-cell table:formula="oooc:=SUM([.B415:.B423])/9" office:value-type="float" office:value="1611.74444444444">
            <text:p>1611,74</text:p>
          </table:table-cell>
          <table:table-cell table:formula="oooc:=SUM([.B409:.B429])/21" office:value-type="float" office:value="1582.10952380952">
            <text:p>1582,11</text:p>
          </table:table-cell>
          <table:table-cell table:formula="oooc:=SUM([.B394:.B444])/51" office:value-type="float" office:value="1494.93137254902">
            <text:p>1494,93</text:p>
          </table:table-cell>
          <table:table-cell office:value-type="string">
            <text:p>You_vs_anti_1224713794303</text:p>
          </table:table-cell>
        </table:table-row>
        <table:table-row table:style-name="ro1">
          <table:table-cell office:value-type="float" office:value="1224785040">
            <text:p>1224785040</text:p>
          </table:table-cell>
          <table:table-cell office:value-type="float" office:value="1578.3">
            <text:p>1578,3</text:p>
          </table:table-cell>
          <table:table-cell table:formula="oooc:=SUM([.B418:.B422])/5" office:value-type="float" office:value="1528.44">
            <text:p>1528,44</text:p>
          </table:table-cell>
          <table:table-cell table:formula="oooc:=SUM([.B416:.B424])/9" office:value-type="float" office:value="1597.25555555556">
            <text:p>1597,26</text:p>
          </table:table-cell>
          <table:table-cell table:formula="oooc:=SUM([.B410:.B430])/21" office:value-type="float" office:value="1565.28571428571">
            <text:p>1565,29</text:p>
          </table:table-cell>
          <table:table-cell table:formula="oooc:=SUM([.B395:.B445])/51" office:value-type="float" office:value="1497.02549019608">
            <text:p>1497,03</text:p>
          </table:table-cell>
          <table:table-cell office:value-type="string">
            <text:p>You_vs_Walk_in_silence_1224788646029</text:p>
          </table:table-cell>
        </table:table-row>
        <table:table-row table:style-name="ro1">
          <table:table-cell office:value-type="float" office:value="1224786780">
            <text:p>1224786780</text:p>
          </table:table-cell>
          <table:table-cell office:value-type="float" office:value="1783.8">
            <text:p>1783,8</text:p>
          </table:table-cell>
          <table:table-cell table:formula="oooc:=SUM([.B419:.B423])/5" office:value-type="float" office:value="1561.22">
            <text:p>1561,22</text:p>
          </table:table-cell>
          <table:table-cell table:formula="oooc:=SUM([.B417:.B425])/9" office:value-type="float" office:value="1590.31111111111">
            <text:p>1590,31</text:p>
          </table:table-cell>
          <table:table-cell table:formula="oooc:=SUM([.B411:.B431])/21" office:value-type="float" office:value="1565.03333333333">
            <text:p>1565,03</text:p>
          </table:table-cell>
          <table:table-cell table:formula="oooc:=SUM([.B396:.B446])/51" office:value-type="float" office:value="1492.64901960784">
            <text:p>1492,65</text:p>
          </table:table-cell>
          <table:table-cell office:value-type="string">
            <text:p>You_vs_zonkey_1224790410247</text:p>
          </table:table-cell>
        </table:table-row>
        <table:table-row table:style-name="ro1">
          <table:table-cell office:value-type="float" office:value="1224789960">
            <text:p>1224789960</text:p>
          </table:table-cell>
          <table:table-cell office:value-type="float" office:value="1253.6">
            <text:p>1253,6</text:p>
          </table:table-cell>
          <table:table-cell table:formula="oooc:=SUM([.B420:.B424])/5" office:value-type="float" office:value="1582.74">
            <text:p>1582,74</text:p>
          </table:table-cell>
          <table:table-cell table:formula="oooc:=SUM([.B418:.B426])/9" office:value-type="float" office:value="1558.17777777778">
            <text:p>1558,18</text:p>
          </table:table-cell>
          <table:table-cell table:formula="oooc:=SUM([.B412:.B432])/21" office:value-type="float" office:value="1575.59523809524">
            <text:p>1575,6</text:p>
          </table:table-cell>
          <table:table-cell table:formula="oooc:=SUM([.B397:.B447])/51" office:value-type="float" office:value="1490.19411764706">
            <text:p>1490,19</text:p>
          </table:table-cell>
          <table:table-cell office:value-type="string">
            <text:p>You_vs_talya_1224793567041</text:p>
          </table:table-cell>
        </table:table-row>
        <table:table-row table:style-name="ro1">
          <table:table-cell office:value-type="float" office:value="1224791040">
            <text:p>1224791040</text:p>
          </table:table-cell>
          <table:table-cell office:value-type="float" office:value="1872">
            <text:p>1872</text:p>
          </table:table-cell>
          <table:table-cell table:formula="oooc:=SUM([.B421:.B425])/5" office:value-type="float" office:value="1611.52">
            <text:p>1611,52</text:p>
          </table:table-cell>
          <table:table-cell table:formula="oooc:=SUM([.B419:.B427])/9" office:value-type="float" office:value="1513.07777777778">
            <text:p>1513,08</text:p>
          </table:table-cell>
          <table:table-cell table:formula="oooc:=SUM([.B413:.B433])/21" office:value-type="float" office:value="1582.72857142857">
            <text:p>1582,73</text:p>
          </table:table-cell>
          <table:table-cell table:formula="oooc:=SUM([.B398:.B448])/51" office:value-type="float" office:value="1491.47254901961">
            <text:p>1491,47</text:p>
          </table:table-cell>
          <table:table-cell office:value-type="string">
            <text:p>You_vs_Geoft_Parast_1224794644892</text:p>
          </table:table-cell>
        </table:table-row>
        <table:table-row table:style-name="ro1">
          <table:table-cell office:value-type="float" office:value="1224793620">
            <text:p>1224793620</text:p>
          </table:table-cell>
          <table:table-cell office:value-type="float" office:value="1426">
            <text:p>1426</text:p>
          </table:table-cell>
          <table:table-cell table:formula="oooc:=SUM([.B422:.B426])/5" office:value-type="float" office:value="1527">
            <text:p>1527</text:p>
          </table:table-cell>
          <table:table-cell table:formula="oooc:=SUM([.B420:.B428])/9" office:value-type="float" office:value="1529.34444444444">
            <text:p>1529,34</text:p>
          </table:table-cell>
          <table:table-cell table:formula="oooc:=SUM([.B414:.B434])/21" office:value-type="float" office:value="1589.6619047619">
            <text:p>1589,66</text:p>
          </table:table-cell>
          <table:table-cell table:formula="oooc:=SUM([.B399:.B449])/51" office:value-type="float" office:value="1499.27843137255">
            <text:p>1499,28</text:p>
          </table:table-cell>
          <table:table-cell office:value-type="string">
            <text:p>You_vs_WillySanuk_1224797265944</text:p>
          </table:table-cell>
        </table:table-row>
        <table:table-row table:style-name="ro1">
          <table:table-cell office:value-type="float" office:value="1224794880">
            <text:p>1224794880</text:p>
          </table:table-cell>
          <table:table-cell office:value-type="float" office:value="1722.2">
            <text:p>1722,2</text:p>
          </table:table-cell>
          <table:table-cell table:formula="oooc:=SUM([.B423:.B427])/5" office:value-type="float" office:value="1536.72">
            <text:p>1536,72</text:p>
          </table:table-cell>
          <table:table-cell table:formula="oooc:=SUM([.B421:.B429])/9" office:value-type="float" office:value="1559.65555555556">
            <text:p>1559,66</text:p>
          </table:table-cell>
          <table:table-cell table:formula="oooc:=SUM([.B415:.B435])/21" office:value-type="float" office:value="1582.93333333333">
            <text:p>1582,93</text:p>
          </table:table-cell>
          <table:table-cell table:formula="oooc:=SUM([.B400:.B450])/51" office:value-type="float" office:value="1506.09803921569">
            <text:p>1506,1</text:p>
          </table:table-cell>
          <table:table-cell office:value-type="string">
            <text:p>You_vs_abilotfi_1224798482859</text:p>
          </table:table-cell>
        </table:table-row>
        <table:table-row table:style-name="ro1">
          <table:table-cell office:value-type="float" office:value="1224795660">
            <text:p>1224795660</text:p>
          </table:table-cell>
          <table:table-cell office:value-type="float" office:value="1361.2">
            <text:p>1361,2</text:p>
          </table:table-cell>
          <table:table-cell table:formula="oooc:=SUM([.B424:.B428])/5" office:value-type="float" office:value="1455.28">
            <text:p>1455,28</text:p>
          </table:table-cell>
          <table:table-cell table:formula="oooc:=SUM([.B422:.B430])/9" office:value-type="float" office:value="1507.28888888889">
            <text:p>1507,29</text:p>
          </table:table-cell>
          <table:table-cell table:formula="oooc:=SUM([.B416:.B436])/21" office:value-type="float" office:value="1593.84761904762">
            <text:p>1593,85</text:p>
          </table:table-cell>
          <table:table-cell table:formula="oooc:=SUM([.B401:.B451])/51" office:value-type="float" office:value="1513.93333333333">
            <text:p>1513,93</text:p>
          </table:table-cell>
          <table:table-cell office:value-type="string">
            <text:p>You_vs_Waldo_Pepper_1224799299920</text:p>
          </table:table-cell>
        </table:table-row>
        <table:table-row table:style-name="ro1">
          <table:table-cell office:value-type="float" office:value="1224796620">
            <text:p>1224796620</text:p>
          </table:table-cell>
          <table:table-cell office:value-type="float" office:value="1302.2">
            <text:p>1302,2</text:p>
          </table:table-cell>
          <table:table-cell table:formula="oooc:=SUM([.B425:.B429])/5" office:value-type="float" office:value="1540.3">
            <text:p>1540,3</text:p>
          </table:table-cell>
          <table:table-cell table:formula="oooc:=SUM([.B423:.B431])/9" office:value-type="float" office:value="1550.72222222222">
            <text:p>1550,72</text:p>
          </table:table-cell>
          <table:table-cell table:formula="oooc:=SUM([.B417:.B437])/21" office:value-type="float" office:value="1587.58571428571">
            <text:p>1587,59</text:p>
          </table:table-cell>
          <table:table-cell table:formula="oooc:=SUM([.B402:.B452])/51" office:value-type="float" office:value="1519.95490196078">
            <text:p>1519,95</text:p>
          </table:table-cell>
          <table:table-cell office:value-type="string">
            <text:p>You_vs_NotMe_1224800275781</text:p>
          </table:table-cell>
        </table:table-row>
        <table:table-row table:style-name="ro1">
          <table:table-cell office:value-type="float" office:value="1224798900">
            <text:p>1224798900</text:p>
          </table:table-cell>
          <table:table-cell office:value-type="float" office:value="1464.8">
            <text:p>1464,8</text:p>
          </table:table-cell>
          <table:table-cell table:formula="oooc:=SUM([.B426:.B430])/5" office:value-type="float" office:value="1458.36">
            <text:p>1458,36</text:p>
          </table:table-cell>
          <table:table-cell table:formula="oooc:=SUM([.B424:.B432])/9" office:value-type="float" office:value="1528.84444444444">
            <text:p>1528,84</text:p>
          </table:table-cell>
          <table:table-cell table:formula="oooc:=SUM([.B418:.B438])/21" office:value-type="float" office:value="1592.37619047619">
            <text:p>1592,38</text:p>
          </table:table-cell>
          <table:table-cell table:formula="oooc:=SUM([.B403:.B453])/51" office:value-type="float" office:value="1533.20980392157">
            <text:p>1533,21</text:p>
          </table:table-cell>
          <table:table-cell office:value-type="string">
            <text:p>You_vs_LLane_1224802543531</text:p>
          </table:table-cell>
        </table:table-row>
        <table:table-row table:style-name="ro1">
          <table:table-cell office:value-type="float" office:value="1224800940">
            <text:p>1224800940</text:p>
          </table:table-cell>
          <table:table-cell office:value-type="float" office:value="1851.1">
            <text:p>1851,1</text:p>
          </table:table-cell>
          <table:table-cell table:formula="oooc:=SUM([.B427:.B431])/5" office:value-type="float" office:value="1515.02">
            <text:p>1515,02</text:p>
          </table:table-cell>
          <table:table-cell table:formula="oooc:=SUM([.B425:.B433])/9" office:value-type="float" office:value="1561.48888888889">
            <text:p>1561,49</text:p>
          </table:table-cell>
          <table:table-cell table:formula="oooc:=SUM([.B419:.B439])/21" office:value-type="float" office:value="1585.20952380952">
            <text:p>1585,21</text:p>
          </table:table-cell>
          <table:table-cell table:formula="oooc:=SUM([.B404:.B454])/51" office:value-type="float" office:value="1532.99411764706">
            <text:p>1532,99</text:p>
          </table:table-cell>
          <table:table-cell office:value-type="string">
            <text:p>You_vs_Ariana_1224804580865</text:p>
          </table:table-cell>
        </table:table-row>
        <table:table-row table:style-name="ro1">
          <table:table-cell office:value-type="float" office:value="1224931800">
            <text:p>1224931800</text:p>
          </table:table-cell>
          <table:table-cell office:value-type="float" office:value="1312.5">
            <text:p>1312,5</text:p>
          </table:table-cell>
          <table:table-cell table:formula="oooc:=SUM([.B428:.B432])/5" office:value-type="float" office:value="1589.6">
            <text:p>1589,6</text:p>
          </table:table-cell>
          <table:table-cell table:formula="oooc:=SUM([.B426:.B434])/9" office:value-type="float" office:value="1548.55555555556">
            <text:p>1548,56</text:p>
          </table:table-cell>
          <table:table-cell table:formula="oooc:=SUM([.B420:.B440])/21" office:value-type="float" office:value="1553.8619047619">
            <text:p>1553,86</text:p>
          </table:table-cell>
          <table:table-cell table:formula="oooc:=SUM([.B405:.B455])/51" office:value-type="float" office:value="1534.96862745098">
            <text:p>1534,97</text:p>
          </table:table-cell>
          <table:table-cell office:value-type="string">
            <text:p>You_vs_alexxx_1224935401691</text:p>
          </table:table-cell>
        </table:table-row>
        <table:table-row table:style-name="ro1">
          <table:table-cell office:value-type="float" office:value="1224933960">
            <text:p>1224933960</text:p>
          </table:table-cell>
          <table:table-cell office:value-type="float" office:value="1644.5">
            <text:p>1644,5</text:p>
          </table:table-cell>
          <table:table-cell table:formula="oooc:=SUM([.B429:.B433])/5" office:value-type="float" office:value="1640.6">
            <text:p>1640,6</text:p>
          </table:table-cell>
          <table:table-cell table:formula="oooc:=SUM([.B427:.B435])/9" office:value-type="float" office:value="1580.72222222222">
            <text:p>1580,72</text:p>
          </table:table-cell>
          <table:table-cell table:formula="oooc:=SUM([.B421:.B441])/21" office:value-type="float" office:value="1556.4">
            <text:p>1556,4</text:p>
          </table:table-cell>
          <table:table-cell table:formula="oooc:=SUM([.B406:.B456])/51" office:value-type="float" office:value="1534.18823529412">
            <text:p>1534,19</text:p>
          </table:table-cell>
          <table:table-cell office:value-type="string">
            <text:p>You_vs_Apano_1224937579708</text:p>
          </table:table-cell>
        </table:table-row>
        <table:table-row table:style-name="ro1">
          <table:table-cell office:value-type="float" office:value="1224943140">
            <text:p>1224943140</text:p>
          </table:table-cell>
          <table:table-cell office:value-type="float" office:value="1675.1">
            <text:p>1675,1</text:p>
          </table:table-cell>
          <table:table-cell table:formula="oooc:=SUM([.B430:.B434])/5" office:value-type="float" office:value="1591.54">
            <text:p>1591,54</text:p>
          </table:table-cell>
          <table:table-cell table:formula="oooc:=SUM([.B428:.B436])/9" office:value-type="float" office:value="1634.43333333333">
            <text:p>1634,43</text:p>
          </table:table-cell>
          <table:table-cell table:formula="oooc:=SUM([.B422:.B442])/21" office:value-type="float" office:value="1545.19523809524">
            <text:p>1545,2</text:p>
          </table:table-cell>
          <table:table-cell table:formula="oooc:=SUM([.B407:.B457])/51" office:value-type="float" office:value="1537.06274509804">
            <text:p>1537,06</text:p>
          </table:table-cell>
          <table:table-cell office:value-type="string">
            <text:p>You_vs_Regina_1224946752447</text:p>
          </table:table-cell>
        </table:table-row>
        <table:table-row table:style-name="ro1">
          <table:table-cell office:value-type="float" office:value="1224946320">
            <text:p>1224946320</text:p>
          </table:table-cell>
          <table:table-cell office:value-type="float" office:value="1719.8">
            <text:p>1719,8</text:p>
          </table:table-cell>
          <table:table-cell table:formula="oooc:=SUM([.B431:.B435])/5" office:value-type="float" office:value="1659.18">
            <text:p>1659,18</text:p>
          </table:table-cell>
          <table:table-cell table:formula="oooc:=SUM([.B429:.B437])/9" office:value-type="float" office:value="1655.36666666667">
            <text:p>1655,37</text:p>
          </table:table-cell>
          <table:table-cell table:formula="oooc:=SUM([.B423:.B443])/21" office:value-type="float" office:value="1565.72380952381">
            <text:p>1565,72</text:p>
          </table:table-cell>
          <table:table-cell table:formula="oooc:=SUM([.B408:.B458])/51" office:value-type="float" office:value="1578.83333333333">
            <text:p>1578,83</text:p>
          </table:table-cell>
          <table:table-cell office:value-type="string">
            <text:p>You_vs_RusDV_1224949944214</text:p>
          </table:table-cell>
        </table:table-row>
        <table:table-row table:style-name="ro1">
          <table:table-cell office:value-type="float" office:value="1224948180">
            <text:p>1224948180</text:p>
          </table:table-cell>
          <table:table-cell office:value-type="float" office:value="1605.8">
            <text:p>1605,8</text:p>
          </table:table-cell>
          <table:table-cell table:formula="oooc:=SUM([.B432:.B436])/5" office:value-type="float" office:value="1687.4">
            <text:p>1687,4</text:p>
          </table:table-cell>
          <table:table-cell table:formula="oooc:=SUM([.B430:.B438])/9" office:value-type="float" office:value="1644.24444444444">
            <text:p>1644,24</text:p>
          </table:table-cell>
          <table:table-cell table:formula="oooc:=SUM([.B424:.B444])/21" office:value-type="float" office:value="1552.68095238095">
            <text:p>1552,68</text:p>
          </table:table-cell>
          <table:table-cell table:formula="oooc:=SUM([.B409:.B459])/51" office:value-type="float" office:value="1577.83529411765">
            <text:p>1577,84</text:p>
          </table:table-cell>
          <table:table-cell office:value-type="string">
            <text:p>You_vs_marmhouse_1224951804468</text:p>
          </table:table-cell>
        </table:table-row>
        <table:table-row table:style-name="ro1">
          <table:table-cell office:value-type="float" office:value="1224950220">
            <text:p>1224950220</text:p>
          </table:table-cell>
          <table:table-cell office:value-type="float" office:value="1650.7">
            <text:p>1650,7</text:p>
          </table:table-cell>
          <table:table-cell table:formula="oooc:=SUM([.B433:.B437])/5" office:value-type="float" office:value="1683.02">
            <text:p>1683,02</text:p>
          </table:table-cell>
          <table:table-cell table:formula="oooc:=SUM([.B431:.B439])/9" office:value-type="float" office:value="1671.47777777778">
            <text:p>1671,48</text:p>
          </table:table-cell>
          <table:table-cell table:formula="oooc:=SUM([.B425:.B445])/21" office:value-type="float" office:value="1563.80952380952">
            <text:p>1563,81</text:p>
          </table:table-cell>
          <table:table-cell table:formula="oooc:=SUM([.B410:.B460])/51" office:value-type="float" office:value="1578.47254901961">
            <text:p>1578,47</text:p>
          </table:table-cell>
          <table:table-cell office:value-type="string">
            <text:p>You_vs_tavlafan_1224953832947</text:p>
          </table:table-cell>
        </table:table-row>
        <table:table-row table:style-name="ro1">
          <table:table-cell office:value-type="float" office:value="1224952860">
            <text:p>1224952860</text:p>
          </table:table-cell>
          <table:table-cell office:value-type="float" office:value="1785.6">
            <text:p>1785,6</text:p>
          </table:table-cell>
          <table:table-cell table:formula="oooc:=SUM([.B434:.B438])/5" office:value-type="float" office:value="1689.26">
            <text:p>1689,26</text:p>
          </table:table-cell>
          <table:table-cell table:formula="oooc:=SUM([.B432:.B440])/9" office:value-type="float" office:value="1562.1">
            <text:p>1562,1</text:p>
          </table:table-cell>
          <table:table-cell table:formula="oooc:=SUM([.B426:.B446])/21" office:value-type="float" office:value="1554.95714285714">
            <text:p>1554,96</text:p>
          </table:table-cell>
          <table:table-cell table:formula="oooc:=SUM([.B411:.B461])/51" office:value-type="float" office:value="1579.53725490196">
            <text:p>1579,54</text:p>
          </table:table-cell>
          <table:table-cell office:value-type="string">
            <text:p>You_vs_pwnstarr_1224956486572</text:p>
          </table:table-cell>
        </table:table-row>
        <table:table-row table:style-name="ro1">
          <table:table-cell office:value-type="float" office:value="1225017060">
            <text:p>1225017060</text:p>
          </table:table-cell>
          <table:table-cell office:value-type="float" office:value="1653.2">
            <text:p>1653,2</text:p>
          </table:table-cell>
          <table:table-cell table:formula="oooc:=SUM([.B435:.B439])/5" office:value-type="float" office:value="1679.62">
            <text:p>1679,62</text:p>
          </table:table-cell>
          <table:table-cell table:formula="oooc:=SUM([.B433:.B441])/9" office:value-type="float" office:value="1557.26666666667">
            <text:p>1557,27</text:p>
          </table:table-cell>
          <table:table-cell table:formula="oooc:=SUM([.B427:.B447])/21" office:value-type="float" office:value="1564.99047619048">
            <text:p>1564,99</text:p>
          </table:table-cell>
          <table:table-cell table:formula="oooc:=SUM([.B412:.B462])/51" office:value-type="float" office:value="1584.88823529412">
            <text:p>1584,89</text:p>
          </table:table-cell>
          <table:table-cell office:value-type="string">
            <text:p>You_vs_morgothrules_1225020708605</text:p>
          </table:table-cell>
        </table:table-row>
        <table:table-row table:style-name="ro1">
          <table:table-cell office:value-type="float" office:value="1225017900">
            <text:p>1225017900</text:p>
          </table:table-cell>
          <table:table-cell office:value-type="float" office:value="1751">
            <text:p>1751</text:p>
          </table:table-cell>
          <table:table-cell table:formula="oooc:=SUM([.B436:.B440])/5" office:value-type="float" office:value="1481.5">
            <text:p>1481,5</text:p>
          </table:table-cell>
          <table:table-cell table:formula="oooc:=SUM([.B434:.B442])/9" office:value-type="float" office:value="1538.23333333333">
            <text:p>1538,23</text:p>
          </table:table-cell>
          <table:table-cell table:formula="oooc:=SUM([.B428:.B448])/21" office:value-type="float" office:value="1574.04285714286">
            <text:p>1574,04</text:p>
          </table:table-cell>
          <table:table-cell table:formula="oooc:=SUM([.B413:.B463])/51" office:value-type="float" office:value="1588.15098039216">
            <text:p>1588,15</text:p>
          </table:table-cell>
          <table:table-cell office:value-type="string">
            <text:p>You_vs_Verleihnix_1225021554144</text:p>
          </table:table-cell>
        </table:table-row>
        <table:table-row table:style-name="ro1">
          <table:table-cell office:value-type="float" office:value="1225020660">
            <text:p>1225020660</text:p>
          </table:table-cell>
          <table:table-cell office:value-type="float" office:value="1557.6">
            <text:p>1557,6</text:p>
          </table:table-cell>
          <table:table-cell table:formula="oooc:=SUM([.B437:.B441])/5" office:value-type="float" office:value="1450.7">
            <text:p>1450,7</text:p>
          </table:table-cell>
          <table:table-cell table:formula="oooc:=SUM([.B435:.B443])/9" office:value-type="float" office:value="1547">
            <text:p>1547</text:p>
          </table:table-cell>
          <table:table-cell table:formula="oooc:=SUM([.B429:.B449])/21" office:value-type="float" office:value="1578.49047619048">
            <text:p>1578,49</text:p>
          </table:table-cell>
          <table:table-cell table:formula="oooc:=SUM([.B414:.B464])/51" office:value-type="float" office:value="1587.78823529412">
            <text:p>1587,79</text:p>
          </table:table-cell>
          <table:table-cell office:value-type="string">
            <text:p>You_vs_HeinBloed_1225024301618</text:p>
          </table:table-cell>
        </table:table-row>
        <table:table-row table:style-name="ro1">
          <table:table-cell office:value-type="float" office:value="1225129680">
            <text:p>1225129680</text:p>
          </table:table-cell>
          <table:table-cell office:value-type="float" office:value="660.1">
            <text:p>660,1</text:p>
          </table:table-cell>
          <table:table-cell table:formula="oooc:=SUM([.B438:.B442])/5" office:value-type="float" office:value="1429.76">
            <text:p>1429,76</text:p>
          </table:table-cell>
          <table:table-cell table:formula="oooc:=SUM([.B436:.B444])/9" office:value-type="float" office:value="1541.15555555556">
            <text:p>1541,16</text:p>
          </table:table-cell>
          <table:table-cell table:formula="oooc:=SUM([.B430:.B450])/21" office:value-type="float" office:value="1569.84761904762">
            <text:p>1569,85</text:p>
          </table:table-cell>
          <table:table-cell table:formula="oooc:=SUM([.B415:.B465])/51" office:value-type="float" office:value="1587.49215686274">
            <text:p>1587,49</text:p>
          </table:table-cell>
          <table:table-cell office:value-type="string">
            <text:p>You_vs_herby_1225133321163</text:p>
          </table:table-cell>
        </table:table-row>
        <table:table-row table:style-name="ro1">
          <table:table-cell office:value-type="float" office:value="1225130700">
            <text:p>1225130700</text:p>
          </table:table-cell>
          <table:table-cell office:value-type="float" office:value="1631.6">
            <text:p>1631,6</text:p>
          </table:table-cell>
          <table:table-cell table:formula="oooc:=SUM([.B439:.B443])/5" office:value-type="float" office:value="1416.5">
            <text:p>1416,5</text:p>
          </table:table-cell>
          <table:table-cell table:formula="oooc:=SUM([.B437:.B445])/9" office:value-type="float" office:value="1527.16666666667">
            <text:p>1527,17</text:p>
          </table:table-cell>
          <table:table-cell table:formula="oooc:=SUM([.B431:.B451])/21" office:value-type="float" office:value="1577.25238095238">
            <text:p>1577,25</text:p>
          </table:table-cell>
          <table:table-cell table:formula="oooc:=SUM([.B416:.B466])/51" office:value-type="float" office:value="1592.66274509804">
            <text:p>1592,66</text:p>
          </table:table-cell>
          <table:table-cell office:value-type="string">
            <text:p>You_vs_herby_1225134346084</text:p>
          </table:table-cell>
        </table:table-row>
        <table:table-row table:style-name="ro1">
          <table:table-cell office:value-type="float" office:value="1225217340">
            <text:p>1225217340</text:p>
          </table:table-cell>
          <table:table-cell office:value-type="float" office:value="1548.5">
            <text:p>1548,5</text:p>
          </table:table-cell>
          <table:table-cell table:formula="oooc:=SUM([.B440:.B444])/5" office:value-type="float" office:value="1424.6">
            <text:p>1424,6</text:p>
          </table:table-cell>
          <table:table-cell table:formula="oooc:=SUM([.B438:.B446])/9" office:value-type="float" office:value="1514.17777777778">
            <text:p>1514,18</text:p>
          </table:table-cell>
          <table:table-cell table:formula="oooc:=SUM([.B432:.B452])/21" office:value-type="float" office:value="1587.31428571429">
            <text:p>1587,31</text:p>
          </table:table-cell>
          <table:table-cell table:formula="oooc:=SUM([.B417:.B467])/51" office:value-type="float" office:value="1588.08039215686">
            <text:p>1588,08</text:p>
          </table:table-cell>
          <table:table-cell office:value-type="string">
            <text:p>You_vs_abhozi_1225220950616</text:p>
          </table:table-cell>
        </table:table-row>
        <table:table-row table:style-name="ro1">
          <table:table-cell office:value-type="float" office:value="1225220700">
            <text:p>1225220700</text:p>
          </table:table-cell>
          <table:table-cell office:value-type="float" office:value="1684.7">
            <text:p>1684,7</text:p>
          </table:table-cell>
          <table:table-cell table:formula="oooc:=SUM([.B441:.B445])/5" office:value-type="float" office:value="1624.52">
            <text:p>1624,52</text:p>
          </table:table-cell>
          <table:table-cell table:formula="oooc:=SUM([.B439:.B447])/9" office:value-type="float" office:value="1494.27777777778">
            <text:p>1494,28</text:p>
          </table:table-cell>
          <table:table-cell table:formula="oooc:=SUM([.B433:.B453])/21" office:value-type="float" office:value="1586.36666666667">
            <text:p>1586,37</text:p>
          </table:table-cell>
          <table:table-cell table:formula="oooc:=SUM([.B418:.B468])/51" office:value-type="float" office:value="1582.84117647059">
            <text:p>1582,84</text:p>
          </table:table-cell>
          <table:table-cell office:value-type="string">
            <text:p>You_vs_anke_1225224343835</text:p>
          </table:table-cell>
        </table:table-row>
        <table:table-row table:style-name="ro1">
          <table:table-cell office:value-type="float" office:value="1225224660">
            <text:p>1225224660</text:p>
          </table:table-cell>
          <table:table-cell office:value-type="float" office:value="1598.1">
            <text:p>1598,1</text:p>
          </table:table-cell>
          <table:table-cell table:formula="oooc:=SUM([.B442:.B446])/5" office:value-type="float" office:value="1605.46">
            <text:p>1605,46</text:p>
          </table:table-cell>
          <table:table-cell table:formula="oooc:=SUM([.B440:.B448])/9" office:value-type="float" office:value="1487.02222222222">
            <text:p>1487,02</text:p>
          </table:table-cell>
          <table:table-cell table:formula="oooc:=SUM([.B434:.B454])/21" office:value-type="float" office:value="1585.77619047619">
            <text:p>1585,78</text:p>
          </table:table-cell>
          <table:table-cell table:formula="oooc:=SUM([.B419:.B469])/51" office:value-type="float" office:value="1583.33333333333">
            <text:p>1583,33</text:p>
          </table:table-cell>
          <table:table-cell office:value-type="string">
            <text:p>You_vs_anke_1225228317021</text:p>
          </table:table-cell>
        </table:table-row>
        <table:table-row table:style-name="ro1">
          <table:table-cell office:value-type="float" office:value="1225226880">
            <text:p>1225226880</text:p>
          </table:table-cell>
          <table:table-cell office:value-type="float" office:value="1659.7">
            <text:p>1659,7</text:p>
          </table:table-cell>
          <table:table-cell table:formula="oooc:=SUM([.B443:.B447])/5" office:value-type="float" office:value="1610.14">
            <text:p>1610,14</text:p>
          </table:table-cell>
          <table:table-cell table:formula="oooc:=SUM([.B441:.B449])/9" office:value-type="float" office:value="1586.81111111111">
            <text:p>1586,81</text:p>
          </table:table-cell>
          <table:table-cell table:formula="oooc:=SUM([.B435:.B455])/21" office:value-type="float" office:value="1587.62380952381">
            <text:p>1587,62</text:p>
          </table:table-cell>
          <table:table-cell table:formula="oooc:=SUM([.B420:.B470])/51" office:value-type="float" office:value="1591.54901960784">
            <text:p>1591,55</text:p>
          </table:table-cell>
          <table:table-cell office:value-type="string">
            <text:p>You_vs_taurus_1225230490360</text:p>
          </table:table-cell>
        </table:table-row>
        <table:table-row table:style-name="ro1">
          <table:table-cell office:value-type="float" office:value="1225229160">
            <text:p>1225229160</text:p>
          </table:table-cell>
          <table:table-cell office:value-type="float" office:value="1536.3">
            <text:p>1536,3</text:p>
          </table:table-cell>
          <table:table-cell table:formula="oooc:=SUM([.B444:.B448])/5" office:value-type="float" office:value="1571.66">
            <text:p>1571,66</text:p>
          </table:table-cell>
          <table:table-cell table:formula="oooc:=SUM([.B442:.B450])/9" office:value-type="float" office:value="1591.03333333333">
            <text:p>1591,03</text:p>
          </table:table-cell>
          <table:table-cell table:formula="oooc:=SUM([.B436:.B456])/21" office:value-type="float" office:value="1561.49047619048">
            <text:p>1561,49</text:p>
          </table:table-cell>
          <table:table-cell table:formula="oooc:=SUM([.B421:.B471])/51" office:value-type="float" office:value="1594.52745098039">
            <text:p>1594,53</text:p>
          </table:table-cell>
          <table:table-cell office:value-type="string">
            <text:p>You_vs_Bine_1225232819289</text:p>
          </table:table-cell>
        </table:table-row>
        <table:table-row table:style-name="ro1">
          <table:table-cell office:value-type="float" office:value="1225231320">
            <text:p>1225231320</text:p>
          </table:table-cell>
          <table:table-cell office:value-type="float" office:value="1571.9">
            <text:p>1571,9</text:p>
          </table:table-cell>
          <table:table-cell table:formula="oooc:=SUM([.B445:.B449])/5" office:value-type="float" office:value="1563.68">
            <text:p>1563,68</text:p>
          </table:table-cell>
          <table:table-cell table:formula="oooc:=SUM([.B443:.B451])/9" office:value-type="float" office:value="1582.08888888889">
            <text:p>1582,09</text:p>
          </table:table-cell>
          <table:table-cell table:formula="oooc:=SUM([.B437:.B457])/21" office:value-type="float" office:value="1569.39047619048">
            <text:p>1569,39</text:p>
          </table:table-cell>
          <table:table-cell table:formula="oooc:=SUM([.B422:.B472])/51" office:value-type="float" office:value="1595.22549019608">
            <text:p>1595,23</text:p>
          </table:table-cell>
          <table:table-cell office:value-type="string">
            <text:p>You_vs_anti_1225234948382</text:p>
          </table:table-cell>
        </table:table-row>
        <table:table-row table:style-name="ro1">
          <table:table-cell office:value-type="float" office:value="1225308420">
            <text:p>1225308420</text:p>
          </table:table-cell>
          <table:table-cell office:value-type="float" office:value="1492.3">
            <text:p>1492,3</text:p>
          </table:table-cell>
          <table:table-cell table:formula="oooc:=SUM([.B446:.B450])/5" office:value-type="float" office:value="1565.66">
            <text:p>1565,66</text:p>
          </table:table-cell>
          <table:table-cell table:formula="oooc:=SUM([.B444:.B452])/9" office:value-type="float" office:value="1601.1">
            <text:p>1601,1</text:p>
          </table:table-cell>
          <table:table-cell table:formula="oooc:=SUM([.B438:.B458])/21" office:value-type="float" office:value="1546.82857142857">
            <text:p>1546,83</text:p>
          </table:table-cell>
          <table:table-cell table:formula="oooc:=SUM([.B423:.B473])/51" office:value-type="float" office:value="1602.36470588235">
            <text:p>1602,36</text:p>
          </table:table-cell>
          <table:table-cell office:value-type="string">
            <text:p>You_vs_crazy_1225312061757</text:p>
          </table:table-cell>
        </table:table-row>
        <table:table-row table:style-name="ro1">
          <table:table-cell office:value-type="float" office:value="1225313640">
            <text:p>1225313640</text:p>
          </table:table-cell>
          <table:table-cell office:value-type="float" office:value="1558.2">
            <text:p>1558,2</text:p>
          </table:table-cell>
          <table:table-cell table:formula="oooc:=SUM([.B447:.B451])/5" office:value-type="float" office:value="1552">
            <text:p>1552</text:p>
          </table:table-cell>
          <table:table-cell table:formula="oooc:=SUM([.B445:.B453])/9" office:value-type="float" office:value="1607.44444444444">
            <text:p>1607,44</text:p>
          </table:table-cell>
          <table:table-cell table:formula="oooc:=SUM([.B439:.B459])/21" office:value-type="float" office:value="1545.1">
            <text:p>1545,1</text:p>
          </table:table-cell>
          <table:table-cell table:formula="oooc:=SUM([.B424:.B474])/51" office:value-type="float" office:value="1590.43333333333">
            <text:p>1590,43</text:p>
          </table:table-cell>
          <table:table-cell office:value-type="string">
            <text:p>You_vs_ronjasu_1225317248986</text:p>
          </table:table-cell>
        </table:table-row>
        <table:table-row table:style-name="ro1">
          <table:table-cell office:value-type="float" office:value="1225314240">
            <text:p>1225314240</text:p>
          </table:table-cell>
          <table:table-cell office:value-type="float" office:value="1669.6">
            <text:p>1669,6</text:p>
          </table:table-cell>
          <table:table-cell table:formula="oooc:=SUM([.B448:.B452])/5" office:value-type="float" office:value="1608.78">
            <text:p>1608,78</text:p>
          </table:table-cell>
          <table:table-cell table:formula="oooc:=SUM([.B446:.B454])/9" office:value-type="float" office:value="1612.74444444444">
            <text:p>1612,74</text:p>
          </table:table-cell>
          <table:table-cell table:formula="oooc:=SUM([.B440:.B460])/21" office:value-type="float" office:value="1551.8">
            <text:p>1551,8</text:p>
          </table:table-cell>
          <table:table-cell table:formula="oooc:=SUM([.B425:.B475])/51" office:value-type="float" office:value="1596.85490196078">
            <text:p>1596,85</text:p>
          </table:table-cell>
          <table:table-cell office:value-type="string">
            <text:p>You_vs_vogonpoet_1225317849059</text:p>
          </table:table-cell>
        </table:table-row>
        <table:table-row table:style-name="ro1">
          <table:table-cell office:value-type="float" office:value="1225316160">
            <text:p>1225316160</text:p>
          </table:table-cell>
          <table:table-cell office:value-type="float" office:value="1468">
            <text:p>1468</text:p>
          </table:table-cell>
          <table:table-cell table:formula="oooc:=SUM([.B449:.B453])/5" office:value-type="float" office:value="1641.36">
            <text:p>1641,36</text:p>
          </table:table-cell>
          <table:table-cell table:formula="oooc:=SUM([.B447:.B455])/9" office:value-type="float" office:value="1624.77777777778">
            <text:p>1624,78</text:p>
          </table:table-cell>
          <table:table-cell table:formula="oooc:=SUM([.B441:.B461])/21" office:value-type="float" office:value="1601.51428571429">
            <text:p>1601,51</text:p>
          </table:table-cell>
          <table:table-cell table:formula="oooc:=SUM([.B426:.B476])/51" office:value-type="float" office:value="1592.76666666667">
            <text:p>1592,77</text:p>
          </table:table-cell>
          <table:table-cell office:value-type="string">
            <text:p>You_vs_NassimSabba_1225319778032</text:p>
          </table:table-cell>
        </table:table-row>
        <table:table-row table:style-name="ro1">
          <table:table-cell office:value-type="float" office:value="1225468800">
            <text:p>1225468800</text:p>
          </table:table-cell>
          <table:table-cell office:value-type="float" office:value="1855.8">
            <text:p>1855,8</text:p>
          </table:table-cell>
          <table:table-cell table:formula="oooc:=SUM([.B450:.B454])/5" office:value-type="float" office:value="1671.2">
            <text:p>1671,2</text:p>
          </table:table-cell>
          <table:table-cell table:formula="oooc:=SUM([.B448:.B456])/9" office:value-type="float" office:value="1572.55555555556">
            <text:p>1572,56</text:p>
          </table:table-cell>
          <table:table-cell table:formula="oooc:=SUM([.B442:.B462])/21" office:value-type="float" office:value="1606.01904761905">
            <text:p>1606,02</text:p>
          </table:table-cell>
          <table:table-cell table:formula="oooc:=SUM([.B427:.B477])/51" office:value-type="float" office:value="1602.52745098039">
            <text:p>1602,53</text:p>
          </table:table-cell>
          <table:table-cell office:value-type="string">
            <text:p>You_vs_Tan_1225472431557</text:p>
          </table:table-cell>
        </table:table-row>
        <table:table-row table:style-name="ro1">
          <table:table-cell office:value-type="float" office:value="1225554720">
            <text:p>1225554720</text:p>
          </table:table-cell>
          <table:table-cell office:value-type="float" office:value="1655.2">
            <text:p>1655,2</text:p>
          </table:table-cell>
          <table:table-cell table:formula="oooc:=SUM([.B451:.B455])/5" office:value-type="float" office:value="1666.2">
            <text:p>1666,2</text:p>
          </table:table-cell>
          <table:table-cell table:formula="oooc:=SUM([.B449:.B457])/9" office:value-type="float" office:value="1623.57777777778">
            <text:p>1623,58</text:p>
          </table:table-cell>
          <table:table-cell table:formula="oooc:=SUM([.B443:.B463])/21" office:value-type="float" office:value="1614.96666666667">
            <text:p>1614,97</text:p>
          </table:table-cell>
          <table:table-cell table:formula="oooc:=SUM([.B428:.B478])/51" office:value-type="float" office:value="1610.22941176471">
            <text:p>1610,23</text:p>
          </table:table-cell>
          <table:table-cell office:value-type="string">
            <text:p>You_vs_zig_1225558377650</text:p>
          </table:table-cell>
        </table:table-row>
        <table:table-row table:style-name="ro1">
          <table:table-cell office:value-type="float" office:value="1225557600">
            <text:p>1225557600</text:p>
          </table:table-cell>
          <table:table-cell office:value-type="float" office:value="1707.4">
            <text:p>1707,4</text:p>
          </table:table-cell>
          <table:table-cell table:formula="oooc:=SUM([.B452:.B456])/5" office:value-type="float" office:value="1592.98">
            <text:p>1592,98</text:p>
          </table:table-cell>
          <table:table-cell table:formula="oooc:=SUM([.B450:.B458])/9" office:value-type="float" office:value="1581.48888888889">
            <text:p>1581,49</text:p>
          </table:table-cell>
          <table:table-cell table:formula="oooc:=SUM([.B444:.B464])/21" office:value-type="float" office:value="1603.39523809524">
            <text:p>1603,4</text:p>
          </table:table-cell>
          <table:table-cell table:formula="oooc:=SUM([.B429:.B479])/51" office:value-type="float" office:value="1612.04509803922">
            <text:p>1612,05</text:p>
          </table:table-cell>
          <table:table-cell office:value-type="string">
            <text:p>You_vs_Toado_1225561210821</text:p>
          </table:table-cell>
        </table:table-row>
        <table:table-row table:style-name="ro1">
          <table:table-cell office:value-type="float" office:value="1225733340">
            <text:p>1225733340</text:p>
          </table:table-cell>
          <table:table-cell office:value-type="float" office:value="1644.6">
            <text:p>1644,6</text:p>
          </table:table-cell>
          <table:table-cell table:formula="oooc:=SUM([.B453:.B457])/5" office:value-type="float" office:value="1612.12">
            <text:p>1612,12</text:p>
          </table:table-cell>
          <table:table-cell table:formula="oooc:=SUM([.B451:.B459])/9" office:value-type="float" office:value="1586.5">
            <text:p>1586,5</text:p>
          </table:table-cell>
          <table:table-cell table:formula="oooc:=SUM([.B445:.B465])/21" office:value-type="float" office:value="1611.90952380952">
            <text:p>1611,91</text:p>
          </table:table-cell>
          <table:table-cell table:formula="oooc:=SUM([.B430:.B480])/51" office:value-type="float" office:value="1607.39411764706">
            <text:p>1607,39</text:p>
          </table:table-cell>
          <table:table-cell office:value-type="string">
            <text:p>You_vs_tomkinson_1225736954073</text:p>
          </table:table-cell>
        </table:table-row>
        <table:table-row table:style-name="ro1">
          <table:table-cell office:value-type="float" office:value="1225746480">
            <text:p>1225746480</text:p>
          </table:table-cell>
          <table:table-cell office:value-type="float" office:value="1101.9">
            <text:p>1101,9</text:p>
          </table:table-cell>
          <table:table-cell table:formula="oooc:=SUM([.B454:.B458])/5" office:value-type="float" office:value="1516.96">
            <text:p>1516,96</text:p>
          </table:table-cell>
          <table:table-cell table:formula="oooc:=SUM([.B452:.B460])/9" office:value-type="float" office:value="1612.08888888889">
            <text:p>1612,09</text:p>
          </table:table-cell>
          <table:table-cell table:formula="oooc:=SUM([.B446:.B466])/21" office:value-type="float" office:value="1619.54761904762">
            <text:p>1619,55</text:p>
          </table:table-cell>
          <table:table-cell table:formula="oooc:=SUM([.B431:.B481])/51" office:value-type="float" office:value="1610.95490196078">
            <text:p>1610,95</text:p>
          </table:table-cell>
          <table:table-cell office:value-type="string">
            <text:p>You_vs_anke_1225750135619</text:p>
          </table:table-cell>
        </table:table-row>
        <table:table-row table:style-name="ro1">
          <table:table-cell office:value-type="float" office:value="1225823220">
            <text:p>1225823220</text:p>
          </table:table-cell>
          <table:table-cell office:value-type="float" office:value="1951.5">
            <text:p>1951,5</text:p>
          </table:table-cell>
          <table:table-cell table:formula="oooc:=SUM([.B455:.B459])/5" office:value-type="float" office:value="1518.42">
            <text:p>1518,42</text:p>
          </table:table-cell>
          <table:table-cell table:formula="oooc:=SUM([.B453:.B461])/9" office:value-type="float" office:value="1595.23333333333">
            <text:p>1595,23</text:p>
          </table:table-cell>
          <table:table-cell table:formula="oooc:=SUM([.B447:.B467])/21" office:value-type="float" office:value="1620.24761904762">
            <text:p>1620,25</text:p>
          </table:table-cell>
          <table:table-cell table:formula="oooc:=SUM([.B432:.B482])/51" office:value-type="float" office:value="1615.42941176471">
            <text:p>1615,43</text:p>
          </table:table-cell>
          <table:table-cell office:value-type="string">
            <text:p>You_vs_sabrina_1225826879362</text:p>
          </table:table-cell>
        </table:table-row>
        <table:table-row table:style-name="ro1">
          <table:table-cell office:value-type="float" office:value="1225824300">
            <text:p>1225824300</text:p>
          </table:table-cell>
          <table:table-cell office:value-type="float" office:value="1179.4">
            <text:p>1179,4</text:p>
          </table:table-cell>
          <table:table-cell table:formula="oooc:=SUM([.B456:.B460])/5" office:value-type="float" office:value="1529.16">
            <text:p>1529,16</text:p>
          </table:table-cell>
          <table:table-cell table:formula="oooc:=SUM([.B454:.B462])/9" office:value-type="float" office:value="1603.12222222222">
            <text:p>1603,12</text:p>
          </table:table-cell>
          <table:table-cell table:formula="oooc:=SUM([.B448:.B468])/21" office:value-type="float" office:value="1611.2619047619">
            <text:p>1611,26</text:p>
          </table:table-cell>
          <table:table-cell table:formula="oooc:=SUM([.B433:.B483])/51" office:value-type="float" office:value="1613.65294117647">
            <text:p>1613,65</text:p>
          </table:table-cell>
          <table:table-cell office:value-type="string">
            <text:p>You_vs_sabrina_1225827925830</text:p>
          </table:table-cell>
        </table:table-row>
        <table:table-row table:style-name="ro1">
          <table:table-cell office:value-type="float" office:value="1225826580">
            <text:p>1225826580</text:p>
          </table:table-cell>
          <table:table-cell office:value-type="float" office:value="1714.7">
            <text:p>1714,7</text:p>
          </table:table-cell>
          <table:table-cell table:formula="oooc:=SUM([.B457:.B461])/5" office:value-type="float" office:value="1649.6">
            <text:p>1649,6</text:p>
          </table:table-cell>
          <table:table-cell table:formula="oooc:=SUM([.B455:.B463])/9" office:value-type="float" office:value="1606.34444444444">
            <text:p>1606,34</text:p>
          </table:table-cell>
          <table:table-cell table:formula="oooc:=SUM([.B449:.B469])/21" office:value-type="float" office:value="1622.73333333333">
            <text:p>1622,73</text:p>
          </table:table-cell>
          <table:table-cell table:formula="oooc:=SUM([.B434:.B484])/51" office:value-type="float" office:value="1603.61764705882">
            <text:p>1603,62</text:p>
          </table:table-cell>
          <table:table-cell office:value-type="string">
            <text:p>You_vs_yamgay_1225830228535</text:p>
          </table:table-cell>
        </table:table-row>
        <table:table-row table:style-name="ro1">
          <table:table-cell office:value-type="float" office:value="1225828500">
            <text:p>1225828500</text:p>
          </table:table-cell>
          <table:table-cell office:value-type="float" office:value="1698.3">
            <text:p>1698,3</text:p>
          </table:table-cell>
          <table:table-cell table:formula="oooc:=SUM([.B458:.B462])/5" office:value-type="float" office:value="1604.54">
            <text:p>1604,54</text:p>
          </table:table-cell>
          <table:table-cell table:formula="oooc:=SUM([.B456:.B464])/9" office:value-type="float" office:value="1583.8">
            <text:p>1583,8</text:p>
          </table:table-cell>
          <table:table-cell table:formula="oooc:=SUM([.B450:.B470])/21" office:value-type="float" office:value="1631.26666666667">
            <text:p>1631,27</text:p>
          </table:table-cell>
          <table:table-cell table:formula="oooc:=SUM([.B435:.B485])/51" office:value-type="float" office:value="1599.68039215686">
            <text:p>1599,68</text:p>
          </table:table-cell>
          <table:table-cell office:value-type="string">
            <text:p>You_vs_herby_1225832129308</text:p>
          </table:table-cell>
        </table:table-row>
        <table:table-row table:style-name="ro1">
          <table:table-cell office:value-type="float" office:value="1225829100">
            <text:p>1225829100</text:p>
          </table:table-cell>
          <table:table-cell office:value-type="float" office:value="1704.1">
            <text:p>1704,1</text:p>
          </table:table-cell>
          <table:table-cell table:formula="oooc:=SUM([.B459:.B463])/5" office:value-type="float" office:value="1715.94">
            <text:p>1715,94</text:p>
          </table:table-cell>
          <table:table-cell table:formula="oooc:=SUM([.B457:.B465])/9" office:value-type="float" office:value="1658.8">
            <text:p>1658,8</text:p>
          </table:table-cell>
          <table:table-cell table:formula="oooc:=SUM([.B451:.B471])/21" office:value-type="float" office:value="1634.15238095238">
            <text:p>1634,15</text:p>
          </table:table-cell>
          <table:table-cell table:formula="oooc:=SUM([.B436:.B486])/51" office:value-type="float" office:value="1607.50980392157">
            <text:p>1607,51</text:p>
          </table:table-cell>
          <table:table-cell office:value-type="string">
            <text:p>You_vs_FoxOnTheRun_1225832735437</text:p>
          </table:table-cell>
        </table:table-row>
        <table:table-row table:style-name="ro1">
          <table:table-cell office:value-type="float" office:value="1225831500">
            <text:p>1225831500</text:p>
          </table:table-cell>
          <table:table-cell office:value-type="float" office:value="1726.2">
            <text:p>1726,2</text:p>
          </table:table-cell>
          <table:table-cell table:formula="oooc:=SUM([.B460:.B464])/5" office:value-type="float" office:value="1661.34">
            <text:p>1661,34</text:p>
          </table:table-cell>
          <table:table-cell table:formula="oooc:=SUM([.B458:.B466])/9" office:value-type="float" office:value="1644.2">
            <text:p>1644,2</text:p>
          </table:table-cell>
          <table:table-cell table:formula="oooc:=SUM([.B452:.B472])/21" office:value-type="float" office:value="1650.88571428571">
            <text:p>1650,89</text:p>
          </table:table-cell>
          <table:table-cell table:formula="oooc:=SUM([.B437:.B487])/51" office:value-type="float" office:value="1601.41764705882">
            <text:p>1601,42</text:p>
          </table:table-cell>
          <table:table-cell office:value-type="string">
            <text:p>You_vs_clange_1225835153873</text:p>
          </table:table-cell>
        </table:table-row>
        <table:table-row table:style-name="ro1">
          <table:table-cell office:value-type="float" office:value="1225834200">
            <text:p>1225834200</text:p>
          </table:table-cell>
          <table:table-cell office:value-type="float" office:value="1736.4">
            <text:p>1736,4</text:p>
          </table:table-cell>
          <table:table-cell table:formula="oooc:=SUM([.B461:.B465])/5" office:value-type="float" office:value="1677.06">
            <text:p>1677,06</text:p>
          </table:table-cell>
          <table:table-cell table:formula="oooc:=SUM([.B459:.B467])/9" office:value-type="float" office:value="1685.48888888889">
            <text:p>1685,49</text:p>
          </table:table-cell>
          <table:table-cell table:formula="oooc:=SUM([.B453:.B473])/21" office:value-type="float" office:value="1639.54761904762">
            <text:p>1639,55</text:p>
          </table:table-cell>
          <table:table-cell table:formula="oooc:=SUM([.B438:.B488])/51" office:value-type="float" office:value="1601.8137254902">
            <text:p>1601,81</text:p>
          </table:table-cell>
          <table:table-cell office:value-type="string">
            <text:p>You_vs_johnwayne_1225837847021</text:p>
          </table:table-cell>
        </table:table-row>
        <table:table-row table:style-name="ro1">
          <table:table-cell office:value-type="float" office:value="1225956360">
            <text:p>1225956360</text:p>
          </table:table-cell>
          <table:table-cell office:value-type="float" office:value="1441.7">
            <text:p>1441,7</text:p>
          </table:table-cell>
          <table:table-cell table:formula="oooc:=SUM([.B462:.B466])/5" office:value-type="float" office:value="1700.26">
            <text:p>1700,26</text:p>
          </table:table-cell>
          <table:table-cell table:formula="oooc:=SUM([.B460:.B468])/9" office:value-type="float" office:value="1648.65555555556">
            <text:p>1648,66</text:p>
          </table:table-cell>
          <table:table-cell table:formula="oooc:=SUM([.B454:.B474])/21" office:value-type="float" office:value="1620.89523809524">
            <text:p>1620,9</text:p>
          </table:table-cell>
          <table:table-cell table:formula="oooc:=SUM([.B439:.B489])/51" office:value-type="float" office:value="1604.73529411765">
            <text:p>1604,74</text:p>
          </table:table-cell>
          <table:table-cell office:value-type="string">
            <text:p>You_vs__kenzo__1225959998734</text:p>
          </table:table-cell>
        </table:table-row>
        <table:table-row table:style-name="ro1">
          <table:table-cell office:value-type="float" office:value="1225965180">
            <text:p>1225965180</text:p>
          </table:table-cell>
          <table:table-cell office:value-type="float" office:value="1776.9">
            <text:p>1776,9</text:p>
          </table:table-cell>
          <table:table-cell table:formula="oooc:=SUM([.B463:.B467])/5" office:value-type="float" office:value="1665.22">
            <text:p>1665,22</text:p>
          </table:table-cell>
          <table:table-cell table:formula="oooc:=SUM([.B461:.B469])/9" office:value-type="float" office:value="1652.53333333333">
            <text:p>1652,53</text:p>
          </table:table-cell>
          <table:table-cell table:formula="oooc:=SUM([.B455:.B475])/21" office:value-type="float" office:value="1623.09047619048">
            <text:p>1623,09</text:p>
          </table:table-cell>
          <table:table-cell table:formula="oooc:=SUM([.B440:.B490])/51" office:value-type="float" office:value="1607.70392156863">
            <text:p>1607,7</text:p>
          </table:table-cell>
          <table:table-cell office:value-type="string">
            <text:p>You_vs_robustos_1225968838771</text:p>
          </table:table-cell>
        </table:table-row>
        <table:table-row table:style-name="ro1">
          <table:table-cell office:value-type="float" office:value="1225967160">
            <text:p>1225967160</text:p>
          </table:table-cell>
          <table:table-cell office:value-type="float" office:value="1820.1">
            <text:p>1820,1</text:p>
          </table:table-cell>
          <table:table-cell table:formula="oooc:=SUM([.B464:.B468])/5" office:value-type="float" office:value="1594.58">
            <text:p>1594,58</text:p>
          </table:table-cell>
          <table:table-cell table:formula="oooc:=SUM([.B462:.B470])/9" office:value-type="float" office:value="1656.23333333333">
            <text:p>1656,23</text:p>
          </table:table-cell>
          <table:table-cell table:formula="oooc:=SUM([.B456:.B476])/21" office:value-type="float" office:value="1616.85714285714">
            <text:p>1616,86</text:p>
          </table:table-cell>
          <table:table-cell table:formula="oooc:=SUM([.B441:.B491])/51" office:value-type="float" office:value="1630.22352941176">
            <text:p>1630,22</text:p>
          </table:table-cell>
          <table:table-cell office:value-type="string">
            <text:p>You_vs_shahroukh_1225970790171</text:p>
          </table:table-cell>
        </table:table-row>
        <table:table-row table:style-name="ro1">
          <table:table-cell office:value-type="float" office:value="1225971180">
            <text:p>1225971180</text:p>
          </table:table-cell>
          <table:table-cell office:value-type="float" office:value="1551">
            <text:p>1551</text:p>
          </table:table-cell>
          <table:table-cell table:formula="oooc:=SUM([.B465:.B469])/5" office:value-type="float" office:value="1652.88">
            <text:p>1652,88</text:p>
          </table:table-cell>
          <table:table-cell table:formula="oooc:=SUM([.B463:.B471])/9" office:value-type="float" office:value="1656.67777777778">
            <text:p>1656,68</text:p>
          </table:table-cell>
          <table:table-cell table:formula="oooc:=SUM([.B457:.B477])/21" office:value-type="float" office:value="1652.90952380952">
            <text:p>1652,91</text:p>
          </table:table-cell>
          <table:table-cell table:formula="oooc:=SUM([.B442:.B492])/51" office:value-type="float" office:value="1636.02745098039">
            <text:p>1636,03</text:p>
          </table:table-cell>
          <table:table-cell office:value-type="string">
            <text:p>You_vs_mondmaedchen_1225974783493</text:p>
          </table:table-cell>
        </table:table-row>
        <table:table-row table:style-name="ro1">
          <table:table-cell office:value-type="float" office:value="1225976640">
            <text:p>1225976640</text:p>
          </table:table-cell>
          <table:table-cell office:value-type="float" office:value="1383.2">
            <text:p>1383,2</text:p>
          </table:table-cell>
          <table:table-cell table:formula="oooc:=SUM([.B466:.B470])/5" office:value-type="float" office:value="1644.98">
            <text:p>1644,98</text:p>
          </table:table-cell>
          <table:table-cell table:formula="oooc:=SUM([.B464:.B472])/9" office:value-type="float" office:value="1665.9">
            <text:p>1665,9</text:p>
          </table:table-cell>
          <table:table-cell table:formula="oooc:=SUM([.B458:.B478])/21" office:value-type="float" office:value="1640.69523809524">
            <text:p>1640,7</text:p>
          </table:table-cell>
          <table:table-cell table:formula="oooc:=SUM([.B443:.B493])/51" office:value-type="float" office:value="1639.07647058823">
            <text:p>1639,08</text:p>
          </table:table-cell>
          <table:table-cell office:value-type="string">
            <text:p>You_vs_Regina_1225980293261</text:p>
          </table:table-cell>
        </table:table-row>
        <table:table-row table:style-name="ro1">
          <table:table-cell office:value-type="float" office:value="1225977780">
            <text:p>1225977780</text:p>
          </table:table-cell>
          <table:table-cell office:value-type="float" office:value="1733.2">
            <text:p>1733,2</text:p>
          </table:table-cell>
          <table:table-cell table:formula="oooc:=SUM([.B467:.B471])/5" office:value-type="float" office:value="1627">
            <text:p>1627</text:p>
          </table:table-cell>
          <table:table-cell table:formula="oooc:=SUM([.B465:.B473])/9" office:value-type="float" office:value="1685.45555555556">
            <text:p>1685,46</text:p>
          </table:table-cell>
          <table:table-cell table:formula="oooc:=SUM([.B459:.B479])/21" office:value-type="float" office:value="1658.69523809524">
            <text:p>1658,7</text:p>
          </table:table-cell>
          <table:table-cell table:formula="oooc:=SUM([.B444:.B494])/51" office:value-type="float" office:value="1638.51960784314">
            <text:p>1638,52</text:p>
          </table:table-cell>
          <table:table-cell office:value-type="string">
            <text:p>You_vs_farrel_1225981419048</text:p>
          </table:table-cell>
        </table:table-row>
        <table:table-row table:style-name="ro1">
          <table:table-cell office:value-type="float" office:value="1225993560">
            <text:p>1225993560</text:p>
          </table:table-cell>
          <table:table-cell office:value-type="float" office:value="1737.4">
            <text:p>1737,4</text:p>
          </table:table-cell>
          <table:table-cell table:formula="oooc:=SUM([.B468:.B472])/5" office:value-type="float" office:value="1680.68">
            <text:p>1680,68</text:p>
          </table:table-cell>
          <table:table-cell table:formula="oooc:=SUM([.B466:.B474])/9" office:value-type="float" office:value="1628.41111111111">
            <text:p>1628,41</text:p>
          </table:table-cell>
          <table:table-cell table:formula="oooc:=SUM([.B460:.B480])/21" office:value-type="float" office:value="1653.89523809524">
            <text:p>1653,9</text:p>
          </table:table-cell>
          <table:table-cell table:formula="oooc:=SUM([.B445:.B495])/51" office:value-type="float" office:value="1639.93333333333">
            <text:p>1639,93</text:p>
          </table:table-cell>
          <table:table-cell office:value-type="string">
            <text:p>You_vs_raterwil_1225997209706</text:p>
          </table:table-cell>
        </table:table-row>
        <table:table-row table:style-name="ro1">
          <table:table-cell office:value-type="float" office:value="1226042700">
            <text:p>1226042700</text:p>
          </table:table-cell>
          <table:table-cell office:value-type="float" office:value="1730.2">
            <text:p>1730,2</text:p>
          </table:table-cell>
          <table:table-cell table:formula="oooc:=SUM([.B469:.B473])/5" office:value-type="float" office:value="1727.58">
            <text:p>1727,58</text:p>
          </table:table-cell>
          <table:table-cell table:formula="oooc:=SUM([.B467:.B475])/9" office:value-type="float" office:value="1621.01111111111">
            <text:p>1621,01</text:p>
          </table:table-cell>
          <table:table-cell table:formula="oooc:=SUM([.B461:.B481])/21" office:value-type="float" office:value="1644.17142857143">
            <text:p>1644,17</text:p>
          </table:table-cell>
          <table:table-cell table:formula="oooc:=SUM([.B446:.B496])/51" office:value-type="float" office:value="1640.60392156863">
            <text:p>1640,6</text:p>
          </table:table-cell>
          <table:table-cell office:value-type="string">
            <text:p>You_vs_Marcus_1226046338101</text:p>
          </table:table-cell>
        </table:table-row>
        <table:table-row table:style-name="ro1">
          <table:table-cell office:value-type="float" office:value="1226053020">
            <text:p>1226053020</text:p>
          </table:table-cell>
          <table:table-cell office:value-type="float" office:value="1819.4">
            <text:p>1819,4</text:p>
          </table:table-cell>
          <table:table-cell table:formula="oooc:=SUM([.B470:.B474])/5" office:value-type="float" office:value="1633.64">
            <text:p>1633,64</text:p>
          </table:table-cell>
          <table:table-cell table:formula="oooc:=SUM([.B468:.B476])/9" office:value-type="float" office:value="1616.86666666667">
            <text:p>1616,87</text:p>
          </table:table-cell>
          <table:table-cell table:formula="oooc:=SUM([.B462:.B482])/21" office:value-type="float" office:value="1652.2">
            <text:p>1652,2</text:p>
          </table:table-cell>
          <table:table-cell table:formula="oooc:=SUM([.B447:.B497])/51" office:value-type="float" office:value="1639.26274509804">
            <text:p>1639,26</text:p>
          </table:table-cell>
          <table:table-cell office:value-type="string">
            <text:p>You_vs_WillySanuk_1226056628091</text:p>
          </table:table-cell>
        </table:table-row>
        <table:table-row table:style-name="ro1">
          <table:table-cell office:value-type="float" office:value="1226053440">
            <text:p>1226053440</text:p>
          </table:table-cell>
          <table:table-cell office:value-type="float" office:value="1617.7">
            <text:p>1617,7</text:p>
          </table:table-cell>
          <table:table-cell table:formula="oooc:=SUM([.B471:.B475])/5" office:value-type="float" office:value="1636.86">
            <text:p>1636,86</text:p>
          </table:table-cell>
          <table:table-cell table:formula="oooc:=SUM([.B469:.B477])/9" office:value-type="float" office:value="1669.73333333333">
            <text:p>1669,73</text:p>
          </table:table-cell>
          <table:table-cell table:formula="oooc:=SUM([.B463:.B483])/21" office:value-type="float" office:value="1645.45238095238">
            <text:p>1645,45</text:p>
          </table:table-cell>
          <table:table-cell table:formula="oooc:=SUM([.B448:.B498])/51" office:value-type="float" office:value="1642.03921568627">
            <text:p>1642,04</text:p>
          </table:table-cell>
          <table:table-cell office:value-type="string">
            <text:p>You_vs_m_a_r_i_a_1226057060886</text:p>
          </table:table-cell>
        </table:table-row>
        <table:table-row table:style-name="ro1">
          <table:table-cell office:value-type="float" office:value="1226135280">
            <text:p>1226135280</text:p>
          </table:table-cell>
          <table:table-cell office:value-type="float" office:value="1263.5">
            <text:p>1263,5</text:p>
          </table:table-cell>
          <table:table-cell table:formula="oooc:=SUM([.B472:.B476])/5" office:value-type="float" office:value="1593.56">
            <text:p>1593,56</text:p>
          </table:table-cell>
          <table:table-cell table:formula="oooc:=SUM([.B470:.B478])/9" office:value-type="float" office:value="1665.48888888889">
            <text:p>1665,49</text:p>
          </table:table-cell>
          <table:table-cell table:formula="oooc:=SUM([.B464:.B484])/21" office:value-type="float" office:value="1620.29047619048">
            <text:p>1620,29</text:p>
          </table:table-cell>
          <table:table-cell table:formula="oooc:=SUM([.B449:.B499])/51" office:value-type="float" office:value="1643.78431372549">
            <text:p>1643,78</text:p>
          </table:table-cell>
          <table:table-cell office:value-type="string">
            <text:p>You_vs_roxe_1226138928156</text:p>
          </table:table-cell>
        </table:table-row>
        <table:table-row table:style-name="ro1">
          <table:table-cell office:value-type="float" office:value="1226135940">
            <text:p>1226135940</text:p>
          </table:table-cell>
          <table:table-cell office:value-type="float" office:value="1753.5">
            <text:p>1753,5</text:p>
          </table:table-cell>
          <table:table-cell table:formula="oooc:=SUM([.B473:.B477])/5" office:value-type="float" office:value="1601.48">
            <text:p>1601,48</text:p>
          </table:table-cell>
          <table:table-cell table:formula="oooc:=SUM([.B471:.B479])/9" office:value-type="float" office:value="1645.48888888889">
            <text:p>1645,49</text:p>
          </table:table-cell>
          <table:table-cell table:formula="oooc:=SUM([.B465:.B485])/21" office:value-type="float" office:value="1618.54285714286">
            <text:p>1618,54</text:p>
          </table:table-cell>
          <table:table-cell table:formula="oooc:=SUM([.B450:.B500])/51" office:value-type="float" office:value="1645.41764705882">
            <text:p>1645,42</text:p>
          </table:table-cell>
          <table:table-cell office:value-type="string">
            <text:p>You_vs_mucki_1226139545366</text:p>
          </table:table-cell>
        </table:table-row>
        <table:table-row table:style-name="ro1">
          <table:table-cell office:value-type="float" office:value="1226137320">
            <text:p>1226137320</text:p>
          </table:table-cell>
          <table:table-cell office:value-type="float" office:value="1513.7">
            <text:p>1513,7</text:p>
          </table:table-cell>
          <table:table-cell table:formula="oooc:=SUM([.B474:.B478])/5" office:value-type="float" office:value="1616.94">
            <text:p>1616,94</text:p>
          </table:table-cell>
          <table:table-cell table:formula="oooc:=SUM([.B472:.B480])/9" office:value-type="float" office:value="1632.56666666667">
            <text:p>1632,57</text:p>
          </table:table-cell>
          <table:table-cell table:formula="oooc:=SUM([.B466:.B486])/21" office:value-type="float" office:value="1631.54761904762">
            <text:p>1631,55</text:p>
          </table:table-cell>
          <table:table-cell table:formula="oooc:=SUM([.B451:.B501])/51" office:value-type="float" office:value="1618.80980392157">
            <text:p>1618,81</text:p>
          </table:table-cell>
          <table:table-cell office:value-type="string">
            <text:p>You_vs_tangoo_1226140956059</text:p>
          </table:table-cell>
        </table:table-row>
        <table:table-row table:style-name="ro1">
          <table:table-cell office:value-type="float" office:value="1226138160">
            <text:p>1226138160</text:p>
          </table:table-cell>
          <table:table-cell office:value-type="float" office:value="1859">
            <text:p>1859</text:p>
          </table:table-cell>
          <table:table-cell table:formula="oooc:=SUM([.B475:.B479])/5" office:value-type="float" office:value="1675.72">
            <text:p>1675,72</text:p>
          </table:table-cell>
          <table:table-cell table:formula="oooc:=SUM([.B473:.B481])/9" office:value-type="float" office:value="1596.42222222222">
            <text:p>1596,42</text:p>
          </table:table-cell>
          <table:table-cell table:formula="oooc:=SUM([.B467:.B487])/21" office:value-type="float" office:value="1615.10952380952">
            <text:p>1615,11</text:p>
          </table:table-cell>
          <table:table-cell table:formula="oooc:=SUM([.B452:.B502])/51" office:value-type="float" office:value="1622.24705882353">
            <text:p>1622,25</text:p>
          </table:table-cell>
          <table:table-cell office:value-type="string">
            <text:p>You_vs_JstFussy_1226141802075</text:p>
          </table:table-cell>
        </table:table-row>
        <table:table-row table:style-name="ro1">
          <table:table-cell office:value-type="float" office:value="1226139300">
            <text:p>1226139300</text:p>
          </table:table-cell>
          <table:table-cell office:value-type="float" office:value="1695">
            <text:p>1695</text:p>
          </table:table-cell>
          <table:table-cell table:formula="oooc:=SUM([.B476:.B480])/5" office:value-type="float" office:value="1647.8">
            <text:p>1647,8</text:p>
          </table:table-cell>
          <table:table-cell table:formula="oooc:=SUM([.B474:.B482])/9" office:value-type="float" office:value="1624.75555555556">
            <text:p>1624,76</text:p>
          </table:table-cell>
          <table:table-cell table:formula="oooc:=SUM([.B468:.B488])/21" office:value-type="float" office:value="1620.9380952381">
            <text:p>1620,94</text:p>
          </table:table-cell>
          <table:table-cell table:formula="oooc:=SUM([.B453:.B503])/51" office:value-type="float" office:value="1622.05098039216">
            <text:p>1622,05</text:p>
          </table:table-cell>
          <table:table-cell office:value-type="string">
            <text:p>You_vs_graugnom_1226142919082</text:p>
          </table:table-cell>
        </table:table-row>
        <table:table-row table:style-name="ro1">
          <table:table-cell office:value-type="float" office:value="1226140380">
            <text:p>1226140380</text:p>
          </table:table-cell>
          <table:table-cell office:value-type="float" office:value="1557.4">
            <text:p>1557,4</text:p>
          </table:table-cell>
          <table:table-cell table:formula="oooc:=SUM([.B477:.B481])/5" office:value-type="float" office:value="1643.88">
            <text:p>1643,88</text:p>
          </table:table-cell>
          <table:table-cell table:formula="oooc:=SUM([.B475:.B483])/9" office:value-type="float" office:value="1660.42222222222">
            <text:p>1660,42</text:p>
          </table:table-cell>
          <table:table-cell table:formula="oooc:=SUM([.B469:.B489])/21" office:value-type="float" office:value="1645.54761904762">
            <text:p>1645,55</text:p>
          </table:table-cell>
          <table:table-cell table:formula="oooc:=SUM([.B454:.B504])/51" office:value-type="float" office:value="1618.90980392157">
            <text:p>1618,91</text:p>
          </table:table-cell>
          <table:table-cell office:value-type="string">
            <text:p>You_vs_alfred_1226143989291</text:p>
          </table:table-cell>
        </table:table-row>
        <table:table-row table:style-name="ro1">
          <table:table-cell office:value-type="float" office:value="1226141520">
            <text:p>1226141520</text:p>
          </table:table-cell>
          <table:table-cell office:value-type="float" office:value="1613.9">
            <text:p>1613,9</text:p>
          </table:table-cell>
          <table:table-cell table:formula="oooc:=SUM([.B478:.B482])/5" office:value-type="float" office:value="1646.62">
            <text:p>1646,62</text:p>
          </table:table-cell>
          <table:table-cell table:formula="oooc:=SUM([.B476:.B484])/9" office:value-type="float" office:value="1599.81111111111">
            <text:p>1599,81</text:p>
          </table:table-cell>
          <table:table-cell table:formula="oooc:=SUM([.B470:.B490])/21" office:value-type="float" office:value="1644.39523809524">
            <text:p>1644,4</text:p>
          </table:table-cell>
          <table:table-cell table:formula="oooc:=SUM([.B455:.B505])/51" office:value-type="float" office:value="1611.23725490196">
            <text:p>1611,24</text:p>
          </table:table-cell>
          <table:table-cell office:value-type="string">
            <text:p>You_vs_Angus_1226145139516</text:p>
          </table:table-cell>
        </table:table-row>
        <table:table-row table:style-name="ro1">
          <table:table-cell office:value-type="float" office:value="1226144040">
            <text:p>1226144040</text:p>
          </table:table-cell>
          <table:table-cell office:value-type="float" office:value="1494.1">
            <text:p>1494,1</text:p>
          </table:table-cell>
          <table:table-cell table:formula="oooc:=SUM([.B479:.B483])/5" office:value-type="float" office:value="1624.52">
            <text:p>1624,52</text:p>
          </table:table-cell>
          <table:table-cell table:formula="oooc:=SUM([.B477:.B485])/9" office:value-type="float" office:value="1587.73333333333">
            <text:p>1587,73</text:p>
          </table:table-cell>
          <table:table-cell table:formula="oooc:=SUM([.B471:.B491])/21" office:value-type="float" office:value="1647.78571428571">
            <text:p>1647,79</text:p>
          </table:table-cell>
          <table:table-cell table:formula="oooc:=SUM([.B456:.B506])/51" office:value-type="float" office:value="1617.87058823529">
            <text:p>1617,87</text:p>
          </table:table-cell>
          <table:table-cell office:value-type="string">
            <text:p>You_vs_lev_1226147646848</text:p>
          </table:table-cell>
        </table:table-row>
        <table:table-row table:style-name="ro1">
          <table:table-cell office:value-type="float" office:value="1226145840">
            <text:p>1226145840</text:p>
          </table:table-cell>
          <table:table-cell office:value-type="float" office:value="1872.7">
            <text:p>1872,7</text:p>
          </table:table-cell>
          <table:table-cell table:formula="oooc:=SUM([.B480:.B484])/5" office:value-type="float" office:value="1554.64">
            <text:p>1554,64</text:p>
          </table:table-cell>
          <table:table-cell table:formula="oooc:=SUM([.B478:.B486])/9" office:value-type="float" office:value="1608.95555555556">
            <text:p>1608,96</text:p>
          </table:table-cell>
          <table:table-cell table:formula="oooc:=SUM([.B472:.B492])/21" office:value-type="float" office:value="1657.18571428571">
            <text:p>1657,19</text:p>
          </table:table-cell>
          <table:table-cell table:formula="oooc:=SUM([.B457:.B507])/51" office:value-type="float" office:value="1632.20588235294">
            <text:p>1632,21</text:p>
          </table:table-cell>
          <table:table-cell office:value-type="string">
            <text:p>You_vs_komaroc_1226149469754</text:p>
          </table:table-cell>
        </table:table-row>
        <table:table-row table:style-name="ro1">
          <table:table-cell office:value-type="float" office:value="1226146740">
            <text:p>1226146740</text:p>
          </table:table-cell>
          <table:table-cell office:value-type="float" office:value="1584.5">
            <text:p>1584,5</text:p>
          </table:table-cell>
          <table:table-cell table:formula="oooc:=SUM([.B481:.B485])/5" office:value-type="float" office:value="1512.86">
            <text:p>1512,86</text:p>
          </table:table-cell>
          <table:table-cell table:formula="oooc:=SUM([.B479:.B487])/9" office:value-type="float" office:value="1584.5">
            <text:p>1584,5</text:p>
          </table:table-cell>
          <table:table-cell table:formula="oooc:=SUM([.B473:.B493])/21" office:value-type="float" office:value="1651.69047619048">
            <text:p>1651,69</text:p>
          </table:table-cell>
          <table:table-cell table:formula="oooc:=SUM([.B458:.B508])/51" office:value-type="float" office:value="1624.89607843137">
            <text:p>1624,9</text:p>
          </table:table-cell>
          <table:table-cell office:value-type="string">
            <text:p>You_vs_SinnerSaint_1226150350392</text:p>
          </table:table-cell>
        </table:table-row>
        <table:table-row table:style-name="ro1">
          <table:table-cell office:value-type="float" office:value="1226148000">
            <text:p>1226148000</text:p>
          </table:table-cell>
          <table:table-cell office:value-type="float" office:value="1208">
            <text:p>1208</text:p>
          </table:table-cell>
          <table:table-cell table:formula="oooc:=SUM([.B482:.B486])/5" office:value-type="float" office:value="1624.04">
            <text:p>1624,04</text:p>
          </table:table-cell>
          <table:table-cell table:formula="oooc:=SUM([.B480:.B488])/9" office:value-type="float" office:value="1597.38888888889">
            <text:p>1597,39</text:p>
          </table:table-cell>
          <table:table-cell table:formula="oooc:=SUM([.B474:.B494])/21" office:value-type="float" office:value="1653.52857142857">
            <text:p>1653,53</text:p>
          </table:table-cell>
          <table:table-cell table:formula="oooc:=SUM([.B459:.B509])/51" office:value-type="float" office:value="1633.92941176471">
            <text:p>1633,93</text:p>
          </table:table-cell>
          <table:table-cell office:value-type="string">
            <text:p>You_vs_Klaus_1226151658916</text:p>
          </table:table-cell>
        </table:table-row>
        <table:table-row table:style-name="ro1">
          <table:table-cell office:value-type="float" office:value="1226149620">
            <text:p>1226149620</text:p>
          </table:table-cell>
          <table:table-cell office:value-type="float" office:value="1405">
            <text:p>1405</text:p>
          </table:table-cell>
          <table:table-cell table:formula="oooc:=SUM([.B483:.B487])/5" office:value-type="float" office:value="1544.48">
            <text:p>1544,48</text:p>
          </table:table-cell>
          <table:table-cell table:formula="oooc:=SUM([.B481:.B489])/9" office:value-type="float" office:value="1629.17777777778">
            <text:p>1629,18</text:p>
          </table:table-cell>
          <table:table-cell table:formula="oooc:=SUM([.B475:.B495])/21" office:value-type="float" office:value="1672.89523809524">
            <text:p>1672,9</text:p>
          </table:table-cell>
          <table:table-cell table:formula="oooc:=SUM([.B460:.B510])/51" office:value-type="float" office:value="1628.80784313726">
            <text:p>1628,81</text:p>
          </table:table-cell>
          <table:table-cell office:value-type="string">
            <text:p>You_vs_Klaus_1226153243922</text:p>
          </table:table-cell>
        </table:table-row>
        <table:table-row table:style-name="ro1">
          <table:table-cell office:value-type="float" office:value="1226149860">
            <text:p>1226149860</text:p>
          </table:table-cell>
          <table:table-cell office:value-type="float" office:value="2050">
            <text:p>2050</text:p>
          </table:table-cell>
          <table:table-cell table:formula="oooc:=SUM([.B484:.B488])/5" office:value-type="float" office:value="1562.26">
            <text:p>1562,26</text:p>
          </table:table-cell>
          <table:table-cell table:formula="oooc:=SUM([.B482:.B490])/9" office:value-type="float" office:value="1653.05555555556">
            <text:p>1653,06</text:p>
          </table:table-cell>
          <table:table-cell table:formula="oooc:=SUM([.B476:.B496])/21" office:value-type="float" office:value="1670.05714285714">
            <text:p>1670,06</text:p>
          </table:table-cell>
          <table:table-cell table:formula="oooc:=SUM([.B461:.B511])/51" office:value-type="float" office:value="1632.83333333333">
            <text:p>1632,83</text:p>
          </table:table-cell>
          <table:table-cell office:value-type="string">
            <text:p>You_vs_Znuk_1226153492289</text:p>
          </table:table-cell>
        </table:table-row>
        <table:table-row table:style-name="ro1">
          <table:table-cell office:value-type="float" office:value="1226150820">
            <text:p>1226150820</text:p>
          </table:table-cell>
          <table:table-cell office:value-type="float" office:value="1474.9">
            <text:p>1474,9</text:p>
          </table:table-cell>
          <table:table-cell table:formula="oooc:=SUM([.B485:.B489])/5" office:value-type="float" office:value="1700.66">
            <text:p>1700,66</text:p>
          </table:table-cell>
          <table:table-cell table:formula="oooc:=SUM([.B483:.B491])/9" office:value-type="float" office:value="1645.93333333333">
            <text:p>1645,93</text:p>
          </table:table-cell>
          <table:table-cell table:formula="oooc:=SUM([.B477:.B497])/21" office:value-type="float" office:value="1667.87619047619">
            <text:p>1667,88</text:p>
          </table:table-cell>
          <table:table-cell table:formula="oooc:=SUM([.B462:.B512])/51" office:value-type="float" office:value="1635.74509803922">
            <text:p>1635,75</text:p>
          </table:table-cell>
          <table:table-cell office:value-type="string">
            <text:p>You_vs_Znuk_1226154450352</text:p>
          </table:table-cell>
        </table:table-row>
        <table:table-row table:style-name="ro1">
          <table:table-cell office:value-type="float" office:value="1226159460">
            <text:p>1226159460</text:p>
          </table:table-cell>
          <table:table-cell office:value-type="float" office:value="1673.4">
            <text:p>1673,4</text:p>
          </table:table-cell>
          <table:table-cell table:formula="oooc:=SUM([.B486:.B490])/5" office:value-type="float" office:value="1761.46">
            <text:p>1761,46</text:p>
          </table:table-cell>
          <table:table-cell table:formula="oooc:=SUM([.B484:.B492])/9" office:value-type="float" office:value="1684.05555555556">
            <text:p>1684,06</text:p>
          </table:table-cell>
          <table:table-cell table:formula="oooc:=SUM([.B478:.B498])/21" office:value-type="float" office:value="1660.94761904762">
            <text:p>1660,95</text:p>
          </table:table-cell>
          <table:table-cell table:formula="oooc:=SUM([.B463:.B513])/51" office:value-type="float" office:value="1630.01568627451">
            <text:p>1630,02</text:p>
          </table:table-cell>
          <table:table-cell office:value-type="string">
            <text:p>You_vs_silversufer_1226163060996</text:p>
          </table:table-cell>
        </table:table-row>
        <table:table-row table:style-name="ro1">
          <table:table-cell office:value-type="float" office:value="1226160240">
            <text:p>1226160240</text:p>
          </table:table-cell>
          <table:table-cell office:value-type="float" office:value="1900">
            <text:p>1900</text:p>
          </table:table-cell>
          <table:table-cell table:formula="oooc:=SUM([.B487:.B491])/5" office:value-type="float" office:value="1713.18">
            <text:p>1713,18</text:p>
          </table:table-cell>
          <table:table-cell table:formula="oooc:=SUM([.B485:.B493])/9" office:value-type="float" office:value="1739.16666666667">
            <text:p>1739,17</text:p>
          </table:table-cell>
          <table:table-cell table:formula="oooc:=SUM([.B479:.B499])/21" office:value-type="float" office:value="1655.53333333333">
            <text:p>1655,53</text:p>
          </table:table-cell>
          <table:table-cell table:formula="oooc:=SUM([.B464:.B514])/51" office:value-type="float" office:value="1621.9568627451">
            <text:p>1621,96</text:p>
          </table:table-cell>
          <table:table-cell office:value-type="string">
            <text:p>You_vs_Kerberos_1226163895900</text:p>
          </table:table-cell>
        </table:table-row>
        <table:table-row table:style-name="ro1">
          <table:table-cell office:value-type="float" office:value="1226161500">
            <text:p>1226161500</text:p>
          </table:table-cell>
          <table:table-cell office:value-type="float" office:value="1709">
            <text:p>1709</text:p>
          </table:table-cell>
          <table:table-cell table:formula="oooc:=SUM([.B488:.B492])/5" office:value-type="float" office:value="1803.72">
            <text:p>1803,72</text:p>
          </table:table-cell>
          <table:table-cell table:formula="oooc:=SUM([.B486:.B494])/9" office:value-type="float" office:value="1767.08888888889">
            <text:p>1767,09</text:p>
          </table:table-cell>
          <table:table-cell table:formula="oooc:=SUM([.B480:.B500])/21" office:value-type="float" office:value="1659.5380952381">
            <text:p>1659,54</text:p>
          </table:table-cell>
          <table:table-cell table:formula="oooc:=SUM([.B465:.B515])/51" office:value-type="float" office:value="1631.66666666667">
            <text:p>1631,67</text:p>
          </table:table-cell>
          <table:table-cell office:value-type="string">
            <text:p>You_vs_DadoHead_1226165118487</text:p>
          </table:table-cell>
        </table:table-row>
        <table:table-row table:style-name="ro1">
          <table:table-cell office:value-type="float" office:value="1226162040">
            <text:p>1226162040</text:p>
          </table:table-cell>
          <table:table-cell office:value-type="float" office:value="1808.6">
            <text:p>1808,6</text:p>
          </table:table-cell>
          <table:table-cell table:formula="oooc:=SUM([.B489:.B493])/5" office:value-type="float" office:value="1809.84">
            <text:p>1809,84</text:p>
          </table:table-cell>
          <table:table-cell table:formula="oooc:=SUM([.B487:.B495])/9" office:value-type="float" office:value="1724.88888888889">
            <text:p>1724,89</text:p>
          </table:table-cell>
          <table:table-cell table:formula="oooc:=SUM([.B481:.B501])/21" office:value-type="float" office:value="1597.57142857143">
            <text:p>1597,57</text:p>
          </table:table-cell>
          <table:table-cell table:formula="oooc:=SUM([.B466:.B516])/51" office:value-type="float" office:value="1630.66862745098">
            <text:p>1630,67</text:p>
          </table:table-cell>
          <table:table-cell office:value-type="string">
            <text:p>You_vs_perhof_1226165675459</text:p>
          </table:table-cell>
        </table:table-row>
        <table:table-row table:style-name="ro1">
          <table:table-cell office:value-type="float" office:value="1226163360">
            <text:p>1226163360</text:p>
          </table:table-cell>
          <table:table-cell office:value-type="float" office:value="1927.6">
            <text:p>1927,6</text:p>
          </table:table-cell>
          <table:table-cell table:formula="oooc:=SUM([.B490:.B494])/5" office:value-type="float" office:value="1761.1">
            <text:p>1761,1</text:p>
          </table:table-cell>
          <table:table-cell table:formula="oooc:=SUM([.B488:.B496])/9" office:value-type="float" office:value="1749.22222222222">
            <text:p>1749,22</text:p>
          </table:table-cell>
          <table:table-cell table:formula="oooc:=SUM([.B482:.B502])/21" office:value-type="float" office:value="1604.67619047619">
            <text:p>1604,68</text:p>
          </table:table-cell>
          <table:table-cell table:formula="oooc:=SUM([.B467:.B517])/51" office:value-type="float" office:value="1624.88431372549">
            <text:p>1624,88</text:p>
          </table:table-cell>
          <table:table-cell office:value-type="string">
            <text:p>You_vs_uknowme_1226166966836</text:p>
          </table:table-cell>
        </table:table-row>
        <table:table-row table:style-name="ro1">
          <table:table-cell office:value-type="float" office:value="1226164800">
            <text:p>1226164800</text:p>
          </table:table-cell>
          <table:table-cell office:value-type="float" office:value="1704">
            <text:p>1704</text:p>
          </table:table-cell>
          <table:table-cell table:formula="oooc:=SUM([.B491:.B495])/5" office:value-type="float" office:value="1753.34">
            <text:p>1753,34</text:p>
          </table:table-cell>
          <table:table-cell table:formula="oooc:=SUM([.B489:.B497])/9" office:value-type="float" office:value="1726.38888888889">
            <text:p>1726,39</text:p>
          </table:table-cell>
          <table:table-cell table:formula="oooc:=SUM([.B483:.B503])/21" office:value-type="float" office:value="1603.39523809524">
            <text:p>1603,4</text:p>
          </table:table-cell>
          <table:table-cell table:formula="oooc:=SUM([.B468:.B518])/51" office:value-type="float" office:value="1619.84901960784">
            <text:p>1619,85</text:p>
          </table:table-cell>
          <table:table-cell office:value-type="string">
            <text:p>You_vs_herby_1226168414402</text:p>
          </table:table-cell>
        </table:table-row>
        <table:table-row table:style-name="ro1">
          <table:table-cell office:value-type="float" office:value="1226165220">
            <text:p>1226165220</text:p>
          </table:table-cell>
          <table:table-cell office:value-type="float" office:value="1656.3">
            <text:p>1656,3</text:p>
          </table:table-cell>
          <table:table-cell table:formula="oooc:=SUM([.B492:.B496])/5" office:value-type="float" office:value="1730.4">
            <text:p>1730,4</text:p>
          </table:table-cell>
          <table:table-cell table:formula="oooc:=SUM([.B490:.B498])/9" office:value-type="float" office:value="1705.66666666667">
            <text:p>1705,67</text:p>
          </table:table-cell>
          <table:table-cell table:formula="oooc:=SUM([.B484:.B504])/21" office:value-type="float" office:value="1599.13333333333">
            <text:p>1599,13</text:p>
          </table:table-cell>
          <table:table-cell table:formula="oooc:=SUM([.B469:.B519])/51" office:value-type="float" office:value="1621.56862745098">
            <text:p>1621,57</text:p>
          </table:table-cell>
          <table:table-cell office:value-type="string">
            <text:p>You_vs_herby_1226168863354</text:p>
          </table:table-cell>
        </table:table-row>
        <table:table-row table:style-name="ro1">
          <table:table-cell office:value-type="float" office:value="1226173560">
            <text:p>1226173560</text:p>
          </table:table-cell>
          <table:table-cell office:value-type="float" office:value="1670.2">
            <text:p>1670,2</text:p>
          </table:table-cell>
          <table:table-cell table:formula="oooc:=SUM([.B493:.B497])/5" office:value-type="float" office:value="1638.46">
            <text:p>1638,46</text:p>
          </table:table-cell>
          <table:table-cell table:formula="oooc:=SUM([.B491:.B499])/9" office:value-type="float" office:value="1691.47777777778">
            <text:p>1691,48</text:p>
          </table:table-cell>
          <table:table-cell table:formula="oooc:=SUM([.B485:.B505])/21" office:value-type="float" office:value="1604.28095238095">
            <text:p>1604,28</text:p>
          </table:table-cell>
          <table:table-cell table:formula="oooc:=SUM([.B470:.B520])/51" office:value-type="float" office:value="1618.73529411765">
            <text:p>1618,74</text:p>
          </table:table-cell>
          <table:table-cell office:value-type="string">
            <text:p>You_vs_kseniya_1226177217245</text:p>
          </table:table-cell>
        </table:table-row>
        <table:table-row table:style-name="ro1">
          <table:table-cell office:value-type="float" office:value="1226344800">
            <text:p>1226344800</text:p>
          </table:table-cell>
          <table:table-cell office:value-type="float" office:value="1693.9">
            <text:p>1693,9</text:p>
          </table:table-cell>
          <table:table-cell table:formula="oooc:=SUM([.B494:.B498])/5" office:value-type="float" office:value="1640.36">
            <text:p>1640,36</text:p>
          </table:table-cell>
          <table:table-cell table:formula="oooc:=SUM([.B492:.B500])/9" office:value-type="float" office:value="1672.91111111111">
            <text:p>1672,91</text:p>
          </table:table-cell>
          <table:table-cell table:formula="oooc:=SUM([.B486:.B506])/21" office:value-type="float" office:value="1631.8">
            <text:p>1631,8</text:p>
          </table:table-cell>
          <table:table-cell table:formula="oooc:=SUM([.B471:.B521])/51" office:value-type="float" office:value="1620.77450980392">
            <text:p>1620,77</text:p>
          </table:table-cell>
          <table:table-cell office:value-type="string">
            <text:p>You_vs_anke_1226348456277</text:p>
          </table:table-cell>
        </table:table-row>
        <table:table-row table:style-name="ro1">
          <table:table-cell office:value-type="float" office:value="1226345820">
            <text:p>1226345820</text:p>
          </table:table-cell>
          <table:table-cell office:value-type="float" office:value="1467.9">
            <text:p>1467,9</text:p>
          </table:table-cell>
          <table:table-cell table:formula="oooc:=SUM([.B495:.B499])/5" office:value-type="float" office:value="1625.36">
            <text:p>1625,36</text:p>
          </table:table-cell>
          <table:table-cell table:formula="oooc:=SUM([.B493:.B501])/9" office:value-type="float" office:value="1493.46666666667">
            <text:p>1493,47</text:p>
          </table:table-cell>
          <table:table-cell table:formula="oooc:=SUM([.B487:.B507])/21" office:value-type="float" office:value="1621.46666666667">
            <text:p>1621,47</text:p>
          </table:table-cell>
          <table:table-cell table:formula="oooc:=SUM([.B472:.B522])/51" office:value-type="float" office:value="1618.71960784314">
            <text:p>1618,72</text:p>
          </table:table-cell>
          <table:table-cell office:value-type="string">
            <text:p>You_vs_pmackinney_1226349471152</text:p>
          </table:table-cell>
        </table:table-row>
        <table:table-row table:style-name="ro1">
          <table:table-cell office:value-type="float" office:value="1226346780">
            <text:p>1226346780</text:p>
          </table:table-cell>
          <table:table-cell office:value-type="float" office:value="1713.5">
            <text:p>1713,5</text:p>
          </table:table-cell>
          <table:table-cell table:formula="oooc:=SUM([.B496:.B500])/5" office:value-type="float" office:value="1619.62">
            <text:p>1619,62</text:p>
          </table:table-cell>
          <table:table-cell table:formula="oooc:=SUM([.B494:.B502])/9" office:value-type="float" office:value="1486.72222222222">
            <text:p>1486,72</text:p>
          </table:table-cell>
          <table:table-cell table:formula="oooc:=SUM([.B488:.B508])/21" office:value-type="float" office:value="1626.40952380952">
            <text:p>1626,41</text:p>
          </table:table-cell>
          <table:table-cell table:formula="oooc:=SUM([.B473:.B523])/51" office:value-type="float" office:value="1615.97843137255">
            <text:p>1615,98</text:p>
          </table:table-cell>
          <table:table-cell office:value-type="string">
            <text:p>You_vs_grolactwo_1226350428323</text:p>
          </table:table-cell>
        </table:table-row>
        <table:table-row table:style-name="ro1">
          <table:table-cell office:value-type="float" office:value="1226347620">
            <text:p>1226347620</text:p>
          </table:table-cell>
          <table:table-cell office:value-type="float" office:value="1581.3">
            <text:p>1581,3</text:p>
          </table:table-cell>
          <table:table-cell table:formula="oooc:=SUM([.B497:.B501])/5" office:value-type="float" office:value="1343.36">
            <text:p>1343,36</text:p>
          </table:table-cell>
          <table:table-cell table:formula="oooc:=SUM([.B495:.B503])/9" office:value-type="float" office:value="1507.77777777778">
            <text:p>1507,78</text:p>
          </table:table-cell>
          <table:table-cell table:formula="oooc:=SUM([.B489:.B509])/21" office:value-type="float" office:value="1624.82380952381">
            <text:p>1624,82</text:p>
          </table:table-cell>
          <table:table-cell table:formula="oooc:=SUM([.B474:.B524])/51" office:value-type="float" office:value="1610.69019607843">
            <text:p>1610,69</text:p>
          </table:table-cell>
          <table:table-cell office:value-type="string">
            <text:p>You_vs_MrPips_1226351264032</text:p>
          </table:table-cell>
        </table:table-row>
        <table:table-row table:style-name="ro1">
          <table:table-cell office:value-type="float" office:value="1226432640">
            <text:p>1226432640</text:p>
          </table:table-cell>
          <table:table-cell office:value-type="float" office:value="1641.5">
            <text:p>1641,5</text:p>
          </table:table-cell>
          <table:table-cell table:formula="oooc:=SUM([.B498:.B502])/5" office:value-type="float" office:value="1378.44">
            <text:p>1378,44</text:p>
          </table:table-cell>
          <table:table-cell table:formula="oooc:=SUM([.B496:.B504])/9" office:value-type="float" office:value="1488.31111111111">
            <text:p>1488,31</text:p>
          </table:table-cell>
          <table:table-cell table:formula="oooc:=SUM([.B490:.B510])/21" office:value-type="float" office:value="1603.5619047619">
            <text:p>1603,56</text:p>
          </table:table-cell>
          <table:table-cell table:formula="oooc:=SUM([.B475:.B525])/51" office:value-type="float" office:value="1623.08039215686">
            <text:p>1623,08</text:p>
          </table:table-cell>
          <table:table-cell office:value-type="string">
            <text:p>You_vs_mynie_1226436245011</text:p>
          </table:table-cell>
        </table:table-row>
        <table:table-row table:style-name="ro1">
          <table:table-cell office:value-type="float" office:value="1226438760">
            <text:p>1226438760</text:p>
          </table:table-cell>
          <table:table-cell office:value-type="float" office:value="312.6">
            <text:p>312,6</text:p>
          </table:table-cell>
          <table:table-cell table:formula="oooc:=SUM([.B499:.B503])/5" office:value-type="float" office:value="1404.9">
            <text:p>1404,9</text:p>
          </table:table-cell>
          <table:table-cell table:formula="oooc:=SUM([.B497:.B505])/9" office:value-type="float" office:value="1446.33333333333">
            <text:p>1446,33</text:p>
          </table:table-cell>
          <table:table-cell table:formula="oooc:=SUM([.B491:.B511])/21" office:value-type="float" office:value="1612.82857142857">
            <text:p>1612,83</text:p>
          </table:table-cell>
          <table:table-cell table:formula="oooc:=SUM([.B476:.B526])/51" office:value-type="float" office:value="1624.22941176471">
            <text:p>1624,23</text:p>
          </table:table-cell>
          <table:table-cell office:value-type="string">
            <text:p>You_vs_inatizz_1226442417702</text:p>
          </table:table-cell>
        </table:table-row>
        <table:table-row table:style-name="ro1">
          <table:table-cell office:value-type="float" office:value="1226439600">
            <text:p>1226439600</text:p>
          </table:table-cell>
          <table:table-cell office:value-type="float" office:value="1643.3">
            <text:p>1643,3</text:p>
          </table:table-cell>
          <table:table-cell table:formula="oooc:=SUM([.B500:.B504])/5" office:value-type="float" office:value="1387.64">
            <text:p>1387,64</text:p>
          </table:table-cell>
          <table:table-cell table:formula="oooc:=SUM([.B498:.B506])/9" office:value-type="float" office:value="1503.55555555556">
            <text:p>1503,56</text:p>
          </table:table-cell>
          <table:table-cell table:formula="oooc:=SUM([.B492:.B512])/21" office:value-type="float" office:value="1614.92380952381">
            <text:p>1614,92</text:p>
          </table:table-cell>
          <table:table-cell table:formula="oooc:=SUM([.B477:.B527])/51" office:value-type="float" office:value="1627.25294117647">
            <text:p>1627,25</text:p>
          </table:table-cell>
          <table:table-cell office:value-type="string">
            <text:p>You_vs_MarcoPolo_1226443213801</text:p>
          </table:table-cell>
        </table:table-row>
        <table:table-row table:style-name="ro1">
          <table:table-cell office:value-type="float" office:value="1226441460">
            <text:p>1226441460</text:p>
          </table:table-cell>
          <table:table-cell office:value-type="float" office:value="1845.8">
            <text:p>1845,8</text:p>
          </table:table-cell>
          <table:table-cell table:formula="oooc:=SUM([.B501:.B505])/5" office:value-type="float" office:value="1322.56">
            <text:p>1322,56</text:p>
          </table:table-cell>
          <table:table-cell table:formula="oooc:=SUM([.B499:.B507])/9" office:value-type="float" office:value="1516.83333333333">
            <text:p>1516,83</text:p>
          </table:table-cell>
          <table:table-cell table:formula="oooc:=SUM([.B493:.B513])/21" office:value-type="float" office:value="1591.41904761905">
            <text:p>1591,42</text:p>
          </table:table-cell>
          <table:table-cell table:formula="oooc:=SUM([.B478:.B528])/51" office:value-type="float" office:value="1615.20392156863">
            <text:p>1615,2</text:p>
          </table:table-cell>
          <table:table-cell office:value-type="string">
            <text:p>You_vs_Greg_Gee_1226445114667</text:p>
          </table:table-cell>
        </table:table-row>
        <table:table-row table:style-name="ro1">
          <table:table-cell office:value-type="float" office:value="1226443140">
            <text:p>1226443140</text:p>
          </table:table-cell>
          <table:table-cell office:value-type="float" office:value="1495">
            <text:p>1495</text:p>
          </table:table-cell>
          <table:table-cell table:formula="oooc:=SUM([.B502:.B506])/5" office:value-type="float" office:value="1656.62">
            <text:p>1656,62</text:p>
          </table:table-cell>
          <table:table-cell table:formula="oooc:=SUM([.B500:.B508])/9" office:value-type="float" office:value="1516.54444444444">
            <text:p>1516,54</text:p>
          </table:table-cell>
          <table:table-cell table:formula="oooc:=SUM([.B494:.B514])/21" office:value-type="float" office:value="1573.39047619048">
            <text:p>1573,39</text:p>
          </table:table-cell>
          <table:table-cell table:formula="oooc:=SUM([.B479:.B529])/51" office:value-type="float" office:value="1612.44117647059">
            <text:p>1612,44</text:p>
          </table:table-cell>
          <table:table-cell office:value-type="string">
            <text:p>You_vs_herby_1226446751453</text:p>
          </table:table-cell>
        </table:table-row>
        <table:table-row table:style-name="ro1">
          <table:table-cell office:value-type="float" office:value="1226597460">
            <text:p>1226597460</text:p>
          </table:table-cell>
          <table:table-cell office:value-type="float" office:value="1316.1">
            <text:p>1316,1</text:p>
          </table:table-cell>
          <table:table-cell table:formula="oooc:=SUM([.B503:.B507])/5" office:value-type="float" office:value="1694.56">
            <text:p>1694,56</text:p>
          </table:table-cell>
          <table:table-cell table:formula="oooc:=SUM([.B501:.B509])/9" office:value-type="float" office:value="1516.38888888889">
            <text:p>1516,39</text:p>
          </table:table-cell>
          <table:table-cell table:formula="oooc:=SUM([.B495:.B515])/21" office:value-type="float" office:value="1586.75238095238">
            <text:p>1586,75</text:p>
          </table:table-cell>
          <table:table-cell table:formula="oooc:=SUM([.B480:.B530])/51" office:value-type="float" office:value="1617.30784313725">
            <text:p>1617,31</text:p>
          </table:table-cell>
          <table:table-cell office:value-type="string">
            <text:p>You_vs_velvetgoldmine_1226601098063</text:p>
          </table:table-cell>
        </table:table-row>
        <table:table-row table:style-name="ro1">
          <table:table-cell office:value-type="float" office:value="1226604120">
            <text:p>1226604120</text:p>
          </table:table-cell>
          <table:table-cell office:value-type="float" office:value="1982.9">
            <text:p>1982,9</text:p>
          </table:table-cell>
          <table:table-cell table:formula="oooc:=SUM([.B504:.B508])/5" office:value-type="float" office:value="1641.14">
            <text:p>1641,14</text:p>
          </table:table-cell>
          <table:table-cell table:formula="oooc:=SUM([.B502:.B510])/9" office:value-type="float" office:value="1643.15555555556">
            <text:p>1643,16</text:p>
          </table:table-cell>
          <table:table-cell table:formula="oooc:=SUM([.B496:.B516])/21" office:value-type="float" office:value="1589.40952380952">
            <text:p>1589,41</text:p>
          </table:table-cell>
          <table:table-cell table:formula="oooc:=SUM([.B481:.B531])/51" office:value-type="float" office:value="1621.23333333333">
            <text:p>1621,23</text:p>
          </table:table-cell>
          <table:table-cell office:value-type="string">
            <text:p>You_vs_quisanfu_1226607766763</text:p>
          </table:table-cell>
        </table:table-row>
        <table:table-row table:style-name="ro1">
          <table:table-cell office:value-type="float" office:value="1226605200">
            <text:p>1226605200</text:p>
          </table:table-cell>
          <table:table-cell office:value-type="float" office:value="1833">
            <text:p>1833</text:p>
          </table:table-cell>
          <table:table-cell table:formula="oooc:=SUM([.B505:.B509])/5" office:value-type="float" office:value="1670.16">
            <text:p>1670,16</text:p>
          </table:table-cell>
          <table:table-cell table:formula="oooc:=SUM([.B503:.B511])/9" office:value-type="float" office:value="1672.07777777778">
            <text:p>1672,08</text:p>
          </table:table-cell>
          <table:table-cell table:formula="oooc:=SUM([.B497:.B517])/21" office:value-type="float" office:value="1581.37142857143">
            <text:p>1581,37</text:p>
          </table:table-cell>
          <table:table-cell table:formula="oooc:=SUM([.B482:.B532])/51" office:value-type="float" office:value="1623.08431372549">
            <text:p>1623,08</text:p>
          </table:table-cell>
          <table:table-cell office:value-type="string">
            <text:p>You_vs_flip_wilson_1226608846719</text:p>
          </table:table-cell>
        </table:table-row>
        <table:table-row table:style-name="ro1">
          <table:table-cell office:value-type="float" office:value="1226607720">
            <text:p>1226607720</text:p>
          </table:table-cell>
          <table:table-cell office:value-type="float" office:value="1578.7">
            <text:p>1578,7</text:p>
          </table:table-cell>
          <table:table-cell table:formula="oooc:=SUM([.B506:.B510])/5" office:value-type="float" office:value="1697.64">
            <text:p>1697,64</text:p>
          </table:table-cell>
          <table:table-cell table:formula="oooc:=SUM([.B504:.B512])/9" office:value-type="float" office:value="1672.83333333333">
            <text:p>1672,83</text:p>
          </table:table-cell>
          <table:table-cell table:formula="oooc:=SUM([.B498:.B518])/21" office:value-type="float" office:value="1573.1">
            <text:p>1573,1</text:p>
          </table:table-cell>
          <table:table-cell table:formula="oooc:=SUM([.B483:.B533])/51" office:value-type="float" office:value="1620.41176470588">
            <text:p>1620,41</text:p>
          </table:table-cell>
          <table:table-cell office:value-type="string">
            <text:p>You_vs_crille__1226611344688</text:p>
          </table:table-cell>
        </table:table-row>
        <table:table-row table:style-name="ro1">
          <table:table-cell office:value-type="float" office:value="1226609220">
            <text:p>1226609220</text:p>
          </table:table-cell>
          <table:table-cell office:value-type="float" office:value="1640.1">
            <text:p>1640,1</text:p>
          </table:table-cell>
          <table:table-cell table:formula="oooc:=SUM([.B507:.B511])/5" office:value-type="float" office:value="1681.78">
            <text:p>1681,78</text:p>
          </table:table-cell>
          <table:table-cell table:formula="oooc:=SUM([.B505:.B513])/9" office:value-type="float" office:value="1666.05555555556">
            <text:p>1666,06</text:p>
          </table:table-cell>
          <table:table-cell table:formula="oooc:=SUM([.B499:.B519])/21" office:value-type="float" office:value="1561.54761904762">
            <text:p>1561,55</text:p>
          </table:table-cell>
          <table:table-cell table:formula="oooc:=SUM([.B484:.B534])/51" office:value-type="float" office:value="1619.1137254902">
            <text:p>1619,11</text:p>
          </table:table-cell>
          <table:table-cell office:value-type="string">
            <text:p>You_vs_sika_1226612877683</text:p>
          </table:table-cell>
        </table:table-row>
        <table:table-row table:style-name="ro1">
          <table:table-cell office:value-type="float" office:value="1226611440">
            <text:p>1226611440</text:p>
          </table:table-cell>
          <table:table-cell office:value-type="float" office:value="1453.5">
            <text:p>1453,5</text:p>
          </table:table-cell>
          <table:table-cell table:formula="oooc:=SUM([.B508:.B512])/5" office:value-type="float" office:value="1685.7">
            <text:p>1685,7</text:p>
          </table:table-cell>
          <table:table-cell table:formula="oooc:=SUM([.B506:.B514])/9" office:value-type="float" office:value="1667.08888888889">
            <text:p>1667,09</text:p>
          </table:table-cell>
          <table:table-cell table:formula="oooc:=SUM([.B500:.B520])/21" office:value-type="float" office:value="1561.9">
            <text:p>1561,9</text:p>
          </table:table-cell>
          <table:table-cell table:formula="oooc:=SUM([.B485:.B535])/51" office:value-type="float" office:value="1619.16078431373">
            <text:p>1619,16</text:p>
          </table:table-cell>
          <table:table-cell office:value-type="string">
            <text:p>You_vs_theswede_1226615066464</text:p>
          </table:table-cell>
        </table:table-row>
        <table:table-row table:style-name="ro1">
          <table:table-cell office:value-type="float" office:value="1226611980">
            <text:p>1226611980</text:p>
          </table:table-cell>
          <table:table-cell office:value-type="float" office:value="1903.6">
            <text:p>1903,6</text:p>
          </table:table-cell>
          <table:table-cell table:formula="oooc:=SUM([.B509:.B513])/5" office:value-type="float" office:value="1656.76">
            <text:p>1656,76</text:p>
          </table:table-cell>
          <table:table-cell table:formula="oooc:=SUM([.B507:.B515])/9" office:value-type="float" office:value="1661.97777777778">
            <text:p>1661,98</text:p>
          </table:table-cell>
          <table:table-cell table:formula="oooc:=SUM([.B501:.B521])/21" office:value-type="float" office:value="1571.41904761905">
            <text:p>1571,42</text:p>
          </table:table-cell>
          <table:table-cell table:formula="oooc:=SUM([.B486:.B536])/51" office:value-type="float" office:value="1623.00588235294">
            <text:p>1623,01</text:p>
          </table:table-cell>
          <table:table-cell office:value-type="string">
            <text:p>You_vs_WillySanuk_1226615637415</text:p>
          </table:table-cell>
        </table:table-row>
        <table:table-row table:style-name="ro1">
          <table:table-cell office:value-type="float" office:value="1226613720">
            <text:p>1226613720</text:p>
          </table:table-cell>
          <table:table-cell office:value-type="float" office:value="1852.6">
            <text:p>1852,6</text:p>
          </table:table-cell>
          <table:table-cell table:formula="oooc:=SUM([.B510:.B514])/5" office:value-type="float" office:value="1593.82">
            <text:p>1593,82</text:p>
          </table:table-cell>
          <table:table-cell table:formula="oooc:=SUM([.B508:.B516])/9" office:value-type="float" office:value="1650.08888888889">
            <text:p>1650,09</text:p>
          </table:table-cell>
          <table:table-cell table:formula="oooc:=SUM([.B502:.B522])/21" office:value-type="float" office:value="1633.93333333333">
            <text:p>1633,93</text:p>
          </table:table-cell>
          <table:table-cell table:formula="oooc:=SUM([.B487:.B537])/51" office:value-type="float" office:value="1613.86862745098">
            <text:p>1613,87</text:p>
          </table:table-cell>
          <table:table-cell office:value-type="string">
            <text:p>You_vs_WillySanuk_1226617364916</text:p>
          </table:table-cell>
        </table:table-row>
        <table:table-row table:style-name="ro1">
          <table:table-cell office:value-type="float" office:value="1226673660">
            <text:p>1226673660</text:p>
          </table:table-cell>
          <table:table-cell office:value-type="float" office:value="1434">
            <text:p>1434</text:p>
          </table:table-cell>
          <table:table-cell table:formula="oooc:=SUM([.B511:.B515])/5" office:value-type="float" office:value="1690.5">
            <text:p>1690,5</text:p>
          </table:table-cell>
          <table:table-cell table:formula="oooc:=SUM([.B509:.B517])/9" office:value-type="float" office:value="1644.13333333333">
            <text:p>1644,13</text:p>
          </table:table-cell>
          <table:table-cell table:formula="oooc:=SUM([.B503:.B523])/21" office:value-type="float" office:value="1635.66190476191">
            <text:p>1635,66</text:p>
          </table:table-cell>
          <table:table-cell table:formula="oooc:=SUM([.B488:.B538])/51" office:value-type="float" office:value="1607.67254901961">
            <text:p>1607,67</text:p>
          </table:table-cell>
          <table:table-cell office:value-type="string">
            <text:p>You_vs_tyrellcorporation_1226677306070</text:p>
          </table:table-cell>
        </table:table-row>
        <table:table-row table:style-name="ro1">
          <table:table-cell office:value-type="float" office:value="1226675340">
            <text:p>1226675340</text:p>
          </table:table-cell>
          <table:table-cell office:value-type="float" office:value="1325.4">
            <text:p>1325,4</text:p>
          </table:table-cell>
          <table:table-cell table:formula="oooc:=SUM([.B512:.B516])/5" office:value-type="float" office:value="1654.98">
            <text:p>1654,98</text:p>
          </table:table-cell>
          <table:table-cell table:formula="oooc:=SUM([.B510:.B518])/9" office:value-type="float" office:value="1605.7">
            <text:p>1605,7</text:p>
          </table:table-cell>
          <table:table-cell table:formula="oooc:=SUM([.B504:.B524])/21" office:value-type="float" office:value="1611.95714285714">
            <text:p>1611,96</text:p>
          </table:table-cell>
          <table:table-cell table:formula="oooc:=SUM([.B489:.B539])/51" office:value-type="float" office:value="1609.6137254902">
            <text:p>1609,61</text:p>
          </table:table-cell>
          <table:table-cell office:value-type="string">
            <text:p>You_vs_tyrellcorporation_1226678949696</text:p>
          </table:table-cell>
        </table:table-row>
        <table:table-row table:style-name="ro1">
          <table:table-cell office:value-type="float" office:value="1226676840">
            <text:p>1226676840</text:p>
          </table:table-cell>
          <table:table-cell office:value-type="float" office:value="1936.9">
            <text:p>1936,9</text:p>
          </table:table-cell>
          <table:table-cell table:formula="oooc:=SUM([.B513:.B517])/5" office:value-type="float" office:value="1589.48">
            <text:p>1589,48</text:p>
          </table:table-cell>
          <table:table-cell table:formula="oooc:=SUM([.B511:.B519])/9" office:value-type="float" office:value="1607.63333333333">
            <text:p>1607,63</text:p>
          </table:table-cell>
          <table:table-cell table:formula="oooc:=SUM([.B505:.B525])/21" office:value-type="float" office:value="1631.02380952381">
            <text:p>1631,02</text:p>
          </table:table-cell>
          <table:table-cell table:formula="oooc:=SUM([.B490:.B540])/51" office:value-type="float" office:value="1606.4431372549">
            <text:p>1606,44</text:p>
          </table:table-cell>
          <table:table-cell office:value-type="string">
            <text:p>You_vs_Dave_B_1226680456139</text:p>
          </table:table-cell>
        </table:table-row>
        <table:table-row table:style-name="ro1">
          <table:table-cell office:value-type="float" office:value="1226681160">
            <text:p>1226681160</text:p>
          </table:table-cell>
          <table:table-cell office:value-type="float" office:value="1726">
            <text:p>1726</text:p>
          </table:table-cell>
          <table:table-cell table:formula="oooc:=SUM([.B514:.B518])/5" office:value-type="float" office:value="1561.52">
            <text:p>1561,52</text:p>
          </table:table-cell>
          <table:table-cell table:formula="oooc:=SUM([.B512:.B520])/9" office:value-type="float" office:value="1572.64444444444">
            <text:p>1572,64</text:p>
          </table:table-cell>
          <table:table-cell table:formula="oooc:=SUM([.B506:.B526])/21" office:value-type="float" office:value="1654.64285714286">
            <text:p>1654,64</text:p>
          </table:table-cell>
          <table:table-cell table:formula="oooc:=SUM([.B491:.B541])/51" office:value-type="float" office:value="1609.82941176471">
            <text:p>1609,83</text:p>
          </table:table-cell>
          <table:table-cell office:value-type="string">
            <text:p>You_vs_jlcatmicroaire_1226684818766</text:p>
          </table:table-cell>
        </table:table-row>
        <table:table-row table:style-name="ro1">
          <table:table-cell office:value-type="float" office:value="1226681880">
            <text:p>1226681880</text:p>
          </table:table-cell>
          <table:table-cell office:value-type="float" office:value="1525.1">
            <text:p>1525,1</text:p>
          </table:table-cell>
          <table:table-cell table:formula="oooc:=SUM([.B515:.B519])/5" office:value-type="float" office:value="1590.62">
            <text:p>1590,62</text:p>
          </table:table-cell>
          <table:table-cell table:formula="oooc:=SUM([.B513:.B521])/9" office:value-type="float" office:value="1571.4">
            <text:p>1571,4</text:p>
          </table:table-cell>
          <table:table-cell table:formula="oooc:=SUM([.B507:.B527])/21" office:value-type="float" office:value="1639.64285714286">
            <text:p>1639,64</text:p>
          </table:table-cell>
          <table:table-cell table:formula="oooc:=SUM([.B492:.B542])/51" office:value-type="float" office:value="1607.90980392157">
            <text:p>1607,91</text:p>
          </table:table-cell>
          <table:table-cell office:value-type="string">
            <text:p>You_vs_talya_1226685504580</text:p>
          </table:table-cell>
        </table:table-row>
        <table:table-row table:style-name="ro1">
          <table:table-cell office:value-type="float" office:value="1226682180">
            <text:p>1226682180</text:p>
          </table:table-cell>
          <table:table-cell office:value-type="float" office:value="1294.2">
            <text:p>1294,2</text:p>
          </table:table-cell>
          <table:table-cell table:formula="oooc:=SUM([.B516:.B520])/5" office:value-type="float" office:value="1520.98">
            <text:p>1520,98</text:p>
          </table:table-cell>
          <table:table-cell table:formula="oooc:=SUM([.B514:.B522])/9" office:value-type="float" office:value="1592.66666666667">
            <text:p>1592,67</text:p>
          </table:table-cell>
          <table:table-cell table:formula="oooc:=SUM([.B508:.B528])/21" office:value-type="float" office:value="1611.61904761905">
            <text:p>1611,62</text:p>
          </table:table-cell>
          <table:table-cell table:formula="oooc:=SUM([.B493:.B543])/51" office:value-type="float" office:value="1605.37254901961">
            <text:p>1605,37</text:p>
          </table:table-cell>
          <table:table-cell office:value-type="string">
            <text:p>You_vs_mynie_1226685784617</text:p>
          </table:table-cell>
        </table:table-row>
        <table:table-row table:style-name="ro1">
          <table:table-cell office:value-type="float" office:value="1226954640">
            <text:p>1226954640</text:p>
          </table:table-cell>
          <table:table-cell office:value-type="float" office:value="1470.9">
            <text:p>1470,9</text:p>
          </table:table-cell>
          <table:table-cell table:formula="oooc:=SUM([.B517:.B521])/5" office:value-type="float" office:value="1544.06">
            <text:p>1544,06</text:p>
          </table:table-cell>
          <table:table-cell table:formula="oooc:=SUM([.B515:.B523])/9" office:value-type="float" office:value="1632.02222222222">
            <text:p>1632,02</text:p>
          </table:table-cell>
          <table:table-cell table:formula="oooc:=SUM([.B509:.B529])/21" office:value-type="float" office:value="1610.44761904762">
            <text:p>1610,45</text:p>
          </table:table-cell>
          <table:table-cell table:formula="oooc:=SUM([.B494:.B544])/51" office:value-type="float" office:value="1605.22745098039">
            <text:p>1605,23</text:p>
          </table:table-cell>
          <table:table-cell office:value-type="string">
            <text:p>You_vs_gapeach_1226958284416</text:p>
          </table:table-cell>
        </table:table-row>
        <table:table-row table:style-name="ro1">
          <table:table-cell office:value-type="float" office:value="1226956320">
            <text:p>1226956320</text:p>
          </table:table-cell>
          <table:table-cell office:value-type="float" office:value="1588.7">
            <text:p>1588,7</text:p>
          </table:table-cell>
          <table:table-cell table:formula="oooc:=SUM([.B518:.B522])/5" office:value-type="float" office:value="1564.12">
            <text:p>1564,12</text:p>
          </table:table-cell>
          <table:table-cell table:formula="oooc:=SUM([.B516:.B524])/9" office:value-type="float" office:value="1566.58888888889">
            <text:p>1566,59</text:p>
          </table:table-cell>
          <table:table-cell table:formula="oooc:=SUM([.B510:.B530])/21" office:value-type="float" office:value="1618.32857142857">
            <text:p>1618,33</text:p>
          </table:table-cell>
          <table:table-cell table:formula="oooc:=SUM([.B495:.B545])/51" office:value-type="float" office:value="1607.64705882353">
            <text:p>1607,65</text:p>
          </table:table-cell>
          <table:table-cell office:value-type="string">
            <text:p>You_vs_giobarbera_1226959953408</text:p>
          </table:table-cell>
        </table:table-row>
        <table:table-row table:style-name="ro1">
          <table:table-cell office:value-type="float" office:value="1227037620">
            <text:p>1227037620</text:p>
          </table:table-cell>
          <table:table-cell office:value-type="float" office:value="1841.4">
            <text:p>1841,4</text:p>
          </table:table-cell>
          <table:table-cell table:formula="oooc:=SUM([.B519:.B523])/5" office:value-type="float" office:value="1641.2">
            <text:p>1641,2</text:p>
          </table:table-cell>
          <table:table-cell table:formula="oooc:=SUM([.B517:.B525])/9" office:value-type="float" office:value="1585.41111111111">
            <text:p>1585,41</text:p>
          </table:table-cell>
          <table:table-cell table:formula="oooc:=SUM([.B511:.B531])/21" office:value-type="float" office:value="1635.5">
            <text:p>1635,5</text:p>
          </table:table-cell>
          <table:table-cell table:formula="oooc:=SUM([.B496:.B546])/51" office:value-type="float" office:value="1604.01176470588">
            <text:p>1604,01</text:p>
          </table:table-cell>
          <table:table-cell office:value-type="string">
            <text:p>You_vs_Martina_1227041268437</text:p>
          </table:table-cell>
        </table:table-row>
        <table:table-row table:style-name="ro1">
          <table:table-cell office:value-type="float" office:value="1227557940">
            <text:p>1227557940</text:p>
          </table:table-cell>
          <table:table-cell office:value-type="float" office:value="1625.4">
            <text:p>1625,4</text:p>
          </table:table-cell>
          <table:table-cell table:formula="oooc:=SUM([.B520:.B524])/5" office:value-type="float" office:value="1616.62">
            <text:p>1616,62</text:p>
          </table:table-cell>
          <table:table-cell table:formula="oooc:=SUM([.B518:.B526])/9" office:value-type="float" office:value="1617.3">
            <text:p>1617,3</text:p>
          </table:table-cell>
          <table:table-cell table:formula="oooc:=SUM([.B512:.B532])/21" office:value-type="float" office:value="1620.49523809524">
            <text:p>1620,5</text:p>
          </table:table-cell>
          <table:table-cell table:formula="oooc:=SUM([.B497:.B547])/51" office:value-type="float" office:value="1604.54901960784">
            <text:p>1604,55</text:p>
          </table:table-cell>
          <table:table-cell office:value-type="string">
            <text:p>You_vs_Mason_Verger_1227561557560</text:p>
          </table:table-cell>
        </table:table-row>
        <table:table-row table:style-name="ro1">
          <table:table-cell office:value-type="float" office:value="1227560340">
            <text:p>1227560340</text:p>
          </table:table-cell>
          <table:table-cell office:value-type="float" office:value="1679.6">
            <text:p>1679,6</text:p>
          </table:table-cell>
          <table:table-cell table:formula="oooc:=SUM([.B521:.B525])/5" office:value-type="float" office:value="1677.96">
            <text:p>1677,96</text:p>
          </table:table-cell>
          <table:table-cell table:formula="oooc:=SUM([.B519:.B527])/9" office:value-type="float" office:value="1658.82222222222">
            <text:p>1658,82</text:p>
          </table:table-cell>
          <table:table-cell table:formula="oooc:=SUM([.B513:.B533])/21" office:value-type="float" office:value="1614.9619047619">
            <text:p>1614,96</text:p>
          </table:table-cell>
          <table:table-cell table:formula="oooc:=SUM([.B498:.B548])/51" office:value-type="float" office:value="1610.84117647059">
            <text:p>1610,84</text:p>
          </table:table-cell>
          <table:table-cell office:value-type="string">
            <text:p>You_vs_herby_1227563956234</text:p>
          </table:table-cell>
        </table:table-row>
        <table:table-row table:style-name="ro1">
          <table:table-cell office:value-type="float" office:value="1227561900">
            <text:p>1227561900</text:p>
          </table:table-cell>
          <table:table-cell office:value-type="float" office:value="1348">
            <text:p>1348</text:p>
          </table:table-cell>
          <table:table-cell table:formula="oooc:=SUM([.B522:.B526])/5" office:value-type="float" office:value="1672.1">
            <text:p>1672,1</text:p>
          </table:table-cell>
          <table:table-cell table:formula="oooc:=SUM([.B520:.B528])/9" office:value-type="float" office:value="1633.66666666667">
            <text:p>1633,67</text:p>
          </table:table-cell>
          <table:table-cell table:formula="oooc:=SUM([.B514:.B534])/21" office:value-type="float" office:value="1618.97619047619">
            <text:p>1618,98</text:p>
          </table:table-cell>
          <table:table-cell table:formula="oooc:=SUM([.B499:.B549])/51" office:value-type="float" office:value="1612.31960784314">
            <text:p>1612,32</text:p>
          </table:table-cell>
          <table:table-cell office:value-type="string">
            <text:p>You_vs_npolish_1227565538861</text:p>
          </table:table-cell>
        </table:table-row>
        <table:table-row table:style-name="ro1">
          <table:table-cell office:value-type="float" office:value="1227638940">
            <text:p>1227638940</text:p>
          </table:table-cell>
          <table:table-cell office:value-type="float" office:value="1895.4">
            <text:p>1895,4</text:p>
          </table:table-cell>
          <table:table-cell table:formula="oooc:=SUM([.B523:.B527])/5" office:value-type="float" office:value="1680.6">
            <text:p>1680,6</text:p>
          </table:table-cell>
          <table:table-cell table:formula="oooc:=SUM([.B521:.B529])/9" office:value-type="float" office:value="1629.82222222222">
            <text:p>1629,82</text:p>
          </table:table-cell>
          <table:table-cell table:formula="oooc:=SUM([.B515:.B535])/21" office:value-type="float" office:value="1613.5">
            <text:p>1613,5</text:p>
          </table:table-cell>
          <table:table-cell table:formula="oooc:=SUM([.B500:.B550])/51" office:value-type="float" office:value="1611.6">
            <text:p>1611,6</text:p>
          </table:table-cell>
          <table:table-cell office:value-type="string">
            <text:p>You_vs_hasso_1227642584390</text:p>
          </table:table-cell>
        </table:table-row>
        <table:table-row table:style-name="ro1">
          <table:table-cell office:value-type="float" office:value="1227640260">
            <text:p>1227640260</text:p>
          </table:table-cell>
          <table:table-cell office:value-type="float" office:value="1812.1">
            <text:p>1812,1</text:p>
          </table:table-cell>
          <table:table-cell table:formula="oooc:=SUM([.B524:.B528])/5" office:value-type="float" office:value="1593.58">
            <text:p>1593,58</text:p>
          </table:table-cell>
          <table:table-cell table:formula="oooc:=SUM([.B522:.B530])/9" office:value-type="float" office:value="1625.84444444444">
            <text:p>1625,84</text:p>
          </table:table-cell>
          <table:table-cell table:formula="oooc:=SUM([.B516:.B536])/21" office:value-type="float" office:value="1597.50952380952">
            <text:p>1597,51</text:p>
          </table:table-cell>
          <table:table-cell table:formula="oooc:=SUM([.B501:.B551])/51" office:value-type="float" office:value="1601.49411764706">
            <text:p>1601,49</text:p>
          </table:table-cell>
          <table:table-cell office:value-type="string">
            <text:p>You_vs_estradabelli_1227643892459</text:p>
          </table:table-cell>
        </table:table-row>
        <table:table-row table:style-name="ro1">
          <table:table-cell office:value-type="float" office:value="1227643200">
            <text:p>1227643200</text:p>
          </table:table-cell>
          <table:table-cell office:value-type="float" office:value="1667.9">
            <text:p>1667,9</text:p>
          </table:table-cell>
          <table:table-cell table:formula="oooc:=SUM([.B525:.B529])/5" office:value-type="float" office:value="1634.8">
            <text:p>1634,8</text:p>
          </table:table-cell>
          <table:table-cell table:formula="oooc:=SUM([.B523:.B531])/9" office:value-type="float" office:value="1646.81111111111">
            <text:p>1646,81</text:p>
          </table:table-cell>
          <table:table-cell table:formula="oooc:=SUM([.B517:.B537])/21" office:value-type="float" office:value="1590.74761904762">
            <text:p>1590,75</text:p>
          </table:table-cell>
          <table:table-cell table:formula="oooc:=SUM([.B502:.B552])/51" office:value-type="float" office:value="1628.28039215686">
            <text:p>1628,28</text:p>
          </table:table-cell>
          <table:table-cell office:value-type="string">
            <text:p>You_vs_anti_1227646807020</text:p>
          </table:table-cell>
        </table:table-row>
        <table:table-row table:style-name="ro1">
          <table:table-cell office:value-type="float" office:value="1227649620">
            <text:p>1227649620</text:p>
          </table:table-cell>
          <table:table-cell office:value-type="float" office:value="1244.5">
            <text:p>1244,5</text:p>
          </table:table-cell>
          <table:table-cell table:formula="oooc:=SUM([.B526:.B530])/5" office:value-type="float" office:value="1616.84">
            <text:p>1616,84</text:p>
          </table:table-cell>
          <table:table-cell table:formula="oooc:=SUM([.B524:.B532])/9" office:value-type="float" office:value="1636.68888888889">
            <text:p>1636,69</text:p>
          </table:table-cell>
          <table:table-cell table:formula="oooc:=SUM([.B518:.B538])/21" office:value-type="float" office:value="1573.30952380952">
            <text:p>1573,31</text:p>
          </table:table-cell>
          <table:table-cell table:formula="oooc:=SUM([.B503:.B553])/51" office:value-type="float" office:value="1627.01764705882">
            <text:p>1627,02</text:p>
          </table:table-cell>
          <table:table-cell office:value-type="string">
            <text:p>You_vs_prisca_1227653271957</text:p>
          </table:table-cell>
        </table:table-row>
        <table:table-row table:style-name="ro1">
          <table:table-cell office:value-type="float" office:value="1227651720">
            <text:p>1227651720</text:p>
          </table:table-cell>
          <table:table-cell office:value-type="float" office:value="1554.1">
            <text:p>1554,1</text:p>
          </table:table-cell>
          <table:table-cell table:formula="oooc:=SUM([.B527:.B531])/5" office:value-type="float" office:value="1617.24">
            <text:p>1617,24</text:p>
          </table:table-cell>
          <table:table-cell table:formula="oooc:=SUM([.B525:.B533])/9" office:value-type="float" office:value="1679.84444444444">
            <text:p>1679,84</text:p>
          </table:table-cell>
          <table:table-cell table:formula="oooc:=SUM([.B519:.B539])/21" office:value-type="float" office:value="1596.08095238095">
            <text:p>1596,08</text:p>
          </table:table-cell>
          <table:table-cell table:formula="oooc:=SUM([.B504:.B554])/51" office:value-type="float" office:value="1625.09019607843">
            <text:p>1625,09</text:p>
          </table:table-cell>
          <table:table-cell office:value-type="string">
            <text:p>You_vs_Bine_1227655379437</text:p>
          </table:table-cell>
        </table:table-row>
        <table:table-row table:style-name="ro1">
          <table:table-cell office:value-type="float" office:value="1227987420">
            <text:p>1227987420</text:p>
          </table:table-cell>
          <table:table-cell office:value-type="float" office:value="1805.6">
            <text:p>1805,6</text:p>
          </table:table-cell>
          <table:table-cell table:formula="oooc:=SUM([.B528:.B532])/5" office:value-type="float" office:value="1601.36">
            <text:p>1601,36</text:p>
          </table:table-cell>
          <table:table-cell table:formula="oooc:=SUM([.B526:.B534])/9" office:value-type="float" office:value="1637.94444444444">
            <text:p>1637,94</text:p>
          </table:table-cell>
          <table:table-cell table:formula="oooc:=SUM([.B520:.B540])/21" office:value-type="float" office:value="1608.81428571429">
            <text:p>1608,81</text:p>
          </table:table-cell>
          <table:table-cell table:formula="oooc:=SUM([.B505:.B555])/51" office:value-type="float" office:value="1624.28431372549">
            <text:p>1624,28</text:p>
          </table:table-cell>
          <table:table-cell office:value-type="string">
            <text:p>You_vs_Guldos_1227991079996</text:p>
          </table:table-cell>
        </table:table-row>
        <table:table-row table:style-name="ro1">
          <table:table-cell office:value-type="float" office:value="1227989040">
            <text:p>1227989040</text:p>
          </table:table-cell>
          <table:table-cell office:value-type="float" office:value="1814.1">
            <text:p>1814,1</text:p>
          </table:table-cell>
          <table:table-cell table:formula="oooc:=SUM([.B529:.B533])/5" office:value-type="float" office:value="1699.74">
            <text:p>1699,74</text:p>
          </table:table-cell>
          <table:table-cell table:formula="oooc:=SUM([.B527:.B535])/9" office:value-type="float" office:value="1571.08888888889">
            <text:p>1571,09</text:p>
          </table:table-cell>
          <table:table-cell table:formula="oooc:=SUM([.B521:.B541])/21" office:value-type="float" office:value="1622.76666666667">
            <text:p>1622,77</text:p>
          </table:table-cell>
          <table:table-cell table:formula="oooc:=SUM([.B506:.B556])/51" office:value-type="float" office:value="1630.47254901961">
            <text:p>1630,47</text:p>
          </table:table-cell>
          <table:table-cell office:value-type="string">
            <text:p>You_vs_TFrank_1227992695698</text:p>
          </table:table-cell>
        </table:table-row>
        <table:table-row table:style-name="ro1">
          <table:table-cell office:value-type="float" office:value="1227991320">
            <text:p>1227991320</text:p>
          </table:table-cell>
          <table:table-cell office:value-type="float" office:value="1588.5">
            <text:p>1588,5</text:p>
          </table:table-cell>
          <table:table-cell table:formula="oooc:=SUM([.B530:.B534])/5" office:value-type="float" office:value="1692.58">
            <text:p>1692,58</text:p>
          </table:table-cell>
          <table:table-cell table:formula="oooc:=SUM([.B528:.B536])/9" office:value-type="float" office:value="1563.66666666667">
            <text:p>1563,67</text:p>
          </table:table-cell>
          <table:table-cell table:formula="oooc:=SUM([.B522:.B542])/21" office:value-type="float" office:value="1616.54285714286">
            <text:p>1616,54</text:p>
          </table:table-cell>
          <table:table-cell table:formula="oooc:=SUM([.B507:.B557])/51" office:value-type="float" office:value="1624.14509803922">
            <text:p>1624,15</text:p>
          </table:table-cell>
          <table:table-cell office:value-type="string">
            <text:p>You_vs_prez_1227994948594</text:p>
          </table:table-cell>
        </table:table-row>
        <table:table-row table:style-name="ro1">
          <table:table-cell office:value-type="float" office:value="1227992640">
            <text:p>1227992640</text:p>
          </table:table-cell>
          <table:table-cell office:value-type="float" office:value="1736.4">
            <text:p>1736,4</text:p>
          </table:table-cell>
          <table:table-cell table:formula="oooc:=SUM([.B531:.B535])/5" office:value-type="float" office:value="1573.54">
            <text:p>1573,54</text:p>
          </table:table-cell>
          <table:table-cell table:formula="oooc:=SUM([.B529:.B537])/9" office:value-type="float" office:value="1601.38888888889">
            <text:p>1601,39</text:p>
          </table:table-cell>
          <table:table-cell table:formula="oooc:=SUM([.B523:.B543])/21" office:value-type="float" office:value="1624.77142857143">
            <text:p>1624,77</text:p>
          </table:table-cell>
          <table:table-cell table:formula="oooc:=SUM([.B508:.B558])/51" office:value-type="float" office:value="1613.00588235294">
            <text:p>1613,01</text:p>
          </table:table-cell>
          <table:table-cell office:value-type="string">
            <text:p>You_vs_vinkenstraat_1227996241126</text:p>
          </table:table-cell>
        </table:table-row>
        <table:table-row table:style-name="ro1">
          <table:table-cell office:value-type="float" office:value="1227993720">
            <text:p>1227993720</text:p>
          </table:table-cell>
          <table:table-cell office:value-type="float" office:value="1518.3">
            <text:p>1518,3</text:p>
          </table:table-cell>
          <table:table-cell table:formula="oooc:=SUM([.B532:.B536])/5" office:value-type="float" office:value="1530.94">
            <text:p>1530,94</text:p>
          </table:table-cell>
          <table:table-cell table:formula="oooc:=SUM([.B530:.B538])/9" office:value-type="float" office:value="1557.47777777778">
            <text:p>1557,48</text:p>
          </table:table-cell>
          <table:table-cell table:formula="oooc:=SUM([.B524:.B544])/21" office:value-type="float" office:value="1625.58095238095">
            <text:p>1625,58</text:p>
          </table:table-cell>
          <table:table-cell table:formula="oooc:=SUM([.B509:.B559])/51" office:value-type="float" office:value="1612.68431372549">
            <text:p>1612,68</text:p>
          </table:table-cell>
          <table:table-cell office:value-type="string">
            <text:p>You_vs_therealbadgirl_1227997332543</text:p>
          </table:table-cell>
        </table:table-row>
        <table:table-row table:style-name="ro1">
          <table:table-cell office:value-type="float" office:value="1228159320">
            <text:p>1228159320</text:p>
          </table:table-cell>
          <table:table-cell office:value-type="float" office:value="1210.4">
            <text:p>1210,4</text:p>
          </table:table-cell>
          <table:table-cell table:formula="oooc:=SUM([.B533:.B537])/5" office:value-type="float" office:value="1530.04">
            <text:p>1530,04</text:p>
          </table:table-cell>
          <table:table-cell table:formula="oooc:=SUM([.B531:.B539])/9" office:value-type="float" office:value="1553.78888888889">
            <text:p>1553,79</text:p>
          </table:table-cell>
          <table:table-cell table:formula="oooc:=SUM([.B525:.B545])/21" office:value-type="float" office:value="1646.1380952381">
            <text:p>1646,14</text:p>
          </table:table-cell>
          <table:table-cell table:formula="oooc:=SUM([.B510:.B560])/51" office:value-type="float" office:value="1574.16666666667">
            <text:p>1574,17</text:p>
          </table:table-cell>
          <table:table-cell office:value-type="string">
            <text:p>You_vs_Martina_1228162920589</text:p>
          </table:table-cell>
        </table:table-row>
        <table:table-row table:style-name="ro1">
          <table:table-cell office:value-type="float" office:value="1228161360">
            <text:p>1228161360</text:p>
          </table:table-cell>
          <table:table-cell office:value-type="float" office:value="1601.1">
            <text:p>1601,1</text:p>
          </table:table-cell>
          <table:table-cell table:formula="oooc:=SUM([.B534:.B538])/5" office:value-type="float" office:value="1414.54">
            <text:p>1414,54</text:p>
          </table:table-cell>
          <table:table-cell table:formula="oooc:=SUM([.B532:.B540])/9" office:value-type="float" office:value="1545.36666666667">
            <text:p>1545,37</text:p>
          </table:table-cell>
          <table:table-cell table:formula="oooc:=SUM([.B526:.B546])/21" office:value-type="float" office:value="1626.58571428571">
            <text:p>1626,59</text:p>
          </table:table-cell>
          <table:table-cell table:formula="oooc:=SUM([.B511:.B561])/51" office:value-type="float" office:value="1564.82745098039">
            <text:p>1564,83</text:p>
          </table:table-cell>
          <table:table-cell office:value-type="string">
            <text:p>You_vs_Charmaine_1228164981967</text:p>
          </table:table-cell>
        </table:table-row>
        <table:table-row table:style-name="ro1">
          <table:table-cell office:value-type="float" office:value="1228162380">
            <text:p>1228162380</text:p>
          </table:table-cell>
          <table:table-cell office:value-type="float" office:value="1584">
            <text:p>1584</text:p>
          </table:table-cell>
          <table:table-cell table:formula="oooc:=SUM([.B535:.B539])/5" office:value-type="float" office:value="1465.36">
            <text:p>1465,36</text:p>
          </table:table-cell>
          <table:table-cell table:formula="oooc:=SUM([.B533:.B541])/9" office:value-type="float" office:value="1577.94444444444">
            <text:p>1577,94</text:p>
          </table:table-cell>
          <table:table-cell table:formula="oooc:=SUM([.B527:.B547])/21" office:value-type="float" office:value="1622.2619047619">
            <text:p>1622,26</text:p>
          </table:table-cell>
          <table:table-cell table:formula="oooc:=SUM([.B512:.B562])/51" office:value-type="float" office:value="1540.48431372549">
            <text:p>1540,48</text:p>
          </table:table-cell>
          <table:table-cell office:value-type="string">
            <text:p>You_vs_mmmonu_1228165994005</text:p>
          </table:table-cell>
        </table:table-row>
        <table:table-row table:style-name="ro1">
          <table:table-cell office:value-type="float" office:value="1228163820">
            <text:p>1228163820</text:p>
          </table:table-cell>
          <table:table-cell office:value-type="float" office:value="1158.9">
            <text:p>1158,9</text:p>
          </table:table-cell>
          <table:table-cell table:formula="oooc:=SUM([.B536:.B540])/5" office:value-type="float" office:value="1570.94">
            <text:p>1570,94</text:p>
          </table:table-cell>
          <table:table-cell table:formula="oooc:=SUM([.B534:.B542])/9" office:value-type="float" office:value="1575.08888888889">
            <text:p>1575,09</text:p>
          </table:table-cell>
          <table:table-cell table:formula="oooc:=SUM([.B528:.B548])/21" office:value-type="float" office:value="1628.01904761905">
            <text:p>1628,02</text:p>
          </table:table-cell>
          <table:table-cell table:formula="oooc:=SUM([.B513:.B563])/51" office:value-type="float" office:value="1532.29019607843">
            <text:p>1532,29</text:p>
          </table:table-cell>
          <table:table-cell office:value-type="string">
            <text:p>You_vs_MrAdrian_1228167438596</text:p>
          </table:table-cell>
        </table:table-row>
        <table:table-row table:style-name="ro1">
          <table:table-cell office:value-type="float" office:value="1228165260">
            <text:p>1228165260</text:p>
          </table:table-cell>
          <table:table-cell office:value-type="float" office:value="1772.4">
            <text:p>1772,4</text:p>
          </table:table-cell>
          <table:table-cell table:formula="oooc:=SUM([.B537:.B541])/5" office:value-type="float" office:value="1627.06">
            <text:p>1627,06</text:p>
          </table:table-cell>
          <table:table-cell table:formula="oooc:=SUM([.B535:.B543])/9" office:value-type="float" office:value="1606.18888888889">
            <text:p>1606,19</text:p>
          </table:table-cell>
          <table:table-cell table:formula="oooc:=SUM([.B529:.B549])/21" office:value-type="float" office:value="1653.94285714286">
            <text:p>1653,94</text:p>
          </table:table-cell>
          <table:table-cell table:formula="oooc:=SUM([.B514:.B564])/51" office:value-type="float" office:value="1534.19019607843">
            <text:p>1534,19</text:p>
          </table:table-cell>
          <table:table-cell office:value-type="string">
            <text:p>You_vs_kambod_1228168874657</text:p>
          </table:table-cell>
        </table:table-row>
        <table:table-row table:style-name="ro1">
          <table:table-cell office:value-type="float" office:value="1228166640">
            <text:p>1228166640</text:p>
          </table:table-cell>
          <table:table-cell office:value-type="float" office:value="1738.3">
            <text:p>1738,3</text:p>
          </table:table-cell>
          <table:table-cell table:formula="oooc:=SUM([.B538:.B542])/5" office:value-type="float" office:value="1652.4">
            <text:p>1652,4</text:p>
          </table:table-cell>
          <table:table-cell table:formula="oooc:=SUM([.B536:.B544])/9" office:value-type="float" office:value="1660.21111111111">
            <text:p>1660,21</text:p>
          </table:table-cell>
          <table:table-cell table:formula="oooc:=SUM([.B530:.B550])/21" office:value-type="float" office:value="1653.49047619048">
            <text:p>1653,49</text:p>
          </table:table-cell>
          <table:table-cell table:formula="oooc:=SUM([.B515:.B565])/51" office:value-type="float" office:value="1539.63137254902">
            <text:p>1539,63</text:p>
          </table:table-cell>
          <table:table-cell office:value-type="string">
            <text:p>You_vs_herby_1228170255019</text:p>
          </table:table-cell>
        </table:table-row>
        <table:table-row table:style-name="ro1">
          <table:table-cell office:value-type="float" office:value="1228243980">
            <text:p>1228243980</text:p>
          </table:table-cell>
          <table:table-cell office:value-type="float" office:value="1881.7">
            <text:p>1881,7</text:p>
          </table:table-cell>
          <table:table-cell table:formula="oooc:=SUM([.B539:.B543])/5" office:value-type="float" office:value="1780.26">
            <text:p>1780,26</text:p>
          </table:table-cell>
          <table:table-cell table:formula="oooc:=SUM([.B537:.B545])/9" office:value-type="float" office:value="1680.05555555556">
            <text:p>1680,06</text:p>
          </table:table-cell>
          <table:table-cell table:formula="oooc:=SUM([.B531:.B551])/21" office:value-type="float" office:value="1621.13333333333">
            <text:p>1621,13</text:p>
          </table:table-cell>
          <table:table-cell table:formula="oooc:=SUM([.B516:.B566])/51" office:value-type="float" office:value="1536.20196078431">
            <text:p>1536,2</text:p>
          </table:table-cell>
          <table:table-cell office:value-type="string">
            <text:p>You_vs_dean_1228247614080</text:p>
          </table:table-cell>
        </table:table-row>
        <table:table-row table:style-name="ro1">
          <table:table-cell office:value-type="float" office:value="1228245420">
            <text:p>1228245420</text:p>
          </table:table-cell>
          <table:table-cell office:value-type="float" office:value="1710.7">
            <text:p>1710,7</text:p>
          </table:table-cell>
          <table:table-cell table:formula="oooc:=SUM([.B540:.B544])/5" office:value-type="float" office:value="1765.1">
            <text:p>1765,1</text:p>
          </table:table-cell>
          <table:table-cell table:formula="oooc:=SUM([.B538:.B546])/9" office:value-type="float" office:value="1669.03333333333">
            <text:p>1669,03</text:p>
          </table:table-cell>
          <table:table-cell table:formula="oooc:=SUM([.B532:.B552])/21" office:value-type="float" office:value="1614.68571428571">
            <text:p>1614,69</text:p>
          </table:table-cell>
          <table:table-cell table:formula="oooc:=SUM([.B517:.B567])/51" office:value-type="float" office:value="1534.89215686274">
            <text:p>1534,89</text:p>
          </table:table-cell>
          <table:table-cell office:value-type="string">
            <text:p>You_vs_DarkMoon_1228249064581</text:p>
          </table:table-cell>
        </table:table-row>
        <table:table-row table:style-name="ro1">
          <table:table-cell office:value-type="float" office:value="1228246440">
            <text:p>1228246440</text:p>
          </table:table-cell>
          <table:table-cell office:value-type="float" office:value="1798.2">
            <text:p>1798,2</text:p>
          </table:table-cell>
          <table:table-cell table:formula="oooc:=SUM([.B541:.B545])/5" office:value-type="float" office:value="1773.38">
            <text:p>1773,38</text:p>
          </table:table-cell>
          <table:table-cell table:formula="oooc:=SUM([.B539:.B547])/9" office:value-type="float" office:value="1731.52222222222">
            <text:p>1731,52</text:p>
          </table:table-cell>
          <table:table-cell table:formula="oooc:=SUM([.B533:.B553])/21" office:value-type="float" office:value="1614.22857142857">
            <text:p>1614,23</text:p>
          </table:table-cell>
          <table:table-cell table:formula="oooc:=SUM([.B518:.B568])/51" office:value-type="float" office:value="1538.63725490196">
            <text:p>1538,64</text:p>
          </table:table-cell>
          <table:table-cell office:value-type="string">
            <text:p>You_vs_herby_1228250091286</text:p>
          </table:table-cell>
        </table:table-row>
        <table:table-row table:style-name="ro1">
          <table:table-cell office:value-type="float" office:value="1228247940">
            <text:p>1228247940</text:p>
          </table:table-cell>
          <table:table-cell office:value-type="float" office:value="1696.6">
            <text:p>1696,6</text:p>
          </table:table-cell>
          <table:table-cell table:formula="oooc:=SUM([.B542:.B546])/5" office:value-type="float" office:value="1694">
            <text:p>1694</text:p>
          </table:table-cell>
          <table:table-cell table:formula="oooc:=SUM([.B540:.B548])/9" office:value-type="float" office:value="1733.34444444444">
            <text:p>1733,34</text:p>
          </table:table-cell>
          <table:table-cell table:formula="oooc:=SUM([.B534:.B554])/21" office:value-type="float" office:value="1614.75714285714">
            <text:p>1614,76</text:p>
          </table:table-cell>
          <table:table-cell table:formula="oooc:=SUM([.B519:.B569])/51" office:value-type="float" office:value="1543.73529411765">
            <text:p>1543,74</text:p>
          </table:table-cell>
          <table:table-cell office:value-type="string">
            <text:p>You_vs_barby_1228251573733</text:p>
          </table:table-cell>
        </table:table-row>
        <table:table-row table:style-name="ro1">
          <table:table-cell office:value-type="float" office:value="1228248840">
            <text:p>1228248840</text:p>
          </table:table-cell>
          <table:table-cell office:value-type="float" office:value="1779.7">
            <text:p>1779,7</text:p>
          </table:table-cell>
          <table:table-cell table:formula="oooc:=SUM([.B543:.B547])/5" office:value-type="float" office:value="1696.12">
            <text:p>1696,12</text:p>
          </table:table-cell>
          <table:table-cell table:formula="oooc:=SUM([.B541:.B549])/9" office:value-type="float" office:value="1738.96666666667">
            <text:p>1738,97</text:p>
          </table:table-cell>
          <table:table-cell table:formula="oooc:=SUM([.B535:.B555])/21" office:value-type="float" office:value="1611.69047619048">
            <text:p>1611,69</text:p>
          </table:table-cell>
          <table:table-cell table:formula="oooc:=SUM([.B520:.B570])/51" office:value-type="float" office:value="1548.90196078431">
            <text:p>1548,9</text:p>
          </table:table-cell>
          <table:table-cell office:value-type="string">
            <text:p>You_vs_anasimcar_1228252450068</text:p>
          </table:table-cell>
        </table:table-row>
        <table:table-row table:style-name="ro1">
          <table:table-cell office:value-type="float" office:value="1228249380">
            <text:p>1228249380</text:p>
          </table:table-cell>
          <table:table-cell office:value-type="float" office:value="1484.8">
            <text:p>1484,8</text:p>
          </table:table-cell>
          <table:table-cell table:formula="oooc:=SUM([.B544:.B548])/5" office:value-type="float" office:value="1694.24">
            <text:p>1694,24</text:p>
          </table:table-cell>
          <table:table-cell table:formula="oooc:=SUM([.B542:.B550])/9" office:value-type="float" office:value="1701.51111111111">
            <text:p>1701,51</text:p>
          </table:table-cell>
          <table:table-cell table:formula="oooc:=SUM([.B536:.B556])/21" office:value-type="float" office:value="1631.75238095238">
            <text:p>1631,75</text:p>
          </table:table-cell>
          <table:table-cell table:formula="oooc:=SUM([.B521:.B571])/51" office:value-type="float" office:value="1548.01764705882">
            <text:p>1548,02</text:p>
          </table:table-cell>
          <table:table-cell office:value-type="string">
            <text:p>You_vs_sabrina_1228253014997</text:p>
          </table:table-cell>
        </table:table-row>
        <table:table-row table:style-name="ro1">
          <table:table-cell office:value-type="float" office:value="1228250460">
            <text:p>1228250460</text:p>
          </table:table-cell>
          <table:table-cell office:value-type="float" office:value="1721.3">
            <text:p>1721,3</text:p>
          </table:table-cell>
          <table:table-cell table:formula="oooc:=SUM([.B545:.B549])/5" office:value-type="float" office:value="1712.7">
            <text:p>1712,7</text:p>
          </table:table-cell>
          <table:table-cell table:formula="oooc:=SUM([.B543:.B551])/9" office:value-type="float" office:value="1636.55555555556">
            <text:p>1636,56</text:p>
          </table:table-cell>
          <table:table-cell table:formula="oooc:=SUM([.B537:.B557])/21" office:value-type="float" office:value="1634.56666666667">
            <text:p>1634,57</text:p>
          </table:table-cell>
          <table:table-cell table:formula="oooc:=SUM([.B522:.B572])/51" office:value-type="float" office:value="1541.76862745098">
            <text:p>1541,77</text:p>
          </table:table-cell>
          <table:table-cell office:value-type="string">
            <text:p>You_vs_zaeboi_1228254113674</text:p>
          </table:table-cell>
        </table:table-row>
        <table:table-row table:style-name="ro1">
          <table:table-cell office:value-type="float" office:value="1228251840">
            <text:p>1228251840</text:p>
          </table:table-cell>
          <table:table-cell office:value-type="float" office:value="1788.8">
            <text:p>1788,8</text:p>
          </table:table-cell>
          <table:table-cell table:formula="oooc:=SUM([.B546:.B550])/5" office:value-type="float" office:value="1665.68">
            <text:p>1665,68</text:p>
          </table:table-cell>
          <table:table-cell table:formula="oooc:=SUM([.B544:.B552])/9" office:value-type="float" office:value="1623.27777777778">
            <text:p>1623,28</text:p>
          </table:table-cell>
          <table:table-cell table:formula="oooc:=SUM([.B538:.B558])/21" office:value-type="float" office:value="1619.37142857143">
            <text:p>1619,37</text:p>
          </table:table-cell>
          <table:table-cell table:formula="oooc:=SUM([.B523:.B573])/51" office:value-type="float" office:value="1540.61960784314">
            <text:p>1540,62</text:p>
          </table:table-cell>
          <table:table-cell office:value-type="string">
            <text:p>You_vs_cougboy_1228255467030</text:p>
          </table:table-cell>
        </table:table-row>
        <table:table-row table:style-name="ro1">
          <table:table-cell office:value-type="float" office:value="1228252740">
            <text:p>1228252740</text:p>
          </table:table-cell>
          <table:table-cell office:value-type="float" office:value="1788.9">
            <text:p>1788,9</text:p>
          </table:table-cell>
          <table:table-cell table:formula="oooc:=SUM([.B547:.B551])/5" office:value-type="float" office:value="1593.94">
            <text:p>1593,94</text:p>
          </table:table-cell>
          <table:table-cell table:formula="oooc:=SUM([.B545:.B553])/9" office:value-type="float" office:value="1610.2">
            <text:p>1610,2</text:p>
          </table:table-cell>
          <table:table-cell table:formula="oooc:=SUM([.B539:.B559])/21" office:value-type="float" office:value="1638.58095238095">
            <text:p>1638,58</text:p>
          </table:table-cell>
          <table:table-cell table:formula="oooc:=SUM([.B524:.B574])/51" office:value-type="float" office:value="1536.41764705882">
            <text:p>1536,42</text:p>
          </table:table-cell>
          <table:table-cell office:value-type="string">
            <text:p>You_vs_tangoo_1228256375178</text:p>
          </table:table-cell>
        </table:table-row>
        <table:table-row table:style-name="ro1">
          <table:table-cell office:value-type="float" office:value="1228253460">
            <text:p>1228253460</text:p>
          </table:table-cell>
          <table:table-cell office:value-type="float" office:value="1544.6">
            <text:p>1544,6</text:p>
          </table:table-cell>
          <table:table-cell table:formula="oooc:=SUM([.B548:.B552])/5" office:value-type="float" office:value="1585.42">
            <text:p>1585,42</text:p>
          </table:table-cell>
          <table:table-cell table:formula="oooc:=SUM([.B546:.B554])/9" office:value-type="float" office:value="1606.62222222222">
            <text:p>1606,62</text:p>
          </table:table-cell>
          <table:table-cell table:formula="oooc:=SUM([.B540:.B560])/21" office:value-type="float" office:value="1538.7380952381">
            <text:p>1538,74</text:p>
          </table:table-cell>
          <table:table-cell/>
          <table:table-cell office:value-type="string">
            <text:p>You_vs_frankie__1228257108228</text:p>
          </table:table-cell>
        </table:table-row>
        <table:table-row table:style-name="ro1">
          <table:table-cell office:value-type="float" office:value="1228255140">
            <text:p>1228255140</text:p>
          </table:table-cell>
          <table:table-cell office:value-type="float" office:value="1126.1">
            <text:p>1126,1</text:p>
          </table:table-cell>
          <table:table-cell table:formula="oooc:=SUM([.B549:.B553])/5" office:value-type="float" office:value="1543.44">
            <text:p>1543,44</text:p>
          </table:table-cell>
          <table:table-cell table:formula="oooc:=SUM([.B547:.B555])/9" office:value-type="float" office:value="1603.18888888889">
            <text:p>1603,19</text:p>
          </table:table-cell>
          <table:table-cell table:formula="oooc:=SUM([.B541:.B561])/21" office:value-type="float" office:value="1502.49523809524">
            <text:p>1502,5</text:p>
          </table:table-cell>
          <table:table-cell/>
          <table:table-cell office:value-type="string">
            <text:p>You_vs_elych_1228258763052</text:p>
          </table:table-cell>
        </table:table-row>
        <table:table-row table:style-name="ro1">
          <table:table-cell office:value-type="float" office:value="1228257300">
            <text:p>1228257300</text:p>
          </table:table-cell>
          <table:table-cell office:value-type="float" office:value="1678.7">
            <text:p>1678,7</text:p>
          </table:table-cell>
          <table:table-cell table:formula="oooc:=SUM([.B550:.B554])/5" office:value-type="float" office:value="1535.16">
            <text:p>1535,16</text:p>
          </table:table-cell>
          <table:table-cell table:formula="oooc:=SUM([.B548:.B556])/9" office:value-type="float" office:value="1593.23333333333">
            <text:p>1593,23</text:p>
          </table:table-cell>
          <table:table-cell table:formula="oooc:=SUM([.B542:.B562])/21" office:value-type="float" office:value="1444.41904761905">
            <text:p>1444,42</text:p>
          </table:table-cell>
          <table:table-cell/>
          <table:table-cell office:value-type="string">
            <text:p>You_vs_TestMe_1228260904054</text:p>
          </table:table-cell>
        </table:table-row>
        <table:table-row table:style-name="ro1">
          <table:table-cell office:value-type="float" office:value="1228258260">
            <text:p>1228258260</text:p>
          </table:table-cell>
          <table:table-cell office:value-type="float" office:value="1578.9">
            <text:p>1578,9</text:p>
          </table:table-cell>
          <table:table-cell table:formula="oooc:=SUM([.B551:.B555])/5" office:value-type="float" office:value="1517.02">
            <text:p>1517,02</text:p>
          </table:table-cell>
          <table:table-cell table:formula="oooc:=SUM([.B549:.B557])/9" office:value-type="float" office:value="1578.94444444444">
            <text:p>1578,94</text:p>
          </table:table-cell>
          <table:table-cell table:formula="oooc:=SUM([.B543:.B563])/21" office:value-type="float" office:value="1431.27619047619">
            <text:p>1431,28</text:p>
          </table:table-cell>
          <table:table-cell/>
          <table:table-cell office:value-type="string">
            <text:p>You_vs_Shall_we_1228261889947</text:p>
          </table:table-cell>
        </table:table-row>
        <table:table-row table:style-name="ro1">
          <table:table-cell office:value-type="float" office:value="1228408320">
            <text:p>1228408320</text:p>
          </table:table-cell>
          <table:table-cell office:value-type="float" office:value="1747.5">
            <text:p>1747,5</text:p>
          </table:table-cell>
          <table:table-cell table:formula="oooc:=SUM([.B552:.B556])/5" office:value-type="float" office:value="1618.14">
            <text:p>1618,14</text:p>
          </table:table-cell>
          <table:table-cell table:formula="oooc:=SUM([.B550:.B558])/9" office:value-type="float" office:value="1520.72222222222">
            <text:p>1520,72</text:p>
          </table:table-cell>
          <table:table-cell table:formula="oooc:=SUM([.B544:.B564])/21" office:value-type="float" office:value="1418.54761904762">
            <text:p>1418,55</text:p>
          </table:table-cell>
          <table:table-cell/>
          <table:table-cell office:value-type="string">
            <text:p>You_vs_ducksoup_1228411978005</text:p>
          </table:table-cell>
        </table:table-row>
        <table:table-row table:style-name="ro1">
          <table:table-cell office:value-type="float" office:value="1228411740">
            <text:p>1228411740</text:p>
          </table:table-cell>
          <table:table-cell office:value-type="float" office:value="1453.9">
            <text:p>1453,9</text:p>
          </table:table-cell>
          <table:table-cell table:formula="oooc:=SUM([.B553:.B557])/5" office:value-type="float" office:value="1614.44">
            <text:p>1614,44</text:p>
          </table:table-cell>
          <table:table-cell table:formula="oooc:=SUM([.B551:.B559])/9" office:value-type="float" office:value="1522.68888888889">
            <text:p>1522,69</text:p>
          </table:table-cell>
          <table:table-cell table:formula="oooc:=SUM([.B545:.B565])/21" office:value-type="float" office:value="1414.08571428571">
            <text:p>1414,09</text:p>
          </table:table-cell>
          <table:table-cell/>
          <table:table-cell office:value-type="string">
            <text:p>You_vs_Jutta_1228415395002</text:p>
          </table:table-cell>
        </table:table-row>
        <table:table-row table:style-name="ro1">
          <table:table-cell office:value-type="float" office:value="1228413360">
            <text:p>1228413360</text:p>
          </table:table-cell>
          <table:table-cell office:value-type="float" office:value="1631.7">
            <text:p>1631,7</text:p>
          </table:table-cell>
          <table:table-cell table:formula="oooc:=SUM([.B554:.B558])/5" office:value-type="float" office:value="1551.64">
            <text:p>1551,64</text:p>
          </table:table-cell>
          <table:table-cell table:formula="oooc:=SUM([.B552:.B560])/9" office:value-type="float" office:value="1361.53333333333">
            <text:p>1361,53</text:p>
          </table:table-cell>
          <table:table-cell table:formula="oooc:=SUM([.B546:.B566])/21" office:value-type="float" office:value="1413.24285714286">
            <text:p>1413,24</text:p>
          </table:table-cell>
          <table:table-cell/>
          <table:table-cell office:value-type="string">
            <text:p>You_vs_kedi_1228416975994</text:p>
          </table:table-cell>
        </table:table-row>
        <table:table-row table:style-name="ro1">
          <table:table-cell office:value-type="float" office:value="1228414740">
            <text:p>1228414740</text:p>
          </table:table-cell>
          <table:table-cell office:value-type="float" office:value="1660.2">
            <text:p>1660,2</text:p>
          </table:table-cell>
          <table:table-cell table:formula="oooc:=SUM([.B555:.B559])/5" office:value-type="float" office:value="1514.6">
            <text:p>1514,6</text:p>
          </table:table-cell>
          <table:table-cell table:formula="oooc:=SUM([.B553:.B561])/9" office:value-type="float" office:value="1283.58888888889">
            <text:p>1283,59</text:p>
          </table:table-cell>
          <table:table-cell table:formula="oooc:=SUM([.B547:.B567])/21" office:value-type="float" office:value="1421.54761904762">
            <text:p>1421,55</text:p>
          </table:table-cell>
          <table:table-cell/>
          <table:table-cell office:value-type="string">
            <text:p>You_vs_TurkishDevil_1228418356288</text:p>
          </table:table-cell>
        </table:table-row>
        <table:table-row table:style-name="ro1">
          <table:table-cell office:value-type="float" office:value="1228425540">
            <text:p>1228425540</text:p>
          </table:table-cell>
          <table:table-cell office:value-type="float" office:value="1264.9">
            <text:p>1264,9</text:p>
          </table:table-cell>
          <table:table-cell table:formula="oooc:=SUM([.B556:.B560])/5" office:value-type="float" office:value="1158.96">
            <text:p>1158,96</text:p>
          </table:table-cell>
          <table:table-cell table:formula="oooc:=SUM([.B554:.B562])/9" office:value-type="float" office:value="1181.72222222222">
            <text:p>1181,72</text:p>
          </table:table-cell>
          <table:table-cell table:formula="oooc:=SUM([.B548:.B568])/21" office:value-type="float" office:value="1421.3">
            <text:p>1421,3</text:p>
          </table:table-cell>
          <table:table-cell/>
          <table:table-cell office:value-type="string">
            <text:p>You_vs_prisca_1228429142214</text:p>
          </table:table-cell>
        </table:table-row>
        <table:table-row table:style-name="ro1">
          <table:table-cell office:value-type="float" office:value="1228426320">
            <text:p>1228426320</text:p>
          </table:table-cell>
          <table:table-cell office:value-type="float" office:value="1562.3">
            <text:p>1562,3</text:p>
          </table:table-cell>
          <table:table-cell table:formula="oooc:=SUM([.B557:.B561])/5" office:value-type="float" office:value="1028.06">
            <text:p>1028,06</text:p>
          </table:table-cell>
          <table:table-cell table:formula="oooc:=SUM([.B555:.B563])/9" office:value-type="float" office:value="1146.96666666667">
            <text:p>1146,97</text:p>
          </table:table-cell>
          <table:table-cell table:formula="oooc:=SUM([.B549:.B569])/21" office:value-type="float" office:value="1410.12857142857">
            <text:p>1410,13</text:p>
          </table:table-cell>
          <table:table-cell/>
          <table:table-cell office:value-type="string">
            <text:p>You_vs_balloonatic_1228429947431</text:p>
          </table:table-cell>
        </table:table-row>
        <table:table-row table:style-name="ro1">
          <table:table-cell office:value-type="float" office:value="1228427460">
            <text:p>1228427460</text:p>
          </table:table-cell>
          <table:table-cell office:value-type="float" office:value="-324.3">
            <text:p>-324,3</text:p>
          </table:table-cell>
          <table:table-cell table:formula="oooc:=SUM([.B558:.B562])/5" office:value-type="float" office:value="828.44">
            <text:p>828,44</text:p>
          </table:table-cell>
          <table:table-cell table:formula="oooc:=SUM([.B556:.B564])/9" office:value-type="float" office:value="1155.52222222222">
            <text:p>1155,52</text:p>
          </table:table-cell>
          <table:table-cell table:formula="oooc:=SUM([.B550:.B570])/21" office:value-type="float" office:value="1407.53333333333">
            <text:p>1407,53</text:p>
          </table:table-cell>
          <table:table-cell/>
          <table:table-cell office:value-type="string">
            <text:p>You_vs_brunojoffroy_1228431118445</text:p>
          </table:table-cell>
        </table:table-row>
        <table:table-row table:style-name="ro1">
          <table:table-cell office:value-type="float" office:value="1228583400">
            <text:p>1228583400</text:p>
          </table:table-cell>
          <table:table-cell office:value-type="float" office:value="977.2">
            <text:p>977,2</text:p>
          </table:table-cell>
          <table:table-cell table:formula="oooc:=SUM([.B559:.B563])/5" office:value-type="float" office:value="862.4">
            <text:p>862,4</text:p>
          </table:table-cell>
          <table:table-cell table:formula="oooc:=SUM([.B557:.B565])/9" office:value-type="float" office:value="1152.32222222222">
            <text:p>1152,32</text:p>
          </table:table-cell>
          <table:table-cell table:formula="oooc:=SUM([.B551:.B571])/21" office:value-type="float" office:value="1407.48571428571">
            <text:p>1407,49</text:p>
          </table:table-cell>
          <table:table-cell/>
          <table:table-cell office:value-type="string">
            <text:p>You_vs_yann_1228587050752</text:p>
          </table:table-cell>
        </table:table-row>
        <table:table-row table:style-name="ro1">
          <table:table-cell office:value-type="float" office:value="1228585680">
            <text:p>1228585680</text:p>
          </table:table-cell>
          <table:table-cell office:value-type="float" office:value="662.1">
            <text:p>662,1</text:p>
          </table:table-cell>
          <table:table-cell table:formula="oooc:=SUM([.B560:.B564])/5" office:value-type="float" office:value="856.12">
            <text:p>856,12</text:p>
          </table:table-cell>
          <table:table-cell table:formula="oooc:=SUM([.B558:.B566])/9" office:value-type="float" office:value="1163.63333333333">
            <text:p>1163,63</text:p>
          </table:table-cell>
          <table:table-cell table:formula="oooc:=SUM([.B552:.B572])/21" office:value-type="float" office:value="1426.37142857143">
            <text:p>1426,37</text:p>
          </table:table-cell>
          <table:table-cell/>
          <table:table-cell office:value-type="string">
            <text:p>You_vs_Falco_1228589296758</text:p>
          </table:table-cell>
        </table:table-row>
        <table:table-row table:style-name="ro1">
          <table:table-cell office:value-type="float" office:value="1232401740">
            <text:p>1232401740</text:p>
          </table:table-cell>
          <table:table-cell office:value-type="float" office:value="1434.7">
            <text:p>1434,7</text:p>
          </table:table-cell>
          <table:table-cell table:formula="oooc:=SUM([.B561:.B565])/5" office:value-type="float" office:value="1241.56">
            <text:p>1241,56</text:p>
          </table:table-cell>
          <table:table-cell table:formula="oooc:=SUM([.B559:.B567])/9" office:value-type="float" office:value="1207.44444444444">
            <text:p>1207,44</text:p>
          </table:table-cell>
          <table:table-cell table:formula="oooc:=SUM([.B553:.B573])/21" office:value-type="float" office:value="1421.04285714286">
            <text:p>1421,04</text:p>
          </table:table-cell>
          <table:table-cell/>
          <table:table-cell office:value-type="string">
            <text:p>You_vs_arsu_1232405392172</text:p>
          </table:table-cell>
        </table:table-row>
        <table:table-row table:style-name="ro1">
          <table:table-cell office:value-type="float" office:value="1232403960">
            <text:p>1232403960</text:p>
          </table:table-cell>
          <table:table-cell office:value-type="float" office:value="1530.9">
            <text:p>1530,9</text:p>
          </table:table-cell>
          <table:table-cell table:formula="oooc:=SUM([.B562:.B566])/5" office:value-type="float" office:value="1398.52">
            <text:p>1398,52</text:p>
          </table:table-cell>
          <table:table-cell table:formula="oooc:=SUM([.B560:.B568])/9" office:value-type="float" office:value="1224.53333333333">
            <text:p>1224,53</text:p>
          </table:table-cell>
          <table:table-cell table:formula="oooc:=SUM([.B554:.B574])/21" office:value-type="float" office:value="1415.63333333333">
            <text:p>1415,63</text:p>
          </table:table-cell>
          <table:table-cell/>
          <table:table-cell office:value-type="string">
            <text:p>You_vs_ronjasu_1232407580687</text:p>
          </table:table-cell>
        </table:table-row>
        <table:table-row table:style-name="ro1">
          <table:table-cell office:value-type="float" office:value="1232476740">
            <text:p>1232476740</text:p>
          </table:table-cell>
          <table:table-cell office:value-type="float" office:value="1602.9">
            <text:p>1602,9</text:p>
          </table:table-cell>
          <table:table-cell table:formula="oooc:=SUM([.B563:.B567])/5" office:value-type="float" office:value="1597.94">
            <text:p>1597,94</text:p>
          </table:table-cell>
          <table:table-cell table:formula="oooc:=SUM([.B561:.B569])/9" office:value-type="float" office:value="1433.25555555556">
            <text:p>1433,26</text:p>
          </table:table-cell>
          <table:table-cell table:number-columns-repeated="2"/>
          <table:table-cell office:value-type="string">
            <text:p>You_vs_Catweazle_1232480367118</text:p>
          </table:table-cell>
        </table:table-row>
        <table:table-row table:style-name="ro1">
          <table:table-cell office:value-type="float" office:value="1232478180">
            <text:p>1232478180</text:p>
          </table:table-cell>
          <table:table-cell office:value-type="float" office:value="1762">
            <text:p>1762</text:p>
          </table:table-cell>
          <table:table-cell table:formula="oooc:=SUM([.B564:.B568])/5" office:value-type="float" office:value="1654.22">
            <text:p>1654,22</text:p>
          </table:table-cell>
          <table:table-cell table:formula="oooc:=SUM([.B562:.B570])/9" office:value-type="float" office:value="1517.38888888889">
            <text:p>1517,39</text:p>
          </table:table-cell>
          <table:table-cell table:number-columns-repeated="2"/>
          <table:table-cell office:value-type="string">
            <text:p>You_vs_junior_1232481815110</text:p>
          </table:table-cell>
        </table:table-row>
        <table:table-row table:style-name="ro1">
          <table:table-cell office:value-type="float" office:value="1232479980">
            <text:p>1232479980</text:p>
          </table:table-cell>
          <table:table-cell office:value-type="float" office:value="1659.2">
            <text:p>1659,2</text:p>
          </table:table-cell>
          <table:table-cell table:formula="oooc:=SUM([.B565:.B569])/5" office:value-type="float" office:value="1658.88">
            <text:p>1658,88</text:p>
          </table:table-cell>
          <table:table-cell table:formula="oooc:=SUM([.B563:.B571])/9" office:value-type="float" office:value="1615.33333333333">
            <text:p>1615,33</text:p>
          </table:table-cell>
          <table:table-cell table:number-columns-repeated="2"/>
          <table:table-cell office:value-type="string">
            <text:p>You_vs_Raupe_im_Sauerkraut_1232483587659</text:p>
          </table:table-cell>
        </table:table-row>
        <table:table-row table:style-name="ro1">
          <table:table-cell office:value-type="float" office:value="1232483940">
            <text:p>1232483940</text:p>
          </table:table-cell>
          <table:table-cell office:value-type="float" office:value="1716.1">
            <text:p>1716,1</text:p>
          </table:table-cell>
          <table:table-cell table:formula="oooc:=SUM([.B566:.B570])/5" office:value-type="float" office:value="1685.18">
            <text:p>1685,18</text:p>
          </table:table-cell>
          <table:table-cell table:formula="oooc:=SUM([.B564:.B572])/9" office:value-type="float" office:value="1625.11111111111">
            <text:p>1625,11</text:p>
          </table:table-cell>
          <table:table-cell table:number-columns-repeated="2"/>
          <table:table-cell office:value-type="string">
            <text:p>You_vs_Bine_1232487575706</text:p>
          </table:table-cell>
        </table:table-row>
        <table:table-row table:style-name="ro1">
          <table:table-cell office:value-type="float" office:value="1232485920">
            <text:p>1232485920</text:p>
          </table:table-cell>
          <table:table-cell office:value-type="float" office:value="1554.2">
            <text:p>1554,2</text:p>
          </table:table-cell>
          <table:table-cell table:formula="oooc:=SUM([.B567:.B571])/5" office:value-type="float" office:value="1641.5">
            <text:p>1641,5</text:p>
          </table:table-cell>
          <table:table-cell table:formula="oooc:=SUM([.B565:.B573])/9" office:value-type="float" office:value="1629.1">
            <text:p>1629,1</text:p>
          </table:table-cell>
          <table:table-cell table:number-columns-repeated="2"/>
          <table:table-cell office:value-type="string">
            <text:p>You_vs_SleepyBeauty_1232489573759</text:p>
          </table:table-cell>
        </table:table-row>
        <table:table-row table:style-name="ro1">
          <table:table-cell office:value-type="float" office:value="1232488620">
            <text:p>1232488620</text:p>
          </table:table-cell>
          <table:table-cell office:value-type="float" office:value="1734.4">
            <text:p>1734,4</text:p>
          </table:table-cell>
          <table:table-cell table:formula="oooc:=SUM([.B568:.B572])/5" office:value-type="float" office:value="1614.2">
            <text:p>1614,2</text:p>
          </table:table-cell>
          <table:table-cell table:formula="oooc:=SUM([.B566:.B574])/9" office:value-type="float" office:value="1613.81111111111">
            <text:p>1613,81</text:p>
          </table:table-cell>
          <table:table-cell table:number-columns-repeated="2"/>
          <table:table-cell office:value-type="string">
            <text:p>You_vs_Braddock_1232492260336</text:p>
            <draw:frame table:end-cell-address="Sheet1.BK600" table:end-x="0.54cm" table:end-y="0.082cm" draw:z-index="0" draw:style-name="gr1" svg:width="132.476cm" svg:height="14.998cm" svg:x="0.111cm" svg:y="0.161cm">
              <draw:object draw:notify-on-update-of-ranges="Sheet1.A12:Sheet1.A574 Sheet1.B12:Sheet1.B5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32574420">
            <text:p>1232574420</text:p>
          </table:table-cell>
          <table:table-cell office:value-type="float" office:value="1543.6">
            <text:p>1543,6</text:p>
          </table:table-cell>
          <table:table-cell table:formula="oooc:=SUM([.B569:.B573])/5" office:value-type="float" office:value="1584.34">
            <text:p>1584,34</text:p>
          </table:table-cell>
          <table:table-cell table:number-columns-repeated="3"/>
          <table:table-cell office:value-type="string">
            <text:p>You_vs_jrathbun_1232578045606</text:p>
          </table:table-cell>
        </table:table-row>
        <table:table-row table:style-name="ro1">
          <table:table-cell office:value-type="float" office:value="1232575680">
            <text:p>1232575680</text:p>
          </table:table-cell>
          <table:table-cell office:value-type="float" office:value="1522.7">
            <text:p>1522,7</text:p>
          </table:table-cell>
          <table:table-cell table:formula="oooc:=SUM([.B570:.B574])/5" office:value-type="float" office:value="1566.56">
            <text:p>1566,56</text:p>
          </table:table-cell>
          <table:table-cell table:number-columns-repeated="3"/>
          <table:table-cell office:value-type="string">
            <text:p>You_vs_NotMe_1232579330007</text:p>
          </table:table-cell>
        </table:table-row>
        <table:table-row table:style-name="ro1">
          <table:table-cell office:value-type="float" office:value="1232577840">
            <text:p>1232577840</text:p>
          </table:table-cell>
          <table:table-cell office:value-type="float" office:value="1566.8">
            <text:p>1566,8</text:p>
          </table:table-cell>
          <table:table-cell table:number-columns-repeated="4"/>
          <table:table-cell office:value-type="string">
            <text:p>You_vs_inatizz_1232581489965</text:p>
          </table:table-cell>
        </table:table-row>
        <table:table-row table:style-name="ro1">
          <table:table-cell office:value-type="float" office:value="1233002700">
            <text:p>1233002700</text:p>
          </table:table-cell>
          <table:table-cell office:value-type="float" office:value="1465.3">
            <text:p>1465,3</text:p>
          </table:table-cell>
          <table:table-cell table:number-columns-repeated="4"/>
          <table:table-cell office:value-type="string">
            <text:p>You_vs_aramat_12330063262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29.01.2009</text:date>, <text:time>15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Andreas Hausmann</dc:creator>
    <dc:date>2009-01-29T15:44:18</dc:date>
    <meta:editing-cycles>1</meta:editing-cycles>
    <meta:editing-duration>PT13M44S</meta:editing-duration>
    <meta:user-defined meta:name="Info 1"/>
    <meta:user-defined meta:name="Info 2"/>
    <meta:user-defined meta:name="Info 3"/>
    <meta:user-defined meta:name="Info 4"/>
    <meta:document-statistic meta:table-count="1" meta:cell-count="39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93944168091pt" style:font-size-asian="7.99993944168091pt" style:font-size-complex="7.99993944168091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style:direction="ttb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2.477cm" svg:height="14.999cm" chart:class="chart:line" chart:style-name="ch1">
        <chart:legend chart:legend-position="end" svg:x="127.935cm" svg:y="6.814cm" chart:style-name="ch2"/>
        <chart:plot-area chart:style-name="ch3" table:cell-range-address="Sheet1.A12:Sheet1.B574" chart:data-source-has-labels="column" svg:x="2.648cm" svg:y="0.298cm" svg:width="122.637cm" svg:height="14.101cm">
          <chart:axis chart:dimension="x" chart:name="primary-x" chart:style-name="ch4">
            <chart:categories table:cell-range-address="Sheet1.A12:Sheet1.A5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B574" chart:class="chart:line">
            <chart:data-point chart:repeated="5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201430940</text:p>
              </table:table-cell>
              <table:table-cell office:value-type="float" office:value="904.3">
                <text:p>904.3</text:p>
              </table:table-cell>
            </table:table-row>
            <table:table-row>
              <table:table-cell office:value-type="string">
                <text:p>1206272760</text:p>
              </table:table-cell>
              <table:table-cell office:value-type="float" office:value="1370.8">
                <text:p>1370.8</text:p>
              </table:table-cell>
            </table:table-row>
            <table:table-row>
              <table:table-cell office:value-type="string">
                <text:p>1208543340</text:p>
              </table:table-cell>
              <table:table-cell office:value-type="float" office:value="1720.1">
                <text:p>1720.1</text:p>
              </table:table-cell>
            </table:table-row>
            <table:table-row>
              <table:table-cell office:value-type="string">
                <text:p>1208544300</text:p>
              </table:table-cell>
              <table:table-cell office:value-type="float" office:value="1794.7">
                <text:p>1794.7</text:p>
              </table:table-cell>
            </table:table-row>
            <table:table-row>
              <table:table-cell office:value-type="string">
                <text:p>120854934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208550720</text:p>
              </table:table-cell>
              <table:table-cell office:value-type="float" office:value="1730.3">
                <text:p>1730.3</text:p>
              </table:table-cell>
            </table:table-row>
            <table:table-row>
              <table:table-cell office:value-type="string">
                <text:p>1210285260</text:p>
              </table:table-cell>
              <table:table-cell office:value-type="float" office:value="1564.7">
                <text:p>1564.7</text:p>
              </table:table-cell>
            </table:table-row>
            <table:table-row>
              <table:table-cell office:value-type="string">
                <text:p>1210799040</text:p>
              </table:table-cell>
              <table:table-cell office:value-type="float" office:value="1355.1">
                <text:p>1355.1</text:p>
              </table:table-cell>
            </table:table-row>
            <table:table-row>
              <table:table-cell office:value-type="string">
                <text:p>1211216280</text:p>
              </table:table-cell>
              <table:table-cell office:value-type="float" office:value="1449.7">
                <text:p>1449.7</text:p>
              </table:table-cell>
            </table:table-row>
            <table:table-row>
              <table:table-cell office:value-type="string">
                <text:p>1211915580</text:p>
              </table:table-cell>
              <table:table-cell office:value-type="float" office:value="1290.1">
                <text:p>1290.1</text:p>
              </table:table-cell>
            </table:table-row>
            <table:table-row>
              <table:table-cell office:value-type="string">
                <text:p>1211919000</text:p>
              </table:table-cell>
              <table:table-cell office:value-type="float" office:value="1167.7">
                <text:p>1167.7</text:p>
              </table:table-cell>
            </table:table-row>
            <table:table-row>
              <table:table-cell office:value-type="string">
                <text:p>1212517680</text:p>
              </table:table-cell>
              <table:table-cell office:value-type="float" office:value="1094.7">
                <text:p>1094.7</text:p>
              </table:table-cell>
            </table:table-row>
            <table:table-row>
              <table:table-cell office:value-type="string">
                <text:p>1212582240</text:p>
              </table:table-cell>
              <table:table-cell office:value-type="float" office:value="1874.1">
                <text:p>1874.1</text:p>
              </table:table-cell>
            </table:table-row>
            <table:table-row>
              <table:table-cell office:value-type="string">
                <text:p>1212582840</text:p>
              </table:table-cell>
              <table:table-cell office:value-type="float" office:value="728.1">
                <text:p>728.1</text:p>
              </table:table-cell>
            </table:table-row>
            <table:table-row>
              <table:table-cell office:value-type="string">
                <text:p>1212584400</text:p>
              </table:table-cell>
              <table:table-cell office:value-type="float" office:value="1369.4">
                <text:p>1369.4</text:p>
              </table:table-cell>
            </table:table-row>
            <table:table-row>
              <table:table-cell office:value-type="string">
                <text:p>1212593340</text:p>
              </table:table-cell>
              <table:table-cell office:value-type="float" office:value="582.2">
                <text:p>582.2</text:p>
              </table:table-cell>
            </table:table-row>
            <table:table-row>
              <table:table-cell office:value-type="string">
                <text:p>121260450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212607320</text:p>
              </table:table-cell>
              <table:table-cell office:value-type="float" office:value="1179.1">
                <text:p>1179.1</text:p>
              </table:table-cell>
            </table:table-row>
            <table:table-row>
              <table:table-cell office:value-type="string">
                <text:p>1212608880</text:p>
              </table:table-cell>
              <table:table-cell office:value-type="float" office:value="1492.7">
                <text:p>1492.7</text:p>
              </table:table-cell>
            </table:table-row>
            <table:table-row>
              <table:table-cell office:value-type="string">
                <text:p>1212646680</text:p>
              </table:table-cell>
              <table:table-cell office:value-type="float" office:value="1270.1">
                <text:p>1270.1</text:p>
              </table:table-cell>
            </table:table-row>
            <table:table-row>
              <table:table-cell office:value-type="string">
                <text:p>1212784800</text:p>
              </table:table-cell>
              <table:table-cell office:value-type="float" office:value="790.3">
                <text:p>790.3</text:p>
              </table:table-cell>
            </table:table-row>
            <table:table-row>
              <table:table-cell office:value-type="string">
                <text:p>1212785160</text:p>
              </table:table-cell>
              <table:table-cell office:value-type="float" office:value="556.5">
                <text:p>556.5</text:p>
              </table:table-cell>
            </table:table-row>
            <table:table-row>
              <table:table-cell office:value-type="string">
                <text:p>1212788040</text:p>
              </table:table-cell>
              <table:table-cell office:value-type="float" office:value="-44.1">
                <text:p>-44.1</text:p>
              </table:table-cell>
            </table:table-row>
            <table:table-row>
              <table:table-cell office:value-type="string">
                <text:p>1212788820</text:p>
              </table:table-cell>
              <table:table-cell office:value-type="float" office:value="1636.5">
                <text:p>1636.5</text:p>
              </table:table-cell>
            </table:table-row>
            <table:table-row>
              <table:table-cell office:value-type="string">
                <text:p>12128235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1282416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21285296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212855420</text:p>
              </table:table-cell>
              <table:table-cell office:value-type="float" office:value="697.4">
                <text:p>697.4</text:p>
              </table:table-cell>
            </table:table-row>
            <table:table-row>
              <table:table-cell office:value-type="string">
                <text:p>1212859380</text:p>
              </table:table-cell>
              <table:table-cell office:value-type="float" office:value="740.3">
                <text:p>740.3</text:p>
              </table:table-cell>
            </table:table-row>
            <table:table-row>
              <table:table-cell office:value-type="string">
                <text:p>1212950820</text:p>
              </table:table-cell>
              <table:table-cell office:value-type="float" office:value="1707.3">
                <text:p>1707.3</text:p>
              </table:table-cell>
            </table:table-row>
            <table:table-row>
              <table:table-cell office:value-type="string">
                <text:p>1213032240</text:p>
              </table:table-cell>
              <table:table-cell office:value-type="float" office:value="1628.4">
                <text:p>1628.4</text:p>
              </table:table-cell>
            </table:table-row>
            <table:table-row>
              <table:table-cell office:value-type="string">
                <text:p>1213131180</text:p>
              </table:table-cell>
              <table:table-cell office:value-type="float" office:value="791.2">
                <text:p>791.2</text:p>
              </table:table-cell>
            </table:table-row>
            <table:table-row>
              <table:table-cell office:value-type="string">
                <text:p>1213207620</text:p>
              </table:table-cell>
              <table:table-cell office:value-type="float" office:value="1461.7">
                <text:p>1461.7</text:p>
              </table:table-cell>
            </table:table-row>
            <table:table-row>
              <table:table-cell office:value-type="string">
                <text:p>1213211460</text:p>
              </table:table-cell>
              <table:table-cell office:value-type="float" office:value="1161.5">
                <text:p>1161.5</text:p>
              </table:table-cell>
            </table:table-row>
            <table:table-row>
              <table:table-cell office:value-type="string">
                <text:p>1213217280</text:p>
              </table:table-cell>
              <table:table-cell office:value-type="float" office:value="1687.9">
                <text:p>1687.9</text:p>
              </table:table-cell>
            </table:table-row>
            <table:table-row>
              <table:table-cell office:value-type="string">
                <text:p>1213290960</text:p>
              </table:table-cell>
              <table:table-cell office:value-type="float" office:value="1423.3">
                <text:p>1423.3</text:p>
              </table:table-cell>
            </table:table-row>
            <table:table-row>
              <table:table-cell office:value-type="string">
                <text:p>1213297080</text:p>
              </table:table-cell>
              <table:table-cell office:value-type="float" office:value="-126.5">
                <text:p>-126.5</text:p>
              </table:table-cell>
            </table:table-row>
            <table:table-row>
              <table:table-cell office:value-type="string">
                <text:p>1213388100</text:p>
              </table:table-cell>
              <table:table-cell office:value-type="float" office:value="1423.6">
                <text:p>1423.6</text:p>
              </table:table-cell>
            </table:table-row>
            <table:table-row>
              <table:table-cell office:value-type="string">
                <text:p>1213638420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1213648860</text:p>
              </table:table-cell>
              <table:table-cell office:value-type="float" office:value="1253.6">
                <text:p>1253.6</text:p>
              </table:table-cell>
            </table:table-row>
            <table:table-row>
              <table:table-cell office:value-type="string">
                <text:p>1213649880</text:p>
              </table:table-cell>
              <table:table-cell office:value-type="float" office:value="1576.2">
                <text:p>1576.2</text:p>
              </table:table-cell>
            </table:table-row>
            <table:table-row>
              <table:table-cell office:value-type="string">
                <text:p>1213711140</text:p>
              </table:table-cell>
              <table:table-cell office:value-type="float" office:value="941.5">
                <text:p>941.5</text:p>
              </table:table-cell>
            </table:table-row>
            <table:table-row>
              <table:table-cell office:value-type="string">
                <text:p>1213711500</text:p>
              </table:table-cell>
              <table:table-cell office:value-type="float" office:value="1562.8">
                <text:p>1562.8</text:p>
              </table:table-cell>
            </table:table-row>
            <table:table-row>
              <table:table-cell office:value-type="string">
                <text:p>1213712280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121379220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213819920</text:p>
              </table:table-cell>
              <table:table-cell office:value-type="float" office:value="1495.1">
                <text:p>1495.1</text:p>
              </table:table-cell>
            </table:table-row>
            <table:table-row>
              <table:table-cell office:value-type="string">
                <text:p>1213821360</text:p>
              </table:table-cell>
              <table:table-cell office:value-type="float" office:value="1501.4">
                <text:p>1501.4</text:p>
              </table:table-cell>
            </table:table-row>
            <table:table-row>
              <table:table-cell office:value-type="string">
                <text:p>1213875780</text:p>
              </table:table-cell>
              <table:table-cell office:value-type="float" office:value="1172.4">
                <text:p>1172.4</text:p>
              </table:table-cell>
            </table:table-row>
            <table:table-row>
              <table:table-cell office:value-type="string">
                <text:p>1213882380</text:p>
              </table:table-cell>
              <table:table-cell office:value-type="float" office:value="792.9">
                <text:p>792.9</text:p>
              </table:table-cell>
            </table:table-row>
            <table:table-row>
              <table:table-cell office:value-type="string">
                <text:p>1213883040</text:p>
              </table:table-cell>
              <table:table-cell office:value-type="float" office:value="1262.7">
                <text:p>1262.7</text:p>
              </table:table-cell>
            </table:table-row>
            <table:table-row>
              <table:table-cell office:value-type="string">
                <text:p>121389750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213975920</text:p>
              </table:table-cell>
              <table:table-cell office:value-type="float" office:value="1071.4">
                <text:p>1071.4</text:p>
              </table:table-cell>
            </table:table-row>
            <table:table-row>
              <table:table-cell office:value-type="string">
                <text:p>1213983960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1213985640</text:p>
              </table:table-cell>
              <table:table-cell office:value-type="float" office:value="1314.3">
                <text:p>1314.3</text:p>
              </table:table-cell>
            </table:table-row>
            <table:table-row>
              <table:table-cell office:value-type="string">
                <text:p>1213986720</text:p>
              </table:table-cell>
              <table:table-cell office:value-type="float" office:value="279.4">
                <text:p>279.4</text:p>
              </table:table-cell>
            </table:table-row>
            <table:table-row>
              <table:table-cell office:value-type="string">
                <text:p>1213988280</text:p>
              </table:table-cell>
              <table:table-cell office:value-type="float" office:value="778.9">
                <text:p>778.9</text:p>
              </table:table-cell>
            </table:table-row>
            <table:table-row>
              <table:table-cell office:value-type="string">
                <text:p>1213989900</text:p>
              </table:table-cell>
              <table:table-cell office:value-type="float" office:value="1749.8">
                <text:p>1749.8</text:p>
              </table:table-cell>
            </table:table-row>
            <table:table-row>
              <table:table-cell office:value-type="string">
                <text:p>1213990380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213991100</text:p>
              </table:table-cell>
              <table:table-cell office:value-type="float" office:value="1386.3">
                <text:p>1386.3</text:p>
              </table:table-cell>
            </table:table-row>
            <table:table-row>
              <table:table-cell office:value-type="string">
                <text:p>1214062680</text:p>
              </table:table-cell>
              <table:table-cell office:value-type="float" office:value="1424.6">
                <text:p>1424.6</text:p>
              </table:table-cell>
            </table:table-row>
            <table:table-row>
              <table:table-cell office:value-type="string">
                <text:p>1214065620</text:p>
              </table:table-cell>
              <table:table-cell office:value-type="float" office:value="1439.4">
                <text:p>1439.4</text:p>
              </table:table-cell>
            </table:table-row>
            <table:table-row>
              <table:table-cell office:value-type="string">
                <text:p>121406634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214072520</text:p>
              </table:table-cell>
              <table:table-cell office:value-type="float" office:value="1113.5">
                <text:p>1113.5</text:p>
              </table:table-cell>
            </table:table-row>
            <table:table-row>
              <table:table-cell office:value-type="string">
                <text:p>1214072760</text:p>
              </table:table-cell>
              <table:table-cell office:value-type="float" office:value="1640.2">
                <text:p>1640.2</text:p>
              </table:table-cell>
            </table:table-row>
            <table:table-row>
              <table:table-cell office:value-type="string">
                <text:p>1214073000</text:p>
              </table:table-cell>
              <table:table-cell office:value-type="float" office:value="1180.9">
                <text:p>1180.9</text:p>
              </table:table-cell>
            </table:table-row>
            <table:table-row>
              <table:table-cell office:value-type="string">
                <text:p>1214073480</text:p>
              </table:table-cell>
              <table:table-cell office:value-type="float" office:value="1487.8">
                <text:p>1487.8</text:p>
              </table:table-cell>
            </table:table-row>
            <table:table-row>
              <table:table-cell office:value-type="string">
                <text:p>121407438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214076180</text:p>
              </table:table-cell>
              <table:table-cell office:value-type="float" office:value="547.6">
                <text:p>547.6</text:p>
              </table:table-cell>
            </table:table-row>
            <table:table-row>
              <table:table-cell office:value-type="string">
                <text:p>1214286960</text:p>
              </table:table-cell>
              <table:table-cell office:value-type="float" office:value="1868.7">
                <text:p>1868.7</text:p>
              </table:table-cell>
            </table:table-row>
            <table:table-row>
              <table:table-cell office:value-type="string">
                <text:p>1214287560</text:p>
              </table:table-cell>
              <table:table-cell office:value-type="float" office:value="1761.9">
                <text:p>1761.9</text:p>
              </table:table-cell>
            </table:table-row>
            <table:table-row>
              <table:table-cell office:value-type="string">
                <text:p>121428828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214288820</text:p>
              </table:table-cell>
              <table:table-cell office:value-type="float" office:value="1246.1">
                <text:p>1246.1</text:p>
              </table:table-cell>
            </table:table-row>
            <table:table-row>
              <table:table-cell office:value-type="string">
                <text:p>1214289300</text:p>
              </table:table-cell>
              <table:table-cell office:value-type="float" office:value="691.2">
                <text:p>691.2</text:p>
              </table:table-cell>
            </table:table-row>
            <table:table-row>
              <table:table-cell office:value-type="string">
                <text:p>1214289780</text:p>
              </table:table-cell>
              <table:table-cell office:value-type="float" office:value="1217.4">
                <text:p>1217.4</text:p>
              </table:table-cell>
            </table:table-row>
            <table:table-row>
              <table:table-cell office:value-type="string">
                <text:p>1214290020</text:p>
              </table:table-cell>
              <table:table-cell office:value-type="float" office:value="457.3">
                <text:p>457.3</text:p>
              </table:table-cell>
            </table:table-row>
            <table:table-row>
              <table:table-cell office:value-type="string">
                <text:p>1214292180</text:p>
              </table:table-cell>
              <table:table-cell office:value-type="float" office:value="1448.9">
                <text:p>1448.9</text:p>
              </table:table-cell>
            </table:table-row>
            <table:table-row>
              <table:table-cell office:value-type="string">
                <text:p>1214293020</text:p>
              </table:table-cell>
              <table:table-cell office:value-type="float" office:value="1559.1">
                <text:p>1559.1</text:p>
              </table:table-cell>
            </table:table-row>
            <table:table-row>
              <table:table-cell office:value-type="string">
                <text:p>121429356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214294280</text:p>
              </table:table-cell>
              <table:table-cell office:value-type="float" office:value="690.7">
                <text:p>690.7</text:p>
              </table:table-cell>
            </table:table-row>
            <table:table-row>
              <table:table-cell office:value-type="string">
                <text:p>1214295660</text:p>
              </table:table-cell>
              <table:table-cell office:value-type="float" office:value="1167.3">
                <text:p>1167.3</text:p>
              </table:table-cell>
            </table:table-row>
            <table:table-row>
              <table:table-cell office:value-type="string">
                <text:p>121433448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214335200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12143407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21465098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215073140</text:p>
              </table:table-cell>
              <table:table-cell office:value-type="float" office:value="-197.1">
                <text:p>-197.1</text:p>
              </table:table-cell>
            </table:table-row>
            <table:table-row>
              <table:table-cell office:value-type="string">
                <text:p>1215548100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1218814740</text:p>
              </table:table-cell>
              <table:table-cell office:value-type="float" office:value="1718.6">
                <text:p>1718.6</text:p>
              </table:table-cell>
            </table:table-row>
            <table:table-row>
              <table:table-cell office:value-type="string">
                <text:p>1218817920</text:p>
              </table:table-cell>
              <table:table-cell office:value-type="float" office:value="1675.4">
                <text:p>1675.4</text:p>
              </table:table-cell>
            </table:table-row>
            <table:table-row>
              <table:table-cell office:value-type="string">
                <text:p>1218820800</text:p>
              </table:table-cell>
              <table:table-cell office:value-type="float" office:value="1579.2">
                <text:p>1579.2</text:p>
              </table:table-cell>
            </table:table-row>
            <table:table-row>
              <table:table-cell office:value-type="string">
                <text:p>1219327500</text:p>
              </table:table-cell>
              <table:table-cell office:value-type="float" office:value="1384.1">
                <text:p>1384.1</text:p>
              </table:table-cell>
            </table:table-row>
            <table:table-row>
              <table:table-cell office:value-type="string">
                <text:p>1219393560</text:p>
              </table:table-cell>
              <table:table-cell office:value-type="float" office:value="1317.6">
                <text:p>1317.6</text:p>
              </table:table-cell>
            </table:table-row>
            <table:table-row>
              <table:table-cell office:value-type="string">
                <text:p>121939476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219651380</text:p>
              </table:table-cell>
              <table:table-cell office:value-type="float" office:value="1609.4">
                <text:p>1609.4</text:p>
              </table:table-cell>
            </table:table-row>
            <table:table-row>
              <table:table-cell office:value-type="string">
                <text:p>1219654920</text:p>
              </table:table-cell>
              <table:table-cell office:value-type="float" office:value="1170.4">
                <text:p>1170.4</text:p>
              </table:table-cell>
            </table:table-row>
            <table:table-row>
              <table:table-cell office:value-type="string">
                <text:p>1220190300</text:p>
              </table:table-cell>
              <table:table-cell office:value-type="float" office:value="1417.3">
                <text:p>1417.3</text:p>
              </table:table-cell>
            </table:table-row>
            <table:table-row>
              <table:table-cell office:value-type="string">
                <text:p>1220192460</text:p>
              </table:table-cell>
              <table:table-cell office:value-type="float" office:value="1067.1">
                <text:p>1067.1</text:p>
              </table:table-cell>
            </table:table-row>
            <table:table-row>
              <table:table-cell office:value-type="string">
                <text:p>1220361360</text:p>
              </table:table-cell>
              <table:table-cell office:value-type="float" office:value="1267.1">
                <text:p>1267.1</text:p>
              </table:table-cell>
            </table:table-row>
            <table:table-row>
              <table:table-cell office:value-type="string">
                <text:p>1220362920</text:p>
              </table:table-cell>
              <table:table-cell office:value-type="float" office:value="1550.1">
                <text:p>1550.1</text:p>
              </table:table-cell>
            </table:table-row>
            <table:table-row>
              <table:table-cell office:value-type="string">
                <text:p>1220365620</text:p>
              </table:table-cell>
              <table:table-cell office:value-type="float" office:value="1724.2">
                <text:p>1724.2</text:p>
              </table:table-cell>
            </table:table-row>
            <table:table-row>
              <table:table-cell office:value-type="string">
                <text:p>122036688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220368680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220373960</text:p>
              </table:table-cell>
              <table:table-cell office:value-type="float" office:value="1588.9">
                <text:p>1588.9</text:p>
              </table:table-cell>
            </table:table-row>
            <table:table-row>
              <table:table-cell office:value-type="string">
                <text:p>1220448840</text:p>
              </table:table-cell>
              <table:table-cell office:value-type="float" office:value="979.2">
                <text:p>979.2</text:p>
              </table:table-cell>
            </table:table-row>
            <table:table-row>
              <table:table-cell office:value-type="string">
                <text:p>1220449980</text:p>
              </table:table-cell>
              <table:table-cell office:value-type="float" office:value="1436.1">
                <text:p>1436.1</text:p>
              </table:table-cell>
            </table:table-row>
            <table:table-row>
              <table:table-cell office:value-type="string">
                <text:p>1220451720</text:p>
              </table:table-cell>
              <table:table-cell office:value-type="float" office:value="1606.2">
                <text:p>1606.2</text:p>
              </table:table-cell>
            </table:table-row>
            <table:table-row>
              <table:table-cell office:value-type="string">
                <text:p>1220455200</text:p>
              </table:table-cell>
              <table:table-cell office:value-type="float" office:value="1632.9">
                <text:p>1632.9</text:p>
              </table:table-cell>
            </table:table-row>
            <table:table-row>
              <table:table-cell office:value-type="string">
                <text:p>1220457960</text:p>
              </table:table-cell>
              <table:table-cell office:value-type="float" office:value="1402.3">
                <text:p>1402.3</text:p>
              </table:table-cell>
            </table:table-row>
            <table:table-row>
              <table:table-cell office:value-type="string">
                <text:p>1220458860</text:p>
              </table:table-cell>
              <table:table-cell office:value-type="float" office:value="1600.7">
                <text:p>1600.7</text:p>
              </table:table-cell>
            </table:table-row>
            <table:table-row>
              <table:table-cell office:value-type="string">
                <text:p>1220466960</text:p>
              </table:table-cell>
              <table:table-cell office:value-type="float" office:value="1940.8">
                <text:p>1940.8</text:p>
              </table:table-cell>
            </table:table-row>
            <table:table-row>
              <table:table-cell office:value-type="string">
                <text:p>1220469060</text:p>
              </table:table-cell>
              <table:table-cell office:value-type="float" office:value="1449.5">
                <text:p>1449.5</text:p>
              </table:table-cell>
            </table:table-row>
            <table:table-row>
              <table:table-cell office:value-type="string">
                <text:p>12204726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220514960</text:p>
              </table:table-cell>
              <table:table-cell office:value-type="float" office:value="1151.3">
                <text:p>1151.3</text:p>
              </table:table-cell>
            </table:table-row>
            <table:table-row>
              <table:table-cell office:value-type="string">
                <text:p>1220517780</text:p>
              </table:table-cell>
              <table:table-cell office:value-type="float" office:value="1687.9">
                <text:p>1687.9</text:p>
              </table:table-cell>
            </table:table-row>
            <table:table-row>
              <table:table-cell office:value-type="string">
                <text:p>1220519280</text:p>
              </table:table-cell>
              <table:table-cell office:value-type="float" office:value="1670.5">
                <text:p>1670.5</text:p>
              </table:table-cell>
            </table:table-row>
            <table:table-row>
              <table:table-cell office:value-type="string">
                <text:p>1220521080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220523240</text:p>
              </table:table-cell>
              <table:table-cell office:value-type="float" office:value="1539.1">
                <text:p>1539.1</text:p>
              </table:table-cell>
            </table:table-row>
            <table:table-row>
              <table:table-cell office:value-type="string">
                <text:p>1220523900</text:p>
              </table:table-cell>
              <table:table-cell office:value-type="float" office:value="1686.6">
                <text:p>1686.6</text:p>
              </table:table-cell>
            </table:table-row>
            <table:table-row>
              <table:table-cell office:value-type="string">
                <text:p>1220528220</text:p>
              </table:table-cell>
              <table:table-cell office:value-type="float" office:value="1732.9">
                <text:p>1732.9</text:p>
              </table:table-cell>
            </table:table-row>
            <table:table-row>
              <table:table-cell office:value-type="string">
                <text:p>1220529240</text:p>
              </table:table-cell>
              <table:table-cell office:value-type="float" office:value="1435.2">
                <text:p>1435.2</text:p>
              </table:table-cell>
            </table:table-row>
            <table:table-row>
              <table:table-cell office:value-type="string">
                <text:p>1220532000</text:p>
              </table:table-cell>
              <table:table-cell office:value-type="float" office:value="1493.6">
                <text:p>1493.6</text:p>
              </table:table-cell>
            </table:table-row>
            <table:table-row>
              <table:table-cell office:value-type="string">
                <text:p>1220533860</text:p>
              </table:table-cell>
              <table:table-cell office:value-type="float" office:value="1288.4">
                <text:p>1288.4</text:p>
              </table:table-cell>
            </table:table-row>
            <table:table-row>
              <table:table-cell office:value-type="string">
                <text:p>1220536440</text:p>
              </table:table-cell>
              <table:table-cell office:value-type="float" office:value="1584.7">
                <text:p>1584.7</text:p>
              </table:table-cell>
            </table:table-row>
            <table:table-row>
              <table:table-cell office:value-type="string">
                <text:p>1220538480</text:p>
              </table:table-cell>
              <table:table-cell office:value-type="float" office:value="1762.9">
                <text:p>1762.9</text:p>
              </table:table-cell>
            </table:table-row>
            <table:table-row>
              <table:table-cell office:value-type="string">
                <text:p>1220540580</text:p>
              </table:table-cell>
              <table:table-cell office:value-type="float" office:value="1475.9">
                <text:p>1475.9</text:p>
              </table:table-cell>
            </table:table-row>
            <table:table-row>
              <table:table-cell office:value-type="string">
                <text:p>1220541360</text:p>
              </table:table-cell>
              <table:table-cell office:value-type="float" office:value="1647.1">
                <text:p>1647.1</text:p>
              </table:table-cell>
            </table:table-row>
            <table:table-row>
              <table:table-cell office:value-type="string">
                <text:p>1220543280</text:p>
              </table:table-cell>
              <table:table-cell office:value-type="float" office:value="1656.3">
                <text:p>1656.3</text:p>
              </table:table-cell>
            </table:table-row>
            <table:table-row>
              <table:table-cell office:value-type="string">
                <text:p>1220544780</text:p>
              </table:table-cell>
              <table:table-cell office:value-type="float" office:value="1634.9">
                <text:p>1634.9</text:p>
              </table:table-cell>
            </table:table-row>
            <table:table-row>
              <table:table-cell office:value-type="string">
                <text:p>1220547600</text:p>
              </table:table-cell>
              <table:table-cell office:value-type="float" office:value="1667.1">
                <text:p>1667.1</text:p>
              </table:table-cell>
            </table:table-row>
            <table:table-row>
              <table:table-cell office:value-type="string">
                <text:p>1220557980</text:p>
              </table:table-cell>
              <table:table-cell office:value-type="float" office:value="2035.5">
                <text:p>2035.5</text:p>
              </table:table-cell>
            </table:table-row>
            <table:table-row>
              <table:table-cell office:value-type="string">
                <text:p>1220558700</text:p>
              </table:table-cell>
              <table:table-cell office:value-type="float" office:value="925.4">
                <text:p>925.4</text:p>
              </table:table-cell>
            </table:table-row>
            <table:table-row>
              <table:table-cell office:value-type="string">
                <text:p>122055984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1220560680</text:p>
              </table:table-cell>
              <table:table-cell office:value-type="float" office:value="1638.6">
                <text:p>1638.6</text:p>
              </table:table-cell>
            </table:table-row>
            <table:table-row>
              <table:table-cell office:value-type="string">
                <text:p>122056140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220561820</text:p>
              </table:table-cell>
              <table:table-cell office:value-type="float" office:value="1694.1">
                <text:p>1694.1</text:p>
              </table:table-cell>
            </table:table-row>
            <table:table-row>
              <table:table-cell office:value-type="string">
                <text:p>1220563080</text:p>
              </table:table-cell>
              <table:table-cell office:value-type="float" office:value="1208.9">
                <text:p>1208.9</text:p>
              </table:table-cell>
            </table:table-row>
            <table:table-row>
              <table:table-cell office:value-type="string">
                <text:p>1220595240</text:p>
              </table:table-cell>
              <table:table-cell office:value-type="float" office:value="1760.1">
                <text:p>1760.1</text:p>
              </table:table-cell>
            </table:table-row>
            <table:table-row>
              <table:table-cell office:value-type="string">
                <text:p>1220599860</text:p>
              </table:table-cell>
              <table:table-cell office:value-type="float" office:value="1685.5">
                <text:p>1685.5</text:p>
              </table:table-cell>
            </table:table-row>
            <table:table-row>
              <table:table-cell office:value-type="string">
                <text:p>122060232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20604780</text:p>
              </table:table-cell>
              <table:table-cell office:value-type="float" office:value="1674.5">
                <text:p>1674.5</text:p>
              </table:table-cell>
            </table:table-row>
            <table:table-row>
              <table:table-cell office:value-type="string">
                <text:p>1220606040</text:p>
              </table:table-cell>
              <table:table-cell office:value-type="float" office:value="1547.6">
                <text:p>1547.6</text:p>
              </table:table-cell>
            </table:table-row>
            <table:table-row>
              <table:table-cell office:value-type="string">
                <text:p>1220607540</text:p>
              </table:table-cell>
              <table:table-cell office:value-type="float" office:value="1736.5">
                <text:p>1736.5</text:p>
              </table:table-cell>
            </table:table-row>
            <table:table-row>
              <table:table-cell office:value-type="string">
                <text:p>1220608080</text:p>
              </table:table-cell>
              <table:table-cell office:value-type="float" office:value="1800.2">
                <text:p>1800.2</text:p>
              </table:table-cell>
            </table:table-row>
            <table:table-row>
              <table:table-cell office:value-type="string">
                <text:p>1220616660</text:p>
              </table:table-cell>
              <table:table-cell office:value-type="float" office:value="1416.5">
                <text:p>1416.5</text:p>
              </table:table-cell>
            </table:table-row>
            <table:table-row>
              <table:table-cell office:value-type="string">
                <text:p>1220620320</text:p>
              </table:table-cell>
              <table:table-cell office:value-type="float" office:value="1420.3">
                <text:p>1420.3</text:p>
              </table:table-cell>
            </table:table-row>
            <table:table-row>
              <table:table-cell office:value-type="string">
                <text:p>1220622000</text:p>
              </table:table-cell>
              <table:table-cell office:value-type="float" office:value="1891.2">
                <text:p>1891.2</text:p>
              </table:table-cell>
            </table:table-row>
            <table:table-row>
              <table:table-cell office:value-type="string">
                <text:p>12206238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220625900</text:p>
              </table:table-cell>
              <table:table-cell office:value-type="float" office:value="1741.5">
                <text:p>1741.5</text:p>
              </table:table-cell>
            </table:table-row>
            <table:table-row>
              <table:table-cell office:value-type="string">
                <text:p>122063634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220636820</text:p>
              </table:table-cell>
              <table:table-cell office:value-type="float" office:value="1434.1">
                <text:p>1434.1</text:p>
              </table:table-cell>
            </table:table-row>
            <table:table-row>
              <table:table-cell office:value-type="string">
                <text:p>1220638800</text:p>
              </table:table-cell>
              <table:table-cell office:value-type="float" office:value="1622.9">
                <text:p>1622.9</text:p>
              </table:table-cell>
            </table:table-row>
            <table:table-row>
              <table:table-cell office:value-type="string">
                <text:p>1220641440</text:p>
              </table:table-cell>
              <table:table-cell office:value-type="float" office:value="1540.3">
                <text:p>1540.3</text:p>
              </table:table-cell>
            </table:table-row>
            <table:table-row>
              <table:table-cell office:value-type="string">
                <text:p>1220642460</text:p>
              </table:table-cell>
              <table:table-cell office:value-type="float" office:value="1498.7">
                <text:p>1498.7</text:p>
              </table:table-cell>
            </table:table-row>
            <table:table-row>
              <table:table-cell office:value-type="string">
                <text:p>1220644620</text:p>
              </table:table-cell>
              <table:table-cell office:value-type="float" office:value="1758.4">
                <text:p>1758.4</text:p>
              </table:table-cell>
            </table:table-row>
            <table:table-row>
              <table:table-cell office:value-type="string">
                <text:p>1220647380</text:p>
              </table:table-cell>
              <table:table-cell office:value-type="float" office:value="1477.2">
                <text:p>1477.2</text:p>
              </table:table-cell>
            </table:table-row>
            <table:table-row>
              <table:table-cell office:value-type="string">
                <text:p>1220648400</text:p>
              </table:table-cell>
              <table:table-cell office:value-type="float" office:value="1393.5">
                <text:p>1393.5</text:p>
              </table:table-cell>
            </table:table-row>
            <table:table-row>
              <table:table-cell office:value-type="string">
                <text:p>1220690640</text:p>
              </table:table-cell>
              <table:table-cell office:value-type="float" office:value="1506.6">
                <text:p>1506.6</text:p>
              </table:table-cell>
            </table:table-row>
            <table:table-row>
              <table:table-cell office:value-type="string">
                <text:p>1220692680</text:p>
              </table:table-cell>
              <table:table-cell office:value-type="float" office:value="1445.7">
                <text:p>1445.7</text:p>
              </table:table-cell>
            </table:table-row>
            <table:table-row>
              <table:table-cell office:value-type="string">
                <text:p>122069514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220695980</text:p>
              </table:table-cell>
              <table:table-cell office:value-type="float" office:value="1262.8">
                <text:p>1262.8</text:p>
              </table:table-cell>
            </table:table-row>
            <table:table-row>
              <table:table-cell office:value-type="string">
                <text:p>1220697840</text:p>
              </table:table-cell>
              <table:table-cell office:value-type="float" office:value="1927.5">
                <text:p>1927.5</text:p>
              </table:table-cell>
            </table:table-row>
            <table:table-row>
              <table:table-cell office:value-type="string">
                <text:p>1220700180</text:p>
              </table:table-cell>
              <table:table-cell office:value-type="float" office:value="1329.2">
                <text:p>1329.2</text:p>
              </table:table-cell>
            </table:table-row>
            <table:table-row>
              <table:table-cell office:value-type="string">
                <text:p>1220701320</text:p>
              </table:table-cell>
              <table:table-cell office:value-type="float" office:value="1208.8">
                <text:p>1208.8</text:p>
              </table:table-cell>
            </table:table-row>
            <table:table-row>
              <table:table-cell office:value-type="string">
                <text:p>1220704980</text:p>
              </table:table-cell>
              <table:table-cell office:value-type="float" office:value="1546.2">
                <text:p>1546.2</text:p>
              </table:table-cell>
            </table:table-row>
            <table:table-row>
              <table:table-cell office:value-type="string">
                <text:p>1220705700</text:p>
              </table:table-cell>
              <table:table-cell office:value-type="float" office:value="1824.8">
                <text:p>1824.8</text:p>
              </table:table-cell>
            </table:table-row>
            <table:table-row>
              <table:table-cell office:value-type="string">
                <text:p>1220709540</text:p>
              </table:table-cell>
              <table:table-cell office:value-type="float" office:value="1535.6">
                <text:p>1535.6</text:p>
              </table:table-cell>
            </table:table-row>
            <table:table-row>
              <table:table-cell office:value-type="string">
                <text:p>1220711280</text:p>
              </table:table-cell>
              <table:table-cell office:value-type="float" office:value="1768.7">
                <text:p>1768.7</text:p>
              </table:table-cell>
            </table:table-row>
            <table:table-row>
              <table:table-cell office:value-type="string">
                <text:p>1220715180</text:p>
              </table:table-cell>
              <table:table-cell office:value-type="float" office:value="1545.3">
                <text:p>1545.3</text:p>
              </table:table-cell>
            </table:table-row>
            <table:table-row>
              <table:table-cell office:value-type="string">
                <text:p>1220716800</text:p>
              </table:table-cell>
              <table:table-cell office:value-type="float" office:value="1673.4">
                <text:p>1673.4</text:p>
              </table:table-cell>
            </table:table-row>
            <table:table-row>
              <table:table-cell office:value-type="string">
                <text:p>1220719920</text:p>
              </table:table-cell>
              <table:table-cell office:value-type="float" office:value="1540.1">
                <text:p>1540.1</text:p>
              </table:table-cell>
            </table:table-row>
            <table:table-row>
              <table:table-cell office:value-type="string">
                <text:p>1220775480</text:p>
              </table:table-cell>
              <table:table-cell office:value-type="float" office:value="1521.4">
                <text:p>1521.4</text:p>
              </table:table-cell>
            </table:table-row>
            <table:table-row>
              <table:table-cell office:value-type="string">
                <text:p>1220776740</text:p>
              </table:table-cell>
              <table:table-cell office:value-type="float" office:value="1384.4">
                <text:p>1384.4</text:p>
              </table:table-cell>
            </table:table-row>
            <table:table-row>
              <table:table-cell office:value-type="string">
                <text:p>1220777640</text:p>
              </table:table-cell>
              <table:table-cell office:value-type="float" office:value="1521.9">
                <text:p>1521.9</text:p>
              </table:table-cell>
            </table:table-row>
            <table:table-row>
              <table:table-cell office:value-type="string">
                <text:p>1220778420</text:p>
              </table:table-cell>
              <table:table-cell office:value-type="float" office:value="1481.7">
                <text:p>1481.7</text:p>
              </table:table-cell>
            </table:table-row>
            <table:table-row>
              <table:table-cell office:value-type="string">
                <text:p>1220779440</text:p>
              </table:table-cell>
              <table:table-cell office:value-type="float" office:value="1382.4">
                <text:p>1382.4</text:p>
              </table:table-cell>
            </table:table-row>
            <table:table-row>
              <table:table-cell office:value-type="string">
                <text:p>1220786640</text:p>
              </table:table-cell>
              <table:table-cell office:value-type="float" office:value="1571.5">
                <text:p>1571.5</text:p>
              </table:table-cell>
            </table:table-row>
            <table:table-row>
              <table:table-cell office:value-type="string">
                <text:p>1220792880</text:p>
              </table:table-cell>
              <table:table-cell office:value-type="float" office:value="1833.8">
                <text:p>1833.8</text:p>
              </table:table-cell>
            </table:table-row>
            <table:table-row>
              <table:table-cell office:value-type="string">
                <text:p>1220794260</text:p>
              </table:table-cell>
              <table:table-cell office:value-type="float" office:value="1612.7">
                <text:p>1612.7</text:p>
              </table:table-cell>
            </table:table-row>
            <table:table-row>
              <table:table-cell office:value-type="string">
                <text:p>1220796240</text:p>
              </table:table-cell>
              <table:table-cell office:value-type="float" office:value="1376.5">
                <text:p>1376.5</text:p>
              </table:table-cell>
            </table:table-row>
            <table:table-row>
              <table:table-cell office:value-type="string">
                <text:p>1220798580</text:p>
              </table:table-cell>
              <table:table-cell office:value-type="float" office:value="1660.5">
                <text:p>1660.5</text:p>
              </table:table-cell>
            </table:table-row>
            <table:table-row>
              <table:table-cell office:value-type="string">
                <text:p>1220802060</text:p>
              </table:table-cell>
              <table:table-cell office:value-type="float" office:value="1762.5">
                <text:p>1762.5</text:p>
              </table:table-cell>
            </table:table-row>
            <table:table-row>
              <table:table-cell office:value-type="string">
                <text:p>1220804160</text:p>
              </table:table-cell>
              <table:table-cell office:value-type="float" office:value="1208.1">
                <text:p>1208.1</text:p>
              </table:table-cell>
            </table:table-row>
            <table:table-row>
              <table:table-cell office:value-type="string">
                <text:p>1220808900</text:p>
              </table:table-cell>
              <table:table-cell office:value-type="float" office:value="1711.1">
                <text:p>1711.1</text:p>
              </table:table-cell>
            </table:table-row>
            <table:table-row>
              <table:table-cell office:value-type="string">
                <text:p>1220810700</text:p>
              </table:table-cell>
              <table:table-cell office:value-type="float" office:value="1318.2">
                <text:p>1318.2</text:p>
              </table:table-cell>
            </table:table-row>
            <table:table-row>
              <table:table-cell office:value-type="string">
                <text:p>1220811900</text:p>
              </table:table-cell>
              <table:table-cell office:value-type="float" office:value="1526.6">
                <text:p>1526.6</text:p>
              </table:table-cell>
            </table:table-row>
            <table:table-row>
              <table:table-cell office:value-type="string">
                <text:p>1220813460</text:p>
              </table:table-cell>
              <table:table-cell office:value-type="float" office:value="1471.9">
                <text:p>1471.9</text:p>
              </table:table-cell>
            </table:table-row>
            <table:table-row>
              <table:table-cell office:value-type="string">
                <text:p>1220813700</text:p>
              </table:table-cell>
              <table:table-cell office:value-type="float" office:value="1613.3">
                <text:p>1613.3</text:p>
              </table:table-cell>
            </table:table-row>
            <table:table-row>
              <table:table-cell office:value-type="string">
                <text:p>1220815740</text:p>
              </table:table-cell>
              <table:table-cell office:value-type="float" office:value="1591.5">
                <text:p>1591.5</text:p>
              </table:table-cell>
            </table:table-row>
            <table:table-row>
              <table:table-cell office:value-type="string">
                <text:p>1220857080</text:p>
              </table:table-cell>
              <table:table-cell office:value-type="float" office:value="1536.2">
                <text:p>1536.2</text:p>
              </table:table-cell>
            </table:table-row>
            <table:table-row>
              <table:table-cell office:value-type="string">
                <text:p>1220859360</text:p>
              </table:table-cell>
              <table:table-cell office:value-type="float" office:value="1550.8">
                <text:p>1550.8</text:p>
              </table:table-cell>
            </table:table-row>
            <table:table-row>
              <table:table-cell office:value-type="string">
                <text:p>1220862660</text:p>
              </table:table-cell>
              <table:table-cell office:value-type="float" office:value="900.4">
                <text:p>900.4</text:p>
              </table:table-cell>
            </table:table-row>
            <table:table-row>
              <table:table-cell office:value-type="string">
                <text:p>122086458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20866800</text:p>
              </table:table-cell>
              <table:table-cell office:value-type="float" office:value="1507.9">
                <text:p>1507.9</text:p>
              </table:table-cell>
            </table:table-row>
            <table:table-row>
              <table:table-cell office:value-type="string">
                <text:p>1220872980</text:p>
              </table:table-cell>
              <table:table-cell office:value-type="float" office:value="1694.1">
                <text:p>1694.1</text:p>
              </table:table-cell>
            </table:table-row>
            <table:table-row>
              <table:table-cell office:value-type="string">
                <text:p>1220874600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220876160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122087814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220888400</text:p>
              </table:table-cell>
              <table:table-cell office:value-type="float" office:value="1355.2">
                <text:p>1355.2</text:p>
              </table:table-cell>
            </table:table-row>
            <table:table-row>
              <table:table-cell office:value-type="string">
                <text:p>122088978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220890800</text:p>
              </table:table-cell>
              <table:table-cell office:value-type="float" office:value="887.3">
                <text:p>887.3</text:p>
              </table:table-cell>
            </table:table-row>
            <table:table-row>
              <table:table-cell office:value-type="string">
                <text:p>1220945580</text:p>
              </table:table-cell>
              <table:table-cell office:value-type="float" office:value="1278.3">
                <text:p>1278.3</text:p>
              </table:table-cell>
            </table:table-row>
            <table:table-row>
              <table:table-cell office:value-type="string">
                <text:p>1220946180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220947320</text:p>
              </table:table-cell>
              <table:table-cell office:value-type="float" office:value="1379.2">
                <text:p>1379.2</text:p>
              </table:table-cell>
            </table:table-row>
            <table:table-row>
              <table:table-cell office:value-type="string">
                <text:p>1220947980</text:p>
              </table:table-cell>
              <table:table-cell office:value-type="float" office:value="1172.5">
                <text:p>1172.5</text:p>
              </table:table-cell>
            </table:table-row>
            <table:table-row>
              <table:table-cell office:value-type="string">
                <text:p>1220949240</text:p>
              </table:table-cell>
              <table:table-cell office:value-type="float" office:value="1618.9">
                <text:p>1618.9</text:p>
              </table:table-cell>
            </table:table-row>
            <table:table-row>
              <table:table-cell office:value-type="string">
                <text:p>1220951400</text:p>
              </table:table-cell>
              <table:table-cell office:value-type="float" office:value="1808.8">
                <text:p>1808.8</text:p>
              </table:table-cell>
            </table:table-row>
            <table:table-row>
              <table:table-cell office:value-type="string">
                <text:p>1220952360</text:p>
              </table:table-cell>
              <table:table-cell office:value-type="float" office:value="1668.2">
                <text:p>1668.2</text:p>
              </table:table-cell>
            </table:table-row>
            <table:table-row>
              <table:table-cell office:value-type="string">
                <text:p>1220975100</text:p>
              </table:table-cell>
              <table:table-cell office:value-type="float" office:value="1846.6">
                <text:p>1846.6</text:p>
              </table:table-cell>
            </table:table-row>
            <table:table-row>
              <table:table-cell office:value-type="string">
                <text:p>1220990280</text:p>
              </table:table-cell>
              <table:table-cell office:value-type="float" office:value="1633.8">
                <text:p>1633.8</text:p>
              </table:table-cell>
            </table:table-row>
            <table:table-row>
              <table:table-cell office:value-type="string">
                <text:p>1220992140</text:p>
              </table:table-cell>
              <table:table-cell office:value-type="float" office:value="1715.3">
                <text:p>1715.3</text:p>
              </table:table-cell>
            </table:table-row>
            <table:table-row>
              <table:table-cell office:value-type="string">
                <text:p>1220993760</text:p>
              </table:table-cell>
              <table:table-cell office:value-type="float" office:value="1717.2">
                <text:p>1717.2</text:p>
              </table:table-cell>
            </table:table-row>
            <table:table-row>
              <table:table-cell office:value-type="string">
                <text:p>1221034440</text:p>
              </table:table-cell>
              <table:table-cell office:value-type="float" office:value="1482.7">
                <text:p>1482.7</text:p>
              </table:table-cell>
            </table:table-row>
            <table:table-row>
              <table:table-cell office:value-type="string">
                <text:p>1221036480</text:p>
              </table:table-cell>
              <table:table-cell office:value-type="float" office:value="1413.3">
                <text:p>1413.3</text:p>
              </table:table-cell>
            </table:table-row>
            <table:table-row>
              <table:table-cell office:value-type="string">
                <text:p>1221039240</text:p>
              </table:table-cell>
              <table:table-cell office:value-type="float" office:value="1758.7">
                <text:p>1758.7</text:p>
              </table:table-cell>
            </table:table-row>
            <table:table-row>
              <table:table-cell office:value-type="string">
                <text:p>1221045540</text:p>
              </table:table-cell>
              <table:table-cell office:value-type="float" office:value="1739.5">
                <text:p>1739.5</text:p>
              </table:table-cell>
            </table:table-row>
            <table:table-row>
              <table:table-cell office:value-type="string">
                <text:p>1221047340</text:p>
              </table:table-cell>
              <table:table-cell office:value-type="float" office:value="1791.7">
                <text:p>1791.7</text:p>
              </table:table-cell>
            </table:table-row>
            <table:table-row>
              <table:table-cell office:value-type="string">
                <text:p>1221049860</text:p>
              </table:table-cell>
              <table:table-cell office:value-type="float" office:value="1623.7">
                <text:p>1623.7</text:p>
              </table:table-cell>
            </table:table-row>
            <table:table-row>
              <table:table-cell office:value-type="string">
                <text:p>1221051660</text:p>
              </table:table-cell>
              <table:table-cell office:value-type="float" office:value="1639.5">
                <text:p>1639.5</text:p>
              </table:table-cell>
            </table:table-row>
            <table:table-row>
              <table:table-cell office:value-type="string">
                <text:p>1221052980</text:p>
              </table:table-cell>
              <table:table-cell office:value-type="float" office:value="1304.6">
                <text:p>1304.6</text:p>
              </table:table-cell>
            </table:table-row>
            <table:table-row>
              <table:table-cell office:value-type="string">
                <text:p>1221054720</text:p>
              </table:table-cell>
              <table:table-cell office:value-type="float" office:value="1002.9">
                <text:p>1002.9</text:p>
              </table:table-cell>
            </table:table-row>
            <table:table-row>
              <table:table-cell office:value-type="string">
                <text:p>1221057180</text:p>
              </table:table-cell>
              <table:table-cell office:value-type="float" office:value="1674.8">
                <text:p>1674.8</text:p>
              </table:table-cell>
            </table:table-row>
            <table:table-row>
              <table:table-cell office:value-type="string">
                <text:p>1221057780</text:p>
              </table:table-cell>
              <table:table-cell office:value-type="float" office:value="1848.5">
                <text:p>1848.5</text:p>
              </table:table-cell>
            </table:table-row>
            <table:table-row>
              <table:table-cell office:value-type="string">
                <text:p>1221058980</text:p>
              </table:table-cell>
              <table:table-cell office:value-type="float" office:value="1400.8">
                <text:p>1400.8</text:p>
              </table:table-cell>
            </table:table-row>
            <table:table-row>
              <table:table-cell office:value-type="string">
                <text:p>1221059460</text:p>
              </table:table-cell>
              <table:table-cell office:value-type="float" office:value="1693.4">
                <text:p>1693.4</text:p>
              </table:table-cell>
            </table:table-row>
            <table:table-row>
              <table:table-cell office:value-type="string">
                <text:p>1221061860</text:p>
              </table:table-cell>
              <table:table-cell office:value-type="float" office:value="1573.1">
                <text:p>1573.1</text:p>
              </table:table-cell>
            </table:table-row>
            <table:table-row>
              <table:table-cell office:value-type="string">
                <text:p>1221224760</text:p>
              </table:table-cell>
              <table:table-cell office:value-type="float" office:value="1650.5">
                <text:p>1650.5</text:p>
              </table:table-cell>
            </table:table-row>
            <table:table-row>
              <table:table-cell office:value-type="string">
                <text:p>1221227160</text:p>
              </table:table-cell>
              <table:table-cell office:value-type="float" office:value="1417.6">
                <text:p>1417.6</text:p>
              </table:table-cell>
            </table:table-row>
            <table:table-row>
              <table:table-cell office:value-type="string">
                <text:p>1221228840</text:p>
              </table:table-cell>
              <table:table-cell office:value-type="float" office:value="1619.7">
                <text:p>1619.7</text:p>
              </table:table-cell>
            </table:table-row>
            <table:table-row>
              <table:table-cell office:value-type="string">
                <text:p>1221241380</text:p>
              </table:table-cell>
              <table:table-cell office:value-type="float" office:value="1825.4">
                <text:p>1825.4</text:p>
              </table:table-cell>
            </table:table-row>
            <table:table-row>
              <table:table-cell office:value-type="string">
                <text:p>1221243660</text:p>
              </table:table-cell>
              <table:table-cell office:value-type="float" office:value="1609.3">
                <text:p>1609.3</text:p>
              </table:table-cell>
            </table:table-row>
            <table:table-row>
              <table:table-cell office:value-type="string">
                <text:p>1221245940</text:p>
              </table:table-cell>
              <table:table-cell office:value-type="float" office:value="1415.5">
                <text:p>1415.5</text:p>
              </table:table-cell>
            </table:table-row>
            <table:table-row>
              <table:table-cell office:value-type="string">
                <text:p>1221295980</text:p>
              </table:table-cell>
              <table:table-cell office:value-type="float" office:value="1702.5">
                <text:p>1702.5</text:p>
              </table:table-cell>
            </table:table-row>
            <table:table-row>
              <table:table-cell office:value-type="string">
                <text:p>1221299460</text:p>
              </table:table-cell>
              <table:table-cell office:value-type="float" office:value="1518.1">
                <text:p>1518.1</text:p>
              </table:table-cell>
            </table:table-row>
            <table:table-row>
              <table:table-cell office:value-type="string">
                <text:p>122137782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221379620</text:p>
              </table:table-cell>
              <table:table-cell office:value-type="float" office:value="1613.7">
                <text:p>1613.7</text:p>
              </table:table-cell>
            </table:table-row>
            <table:table-row>
              <table:table-cell office:value-type="string">
                <text:p>1221384660</text:p>
              </table:table-cell>
              <table:table-cell office:value-type="float" office:value="1722.5">
                <text:p>1722.5</text:p>
              </table:table-cell>
            </table:table-row>
            <table:table-row>
              <table:table-cell office:value-type="string">
                <text:p>1221387180</text:p>
              </table:table-cell>
              <table:table-cell office:value-type="float" office:value="957.3">
                <text:p>957.3</text:p>
              </table:table-cell>
            </table:table-row>
            <table:table-row>
              <table:table-cell office:value-type="string">
                <text:p>1221391260</text:p>
              </table:table-cell>
              <table:table-cell office:value-type="float" office:value="1584.5">
                <text:p>1584.5</text:p>
              </table:table-cell>
            </table:table-row>
            <table:table-row>
              <table:table-cell office:value-type="string">
                <text:p>1221396000</text:p>
              </table:table-cell>
              <table:table-cell office:value-type="float" office:value="1635.4">
                <text:p>1635.4</text:p>
              </table:table-cell>
            </table:table-row>
            <table:table-row>
              <table:table-cell office:value-type="string">
                <text:p>1221398400</text:p>
              </table:table-cell>
              <table:table-cell office:value-type="float" office:value="1759.9">
                <text:p>1759.9</text:p>
              </table:table-cell>
            </table:table-row>
            <table:table-row>
              <table:table-cell office:value-type="string">
                <text:p>1221399840</text:p>
              </table:table-cell>
              <table:table-cell office:value-type="float" office:value="1401.7">
                <text:p>1401.7</text:p>
              </table:table-cell>
            </table:table-row>
            <table:table-row>
              <table:table-cell office:value-type="string">
                <text:p>1221405000</text:p>
              </table:table-cell>
              <table:table-cell office:value-type="float" office:value="1713.1">
                <text:p>1713.1</text:p>
              </table:table-cell>
            </table:table-row>
            <table:table-row>
              <table:table-cell office:value-type="string">
                <text:p>1221406980</text:p>
              </table:table-cell>
              <table:table-cell office:value-type="float" office:value="1383.3">
                <text:p>1383.3</text:p>
              </table:table-cell>
            </table:table-row>
            <table:table-row>
              <table:table-cell office:value-type="string">
                <text:p>1221465720</text:p>
              </table:table-cell>
              <table:table-cell office:value-type="float" office:value="1728.1">
                <text:p>1728.1</text:p>
              </table:table-cell>
            </table:table-row>
            <table:table-row>
              <table:table-cell office:value-type="string">
                <text:p>1221468000</text:p>
              </table:table-cell>
              <table:table-cell office:value-type="float" office:value="1348.3">
                <text:p>1348.3</text:p>
              </table:table-cell>
            </table:table-row>
            <table:table-row>
              <table:table-cell office:value-type="string">
                <text:p>1221470280</text:p>
              </table:table-cell>
              <table:table-cell office:value-type="float" office:value="1510.4">
                <text:p>1510.4</text:p>
              </table:table-cell>
            </table:table-row>
            <table:table-row>
              <table:table-cell office:value-type="string">
                <text:p>1221486000</text:p>
              </table:table-cell>
              <table:table-cell office:value-type="float" office:value="1362.6">
                <text:p>1362.6</text:p>
              </table:table-cell>
            </table:table-row>
            <table:table-row>
              <table:table-cell office:value-type="string">
                <text:p>1221487320</text:p>
              </table:table-cell>
              <table:table-cell office:value-type="float" office:value="1302.5">
                <text:p>1302.5</text:p>
              </table:table-cell>
            </table:table-row>
            <table:table-row>
              <table:table-cell office:value-type="string">
                <text:p>1221490020</text:p>
              </table:table-cell>
              <table:table-cell office:value-type="float" office:value="1418.3">
                <text:p>1418.3</text:p>
              </table:table-cell>
            </table:table-row>
            <table:table-row>
              <table:table-cell office:value-type="string">
                <text:p>1221490980</text:p>
              </table:table-cell>
              <table:table-cell office:value-type="float" office:value="1061.3">
                <text:p>1061.3</text:p>
              </table:table-cell>
            </table:table-row>
            <table:table-row>
              <table:table-cell office:value-type="string">
                <text:p>1221492420</text:p>
              </table:table-cell>
              <table:table-cell office:value-type="float" office:value="1676.2">
                <text:p>1676.2</text:p>
              </table:table-cell>
            </table:table-row>
            <table:table-row>
              <table:table-cell office:value-type="string">
                <text:p>1221494460</text:p>
              </table:table-cell>
              <table:table-cell office:value-type="float" office:value="1683.2">
                <text:p>1683.2</text:p>
              </table:table-cell>
            </table:table-row>
            <table:table-row>
              <table:table-cell office:value-type="string">
                <text:p>1221497940</text:p>
              </table:table-cell>
              <table:table-cell office:value-type="float" office:value="1741.3">
                <text:p>1741.3</text:p>
              </table:table-cell>
            </table:table-row>
            <table:table-row>
              <table:table-cell office:value-type="string">
                <text:p>1221499200</text:p>
              </table:table-cell>
              <table:table-cell office:value-type="float" office:value="1776.5">
                <text:p>1776.5</text:p>
              </table:table-cell>
            </table:table-row>
            <table:table-row>
              <table:table-cell office:value-type="string">
                <text:p>1221548460</text:p>
              </table:table-cell>
              <table:table-cell office:value-type="float" office:value="1829.2">
                <text:p>1829.2</text:p>
              </table:table-cell>
            </table:table-row>
            <table:table-row>
              <table:table-cell office:value-type="string">
                <text:p>1221567660</text:p>
              </table:table-cell>
              <table:table-cell office:value-type="float" office:value="1950.6">
                <text:p>1950.6</text:p>
              </table:table-cell>
            </table:table-row>
            <table:table-row>
              <table:table-cell office:value-type="string">
                <text:p>1221569880</text:p>
              </table:table-cell>
              <table:table-cell office:value-type="float" office:value="1388.4">
                <text:p>1388.4</text:p>
              </table:table-cell>
            </table:table-row>
            <table:table-row>
              <table:table-cell office:value-type="string">
                <text:p>1221570840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21571440</text:p>
              </table:table-cell>
              <table:table-cell office:value-type="float" office:value="1298.7">
                <text:p>1298.7</text:p>
              </table:table-cell>
            </table:table-row>
            <table:table-row>
              <table:table-cell office:value-type="string">
                <text:p>1221571860</text:p>
              </table:table-cell>
              <table:table-cell office:value-type="float" office:value="1709.5">
                <text:p>1709.5</text:p>
              </table:table-cell>
            </table:table-row>
            <table:table-row>
              <table:table-cell office:value-type="string">
                <text:p>1221573240</text:p>
              </table:table-cell>
              <table:table-cell office:value-type="float" office:value="1171.7">
                <text:p>1171.7</text:p>
              </table:table-cell>
            </table:table-row>
            <table:table-row>
              <table:table-cell office:value-type="string">
                <text:p>1221573840</text:p>
              </table:table-cell>
              <table:table-cell office:value-type="float" office:value="1081.3">
                <text:p>1081.3</text:p>
              </table:table-cell>
            </table:table-row>
            <table:table-row>
              <table:table-cell office:value-type="string">
                <text:p>1221575820</text:p>
              </table:table-cell>
              <table:table-cell office:value-type="float" office:value="1655.3">
                <text:p>1655.3</text:p>
              </table:table-cell>
            </table:table-row>
            <table:table-row>
              <table:table-cell office:value-type="string">
                <text:p>1221577800</text:p>
              </table:table-cell>
              <table:table-cell office:value-type="float" office:value="1709.3">
                <text:p>1709.3</text:p>
              </table:table-cell>
            </table:table-row>
            <table:table-row>
              <table:table-cell office:value-type="string">
                <text:p>1221578400</text:p>
              </table:table-cell>
              <table:table-cell office:value-type="float" office:value="474.2">
                <text:p>474.2</text:p>
              </table:table-cell>
            </table:table-row>
            <table:table-row>
              <table:table-cell office:value-type="string">
                <text:p>1221580020</text:p>
              </table:table-cell>
              <table:table-cell office:value-type="float" office:value="1611.6">
                <text:p>1611.6</text:p>
              </table:table-cell>
            </table:table-row>
            <table:table-row>
              <table:table-cell office:value-type="string">
                <text:p>1221581220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221581700</text:p>
              </table:table-cell>
              <table:table-cell office:value-type="float" office:value="1665.1">
                <text:p>1665.1</text:p>
              </table:table-cell>
            </table:table-row>
            <table:table-row>
              <table:table-cell office:value-type="string">
                <text:p>122158524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221586020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221587580</text:p>
              </table:table-cell>
              <table:table-cell office:value-type="float" office:value="1452.9">
                <text:p>1452.9</text:p>
              </table:table-cell>
            </table:table-row>
            <table:table-row>
              <table:table-cell office:value-type="string">
                <text:p>1221588420</text:p>
              </table:table-cell>
              <table:table-cell office:value-type="float" office:value="1449.7">
                <text:p>1449.7</text:p>
              </table:table-cell>
            </table:table-row>
            <table:table-row>
              <table:table-cell office:value-type="string">
                <text:p>1221589020</text:p>
              </table:table-cell>
              <table:table-cell office:value-type="float" office:value="1802.2">
                <text:p>1802.2</text:p>
              </table:table-cell>
            </table:table-row>
            <table:table-row>
              <table:table-cell office:value-type="string">
                <text:p>1221589740</text:p>
              </table:table-cell>
              <table:table-cell office:value-type="float" office:value="1866.7">
                <text:p>1866.7</text:p>
              </table:table-cell>
            </table:table-row>
            <table:table-row>
              <table:table-cell office:value-type="string">
                <text:p>1221639720</text:p>
              </table:table-cell>
              <table:table-cell office:value-type="float" office:value="1694.9">
                <text:p>1694.9</text:p>
              </table:table-cell>
            </table:table-row>
            <table:table-row>
              <table:table-cell office:value-type="string">
                <text:p>1221641160</text:p>
              </table:table-cell>
              <table:table-cell office:value-type="float" office:value="1850.1">
                <text:p>1850.1</text:p>
              </table:table-cell>
            </table:table-row>
            <table:table-row>
              <table:table-cell office:value-type="string">
                <text:p>1221645240</text:p>
              </table:table-cell>
              <table:table-cell office:value-type="float" office:value="1450.8">
                <text:p>1450.8</text:p>
              </table:table-cell>
            </table:table-row>
            <table:table-row>
              <table:table-cell office:value-type="string">
                <text:p>1221646500</text:p>
              </table:table-cell>
              <table:table-cell office:value-type="float" office:value="1621.3">
                <text:p>1621.3</text:p>
              </table:table-cell>
            </table:table-row>
            <table:table-row>
              <table:table-cell office:value-type="string">
                <text:p>1221651720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1221658740</text:p>
              </table:table-cell>
              <table:table-cell office:value-type="float" office:value="1695.3">
                <text:p>1695.3</text:p>
              </table:table-cell>
            </table:table-row>
            <table:table-row>
              <table:table-cell office:value-type="string">
                <text:p>1221660360</text:p>
              </table:table-cell>
              <table:table-cell office:value-type="float" office:value="1355.3">
                <text:p>1355.3</text:p>
              </table:table-cell>
            </table:table-row>
            <table:table-row>
              <table:table-cell office:value-type="string">
                <text:p>122166870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221669900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122167164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221716220</text:p>
              </table:table-cell>
              <table:table-cell office:value-type="float" office:value="1753.1">
                <text:p>1753.1</text:p>
              </table:table-cell>
            </table:table-row>
            <table:table-row>
              <table:table-cell office:value-type="string">
                <text:p>1221717180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221721260</text:p>
              </table:table-cell>
              <table:table-cell office:value-type="float" office:value="1390.6">
                <text:p>1390.6</text:p>
              </table:table-cell>
            </table:table-row>
            <table:table-row>
              <table:table-cell office:value-type="string">
                <text:p>12217223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2217237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string">
                <text:p>122174220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221742920</text:p>
              </table:table-cell>
              <table:table-cell office:value-type="float" office:value="1675.4">
                <text:p>1675.4</text:p>
              </table:table-cell>
            </table:table-row>
            <table:table-row>
              <table:table-cell office:value-type="string">
                <text:p>1221744420</text:p>
              </table:table-cell>
              <table:table-cell office:value-type="float" office:value="1731.3">
                <text:p>1731.3</text:p>
              </table:table-cell>
            </table:table-row>
            <table:table-row>
              <table:table-cell office:value-type="string">
                <text:p>1221746460</text:p>
              </table:table-cell>
              <table:table-cell office:value-type="float" office:value="1594.9">
                <text:p>1594.9</text:p>
              </table:table-cell>
            </table:table-row>
            <table:table-row>
              <table:table-cell office:value-type="string">
                <text:p>122174748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221748440</text:p>
              </table:table-cell>
              <table:table-cell office:value-type="float" office:value="1656.3">
                <text:p>1656.3</text:p>
              </table:table-cell>
            </table:table-row>
            <table:table-row>
              <table:table-cell office:value-type="string">
                <text:p>1221750360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221807600</text:p>
              </table:table-cell>
              <table:table-cell office:value-type="float" office:value="1496.8">
                <text:p>1496.8</text:p>
              </table:table-cell>
            </table:table-row>
            <table:table-row>
              <table:table-cell office:value-type="string">
                <text:p>1221808440</text:p>
              </table:table-cell>
              <table:table-cell office:value-type="float" office:value="1563.2">
                <text:p>1563.2</text:p>
              </table:table-cell>
            </table:table-row>
            <table:table-row>
              <table:table-cell office:value-type="string">
                <text:p>1221809040</text:p>
              </table:table-cell>
              <table:table-cell office:value-type="float" office:value="1564.2">
                <text:p>1564.2</text:p>
              </table:table-cell>
            </table:table-row>
            <table:table-row>
              <table:table-cell office:value-type="string">
                <text:p>122180952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21813660</text:p>
              </table:table-cell>
              <table:table-cell office:value-type="float" office:value="1705.6">
                <text:p>1705.6</text:p>
              </table:table-cell>
            </table:table-row>
            <table:table-row>
              <table:table-cell office:value-type="string">
                <text:p>1221815760</text:p>
              </table:table-cell>
              <table:table-cell office:value-type="float" office:value="1882.8">
                <text:p>1882.8</text:p>
              </table:table-cell>
            </table:table-row>
            <table:table-row>
              <table:table-cell office:value-type="string">
                <text:p>1221833880</text:p>
              </table:table-cell>
              <table:table-cell office:value-type="float" office:value="1650.9">
                <text:p>1650.9</text:p>
              </table:table-cell>
            </table:table-row>
            <table:table-row>
              <table:table-cell office:value-type="string">
                <text:p>1221834600</text:p>
              </table:table-cell>
              <table:table-cell office:value-type="float" office:value="-93.6">
                <text:p>-93.6</text:p>
              </table:table-cell>
            </table:table-row>
            <table:table-row>
              <table:table-cell office:value-type="string">
                <text:p>1221836520</text:p>
              </table:table-cell>
              <table:table-cell office:value-type="float" office:value="1656.7">
                <text:p>1656.7</text:p>
              </table:table-cell>
            </table:table-row>
            <table:table-row>
              <table:table-cell office:value-type="string">
                <text:p>1221838200</text:p>
              </table:table-cell>
              <table:table-cell office:value-type="float" office:value="1391.8">
                <text:p>1391.8</text:p>
              </table:table-cell>
            </table:table-row>
            <table:table-row>
              <table:table-cell office:value-type="string">
                <text:p>1221839400</text:p>
              </table:table-cell>
              <table:table-cell office:value-type="float" office:value="1712.9">
                <text:p>1712.9</text:p>
              </table:table-cell>
            </table:table-row>
            <table:table-row>
              <table:table-cell office:value-type="string">
                <text:p>1221840060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string">
                <text:p>1221841500</text:p>
              </table:table-cell>
              <table:table-cell office:value-type="float" office:value="1449.4">
                <text:p>1449.4</text:p>
              </table:table-cell>
            </table:table-row>
            <table:table-row>
              <table:table-cell office:value-type="string">
                <text:p>1221842220</text:p>
              </table:table-cell>
              <table:table-cell office:value-type="float" office:value="896.4">
                <text:p>896.4</text:p>
              </table:table-cell>
            </table:table-row>
            <table:table-row>
              <table:table-cell office:value-type="string">
                <text:p>1221892740</text:p>
              </table:table-cell>
              <table:table-cell office:value-type="float" office:value="1239.2">
                <text:p>1239.2</text:p>
              </table:table-cell>
            </table:table-row>
            <table:table-row>
              <table:table-cell office:value-type="string">
                <text:p>1221915900</text:p>
              </table:table-cell>
              <table:table-cell office:value-type="float" office:value="1541.8">
                <text:p>1541.8</text:p>
              </table:table-cell>
            </table:table-row>
            <table:table-row>
              <table:table-cell office:value-type="string">
                <text:p>1221917340</text:p>
              </table:table-cell>
              <table:table-cell office:value-type="float" office:value="1377.5">
                <text:p>1377.5</text:p>
              </table:table-cell>
            </table:table-row>
            <table:table-row>
              <table:table-cell office:value-type="string">
                <text:p>1221919080</text:p>
              </table:table-cell>
              <table:table-cell office:value-type="float" office:value="1627.4">
                <text:p>1627.4</text:p>
              </table:table-cell>
            </table:table-row>
            <table:table-row>
              <table:table-cell office:value-type="string">
                <text:p>1221921240</text:p>
              </table:table-cell>
              <table:table-cell office:value-type="float" office:value="1810.5">
                <text:p>1810.5</text:p>
              </table:table-cell>
            </table:table-row>
            <table:table-row>
              <table:table-cell office:value-type="string">
                <text:p>1221923520</text:p>
              </table:table-cell>
              <table:table-cell office:value-type="float" office:value="1270.3">
                <text:p>1270.3</text:p>
              </table:table-cell>
            </table:table-row>
            <table:table-row>
              <table:table-cell office:value-type="string">
                <text:p>1221928920</text:p>
              </table:table-cell>
              <table:table-cell office:value-type="float" office:value="1632.2">
                <text:p>1632.2</text:p>
              </table:table-cell>
            </table:table-row>
            <table:table-row>
              <table:table-cell office:value-type="string">
                <text:p>1221930600</text:p>
              </table:table-cell>
              <table:table-cell office:value-type="float" office:value="1550.7">
                <text:p>1550.7</text:p>
              </table:table-cell>
            </table:table-row>
            <table:table-row>
              <table:table-cell office:value-type="string">
                <text:p>1221932100</text:p>
              </table:table-cell>
              <table:table-cell office:value-type="float" office:value="1447.7">
                <text:p>1447.7</text:p>
              </table:table-cell>
            </table:table-row>
            <table:table-row>
              <table:table-cell office:value-type="string">
                <text:p>1221935100</text:p>
              </table:table-cell>
              <table:table-cell office:value-type="float" office:value="1431.5">
                <text:p>1431.5</text:p>
              </table:table-cell>
            </table:table-row>
            <table:table-row>
              <table:table-cell office:value-type="string">
                <text:p>1221937860</text:p>
              </table:table-cell>
              <table:table-cell office:value-type="float" office:value="1629.3">
                <text:p>1629.3</text:p>
              </table:table-cell>
            </table:table-row>
            <table:table-row>
              <table:table-cell office:value-type="string">
                <text:p>1221938280</text:p>
              </table:table-cell>
              <table:table-cell office:value-type="float" office:value="1035.9">
                <text:p>1035.9</text:p>
              </table:table-cell>
            </table:table-row>
            <table:table-row>
              <table:table-cell office:value-type="string">
                <text:p>1221938760</text:p>
              </table:table-cell>
              <table:table-cell office:value-type="float" office:value="1827.6">
                <text:p>1827.6</text:p>
              </table:table-cell>
            </table:table-row>
            <table:table-row>
              <table:table-cell office:value-type="string">
                <text:p>1221940980</text:p>
              </table:table-cell>
              <table:table-cell office:value-type="float" office:value="1721.1">
                <text:p>1721.1</text:p>
              </table:table-cell>
            </table:table-row>
            <table:table-row>
              <table:table-cell office:value-type="string">
                <text:p>1221943860</text:p>
              </table:table-cell>
              <table:table-cell office:value-type="float" office:value="1602.9">
                <text:p>1602.9</text:p>
              </table:table-cell>
            </table:table-row>
            <table:table-row>
              <table:table-cell office:value-type="string">
                <text:p>1221987480</text:p>
              </table:table-cell>
              <table:table-cell office:value-type="float" office:value="1654.4">
                <text:p>1654.4</text:p>
              </table:table-cell>
            </table:table-row>
            <table:table-row>
              <table:table-cell office:value-type="string">
                <text:p>122198868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1221990720</text:p>
              </table:table-cell>
              <table:table-cell office:value-type="float" office:value="1864.4">
                <text:p>1864.4</text:p>
              </table:table-cell>
            </table:table-row>
            <table:table-row>
              <table:table-cell office:value-type="string">
                <text:p>122199300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222075920</text:p>
              </table:table-cell>
              <table:table-cell office:value-type="float" office:value="1427.3">
                <text:p>1427.3</text:p>
              </table:table-cell>
            </table:table-row>
            <table:table-row>
              <table:table-cell office:value-type="string">
                <text:p>1222083600</text:p>
              </table:table-cell>
              <table:table-cell office:value-type="float" office:value="1083.4">
                <text:p>1083.4</text:p>
              </table:table-cell>
            </table:table-row>
            <table:table-row>
              <table:table-cell office:value-type="string">
                <text:p>1222085220</text:p>
              </table:table-cell>
              <table:table-cell office:value-type="float" office:value="1570.7">
                <text:p>1570.7</text:p>
              </table:table-cell>
            </table:table-row>
            <table:table-row>
              <table:table-cell office:value-type="string">
                <text:p>1222087440</text:p>
              </table:table-cell>
              <table:table-cell office:value-type="float" office:value="1501.8">
                <text:p>1501.8</text:p>
              </table:table-cell>
            </table:table-row>
            <table:table-row>
              <table:table-cell office:value-type="string">
                <text:p>1222101480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222160220</text:p>
              </table:table-cell>
              <table:table-cell office:value-type="float" office:value="1098.1">
                <text:p>1098.1</text:p>
              </table:table-cell>
            </table:table-row>
            <table:table-row>
              <table:table-cell office:value-type="string">
                <text:p>1222181040</text:p>
              </table:table-cell>
              <table:table-cell office:value-type="float" office:value="1658.9">
                <text:p>1658.9</text:p>
              </table:table-cell>
            </table:table-row>
            <table:table-row>
              <table:table-cell office:value-type="string">
                <text:p>1222182300</text:p>
              </table:table-cell>
              <table:table-cell office:value-type="float" office:value="1747.7">
                <text:p>1747.7</text:p>
              </table:table-cell>
            </table:table-row>
            <table:table-row>
              <table:table-cell office:value-type="string">
                <text:p>1222183200</text:p>
              </table:table-cell>
              <table:table-cell office:value-type="float" office:value="1689.7">
                <text:p>1689.7</text:p>
              </table:table-cell>
            </table:table-row>
            <table:table-row>
              <table:table-cell office:value-type="string">
                <text:p>122218380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222186080</text:p>
              </table:table-cell>
              <table:table-cell office:value-type="float" office:value="1485.7">
                <text:p>1485.7</text:p>
              </table:table-cell>
            </table:table-row>
            <table:table-row>
              <table:table-cell office:value-type="string">
                <text:p>1222187160</text:p>
              </table:table-cell>
              <table:table-cell office:value-type="float" office:value="1098.8">
                <text:p>1098.8</text:p>
              </table:table-cell>
            </table:table-row>
            <table:table-row>
              <table:table-cell office:value-type="string">
                <text:p>1222187880</text:p>
              </table:table-cell>
              <table:table-cell office:value-type="float" office:value="1311.7">
                <text:p>1311.7</text:p>
              </table:table-cell>
            </table:table-row>
            <table:table-row>
              <table:table-cell office:value-type="string">
                <text:p>1222190340</text:p>
              </table:table-cell>
              <table:table-cell office:value-type="float" office:value="1380.1">
                <text:p>1380.1</text:p>
              </table:table-cell>
            </table:table-row>
            <table:table-row>
              <table:table-cell office:value-type="string">
                <text:p>1222242720</text:p>
              </table:table-cell>
              <table:table-cell office:value-type="float" office:value="1547.8">
                <text:p>1547.8</text:p>
              </table:table-cell>
            </table:table-row>
            <table:table-row>
              <table:table-cell office:value-type="string">
                <text:p>1222243680</text:p>
              </table:table-cell>
              <table:table-cell office:value-type="float" office:value="1567.1">
                <text:p>1567.1</text:p>
              </table:table-cell>
            </table:table-row>
            <table:table-row>
              <table:table-cell office:value-type="string">
                <text:p>1222244640</text:p>
              </table:table-cell>
              <table:table-cell office:value-type="float" office:value="1632.3">
                <text:p>1632.3</text:p>
              </table:table-cell>
            </table:table-row>
            <table:table-row>
              <table:table-cell office:value-type="string">
                <text:p>1222247880</text:p>
              </table:table-cell>
              <table:table-cell office:value-type="float" office:value="1395.2">
                <text:p>1395.2</text:p>
              </table:table-cell>
            </table:table-row>
            <table:table-row>
              <table:table-cell office:value-type="string">
                <text:p>1222271640</text:p>
              </table:table-cell>
              <table:table-cell office:value-type="float" office:value="1579.2">
                <text:p>1579.2</text:p>
              </table:table-cell>
            </table:table-row>
            <table:table-row>
              <table:table-cell office:value-type="string">
                <text:p>1222273440</text:p>
              </table:table-cell>
              <table:table-cell office:value-type="float" office:value="1211.3">
                <text:p>1211.3</text:p>
              </table:table-cell>
            </table:table-row>
            <table:table-row>
              <table:table-cell office:value-type="string">
                <text:p>1222324860</text:p>
              </table:table-cell>
              <table:table-cell office:value-type="float" office:value="1293.2">
                <text:p>1293.2</text:p>
              </table:table-cell>
            </table:table-row>
            <table:table-row>
              <table:table-cell office:value-type="string">
                <text:p>1222330260</text:p>
              </table:table-cell>
              <table:table-cell office:value-type="float" office:value="1394.6">
                <text:p>1394.6</text:p>
              </table:table-cell>
            </table:table-row>
            <table:table-row>
              <table:table-cell office:value-type="string">
                <text:p>1222336560</text:p>
              </table:table-cell>
              <table:table-cell office:value-type="float" office:value="1838.9">
                <text:p>1838.9</text:p>
              </table:table-cell>
            </table:table-row>
            <table:table-row>
              <table:table-cell office:value-type="string">
                <text:p>1222337880</text:p>
              </table:table-cell>
              <table:table-cell office:value-type="float" office:value="1730.4">
                <text:p>1730.4</text:p>
              </table:table-cell>
            </table:table-row>
            <table:table-row>
              <table:table-cell office:value-type="string">
                <text:p>1223032080</text:p>
              </table:table-cell>
              <table:table-cell office:value-type="float" office:value="1637.5">
                <text:p>1637.5</text:p>
              </table:table-cell>
            </table:table-row>
            <table:table-row>
              <table:table-cell office:value-type="string">
                <text:p>1223108040</text:p>
              </table:table-cell>
              <table:table-cell office:value-type="float" office:value="1640.8">
                <text:p>1640.8</text:p>
              </table:table-cell>
            </table:table-row>
            <table:table-row>
              <table:table-cell office:value-type="string">
                <text:p>1223110680</text:p>
              </table:table-cell>
              <table:table-cell office:value-type="float" office:value="1790.7">
                <text:p>1790.7</text:p>
              </table:table-cell>
            </table:table-row>
            <table:table-row>
              <table:table-cell office:value-type="string">
                <text:p>12231123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223114940</text:p>
              </table:table-cell>
              <table:table-cell office:value-type="float" office:value="1683.7">
                <text:p>1683.7</text:p>
              </table:table-cell>
            </table:table-row>
            <table:table-row>
              <table:table-cell office:value-type="string">
                <text:p>1223127000</text:p>
              </table:table-cell>
              <table:table-cell office:value-type="float" office:value="1659.9">
                <text:p>1659.9</text:p>
              </table:table-cell>
            </table:table-row>
            <table:table-row>
              <table:table-cell office:value-type="string">
                <text:p>1223129100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223130300</text:p>
              </table:table-cell>
              <table:table-cell office:value-type="float" office:value="1416.6">
                <text:p>1416.6</text:p>
              </table:table-cell>
            </table:table-row>
            <table:table-row>
              <table:table-cell office:value-type="string">
                <text:p>1223136360</text:p>
              </table:table-cell>
              <table:table-cell office:value-type="float" office:value="1624.4">
                <text:p>1624.4</text:p>
              </table:table-cell>
            </table:table-row>
            <table:table-row>
              <table:table-cell office:value-type="string">
                <text:p>1223303280</text:p>
              </table:table-cell>
              <table:table-cell office:value-type="float" office:value="1588.5">
                <text:p>1588.5</text:p>
              </table:table-cell>
            </table:table-row>
            <table:table-row>
              <table:table-cell office:value-type="string">
                <text:p>122330460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1223306700</text:p>
              </table:table-cell>
              <table:table-cell office:value-type="float" office:value="1881.3">
                <text:p>1881.3</text:p>
              </table:table-cell>
            </table:table-row>
            <table:table-row>
              <table:table-cell office:value-type="string">
                <text:p>1223307240</text:p>
              </table:table-cell>
              <table:table-cell office:value-type="float" office:value="1448.2">
                <text:p>1448.2</text:p>
              </table:table-cell>
            </table:table-row>
            <table:table-row>
              <table:table-cell office:value-type="string">
                <text:p>1223311500</text:p>
              </table:table-cell>
              <table:table-cell office:value-type="float" office:value="1689.8">
                <text:p>1689.8</text:p>
              </table:table-cell>
            </table:table-row>
            <table:table-row>
              <table:table-cell office:value-type="string">
                <text:p>1223373300</text:p>
              </table:table-cell>
              <table:table-cell office:value-type="float" office:value="1616.6">
                <text:p>1616.6</text:p>
              </table:table-cell>
            </table:table-row>
            <table:table-row>
              <table:table-cell office:value-type="string">
                <text:p>1223375460</text:p>
              </table:table-cell>
              <table:table-cell office:value-type="float" office:value="1445.6">
                <text:p>1445.6</text:p>
              </table:table-cell>
            </table:table-row>
            <table:table-row>
              <table:table-cell office:value-type="string">
                <text:p>1223376600</text:p>
              </table:table-cell>
              <table:table-cell office:value-type="float" office:value="1804.4">
                <text:p>1804.4</text:p>
              </table:table-cell>
            </table:table-row>
            <table:table-row>
              <table:table-cell office:value-type="string">
                <text:p>1223379180</text:p>
              </table:table-cell>
              <table:table-cell office:value-type="float" office:value="1608.2">
                <text:p>1608.2</text:p>
              </table:table-cell>
            </table:table-row>
            <table:table-row>
              <table:table-cell office:value-type="string">
                <text:p>1223384520</text:p>
              </table:table-cell>
              <table:table-cell office:value-type="float" office:value="1817.6">
                <text:p>1817.6</text:p>
              </table:table-cell>
            </table:table-row>
            <table:table-row>
              <table:table-cell office:value-type="string">
                <text:p>1223386380</text:p>
              </table:table-cell>
              <table:table-cell office:value-type="float" office:value="1474.1">
                <text:p>1474.1</text:p>
              </table:table-cell>
            </table:table-row>
            <table:table-row>
              <table:table-cell office:value-type="string">
                <text:p>1223387760</text:p>
              </table:table-cell>
              <table:table-cell office:value-type="float" office:value="1684.9">
                <text:p>1684.9</text:p>
              </table:table-cell>
            </table:table-row>
            <table:table-row>
              <table:table-cell office:value-type="string">
                <text:p>1223388540</text:p>
              </table:table-cell>
              <table:table-cell office:value-type="float" office:value="1818.4">
                <text:p>1818.4</text:p>
              </table:table-cell>
            </table:table-row>
            <table:table-row>
              <table:table-cell office:value-type="string">
                <text:p>1223391300</text:p>
              </table:table-cell>
              <table:table-cell office:value-type="float" office:value="1748.8">
                <text:p>1748.8</text:p>
              </table:table-cell>
            </table:table-row>
            <table:table-row>
              <table:table-cell office:value-type="string">
                <text:p>122339676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1223398020</text:p>
              </table:table-cell>
              <table:table-cell office:value-type="float" office:value="1841.7">
                <text:p>1841.7</text:p>
              </table:table-cell>
            </table:table-row>
            <table:table-row>
              <table:table-cell office:value-type="string">
                <text:p>1223404140</text:p>
              </table:table-cell>
              <table:table-cell office:value-type="float" office:value="1646.9">
                <text:p>1646.9</text:p>
              </table:table-cell>
            </table:table-row>
            <table:table-row>
              <table:table-cell office:value-type="string">
                <text:p>1223407380</text:p>
              </table:table-cell>
              <table:table-cell office:value-type="float" office:value="1493.2">
                <text:p>1493.2</text:p>
              </table:table-cell>
            </table:table-row>
            <table:table-row>
              <table:table-cell office:value-type="string">
                <text:p>1223646120</text:p>
              </table:table-cell>
              <table:table-cell office:value-type="float" office:value="1635.9">
                <text:p>1635.9</text:p>
              </table:table-cell>
            </table:table-row>
            <table:table-row>
              <table:table-cell office:value-type="string">
                <text:p>1223648880</text:p>
              </table:table-cell>
              <table:table-cell office:value-type="float" office:value="1334.4">
                <text:p>1334.4</text:p>
              </table:table-cell>
            </table:table-row>
            <table:table-row>
              <table:table-cell office:value-type="string">
                <text:p>1223649600</text:p>
              </table:table-cell>
              <table:table-cell office:value-type="float" office:value="1479.4">
                <text:p>1479.4</text:p>
              </table:table-cell>
            </table:table-row>
            <table:table-row>
              <table:table-cell office:value-type="string">
                <text:p>1223653440</text:p>
              </table:table-cell>
              <table:table-cell office:value-type="float" office:value="1552.9">
                <text:p>1552.9</text:p>
              </table:table-cell>
            </table:table-row>
            <table:table-row>
              <table:table-cell office:value-type="string">
                <text:p>1223831640</text:p>
              </table:table-cell>
              <table:table-cell office:value-type="float" office:value="1759.5">
                <text:p>1759.5</text:p>
              </table:table-cell>
            </table:table-row>
            <table:table-row>
              <table:table-cell office:value-type="string">
                <text:p>1223914620</text:p>
              </table:table-cell>
              <table:table-cell office:value-type="float" office:value="1697.1">
                <text:p>1697.1</text:p>
              </table:table-cell>
            </table:table-row>
            <table:table-row>
              <table:table-cell office:value-type="string">
                <text:p>1223915820</text:p>
              </table:table-cell>
              <table:table-cell office:value-type="float" office:value="1427.1">
                <text:p>1427.1</text:p>
              </table:table-cell>
            </table:table-row>
            <table:table-row>
              <table:table-cell office:value-type="string">
                <text:p>1223916780</text:p>
              </table:table-cell>
              <table:table-cell office:value-type="float" office:value="1160.1">
                <text:p>1160.1</text:p>
              </table:table-cell>
            </table:table-row>
            <table:table-row>
              <table:table-cell office:value-type="string">
                <text:p>1223917800</text:p>
              </table:table-cell>
              <table:table-cell office:value-type="float" office:value="1321.8">
                <text:p>1321.8</text:p>
              </table:table-cell>
            </table:table-row>
            <table:table-row>
              <table:table-cell office:value-type="string">
                <text:p>1223918820</text:p>
              </table:table-cell>
              <table:table-cell office:value-type="float" office:value="1068.4">
                <text:p>1068.4</text:p>
              </table:table-cell>
            </table:table-row>
            <table:table-row>
              <table:table-cell office:value-type="string">
                <text:p>1223920380</text:p>
              </table:table-cell>
              <table:table-cell office:value-type="float" office:value="1548.7">
                <text:p>1548.7</text:p>
              </table:table-cell>
            </table:table-row>
            <table:table-row>
              <table:table-cell office:value-type="string">
                <text:p>1224320280</text:p>
              </table:table-cell>
              <table:table-cell office:value-type="float" office:value="979.2">
                <text:p>979.2</text:p>
              </table:table-cell>
            </table:table-row>
            <table:table-row>
              <table:table-cell office:value-type="string">
                <text:p>1224322200</text:p>
              </table:table-cell>
              <table:table-cell office:value-type="float" office:value="1718.4">
                <text:p>1718.4</text:p>
              </table:table-cell>
            </table:table-row>
            <table:table-row>
              <table:table-cell office:value-type="string">
                <text:p>1224322860</text:p>
              </table:table-cell>
              <table:table-cell office:value-type="float" office:value="1543.9">
                <text:p>1543.9</text:p>
              </table:table-cell>
            </table:table-row>
            <table:table-row>
              <table:table-cell office:value-type="string">
                <text:p>1224325200</text:p>
              </table:table-cell>
              <table:table-cell office:value-type="float" office:value="1141.7">
                <text:p>1141.7</text:p>
              </table:table-cell>
            </table:table-row>
            <table:table-row>
              <table:table-cell office:value-type="string">
                <text:p>1224345840</text:p>
              </table:table-cell>
              <table:table-cell office:value-type="float" office:value="1804.9">
                <text:p>1804.9</text:p>
              </table:table-cell>
            </table:table-row>
            <table:table-row>
              <table:table-cell office:value-type="string">
                <text:p>1224525240</text:p>
              </table:table-cell>
              <table:table-cell office:value-type="float" office:value="-950.9">
                <text:p>-950.9</text:p>
              </table:table-cell>
            </table:table-row>
            <table:table-row>
              <table:table-cell office:value-type="string">
                <text:p>1224527220</text:p>
              </table:table-cell>
              <table:table-cell office:value-type="float" office:value="1765.6">
                <text:p>1765.6</text:p>
              </table:table-cell>
            </table:table-row>
            <table:table-row>
              <table:table-cell office:value-type="string">
                <text:p>1224529140</text:p>
              </table:table-cell>
              <table:table-cell office:value-type="float" office:value="1665.8">
                <text:p>1665.8</text:p>
              </table:table-cell>
            </table:table-row>
            <table:table-row>
              <table:table-cell office:value-type="string">
                <text:p>1224530580</text:p>
              </table:table-cell>
              <table:table-cell office:value-type="float" office:value="1649.8">
                <text:p>1649.8</text:p>
              </table:table-cell>
            </table:table-row>
            <table:table-row>
              <table:table-cell office:value-type="string">
                <text:p>1224533760</text:p>
              </table:table-cell>
              <table:table-cell office:value-type="float" office:value="1453.3">
                <text:p>1453.3</text:p>
              </table:table-cell>
            </table:table-row>
            <table:table-row>
              <table:table-cell office:value-type="string">
                <text:p>122453724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224538500</text:p>
              </table:table-cell>
              <table:table-cell office:value-type="float" office:value="1460.2">
                <text:p>1460.2</text:p>
              </table:table-cell>
            </table:table-row>
            <table:table-row>
              <table:table-cell office:value-type="string">
                <text:p>122454342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24616140</text:p>
              </table:table-cell>
              <table:table-cell office:value-type="float" office:value="1556.4">
                <text:p>1556.4</text:p>
              </table:table-cell>
            </table:table-row>
            <table:table-row>
              <table:table-cell office:value-type="string">
                <text:p>1224703680</text:p>
              </table:table-cell>
              <table:table-cell office:value-type="float" office:value="1784.7">
                <text:p>1784.7</text:p>
              </table:table-cell>
            </table:table-row>
            <table:table-row>
              <table:table-cell office:value-type="string">
                <text:p>1224704640</text:p>
              </table:table-cell>
              <table:table-cell office:value-type="float" office:value="1650.4">
                <text:p>1650.4</text:p>
              </table:table-cell>
            </table:table-row>
            <table:table-row>
              <table:table-cell office:value-type="string">
                <text:p>1224707580</text:p>
              </table:table-cell>
              <table:table-cell office:value-type="float" office:value="1708.1">
                <text:p>1708.1</text:p>
              </table:table-cell>
            </table:table-row>
            <table:table-row>
              <table:table-cell office:value-type="string">
                <text:p>1224710160</text:p>
              </table:table-cell>
              <table:table-cell office:value-type="float" office:value="1318.4">
                <text:p>1318.4</text:p>
              </table:table-cell>
            </table:table-row>
            <table:table-row>
              <table:table-cell office:value-type="string">
                <text:p>1224785040</text:p>
              </table:table-cell>
              <table:table-cell office:value-type="float" office:value="1578.3">
                <text:p>1578.3</text:p>
              </table:table-cell>
            </table:table-row>
            <table:table-row>
              <table:table-cell office:value-type="string">
                <text:p>1224786780</text:p>
              </table:table-cell>
              <table:table-cell office:value-type="float" office:value="1783.8">
                <text:p>1783.8</text:p>
              </table:table-cell>
            </table:table-row>
            <table:table-row>
              <table:table-cell office:value-type="string">
                <text:p>1224789960</text:p>
              </table:table-cell>
              <table:table-cell office:value-type="float" office:value="1253.6">
                <text:p>1253.6</text:p>
              </table:table-cell>
            </table:table-row>
            <table:table-row>
              <table:table-cell office:value-type="string">
                <text:p>122479104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22479362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224794880</text:p>
              </table:table-cell>
              <table:table-cell office:value-type="float" office:value="1722.2">
                <text:p>1722.2</text:p>
              </table:table-cell>
            </table:table-row>
            <table:table-row>
              <table:table-cell office:value-type="string">
                <text:p>1224795660</text:p>
              </table:table-cell>
              <table:table-cell office:value-type="float" office:value="1361.2">
                <text:p>1361.2</text:p>
              </table:table-cell>
            </table:table-row>
            <table:table-row>
              <table:table-cell office:value-type="string">
                <text:p>1224796620</text:p>
              </table:table-cell>
              <table:table-cell office:value-type="float" office:value="1302.2">
                <text:p>1302.2</text:p>
              </table:table-cell>
            </table:table-row>
            <table:table-row>
              <table:table-cell office:value-type="string">
                <text:p>1224798900</text:p>
              </table:table-cell>
              <table:table-cell office:value-type="float" office:value="1464.8">
                <text:p>1464.8</text:p>
              </table:table-cell>
            </table:table-row>
            <table:table-row>
              <table:table-cell office:value-type="string">
                <text:p>1224800940</text:p>
              </table:table-cell>
              <table:table-cell office:value-type="float" office:value="1851.1">
                <text:p>1851.1</text:p>
              </table:table-cell>
            </table:table-row>
            <table:table-row>
              <table:table-cell office:value-type="string">
                <text:p>1224931800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string">
                <text:p>1224933960</text:p>
              </table:table-cell>
              <table:table-cell office:value-type="float" office:value="1644.5">
                <text:p>1644.5</text:p>
              </table:table-cell>
            </table:table-row>
            <table:table-row>
              <table:table-cell office:value-type="string">
                <text:p>1224943140</text:p>
              </table:table-cell>
              <table:table-cell office:value-type="float" office:value="1675.1">
                <text:p>1675.1</text:p>
              </table:table-cell>
            </table:table-row>
            <table:table-row>
              <table:table-cell office:value-type="string">
                <text:p>1224946320</text:p>
              </table:table-cell>
              <table:table-cell office:value-type="float" office:value="1719.8">
                <text:p>1719.8</text:p>
              </table:table-cell>
            </table:table-row>
            <table:table-row>
              <table:table-cell office:value-type="string">
                <text:p>1224948180</text:p>
              </table:table-cell>
              <table:table-cell office:value-type="float" office:value="1605.8">
                <text:p>1605.8</text:p>
              </table:table-cell>
            </table:table-row>
            <table:table-row>
              <table:table-cell office:value-type="string">
                <text:p>1224950220</text:p>
              </table:table-cell>
              <table:table-cell office:value-type="float" office:value="1650.7">
                <text:p>1650.7</text:p>
              </table:table-cell>
            </table:table-row>
            <table:table-row>
              <table:table-cell office:value-type="string">
                <text:p>1224952860</text:p>
              </table:table-cell>
              <table:table-cell office:value-type="float" office:value="1785.6">
                <text:p>1785.6</text:p>
              </table:table-cell>
            </table:table-row>
            <table:table-row>
              <table:table-cell office:value-type="string">
                <text:p>1225017060</text:p>
              </table:table-cell>
              <table:table-cell office:value-type="float" office:value="1653.2">
                <text:p>1653.2</text:p>
              </table:table-cell>
            </table:table-row>
            <table:table-row>
              <table:table-cell office:value-type="string">
                <text:p>1225017900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1225020660</text:p>
              </table:table-cell>
              <table:table-cell office:value-type="float" office:value="1557.6">
                <text:p>1557.6</text:p>
              </table:table-cell>
            </table:table-row>
            <table:table-row>
              <table:table-cell office:value-type="string">
                <text:p>1225129680</text:p>
              </table:table-cell>
              <table:table-cell office:value-type="float" office:value="660.1">
                <text:p>660.1</text:p>
              </table:table-cell>
            </table:table-row>
            <table:table-row>
              <table:table-cell office:value-type="string">
                <text:p>1225130700</text:p>
              </table:table-cell>
              <table:table-cell office:value-type="float" office:value="1631.6">
                <text:p>1631.6</text:p>
              </table:table-cell>
            </table:table-row>
            <table:table-row>
              <table:table-cell office:value-type="string">
                <text:p>1225217340</text:p>
              </table:table-cell>
              <table:table-cell office:value-type="float" office:value="1548.5">
                <text:p>1548.5</text:p>
              </table:table-cell>
            </table:table-row>
            <table:table-row>
              <table:table-cell office:value-type="string">
                <text:p>1225220700</text:p>
              </table:table-cell>
              <table:table-cell office:value-type="float" office:value="1684.7">
                <text:p>1684.7</text:p>
              </table:table-cell>
            </table:table-row>
            <table:table-row>
              <table:table-cell office:value-type="string">
                <text:p>1225224660</text:p>
              </table:table-cell>
              <table:table-cell office:value-type="float" office:value="1598.1">
                <text:p>1598.1</text:p>
              </table:table-cell>
            </table:table-row>
            <table:table-row>
              <table:table-cell office:value-type="string">
                <text:p>1225226880</text:p>
              </table:table-cell>
              <table:table-cell office:value-type="float" office:value="1659.7">
                <text:p>1659.7</text:p>
              </table:table-cell>
            </table:table-row>
            <table:table-row>
              <table:table-cell office:value-type="string">
                <text:p>1225229160</text:p>
              </table:table-cell>
              <table:table-cell office:value-type="float" office:value="1536.3">
                <text:p>1536.3</text:p>
              </table:table-cell>
            </table:table-row>
            <table:table-row>
              <table:table-cell office:value-type="string">
                <text:p>1225231320</text:p>
              </table:table-cell>
              <table:table-cell office:value-type="float" office:value="1571.9">
                <text:p>1571.9</text:p>
              </table:table-cell>
            </table:table-row>
            <table:table-row>
              <table:table-cell office:value-type="string">
                <text:p>1225308420</text:p>
              </table:table-cell>
              <table:table-cell office:value-type="float" office:value="1492.3">
                <text:p>1492.3</text:p>
              </table:table-cell>
            </table:table-row>
            <table:table-row>
              <table:table-cell office:value-type="string">
                <text:p>1225313640</text:p>
              </table:table-cell>
              <table:table-cell office:value-type="float" office:value="1558.2">
                <text:p>1558.2</text:p>
              </table:table-cell>
            </table:table-row>
            <table:table-row>
              <table:table-cell office:value-type="string">
                <text:p>1225314240</text:p>
              </table:table-cell>
              <table:table-cell office:value-type="float" office:value="1669.6">
                <text:p>1669.6</text:p>
              </table:table-cell>
            </table:table-row>
            <table:table-row>
              <table:table-cell office:value-type="string">
                <text:p>122531616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225468800</text:p>
              </table:table-cell>
              <table:table-cell office:value-type="float" office:value="1855.8">
                <text:p>1855.8</text:p>
              </table:table-cell>
            </table:table-row>
            <table:table-row>
              <table:table-cell office:value-type="string">
                <text:p>1225554720</text:p>
              </table:table-cell>
              <table:table-cell office:value-type="float" office:value="1655.2">
                <text:p>1655.2</text:p>
              </table:table-cell>
            </table:table-row>
            <table:table-row>
              <table:table-cell office:value-type="string">
                <text:p>1225557600</text:p>
              </table:table-cell>
              <table:table-cell office:value-type="float" office:value="1707.4">
                <text:p>1707.4</text:p>
              </table:table-cell>
            </table:table-row>
            <table:table-row>
              <table:table-cell office:value-type="string">
                <text:p>1225733340</text:p>
              </table:table-cell>
              <table:table-cell office:value-type="float" office:value="1644.6">
                <text:p>1644.6</text:p>
              </table:table-cell>
            </table:table-row>
            <table:table-row>
              <table:table-cell office:value-type="string">
                <text:p>1225746480</text:p>
              </table:table-cell>
              <table:table-cell office:value-type="float" office:value="1101.9">
                <text:p>1101.9</text:p>
              </table:table-cell>
            </table:table-row>
            <table:table-row>
              <table:table-cell office:value-type="string">
                <text:p>1225823220</text:p>
              </table:table-cell>
              <table:table-cell office:value-type="float" office:value="1951.5">
                <text:p>1951.5</text:p>
              </table:table-cell>
            </table:table-row>
            <table:table-row>
              <table:table-cell office:value-type="string">
                <text:p>1225824300</text:p>
              </table:table-cell>
              <table:table-cell office:value-type="float" office:value="1179.4">
                <text:p>1179.4</text:p>
              </table:table-cell>
            </table:table-row>
            <table:table-row>
              <table:table-cell office:value-type="string">
                <text:p>1225826580</text:p>
              </table:table-cell>
              <table:table-cell office:value-type="float" office:value="1714.7">
                <text:p>1714.7</text:p>
              </table:table-cell>
            </table:table-row>
            <table:table-row>
              <table:table-cell office:value-type="string">
                <text:p>1225828500</text:p>
              </table:table-cell>
              <table:table-cell office:value-type="float" office:value="1698.3">
                <text:p>1698.3</text:p>
              </table:table-cell>
            </table:table-row>
            <table:table-row>
              <table:table-cell office:value-type="string">
                <text:p>1225829100</text:p>
              </table:table-cell>
              <table:table-cell office:value-type="float" office:value="1704.1">
                <text:p>1704.1</text:p>
              </table:table-cell>
            </table:table-row>
            <table:table-row>
              <table:table-cell office:value-type="string">
                <text:p>1225831500</text:p>
              </table:table-cell>
              <table:table-cell office:value-type="float" office:value="1726.2">
                <text:p>1726.2</text:p>
              </table:table-cell>
            </table:table-row>
            <table:table-row>
              <table:table-cell office:value-type="string">
                <text:p>1225834200</text:p>
              </table:table-cell>
              <table:table-cell office:value-type="float" office:value="1736.4">
                <text:p>1736.4</text:p>
              </table:table-cell>
            </table:table-row>
            <table:table-row>
              <table:table-cell office:value-type="string">
                <text:p>1225956360</text:p>
              </table:table-cell>
              <table:table-cell office:value-type="float" office:value="1441.7">
                <text:p>1441.7</text:p>
              </table:table-cell>
            </table:table-row>
            <table:table-row>
              <table:table-cell office:value-type="string">
                <text:p>1225965180</text:p>
              </table:table-cell>
              <table:table-cell office:value-type="float" office:value="1776.9">
                <text:p>1776.9</text:p>
              </table:table-cell>
            </table:table-row>
            <table:table-row>
              <table:table-cell office:value-type="string">
                <text:p>1225967160</text:p>
              </table:table-cell>
              <table:table-cell office:value-type="float" office:value="1820.1">
                <text:p>1820.1</text:p>
              </table:table-cell>
            </table:table-row>
            <table:table-row>
              <table:table-cell office:value-type="string">
                <text:p>122597118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225976640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string">
                <text:p>1225977780</text:p>
              </table:table-cell>
              <table:table-cell office:value-type="float" office:value="1733.2">
                <text:p>1733.2</text:p>
              </table:table-cell>
            </table:table-row>
            <table:table-row>
              <table:table-cell office:value-type="string">
                <text:p>1225993560</text:p>
              </table:table-cell>
              <table:table-cell office:value-type="float" office:value="1737.4">
                <text:p>1737.4</text:p>
              </table:table-cell>
            </table:table-row>
            <table:table-row>
              <table:table-cell office:value-type="string">
                <text:p>1226042700</text:p>
              </table:table-cell>
              <table:table-cell office:value-type="float" office:value="1730.2">
                <text:p>1730.2</text:p>
              </table:table-cell>
            </table:table-row>
            <table:table-row>
              <table:table-cell office:value-type="string">
                <text:p>1226053020</text:p>
              </table:table-cell>
              <table:table-cell office:value-type="float" office:value="1819.4">
                <text:p>1819.4</text:p>
              </table:table-cell>
            </table:table-row>
            <table:table-row>
              <table:table-cell office:value-type="string">
                <text:p>1226053440</text:p>
              </table:table-cell>
              <table:table-cell office:value-type="float" office:value="1617.7">
                <text:p>1617.7</text:p>
              </table:table-cell>
            </table:table-row>
            <table:table-row>
              <table:table-cell office:value-type="string">
                <text:p>1226135280</text:p>
              </table:table-cell>
              <table:table-cell office:value-type="float" office:value="1263.5">
                <text:p>1263.5</text:p>
              </table:table-cell>
            </table:table-row>
            <table:table-row>
              <table:table-cell office:value-type="string">
                <text:p>1226135940</text:p>
              </table:table-cell>
              <table:table-cell office:value-type="float" office:value="1753.5">
                <text:p>1753.5</text:p>
              </table:table-cell>
            </table:table-row>
            <table:table-row>
              <table:table-cell office:value-type="string">
                <text:p>1226137320</text:p>
              </table:table-cell>
              <table:table-cell office:value-type="float" office:value="1513.7">
                <text:p>1513.7</text:p>
              </table:table-cell>
            </table:table-row>
            <table:table-row>
              <table:table-cell office:value-type="string">
                <text:p>122613816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2613930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226140380</text:p>
              </table:table-cell>
              <table:table-cell office:value-type="float" office:value="1557.4">
                <text:p>1557.4</text:p>
              </table:table-cell>
            </table:table-row>
            <table:table-row>
              <table:table-cell office:value-type="string">
                <text:p>1226141520</text:p>
              </table:table-cell>
              <table:table-cell office:value-type="float" office:value="1613.9">
                <text:p>1613.9</text:p>
              </table:table-cell>
            </table:table-row>
            <table:table-row>
              <table:table-cell office:value-type="string">
                <text:p>1226144040</text:p>
              </table:table-cell>
              <table:table-cell office:value-type="float" office:value="1494.1">
                <text:p>1494.1</text:p>
              </table:table-cell>
            </table:table-row>
            <table:table-row>
              <table:table-cell office:value-type="string">
                <text:p>1226145840</text:p>
              </table:table-cell>
              <table:table-cell office:value-type="float" office:value="1872.7">
                <text:p>1872.7</text:p>
              </table:table-cell>
            </table:table-row>
            <table:table-row>
              <table:table-cell office:value-type="string">
                <text:p>1226146740</text:p>
              </table:table-cell>
              <table:table-cell office:value-type="float" office:value="1584.5">
                <text:p>1584.5</text:p>
              </table:table-cell>
            </table:table-row>
            <table:table-row>
              <table:table-cell office:value-type="string">
                <text:p>122614800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22614962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2261498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26150820</text:p>
              </table:table-cell>
              <table:table-cell office:value-type="float" office:value="1474.9">
                <text:p>1474.9</text:p>
              </table:table-cell>
            </table:table-row>
            <table:table-row>
              <table:table-cell office:value-type="string">
                <text:p>1226159460</text:p>
              </table:table-cell>
              <table:table-cell office:value-type="float" office:value="1673.4">
                <text:p>1673.4</text:p>
              </table:table-cell>
            </table:table-row>
            <table:table-row>
              <table:table-cell office:value-type="string">
                <text:p>122616024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2616150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226162040</text:p>
              </table:table-cell>
              <table:table-cell office:value-type="float" office:value="1808.6">
                <text:p>1808.6</text:p>
              </table:table-cell>
            </table:table-row>
            <table:table-row>
              <table:table-cell office:value-type="string">
                <text:p>1226163360</text:p>
              </table:table-cell>
              <table:table-cell office:value-type="float" office:value="1927.6">
                <text:p>1927.6</text:p>
              </table:table-cell>
            </table:table-row>
            <table:table-row>
              <table:table-cell office:value-type="string">
                <text:p>1226164800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226165220</text:p>
              </table:table-cell>
              <table:table-cell office:value-type="float" office:value="1656.3">
                <text:p>1656.3</text:p>
              </table:table-cell>
            </table:table-row>
            <table:table-row>
              <table:table-cell office:value-type="string">
                <text:p>1226173560</text:p>
              </table:table-cell>
              <table:table-cell office:value-type="float" office:value="1670.2">
                <text:p>1670.2</text:p>
              </table:table-cell>
            </table:table-row>
            <table:table-row>
              <table:table-cell office:value-type="string">
                <text:p>1226344800</text:p>
              </table:table-cell>
              <table:table-cell office:value-type="float" office:value="1693.9">
                <text:p>1693.9</text:p>
              </table:table-cell>
            </table:table-row>
            <table:table-row>
              <table:table-cell office:value-type="string">
                <text:p>1226345820</text:p>
              </table:table-cell>
              <table:table-cell office:value-type="float" office:value="1467.9">
                <text:p>1467.9</text:p>
              </table:table-cell>
            </table:table-row>
            <table:table-row>
              <table:table-cell office:value-type="string">
                <text:p>1226346780</text:p>
              </table:table-cell>
              <table:table-cell office:value-type="float" office:value="1713.5">
                <text:p>1713.5</text:p>
              </table:table-cell>
            </table:table-row>
            <table:table-row>
              <table:table-cell office:value-type="string">
                <text:p>1226347620</text:p>
              </table:table-cell>
              <table:table-cell office:value-type="float" office:value="1581.3">
                <text:p>1581.3</text:p>
              </table:table-cell>
            </table:table-row>
            <table:table-row>
              <table:table-cell office:value-type="string">
                <text:p>1226432640</text:p>
              </table:table-cell>
              <table:table-cell office:value-type="float" office:value="1641.5">
                <text:p>1641.5</text:p>
              </table:table-cell>
            </table:table-row>
            <table:table-row>
              <table:table-cell office:value-type="string">
                <text:p>1226438760</text:p>
              </table:table-cell>
              <table:table-cell office:value-type="float" office:value="312.6">
                <text:p>312.6</text:p>
              </table:table-cell>
            </table:table-row>
            <table:table-row>
              <table:table-cell office:value-type="string">
                <text:p>1226439600</text:p>
              </table:table-cell>
              <table:table-cell office:value-type="float" office:value="1643.3">
                <text:p>1643.3</text:p>
              </table:table-cell>
            </table:table-row>
            <table:table-row>
              <table:table-cell office:value-type="string">
                <text:p>1226441460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string">
                <text:p>122644314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226597460</text:p>
              </table:table-cell>
              <table:table-cell office:value-type="float" office:value="1316.1">
                <text:p>1316.1</text:p>
              </table:table-cell>
            </table:table-row>
            <table:table-row>
              <table:table-cell office:value-type="string">
                <text:p>1226604120</text:p>
              </table:table-cell>
              <table:table-cell office:value-type="float" office:value="1982.9">
                <text:p>1982.9</text:p>
              </table:table-cell>
            </table:table-row>
            <table:table-row>
              <table:table-cell office:value-type="string">
                <text:p>12266052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226607720</text:p>
              </table:table-cell>
              <table:table-cell office:value-type="float" office:value="1578.7">
                <text:p>1578.7</text:p>
              </table:table-cell>
            </table:table-row>
            <table:table-row>
              <table:table-cell office:value-type="string">
                <text:p>1226609220</text:p>
              </table:table-cell>
              <table:table-cell office:value-type="float" office:value="1640.1">
                <text:p>1640.1</text:p>
              </table:table-cell>
            </table:table-row>
            <table:table-row>
              <table:table-cell office:value-type="string">
                <text:p>1226611440</text:p>
              </table:table-cell>
              <table:table-cell office:value-type="float" office:value="1453.5">
                <text:p>1453.5</text:p>
              </table:table-cell>
            </table:table-row>
            <table:table-row>
              <table:table-cell office:value-type="string">
                <text:p>1226611980</text:p>
              </table:table-cell>
              <table:table-cell office:value-type="float" office:value="1903.6">
                <text:p>1903.6</text:p>
              </table:table-cell>
            </table:table-row>
            <table:table-row>
              <table:table-cell office:value-type="string">
                <text:p>1226613720</text:p>
              </table:table-cell>
              <table:table-cell office:value-type="float" office:value="1852.6">
                <text:p>1852.6</text:p>
              </table:table-cell>
            </table:table-row>
            <table:table-row>
              <table:table-cell office:value-type="string">
                <text:p>122667366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226675340</text:p>
              </table:table-cell>
              <table:table-cell office:value-type="float" office:value="1325.4">
                <text:p>1325.4</text:p>
              </table:table-cell>
            </table:table-row>
            <table:table-row>
              <table:table-cell office:value-type="string">
                <text:p>1226676840</text:p>
              </table:table-cell>
              <table:table-cell office:value-type="float" office:value="1936.9">
                <text:p>1936.9</text:p>
              </table:table-cell>
            </table:table-row>
            <table:table-row>
              <table:table-cell office:value-type="string">
                <text:p>1226681160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1226681880</text:p>
              </table:table-cell>
              <table:table-cell office:value-type="float" office:value="1525.1">
                <text:p>1525.1</text:p>
              </table:table-cell>
            </table:table-row>
            <table:table-row>
              <table:table-cell office:value-type="string">
                <text:p>1226682180</text:p>
              </table:table-cell>
              <table:table-cell office:value-type="float" office:value="1294.2">
                <text:p>1294.2</text:p>
              </table:table-cell>
            </table:table-row>
            <table:table-row>
              <table:table-cell office:value-type="string">
                <text:p>1226954640</text:p>
              </table:table-cell>
              <table:table-cell office:value-type="float" office:value="1470.9">
                <text:p>1470.9</text:p>
              </table:table-cell>
            </table:table-row>
            <table:table-row>
              <table:table-cell office:value-type="string">
                <text:p>1226956320</text:p>
              </table:table-cell>
              <table:table-cell office:value-type="float" office:value="1588.7">
                <text:p>1588.7</text:p>
              </table:table-cell>
            </table:table-row>
            <table:table-row>
              <table:table-cell office:value-type="string">
                <text:p>1227037620</text:p>
              </table:table-cell>
              <table:table-cell office:value-type="float" office:value="1841.4">
                <text:p>1841.4</text:p>
              </table:table-cell>
            </table:table-row>
            <table:table-row>
              <table:table-cell office:value-type="string">
                <text:p>1227557940</text:p>
              </table:table-cell>
              <table:table-cell office:value-type="float" office:value="1625.4">
                <text:p>1625.4</text:p>
              </table:table-cell>
            </table:table-row>
            <table:table-row>
              <table:table-cell office:value-type="string">
                <text:p>1227560340</text:p>
              </table:table-cell>
              <table:table-cell office:value-type="float" office:value="1679.6">
                <text:p>1679.6</text:p>
              </table:table-cell>
            </table:table-row>
            <table:table-row>
              <table:table-cell office:value-type="string">
                <text:p>122756190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227638940</text:p>
              </table:table-cell>
              <table:table-cell office:value-type="float" office:value="1895.4">
                <text:p>1895.4</text:p>
              </table:table-cell>
            </table:table-row>
            <table:table-row>
              <table:table-cell office:value-type="string">
                <text:p>1227640260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1227643200</text:p>
              </table:table-cell>
              <table:table-cell office:value-type="float" office:value="1667.9">
                <text:p>1667.9</text:p>
              </table:table-cell>
            </table:table-row>
            <table:table-row>
              <table:table-cell office:value-type="string">
                <text:p>1227649620</text:p>
              </table:table-cell>
              <table:table-cell office:value-type="float" office:value="1244.5">
                <text:p>1244.5</text:p>
              </table:table-cell>
            </table:table-row>
            <table:table-row>
              <table:table-cell office:value-type="string">
                <text:p>1227651720</text:p>
              </table:table-cell>
              <table:table-cell office:value-type="float" office:value="1554.1">
                <text:p>1554.1</text:p>
              </table:table-cell>
            </table:table-row>
            <table:table-row>
              <table:table-cell office:value-type="string">
                <text:p>1227987420</text:p>
              </table:table-cell>
              <table:table-cell office:value-type="float" office:value="1805.6">
                <text:p>1805.6</text:p>
              </table:table-cell>
            </table:table-row>
            <table:table-row>
              <table:table-cell office:value-type="string">
                <text:p>1227989040</text:p>
              </table:table-cell>
              <table:table-cell office:value-type="float" office:value="1814.1">
                <text:p>1814.1</text:p>
              </table:table-cell>
            </table:table-row>
            <table:table-row>
              <table:table-cell office:value-type="string">
                <text:p>1227991320</text:p>
              </table:table-cell>
              <table:table-cell office:value-type="float" office:value="1588.5">
                <text:p>1588.5</text:p>
              </table:table-cell>
            </table:table-row>
            <table:table-row>
              <table:table-cell office:value-type="string">
                <text:p>1227992640</text:p>
              </table:table-cell>
              <table:table-cell office:value-type="float" office:value="1736.4">
                <text:p>1736.4</text:p>
              </table:table-cell>
            </table:table-row>
            <table:table-row>
              <table:table-cell office:value-type="string">
                <text:p>1227993720</text:p>
              </table:table-cell>
              <table:table-cell office:value-type="float" office:value="1518.3">
                <text:p>1518.3</text:p>
              </table:table-cell>
            </table:table-row>
            <table:table-row>
              <table:table-cell office:value-type="string">
                <text:p>1228159320</text:p>
              </table:table-cell>
              <table:table-cell office:value-type="float" office:value="1210.4">
                <text:p>1210.4</text:p>
              </table:table-cell>
            </table:table-row>
            <table:table-row>
              <table:table-cell office:value-type="string">
                <text:p>1228161360</text:p>
              </table:table-cell>
              <table:table-cell office:value-type="float" office:value="1601.1">
                <text:p>1601.1</text:p>
              </table:table-cell>
            </table:table-row>
            <table:table-row>
              <table:table-cell office:value-type="string">
                <text:p>122816238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228163820</text:p>
              </table:table-cell>
              <table:table-cell office:value-type="float" office:value="1158.9">
                <text:p>1158.9</text:p>
              </table:table-cell>
            </table:table-row>
            <table:table-row>
              <table:table-cell office:value-type="string">
                <text:p>1228165260</text:p>
              </table:table-cell>
              <table:table-cell office:value-type="float" office:value="1772.4">
                <text:p>1772.4</text:p>
              </table:table-cell>
            </table:table-row>
            <table:table-row>
              <table:table-cell office:value-type="string">
                <text:p>1228166640</text:p>
              </table:table-cell>
              <table:table-cell office:value-type="float" office:value="1738.3">
                <text:p>1738.3</text:p>
              </table:table-cell>
            </table:table-row>
            <table:table-row>
              <table:table-cell office:value-type="string">
                <text:p>1228243980</text:p>
              </table:table-cell>
              <table:table-cell office:value-type="float" office:value="1881.7">
                <text:p>1881.7</text:p>
              </table:table-cell>
            </table:table-row>
            <table:table-row>
              <table:table-cell office:value-type="string">
                <text:p>1228245420</text:p>
              </table:table-cell>
              <table:table-cell office:value-type="float" office:value="1710.7">
                <text:p>1710.7</text:p>
              </table:table-cell>
            </table:table-row>
            <table:table-row>
              <table:table-cell office:value-type="string">
                <text:p>1228246440</text:p>
              </table:table-cell>
              <table:table-cell office:value-type="float" office:value="1798.2">
                <text:p>1798.2</text:p>
              </table:table-cell>
            </table:table-row>
            <table:table-row>
              <table:table-cell office:value-type="string">
                <text:p>1228247940</text:p>
              </table:table-cell>
              <table:table-cell office:value-type="float" office:value="1696.6">
                <text:p>1696.6</text:p>
              </table:table-cell>
            </table:table-row>
            <table:table-row>
              <table:table-cell office:value-type="string">
                <text:p>1228248840</text:p>
              </table:table-cell>
              <table:table-cell office:value-type="float" office:value="1779.7">
                <text:p>1779.7</text:p>
              </table:table-cell>
            </table:table-row>
            <table:table-row>
              <table:table-cell office:value-type="string">
                <text:p>1228249380</text:p>
              </table:table-cell>
              <table:table-cell office:value-type="float" office:value="1484.8">
                <text:p>1484.8</text:p>
              </table:table-cell>
            </table:table-row>
            <table:table-row>
              <table:table-cell office:value-type="string">
                <text:p>1228250460</text:p>
              </table:table-cell>
              <table:table-cell office:value-type="float" office:value="1721.3">
                <text:p>1721.3</text:p>
              </table:table-cell>
            </table:table-row>
            <table:table-row>
              <table:table-cell office:value-type="string">
                <text:p>1228251840</text:p>
              </table:table-cell>
              <table:table-cell office:value-type="float" office:value="1788.8">
                <text:p>1788.8</text:p>
              </table:table-cell>
            </table:table-row>
            <table:table-row>
              <table:table-cell office:value-type="string">
                <text:p>1228252740</text:p>
              </table:table-cell>
              <table:table-cell office:value-type="float" office:value="1788.9">
                <text:p>1788.9</text:p>
              </table:table-cell>
            </table:table-row>
            <table:table-row>
              <table:table-cell office:value-type="string">
                <text:p>1228253460</text:p>
              </table:table-cell>
              <table:table-cell office:value-type="float" office:value="1544.6">
                <text:p>1544.6</text:p>
              </table:table-cell>
            </table:table-row>
            <table:table-row>
              <table:table-cell office:value-type="string">
                <text:p>1228255140</text:p>
              </table:table-cell>
              <table:table-cell office:value-type="float" office:value="1126.1">
                <text:p>1126.1</text:p>
              </table:table-cell>
            </table:table-row>
            <table:table-row>
              <table:table-cell office:value-type="string">
                <text:p>1228257300</text:p>
              </table:table-cell>
              <table:table-cell office:value-type="float" office:value="1678.7">
                <text:p>1678.7</text:p>
              </table:table-cell>
            </table:table-row>
            <table:table-row>
              <table:table-cell office:value-type="string">
                <text:p>1228258260</text:p>
              </table:table-cell>
              <table:table-cell office:value-type="float" office:value="1578.9">
                <text:p>1578.9</text:p>
              </table:table-cell>
            </table:table-row>
            <table:table-row>
              <table:table-cell office:value-type="string">
                <text:p>1228408320</text:p>
              </table:table-cell>
              <table:table-cell office:value-type="float" office:value="1747.5">
                <text:p>1747.5</text:p>
              </table:table-cell>
            </table:table-row>
            <table:table-row>
              <table:table-cell office:value-type="string">
                <text:p>1228411740</text:p>
              </table:table-cell>
              <table:table-cell office:value-type="float" office:value="1453.9">
                <text:p>1453.9</text:p>
              </table:table-cell>
            </table:table-row>
            <table:table-row>
              <table:table-cell office:value-type="string">
                <text:p>1228413360</text:p>
              </table:table-cell>
              <table:table-cell office:value-type="float" office:value="1631.7">
                <text:p>1631.7</text:p>
              </table:table-cell>
            </table:table-row>
            <table:table-row>
              <table:table-cell office:value-type="string">
                <text:p>1228414740</text:p>
              </table:table-cell>
              <table:table-cell office:value-type="float" office:value="1660.2">
                <text:p>1660.2</text:p>
              </table:table-cell>
            </table:table-row>
            <table:table-row>
              <table:table-cell office:value-type="string">
                <text:p>1228425540</text:p>
              </table:table-cell>
              <table:table-cell office:value-type="float" office:value="1264.9">
                <text:p>1264.9</text:p>
              </table:table-cell>
            </table:table-row>
            <table:table-row>
              <table:table-cell office:value-type="string">
                <text:p>1228426320</text:p>
              </table:table-cell>
              <table:table-cell office:value-type="float" office:value="1562.3">
                <text:p>1562.3</text:p>
              </table:table-cell>
            </table:table-row>
            <table:table-row>
              <table:table-cell office:value-type="string">
                <text:p>1228427460</text:p>
              </table:table-cell>
              <table:table-cell office:value-type="float" office:value="-324.3">
                <text:p>-324.3</text:p>
              </table:table-cell>
            </table:table-row>
            <table:table-row>
              <table:table-cell office:value-type="string">
                <text:p>1228583400</text:p>
              </table:table-cell>
              <table:table-cell office:value-type="float" office:value="977.2">
                <text:p>977.2</text:p>
              </table:table-cell>
            </table:table-row>
            <table:table-row>
              <table:table-cell office:value-type="string">
                <text:p>1228585680</text:p>
              </table:table-cell>
              <table:table-cell office:value-type="float" office:value="662.1">
                <text:p>662.1</text:p>
              </table:table-cell>
            </table:table-row>
            <table:table-row>
              <table:table-cell office:value-type="string">
                <text:p>1232401740</text:p>
              </table:table-cell>
              <table:table-cell office:value-type="float" office:value="1434.7">
                <text:p>1434.7</text:p>
              </table:table-cell>
            </table:table-row>
            <table:table-row>
              <table:table-cell office:value-type="string">
                <text:p>1232403960</text:p>
              </table:table-cell>
              <table:table-cell office:value-type="float" office:value="1530.9">
                <text:p>1530.9</text:p>
              </table:table-cell>
            </table:table-row>
            <table:table-row>
              <table:table-cell office:value-type="string">
                <text:p>1232476740</text:p>
              </table:table-cell>
              <table:table-cell office:value-type="float" office:value="1602.9">
                <text:p>1602.9</text:p>
              </table:table-cell>
            </table:table-row>
            <table:table-row>
              <table:table-cell office:value-type="string">
                <text:p>1232478180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1232479980</text:p>
              </table:table-cell>
              <table:table-cell office:value-type="float" office:value="1659.2">
                <text:p>1659.2</text:p>
              </table:table-cell>
            </table:table-row>
            <table:table-row>
              <table:table-cell office:value-type="string">
                <text:p>1232483940</text:p>
              </table:table-cell>
              <table:table-cell office:value-type="float" office:value="1716.1">
                <text:p>1716.1</text:p>
              </table:table-cell>
            </table:table-row>
            <table:table-row>
              <table:table-cell office:value-type="string">
                <text:p>1232485920</text:p>
              </table:table-cell>
              <table:table-cell office:value-type="float" office:value="1554.2">
                <text:p>1554.2</text:p>
              </table:table-cell>
            </table:table-row>
            <table:table-row>
              <table:table-cell office:value-type="string">
                <text:p>1232488620</text:p>
              </table:table-cell>
              <table:table-cell office:value-type="float" office:value="1734.4">
                <text:p>1734.4</text:p>
              </table:table-cell>
            </table:table-row>
            <table:table-row>
              <table:table-cell office:value-type="string">
                <text:p>1232574420</text:p>
              </table:table-cell>
              <table:table-cell office:value-type="float" office:value="1543.6">
                <text:p>1543.6</text:p>
              </table:table-cell>
            </table:table-row>
            <table:table-row>
              <table:table-cell office:value-type="string">
                <text:p>1232575680</text:p>
              </table:table-cell>
              <table:table-cell office:value-type="float" office:value="1522.7">
                <text:p>1522.7</text:p>
              </table:table-cell>
            </table:table-row>
            <table:table-row>
              <table:table-cell office:value-type="string">
                <text:p>1232577840</text:p>
              </table:table-cell>
              <table:table-cell office:value-type="float" office:value="1566.8">
                <text:p>1566.8</text:p>
              </table:table-cell>
            </table:table-row>
            <table:table-row>
              <table:table-cell office:value-type="string">
                <text:p>1233002700</text:p>
              </table:table-cell>
              <table:table-cell office:value-type="float" office:value="1465.3">
                <text:p>146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